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0000000024C00000248B0D3E1AD.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000000001FC0000018888EBAE99.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80000001C6992E317F.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0"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1" style:family="paragraph" style:parent-style-name="Title">
      <style:paragraph-properties fo:margin-left="0cm" fo:margin-right="0cm" fo:text-align="start" style:justify-single-word="false" fo:text-indent="1.27cm" style:auto-text-indent="false" fo:break-before="page" style:writing-mode="lr-tb"/>
      <style:text-properties fo:font-size="12pt" fo:language="es" fo:country="AR" style:font-size-asian="12pt" style:font-size-complex="12pt"/>
    </style:style>
    <style:style style:name="P22"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fo:background-color="#ffffff"/>
    </style:style>
    <style:style style:name="P23"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4" style:family="paragraph" style:parent-style-name="Standard">
      <style:paragraph-properties fo:margin-top="0cm" fo:margin-bottom="0cm" fo:break-before="auto" fo:break-after="auto" style:writing-mode="lr-tb"/>
      <style:text-properties fo:language="es" fo:country="AR"/>
    </style:style>
    <style:style style:name="P25" style:family="paragraph" style:parent-style-name="Standard">
      <style:paragraph-properties fo:margin-top="0cm" fo:margin-bottom="0cm" fo:break-before="auto" fo:break-after="auto" style:writing-mode="lr-tb"/>
      <style:text-properties fo:language="es" fo:country="AR" fo:background-color="#ffffff"/>
    </style:style>
    <style:style style:name="P26"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7"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8"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29" style:family="paragraph" style:parent-style-name="Standard">
      <style:paragraph-properties fo:margin-top="0cm" fo:margin-bottom="0cm" fo:break-before="page" style:writing-mode="lr-tb"/>
      <style:text-properties fo:language="es" fo:country="AR"/>
    </style:style>
    <style:style style:name="P30" style:family="paragraph" style:parent-style-name="Standard">
      <style:paragraph-properties fo:margin-top="0cm" fo:margin-bottom="0cm" style:writing-mode="lr-tb"/>
      <style:text-properties fo:language="es" fo:country="AR"/>
    </style:style>
    <style:style style:name="P31" style:family="paragraph" style:parent-style-name="Standard">
      <style:paragraph-properties fo:margin-top="0cm" fo:margin-bottom="0cm" fo:line-height="115%"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3"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4"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5" style:family="paragraph" style:parent-style-name="Standard">
      <style:paragraph-properties fo:margin-left="0cm" fo:margin-right="0cm" fo:text-indent="0cm" style:auto-text-indent="false" fo:break-before="auto" fo:break-after="auto" style:writing-mode="lr-tb"/>
    </style:style>
    <style:style style:name="P46"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47"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48"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49"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2"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3"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4"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5"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6"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57" style:family="paragraph" style:parent-style-name="Standard">
      <style:paragraph-properties fo:margin-left="0cm" fo:margin-right="0cm" fo:text-indent="0cm" style:auto-text-indent="false" fo:break-before="page" style:writing-mode="lr-tb"/>
      <style:text-properties fo:language="es" fo:country="AR"/>
    </style:style>
    <style:style style:name="P58"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59"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0"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1" style:family="paragraph" style:parent-style-name="Standard">
      <style:paragraph-properties fo:margin-left="0cm" fo:margin-right="0cm" fo:text-indent="0cm" style:auto-text-indent="false" style:writing-mode="lr-tb"/>
      <style:text-properties fo:language="es" fo:country="AR"/>
    </style:style>
    <style:style style:name="P62"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3"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4"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5"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66"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67"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68"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style:style>
    <style:style style:name="P69" style:family="paragraph" style:parent-style-name="Standard">
      <style:paragraph-properties fo:margin-left="1.244cm" fo:margin-right="0cm" fo:text-indent="0cm" style:auto-text-indent="false" style:writing-mode="lr-tb"/>
      <style:text-properties fo:language="es" fo:country="AR"/>
    </style:style>
    <style:style style:name="P70" style:family="paragraph" style:parent-style-name="Standard">
      <style:paragraph-properties style:writing-mode="lr-tb"/>
      <style:text-properties fo:language="es" fo:country="AR"/>
    </style:style>
    <style:style style:name="P71" style:family="paragraph" style:parent-style-name="Standard">
      <style:paragraph-properties fo:line-height="115%" style:writing-mode="lr-tb"/>
      <style:text-properties fo:language="es" fo:country="AR"/>
    </style:style>
    <style:style style:name="P72" style:family="paragraph" style:parent-style-name="Standard">
      <style:paragraph-properties style:writing-mode="lr-tb"/>
      <style:text-properties fo:language="es" fo:country="AR" fo:font-weight="bold" style:font-weight-asian="bold" style:font-weight-complex="bold"/>
    </style:style>
    <style:style style:name="P73" style:family="paragraph" style:parent-style-name="Standard">
      <style:paragraph-properties style:writing-mode="lr-tb"/>
      <style:text-properties fo:language="es" fo:country="AR" fo:font-style="italic" style:font-style-asian="italic" style:font-style-complex="italic"/>
    </style:style>
    <style:style style:name="P74" style:family="paragraph" style:parent-style-name="Standard">
      <style:paragraph-properties fo:line-height="115%"/>
      <style:text-properties fo:language="es" fo:country="AR" fo:font-weight="bold" style:font-weight-asian="bold" style:font-weight-complex="bold"/>
    </style:style>
    <style:style style:name="P75" style:family="paragraph" style:parent-style-name="Standard">
      <style:paragraph-properties fo:break-before="auto" fo:break-after="auto" style:writing-mode="lr-tb"/>
      <style:text-properties fo:language="es" fo:country="AR"/>
    </style:style>
    <style:style style:name="P76"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77" style:family="paragraph" style:parent-style-name="Standard" style:list-style-name="LS1">
      <style:paragraph-properties fo:margin-top="0cm" fo:margin-bottom="0cm" fo:break-before="auto" fo:break-after="auto" style:writing-mode="lr-tb"/>
      <style:text-properties fo:language="es" fo:country="AR"/>
    </style:style>
    <style:style style:name="P78" style:family="paragraph" style:parent-style-name="Standard" style:list-style-name="LS2">
      <style:paragraph-properties fo:margin-top="0cm" fo:margin-bottom="0cm" fo:break-before="auto" fo:break-after="auto" style:writing-mode="lr-tb"/>
      <style:text-properties fo:language="es" fo:country="AR"/>
    </style:style>
    <style:style style:name="P79" style:family="paragraph" style:parent-style-name="Standard" style:list-style-name="LS4">
      <style:paragraph-properties fo:margin-top="0cm" fo:margin-bottom="0cm" fo:break-before="auto" fo:break-after="auto" style:writing-mode="lr-tb"/>
      <style:text-properties fo:language="es" fo:country="AR"/>
    </style:style>
    <style:style style:name="P80"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1"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2"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3"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4" style:family="paragraph" style:parent-style-name="Standard" style:list-style-name="LS16">
      <style:paragraph-properties fo:margin-top="0cm" fo:margin-bottom="0cm" fo:line-height="115%" fo:break-before="auto" fo:break-after="auto" style:writing-mode="lr-tb"/>
      <style:text-properties fo:language="es" fo:country="AR"/>
    </style:style>
    <style:style style:name="P85"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14">
      <style:paragraph-properties fo:margin-top="0cm" fo:margin-bottom="0cm" fo:break-before="auto" fo:break-after="auto" style:writing-mode="lr-tb"/>
      <style:text-properties fo:language="es" fo:country="AR"/>
    </style:style>
    <style:style style:name="P94" style:family="paragraph" style:parent-style-name="Standard" style:list-style-name="LS18">
      <style:paragraph-properties fo:margin-top="0cm" fo:margin-bottom="0cm" fo:break-before="auto" fo:break-after="auto" style:writing-mode="lr-tb"/>
      <style:text-properties fo:language="es" fo:country="AR"/>
    </style:style>
    <style:style style:name="P95" style:family="paragraph" style:parent-style-name="Standard" style:list-style-name="LS19">
      <style:paragraph-properties fo:margin-top="0cm" fo:margin-bottom="0cm" fo:break-before="auto" fo:break-after="auto" style:writing-mode="lr-tb"/>
      <style:text-properties fo:language="es" fo:country="AR"/>
    </style:style>
    <style:style style:name="P96" style:family="paragraph" style:parent-style-name="Standard" style:list-style-name="LS20">
      <style:paragraph-properties fo:margin-top="0cm" fo:margin-bottom="0cm" fo:break-before="auto" fo:break-after="auto" style:writing-mode="lr-tb"/>
      <style:text-properties fo:language="es" fo:country="AR"/>
    </style:style>
    <style:style style:name="P97" style:family="paragraph" style:parent-style-name="Standard" style:list-style-name="LS21">
      <style:paragraph-properties fo:margin-top="0cm" fo:margin-bottom="0cm" fo:break-before="auto" fo:break-after="auto" style:writing-mode="lr-tb"/>
      <style:text-properties fo:language="es" fo:country="AR"/>
    </style:style>
    <style:style style:name="P98" style:family="paragraph" style:parent-style-name="Standard" style:list-style-name="LS22">
      <style:paragraph-properties fo:margin-top="0cm" fo:margin-bottom="0cm" fo:break-before="auto" fo:break-after="auto" style:writing-mode="lr-tb"/>
      <style:text-properties fo:language="es" fo:country="AR"/>
    </style:style>
    <style:style style:name="P99" style:family="paragraph" style:parent-style-name="Standard" style:list-style-name="LS23">
      <style:paragraph-properties fo:margin-top="0cm" fo:margin-bottom="0cm" fo:break-before="auto" fo:break-after="auto" style:writing-mode="lr-tb"/>
      <style:text-properties fo:language="es" fo:country="AR"/>
    </style:style>
    <style:style style:name="P100" style:family="paragraph" style:parent-style-name="Standard" style:list-style-name="LS24">
      <style:paragraph-properties fo:margin-top="0cm" fo:margin-bottom="0cm" fo:break-before="auto" fo:break-after="auto" style:writing-mode="lr-tb"/>
      <style:text-properties fo:language="es" fo:country="AR"/>
    </style:style>
    <style:style style:name="P101" style:family="paragraph" style:parent-style-name="Standard" style:list-style-name="LS25">
      <style:paragraph-properties fo:margin-top="0cm" fo:margin-bottom="0cm" fo:break-before="auto" fo:break-after="auto" style:writing-mode="lr-tb"/>
      <style:text-properties fo:language="es" fo:country="AR"/>
    </style:style>
    <style:style style:name="P102" style:family="paragraph" style:parent-style-name="Standard" style:list-style-name="LS26">
      <style:paragraph-properties fo:margin-top="0cm" fo:margin-bottom="0cm" fo:break-before="auto" fo:break-after="auto" style:writing-mode="lr-tb"/>
      <style:text-properties fo:language="es" fo:country="AR"/>
    </style:style>
    <style:style style:name="P103" style:family="paragraph" style:parent-style-name="Standard" style:list-style-name="LS27">
      <style:paragraph-properties fo:margin-top="0cm" fo:margin-bottom="0cm" fo:break-before="auto" fo:break-after="auto" style:writing-mode="lr-tb"/>
      <style:text-properties fo:language="es" fo:country="AR"/>
    </style:style>
    <style:style style:name="P104" style:family="paragraph" style:parent-style-name="Standard" style:list-style-name="LS28">
      <style:paragraph-properties fo:margin-top="0cm" fo:margin-bottom="0cm" fo:break-before="auto" fo:break-after="auto" style:writing-mode="lr-tb"/>
      <style:text-properties fo:language="es" fo:country="AR"/>
    </style:style>
    <style:style style:name="P105" style:family="paragraph" style:parent-style-name="Standard" style:list-style-name="LS29">
      <style:paragraph-properties fo:margin-top="0cm" fo:margin-bottom="0cm" fo:break-before="auto" fo:break-after="auto" style:writing-mode="lr-tb"/>
      <style:text-properties fo:language="es" fo:country="AR"/>
    </style:style>
    <style:style style:name="P106" style:family="paragraph" style:parent-style-name="Standard" style:list-style-name="LS30">
      <style:paragraph-properties fo:margin-top="0cm" fo:margin-bottom="0cm" fo:break-before="auto" fo:break-after="auto" style:writing-mode="lr-tb"/>
      <style:text-properties fo:language="es" fo:country="AR"/>
    </style:style>
    <style:style style:name="P107" style:family="paragraph" style:parent-style-name="Standard" style:list-style-name="LS31">
      <style:paragraph-properties fo:margin-top="0cm" fo:margin-bottom="0cm" fo:break-before="auto" fo:break-after="auto" style:writing-mode="lr-tb"/>
      <style:text-properties fo:language="es" fo:country="AR"/>
    </style:style>
    <style:style style:name="P108" style:family="paragraph" style:parent-style-name="Standard" style:list-style-name="LS33">
      <style:paragraph-properties fo:margin-top="0cm" fo:margin-bottom="0cm" fo:break-before="auto" fo:break-after="auto" style:writing-mode="lr-tb"/>
      <style:text-properties fo:language="es" fo:country="AR"/>
    </style:style>
    <style:style style:name="P109" style:family="paragraph" style:parent-style-name="Standard" style:list-style-name="LS52">
      <style:paragraph-properties fo:margin-top="0cm" fo:margin-bottom="0cm" fo:break-before="auto" fo:break-after="auto" style:writing-mode="lr-tb"/>
      <style:text-properties fo:language="es" fo:country="AR"/>
    </style:style>
    <style:style style:name="P110" style:family="paragraph" style:parent-style-name="Standard" style:list-style-name="LS53">
      <style:paragraph-properties fo:margin-top="0cm" fo:margin-bottom="0cm" fo:break-before="auto" fo:break-after="auto" style:writing-mode="lr-tb"/>
      <style:text-properties fo:language="es" fo:country="AR"/>
    </style:style>
    <style:style style:name="P111" style:family="paragraph" style:parent-style-name="Standard" style:list-style-name="LS54">
      <style:paragraph-properties fo:margin-top="0cm" fo:margin-bottom="0cm" fo:break-before="auto" fo:break-after="auto" style:writing-mode="lr-tb"/>
      <style:text-properties fo:language="es" fo:country="AR"/>
    </style:style>
    <style:style style:name="P112" style:family="paragraph" style:parent-style-name="Standard" style:list-style-name="LS55">
      <style:paragraph-properties fo:margin-top="0cm" fo:margin-bottom="0cm" fo:break-before="auto" fo:break-after="auto" style:writing-mode="lr-tb"/>
      <style:text-properties fo:language="es" fo:country="AR"/>
    </style:style>
    <style:style style:name="P113" style:family="paragraph" style:parent-style-name="Standard" style:list-style-name="LS8">
      <style:paragraph-properties fo:margin-top="0cm" fo:margin-bottom="0cm" fo:break-before="auto" fo:break-after="auto" style:writing-mode="lr-tb"/>
    </style:style>
    <style:style style:name="P114" style:family="paragraph" style:parent-style-name="Standard" style:list-style-name="LS9">
      <style:paragraph-properties fo:margin-top="0cm" fo:margin-bottom="0cm" fo:line-height="115%" fo:break-before="auto" fo:break-after="auto" style:writing-mode="lr-tb"/>
    </style:style>
    <style:style style:name="P115" style:family="paragraph" style:parent-style-name="Standard" style:list-style-name="LS10">
      <style:paragraph-properties fo:margin-top="0cm" fo:margin-bottom="0cm" fo:line-height="115%" fo:break-before="auto" fo:break-after="auto" style:writing-mode="lr-tb"/>
    </style:style>
    <style:style style:name="P116" style:family="paragraph" style:parent-style-name="Standard" style:list-style-name="LS13">
      <style:paragraph-properties fo:margin-top="0cm" fo:margin-bottom="0cm" fo:line-height="115%" fo:break-before="auto" fo:break-after="auto" style:writing-mode="lr-tb"/>
    </style:style>
    <style:style style:name="P117" style:family="paragraph" style:parent-style-name="Standard" style:list-style-name="LS18">
      <style:paragraph-properties fo:margin-top="0cm" fo:margin-bottom="0cm" fo:break-before="auto" fo:break-after="auto" style:writing-mode="lr-tb"/>
    </style:style>
    <style:style style:name="P118" style:family="paragraph" style:parent-style-name="Standard" style:list-style-name="LS19">
      <style:paragraph-properties fo:margin-top="0cm" fo:margin-bottom="0cm" fo:break-before="auto" fo:break-after="auto" style:writing-mode="lr-tb"/>
    </style:style>
    <style:style style:name="P119"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0" style:family="paragraph" style:parent-style-name="Standard" style:list-style-name="LS52">
      <style:paragraph-properties fo:margin-top="0cm" fo:margin-bottom="0cm" fo:break-before="auto" fo:break-after="auto" style:writing-mode="lr-tb"/>
    </style:style>
    <style:style style:name="P121" style:family="paragraph" style:parent-style-name="Standard" style:list-style-name="LS2">
      <style:paragraph-properties fo:margin-top="0cm" fo:margin-bottom="0cm" fo:break-before="page" style:writing-mode="lr-tb"/>
      <style:text-properties fo:language="es" fo:country="AR"/>
    </style:style>
    <style:style style:name="P122" style:family="paragraph" style:parent-style-name="Standard" style:list-style-name="LS22">
      <style:paragraph-properties fo:margin-top="0cm" fo:margin-bottom="0cm" fo:break-before="page" style:writing-mode="lr-tb"/>
      <style:text-properties fo:language="es" fo:country="AR"/>
    </style:style>
    <style:style style:name="P123" style:family="paragraph" style:parent-style-name="Standard" style:list-style-name="LS25">
      <style:paragraph-properties fo:margin-top="0cm" fo:margin-bottom="0cm" fo:break-before="page" style:writing-mode="lr-tb"/>
      <style:text-properties fo:language="es" fo:country="AR"/>
    </style:style>
    <style:style style:name="P124" style:family="paragraph" style:parent-style-name="Standard" style:list-style-name="LS32">
      <style:paragraph-properties fo:margin-top="0cm" fo:margin-bottom="0cm" fo:break-before="page" style:writing-mode="lr-tb"/>
      <style:text-properties fo:language="es" fo:country="AR"/>
    </style:style>
    <style:style style:name="P125" style:family="paragraph" style:parent-style-name="Standard" style:list-style-name="LS34">
      <style:paragraph-properties fo:margin-top="0cm" fo:margin-bottom="0cm" fo:break-before="page" style:writing-mode="lr-tb"/>
      <style:text-properties fo:language="es" fo:country="AR"/>
    </style:style>
    <style:style style:name="P126" style:family="paragraph" style:parent-style-name="Standard" style:list-style-name="LS35">
      <style:paragraph-properties fo:margin-top="0cm" fo:margin-bottom="0cm" fo:break-before="page" style:writing-mode="lr-tb"/>
      <style:text-properties fo:language="es" fo:country="AR"/>
    </style:style>
    <style:style style:name="P127" style:family="paragraph" style:parent-style-name="Standard" style:list-style-name="LS36">
      <style:paragraph-properties fo:margin-top="0cm" fo:margin-bottom="0cm" fo:break-before="page" style:writing-mode="lr-tb"/>
      <style:text-properties fo:language="es" fo:country="AR"/>
    </style:style>
    <style:style style:name="P128" style:family="paragraph" style:parent-style-name="Standard" style:list-style-name="LS37">
      <style:paragraph-properties fo:margin-top="0cm" fo:margin-bottom="0cm" fo:break-before="page" style:writing-mode="lr-tb"/>
      <style:text-properties fo:language="es" fo:country="AR"/>
    </style:style>
    <style:style style:name="P129" style:family="paragraph" style:parent-style-name="Standard" style:list-style-name="LS38">
      <style:paragraph-properties fo:margin-top="0cm" fo:margin-bottom="0cm" fo:break-before="page" style:writing-mode="lr-tb"/>
      <style:text-properties fo:language="es" fo:country="AR"/>
    </style:style>
    <style:style style:name="P130" style:family="paragraph" style:parent-style-name="Standard" style:list-style-name="LS39">
      <style:paragraph-properties fo:margin-top="0cm" fo:margin-bottom="0cm" fo:break-before="page" style:writing-mode="lr-tb"/>
      <style:text-properties fo:language="es" fo:country="AR"/>
    </style:style>
    <style:style style:name="P131" style:family="paragraph" style:parent-style-name="Standard" style:list-style-name="LS40">
      <style:paragraph-properties fo:margin-top="0cm" fo:margin-bottom="0cm" fo:break-before="page" style:writing-mode="lr-tb"/>
      <style:text-properties fo:language="es" fo:country="AR"/>
    </style:style>
    <style:style style:name="P132" style:family="paragraph" style:parent-style-name="Standard" style:list-style-name="LS42">
      <style:paragraph-properties fo:margin-top="0cm" fo:margin-bottom="0cm" fo:line-height="115%" fo:break-before="page" style:writing-mode="lr-tb"/>
      <style:text-properties fo:language="es" fo:country="AR"/>
    </style:style>
    <style:style style:name="P133" style:family="paragraph" style:parent-style-name="Standard" style:list-style-name="LS48">
      <style:paragraph-properties fo:margin-top="0cm" fo:margin-bottom="0cm" fo:line-height="115%" fo:break-before="page" style:writing-mode="lr-tb"/>
      <style:text-properties fo:language="es" fo:country="AR"/>
    </style:style>
    <style:style style:name="P134" style:family="paragraph" style:parent-style-name="Standard" style:list-style-name="LS50">
      <style:paragraph-properties fo:margin-top="0cm" fo:margin-bottom="0cm" fo:line-height="115%" fo:break-before="page" style:writing-mode="lr-tb"/>
      <style:text-properties fo:language="es" fo:country="AR"/>
    </style:style>
    <style:style style:name="P135" style:family="paragraph" style:parent-style-name="Standard" style:list-style-name="LS24">
      <style:paragraph-properties fo:margin-top="0cm" fo:margin-bottom="0cm" style:writing-mode="lr-tb"/>
      <style:text-properties fo:language="es" fo:country="AR"/>
    </style:style>
    <style:style style:name="P136" style:family="paragraph" style:parent-style-name="Standard" style:list-style-name="LS47">
      <style:paragraph-properties fo:margin-top="0cm" fo:margin-bottom="0cm" fo:line-height="115%" style:writing-mode="lr-tb"/>
      <style:text-properties fo:language="es" fo:country="AR"/>
    </style:style>
    <style:style style:name="P137"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138"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139"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0"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1"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2"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3"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4"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45"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146"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47"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148"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149"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150" style:family="paragraph" style:parent-style-name="Standard">
      <style:paragraph-properties fo:margin-left="0cm" fo:margin-right="0cm" fo:text-indent="0cm" style:auto-text-indent="false" style:writing-mode="lr-tb"/>
      <style:text-properties fo:language="es" fo:country="AR"/>
    </style:style>
    <style:style style:name="P151"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152" style:family="paragraph" style:parent-style-name="Standard">
      <style:paragraph-properties fo:margin-left="0cm" fo:margin-right="0cm" fo:text-indent="0cm" style:auto-text-indent="false" fo:break-before="page" style:writing-mode="lr-tb"/>
      <style:text-properties fo:language="es" fo:country="AR"/>
    </style:style>
    <style:style style:name="P153"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154" style:family="paragraph" style:parent-style-name="Standard">
      <style:paragraph-properties style:writing-mode="lr-tb"/>
      <style:text-properties fo:language="es" fo:country="AR"/>
    </style:style>
    <style:style style:name="P155" style:family="paragraph" style:parent-style-name="Standard">
      <style:paragraph-properties fo:line-height="115%" style:writing-mode="lr-tb"/>
      <style:text-properties fo:language="es" fo:country="AR" fo:font-weight="bold" style:font-weight-asian="bold" style:font-weight-complex="bold"/>
    </style:style>
    <style:style style:name="P156" style:family="paragraph" style:parent-style-name="Heading_20_2">
      <style:paragraph-properties fo:break-before="auto" fo:break-after="auto" style:writing-mode="lr-tb"/>
      <style:text-properties fo:language="es" fo:country="AR"/>
    </style:style>
    <style:style style:name="P157" style:family="paragraph" style:parent-style-name="Heading_20_2">
      <style:paragraph-properties fo:break-before="page" style:writing-mode="lr-tb"/>
      <style:text-properties fo:language="es" fo:country="AR"/>
    </style:style>
    <style:style style:name="P158" style:family="paragraph" style:parent-style-name="Heading_20_2">
      <style:paragraph-properties fo:break-before="page"/>
    </style:style>
    <style:style style:name="P159"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60" style:family="paragraph" style:parent-style-name="Heading_20_2">
      <style:paragraph-properties fo:margin-left="0cm" fo:margin-right="0cm" fo:text-indent="0cm" style:auto-text-indent="false" fo:break-before="page" style:writing-mode="lr-tb"/>
      <style:text-properties fo:language="es" fo:country="AR"/>
    </style:style>
    <style:style style:name="P161" style:family="paragraph" style:parent-style-name="Heading_20_2"/>
    <style:style style:name="P162" style:family="paragraph" style:parent-style-name="Heading_20_1">
      <style:paragraph-properties fo:break-before="page" style:writing-mode="lr-tb"/>
      <style:text-properties fo:language="es" fo:country="AR"/>
    </style:style>
    <style:style style:name="P163" style:family="paragraph" style:parent-style-name="Heading_20_1">
      <style:paragraph-properties fo:break-before="auto" fo:break-after="auto" style:writing-mode="lr-tb"/>
      <style:text-properties fo:language="es" fo:country="AR"/>
    </style:style>
    <style:style style:name="P164" style:family="paragraph" style:parent-style-name="Heading_20_3">
      <style:paragraph-properties fo:break-before="auto" fo:break-after="auto" style:writing-mode="lr-tb"/>
      <style:text-properties fo:language="es" fo:country="AR"/>
    </style:style>
    <style:style style:name="P165"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6" style:family="paragraph" style:parent-style-name="Heading_20_3">
      <style:paragraph-properties fo:break-before="page" style:writing-mode="lr-tb"/>
      <style:text-properties fo:language="es" fo:country="AR"/>
    </style:style>
    <style:style style:name="P167" style:family="paragraph" style:parent-style-name="Heading_20_4">
      <style:paragraph-properties fo:break-before="auto" fo:break-after="auto" style:writing-mode="lr-tb"/>
      <style:text-properties fo:language="es" fo:country="AR"/>
    </style:style>
    <style:style style:name="P168" style:family="paragraph" style:parent-style-name="Contents_20_Heading" style:master-page-name="Standard">
      <style:paragraph-properties style:page-number="auto" fo:break-before="auto" fo:break-after="auto"/>
    </style:style>
    <style:style style:name="P169" style:family="paragraph" style:parent-style-name="Contents_20_10">
      <style:paragraph-properties>
        <style:tab-stops>
          <style:tab-stop style:position="12.508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1" style:font-name-asian="Courier New" style:font-name-complex="Courier New"/>
    </style:style>
    <style:style style:name="T25" style:family="text">
      <style:text-properties style:font-name="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8">Índice de contenido</text:p>
          </text:index-title>
          <text:p text:style-name="P169"><text:a xlink:type="simple" xlink:href="#__RefHeading__108581_1217833369" text:style-name="Index_20_Link" text:visited-style-name="Index_20_Link">1. Abstract<text:tab/>2</text:a></text:p>
          <text:p text:style-name="P169"><text:a xlink:type="simple" xlink:href="#__RefHeading__108583_1217833369" text:style-name="Index_20_Link" text:visited-style-name="Index_20_Link">2. Motivación / Propósito<text:tab/>2</text:a></text:p>
          <text:p text:style-name="P169"><text:a xlink:type="simple" xlink:href="#__RefHeading__108585_1217833369" text:style-name="Index_20_Link" text:visited-style-name="Index_20_Link">3. Estado del arte<text:tab/>3</text:a></text:p>
          <text:p text:style-name="P169"><text:a xlink:type="simple" xlink:href="#__RefHeading__108587_1217833369" text:style-name="Index_20_Link" text:visited-style-name="Index_20_Link">4. Plan de la obra<text:tab/>6</text:a></text:p>
          <text:p text:style-name="P169"><text:a xlink:type="simple" xlink:href="#__RefHeading__108589_1217833369" text:style-name="Index_20_Link" text:visited-style-name="Index_20_Link">4.1. Metodología<text:tab/>6</text:a></text:p>
          <text:p text:style-name="P169"><text:a xlink:type="simple" xlink:href="#__RefHeading__108591_1217833369" text:style-name="Index_20_Link" text:visited-style-name="Index_20_Link">5. Desarrollo<text:tab/>7</text:a></text:p>
          <text:p text:style-name="P169"><text:a xlink:type="simple" xlink:href="#__RefHeading__108593_1217833369" text:style-name="Index_20_Link" text:visited-style-name="Index_20_Link">5.1. Introducción<text:tab/>7</text:a></text:p>
          <text:p text:style-name="P169"><text:a xlink:type="simple" xlink:href="#__RefHeading__108595_1217833369" text:style-name="Index_20_Link" text:visited-style-name="Index_20_Link">5.2. Breve descripción de la aplicación de prueba<text:tab/>9</text:a></text:p>
          <text:p text:style-name="P169"><text:a xlink:type="simple" xlink:href="#__RefHeading__108597_1217833369" text:style-name="Index_20_Link" text:visited-style-name="Index_20_Link">5.3. Arquitectura general<text:tab/>12</text:a></text:p>
          <text:p text:style-name="P169"><text:a xlink:type="simple" xlink:href="#__RefHeading__108599_1217833369" text:style-name="Index_20_Link" text:visited-style-name="Index_20_Link">5.3.1. Propiedades de arquitectura<text:tab/>12</text:a></text:p>
          <text:p text:style-name="P169"><text:a xlink:type="simple" xlink:href="#__RefHeading__108601_1217833369" text:style-name="Index_20_Link" text:visited-style-name="Index_20_Link">5.3.2. Patrones de arquitectura y diseño<text:tab/>14</text:a></text:p>
          <text:p text:style-name="P169"><text:a xlink:type="simple" xlink:href="#__RefHeading__108603_1217833369" text:style-name="Index_20_Link" text:visited-style-name="Index_20_Link">5.3.3. Arquitectura física propuesta<text:tab/>18</text:a></text:p>
          <text:p text:style-name="P169"><text:a xlink:type="simple" xlink:href="#__RefHeading__108605_1217833369" text:style-name="Index_20_Link" text:visited-style-name="Index_20_Link">5.4. Descripción de las herramientas<text:tab/>20</text:a></text:p>
          <text:p text:style-name="P169"><text:a xlink:type="simple" xlink:href="#__RefHeading__108607_1217833369" text:style-name="Index_20_Link" text:visited-style-name="Index_20_Link">5.4.1. JBoss AS<text:tab/>20</text:a></text:p>
          <text:p text:style-name="P169"><text:a xlink:type="simple" xlink:href="#__RefHeading__108609_1217833369" text:style-name="Index_20_Link" text:visited-style-name="Index_20_Link">5.4.1.1. Herramientas similares<text:tab/>20</text:a></text:p>
          <text:p text:style-name="P169"><text:a xlink:type="simple" xlink:href="#__RefHeading__108611_1217833369" text:style-name="Index_20_Link" text:visited-style-name="Index_20_Link">5.4.2. Terracotta + Tomcat<text:tab/>21</text:a></text:p>
          <text:p text:style-name="P169"><text:a xlink:type="simple" xlink:href="#__RefHeading__108613_1217833369" text:style-name="Index_20_Link" text:visited-style-name="Index_20_Link">5.4.2.1. Herramientas similares<text:tab/>22</text:a></text:p>
          <text:p text:style-name="P169"><text:a xlink:type="simple" xlink:href="#__RefHeading__108615_1217833369" text:style-name="Index_20_Link" text:visited-style-name="Index_20_Link">5.5. Pruebas<text:tab/>23</text:a></text:p>
          <text:p text:style-name="P169"><text:a xlink:type="simple" xlink:href="#__RefHeading__108617_1217833369" text:style-name="Index_20_Link" text:visited-style-name="Index_20_Link">5.6. Problemas encontrados y soluciones propuestas<text:tab/>35</text:a></text:p>
          <text:p text:style-name="P169"><text:a xlink:type="simple" xlink:href="#__RefHeading__108619_1217833369" text:style-name="Index_20_Link" text:visited-style-name="Index_20_Link">5.6.1. Generales<text:tab/>35</text:a></text:p>
          <text:p text:style-name="P169"><text:a xlink:type="simple" xlink:href="#__RefHeading__108621_1217833369" text:style-name="Index_20_Link" text:visited-style-name="Index_20_Link">5.6.2. JBoss<text:tab/>48</text:a></text:p>
          <text:p text:style-name="P169"><text:a xlink:type="simple" xlink:href="#__RefHeading__108623_1217833369" text:style-name="Index_20_Link" text:visited-style-name="Index_20_Link">5.6.3. Terracotta + Tomcat<text:tab/>53</text:a></text:p>
          <text:p text:style-name="P169"><text:a xlink:type="simple" xlink:href="#__RefHeading__108625_1217833369" text:style-name="Index_20_Link" text:visited-style-name="Index_20_Link">5.7. Resultados<text:tab/>56</text:a></text:p>
          <text:p text:style-name="P169"><text:a xlink:type="simple" xlink:href="#__RefHeading__108627_1217833369" text:style-name="Index_20_Link" text:visited-style-name="Index_20_Link">5.7.1. JBoss<text:tab/>58</text:a></text:p>
          <text:p text:style-name="P169"><text:a xlink:type="simple" xlink:href="#__RefHeading__108629_1217833369" text:style-name="Index_20_Link" text:visited-style-name="Index_20_Link">5.7.2. Terracotta + Tomcat<text:tab/>74</text:a></text:p>
          <text:p text:style-name="P169"><text:a xlink:type="simple" xlink:href="#__RefHeading__108631_1217833369" text:style-name="Index_20_Link" text:visited-style-name="Index_20_Link">6. Conclusiones<text:tab/>92</text:a></text:p>
          <text:p text:style-name="P169"><text:a xlink:type="simple" xlink:href="#__RefHeading__108633_1217833369" text:style-name="Index_20_Link" text:visited-style-name="Index_20_Link">7. Apéndices<text:tab/>95</text:a></text:p>
          <text:p text:style-name="P169"><text:a xlink:type="simple" xlink:href="#__RefHeading__108635_1217833369" text:style-name="Index_20_Link" text:visited-style-name="Index_20_Link">7.1. Apéndice 1: Cómo utilizar las herramientas seleccionadas<text:tab/>95</text:a></text:p>
          <text:p text:style-name="P169"><text:a xlink:type="simple" xlink:href="#__RefHeading__108637_1217833369" text:style-name="Index_20_Link" text:visited-style-name="Index_20_Link">7.2. Apéndice 2: Breve listado de los scripts creados<text:tab/>102</text:a></text:p>
          <text:p text:style-name="P169"><text:a xlink:type="simple" xlink:href="#__RefHeading__108639_1217833369" text:style-name="Index_20_Link" text:visited-style-name="Index_20_Link">7.3. Apéndice 3: Detalle del manejo de transacciones<text:tab/>104</text:a></text:p>
          <text:p text:style-name="P169"><text:a xlink:type="simple" xlink:href="#__RefHeading__108641_1217833369" text:style-name="Index_20_Link" text:visited-style-name="Index_20_Link">7.4. Apéndice 4: Diferencias en la implementación de la sincronización<text:tab/>105</text:a></text:p>
          <text:p text:style-name="P169"><text:a xlink:type="simple" xlink:href="#__RefHeading__108643_1217833369" text:style-name="Index_20_Link" text:visited-style-name="Index_20_Link">7.5. Apéndice 5: Código de la clase PojoCacheManagerImpl, utilizada en el cluster con JBoss<text:tab/>112</text:a></text:p>
          <text:p text:style-name="P169"><text:a xlink:type="simple" xlink:href="#__RefHeading__108645_1217833369" text:style-name="Index_20_Link" text:visited-style-name="Index_20_Link">7.6. Apéndice 6: Ejecución de la combinación de casos de pruebas manuales<text:tab/>118</text:a></text:p>
          <text:p text:style-name="P169"><text:a xlink:type="simple" xlink:href="#__RefHeading__32727_1093539593" text:style-name="Index_20_Link" text:visited-style-name="Index_20_Link">8. Datos de los autores<text:tab/>143</text:a></text:p>
          <text:p text:style-name="P169"><text:a xlink:type="simple" xlink:href="#__RefHeading__32729_1093539593" text:style-name="Index_20_Link" text:visited-style-name="Index_20_Link">Barrabino, Diego<text:tab/>143</text:a></text:p>
          <text:p text:style-name="P169"><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62" text:outline-level="10"><text:bookmark-start text:name="__RefHeading__108581_1217833369"/><text:bookmark text:name="h.w4u0tby1efcl"/><text:bookmark text:name="h.vv1hmx7sto91"/>1. Abstract<text:bookmark-end text:name="__RefHeading__108581_1217833369"/></text:h>
      <text:p text:style-name="P2"/>
      <text:p text:style-name="P47"><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47"/>
      <text:p text:style-name="P61"><text:bookmark text:name="h.lfcvxufrxrl6"/></text:p>
      <text:h text:style-name="P163" text:outline-level="10"><text:bookmark-start text:name="__RefHeading__108583_1217833369"/><text:bookmark text:name="h.1kw2j4ikgbaj"/>2. Motivación / Propósito<text:bookmark-end text:name="__RefHeading__108583_1217833369"/></text:h>
      <text:p text:style-name="P2"/>
      <text:p text:style-name="P47"><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text:span><text:span text:style-name="T2"> </text:span><text:span text:style-name="T2">servidor</text:span><text:span text:style-name="T2"> </text:span><text:span text:style-name="T2">JBoss</text:span><text:span text:style-name="T2">, </text:span><text:span text:style-name="T2">o</text:span><text:span text:style-name="T2"> </text:span><text:span text:style-name="T2">una</text:span><text:span text:style-name="T2"> </text:span><text:span text:style-name="T2">librería</text:span><text:span text:style-name="T2"> </text:span><text:span text:style-name="T2">de</text:span><text:span text:style-name="T2"> </text:span><text:span text:style-name="T2">Java</text:span><text:span text:style-name="T2"> </text:span><text:span text:style-name="T2">denominada</text:span><text:span text:style-name="T2"> </text:span><text:span text:style-name="T2">Terracotta</text:span><text:span text:style-name="T2"> </text:span><text:span text:style-name="T2">en</text:span><text:span text:style-name="T2"> </text:span><text:span text:style-name="T2">conjunción</text:span><text:span text:style-name="T2"> </text:span><text:span text:style-name="T2">con</text:span><text:span text:style-name="T2"> </text:span><text:span text:style-name="T2">el</text:span><text:span text:style-name="T2"> </text:span><text:span text:style-name="T2">contenedor</text:span><text:span text:style-name="T2"> </text:span><text:span text:style-name="T2">de</text:span><text:span text:style-name="T2"> </text:span><text:span text:style-name="T2">servlets</text:span><text:span text:style-name="T2"> </text:span><text:span text:style-name="T2">Tomcat</text:span><text:span text:style-name="T2">. </text:span><text:span text:style-name="T2">También</text:span><text:span text:style-name="T2"> </text:span><text:span text:style-name="T2">notamos</text:span><text:span text:style-name="T2"> </text:span><text:span text:style-name="T2">que</text:span><text:span text:style-name="T2"> </text:span><text:span text:style-name="T2">las</text:span><text:span text:style-name="T2"> </text:span><text:span text:style-name="T2">herramientas</text:span><text:span text:style-name="T2"> </text:span><text:span text:style-name="T2">elegidas</text:span><text:span text:style-name="T2"> </text:span><text:span text:style-name="T2">proponen</text:span><text:span text:style-name="T2"> </text:span><text:span text:style-name="T2">dos</text:span><text:span text:style-name="T2"> </text:span><text:span text:style-name="T2">maneras</text:span><text:span text:style-name="T2"> </text:span><text:span text:style-name="T2">distintas</text:span><text:span text:style-name="T2"> </text:span><text:span text:style-name="T2">de</text:span><text:span text:style-name="T2"> </text:span><text:span text:style-name="T2">abordar</text:span><text:span text:style-name="T2"> </text:span><text:span text:style-name="T2">la</text:span><text:span text:style-name="T2"> </text:span><text:span text:style-name="T2">implementación</text:span><text:span text:style-name="T2"> </text:span><text:span text:style-name="T2">de</text:span><text:span text:style-name="T2"> </text:span><text:span text:style-name="T2">un</text:span><text:span text:style-name="T2"> </text:span><text:span text:style-name="T2">ambiente</text:span><text:span text:style-name="T2"> </text:span><text:span text:style-name="T2">de</text:span><text:span text:style-name="T2"> </text:span><text:span text:style-name="T2">Clustering</text:span><text:span text:style-name="T2">, </text:span><text:span text:style-name="T2">lo</text:span><text:span text:style-name="T2"> </text:span><text:span text:style-name="T2">cual</text:span><text:span text:style-name="T2"> </text:span><text:span text:style-name="T2">aporta</text:span><text:span text:style-name="T2"> </text:span><text:span text:style-name="T2">a</text:span><text:span text:style-name="T2"> </text:span><text:span text:style-name="T2">la</text:span><text:span text:style-name="T2"> </text:span><text:span text:style-name="T2">riqueza</text:span><text:span text:style-name="T2"> </text:span><text:span text:style-name="T2">de</text:span><text:span text:style-name="T2"> </text:span><text:span text:style-name="T2">la</text:span><text:span text:style-name="T2"> </text:span><text:span text:style-name="T2">investigación</text:span><text:span text:style-name="T2">.</text:span></text:p>
      <text:p text:style-name="P2"><text:bookmark text:name="h.ryjqsqwxghjl"/></text:p>
      <text:h text:style-name="P162" text:outline-level="10"><text:bookmark-start text:name="__RefHeading__108585_1217833369"/><text:bookmark text:name="h.n2w7n9wh859"/><text:bookmark text:name="h.z5tr4gfjdkd6"/>3. Estado del arte<text:bookmark-end text:name="__RefHeading__108585_1217833369"/></text:h>
      <text:p text:style-name="P2"/>
      <text:p text:style-name="P47"><text:tab/>El término Cluster usualmente se aplica a los conjuntos o conglomerados de computadoras construidos mediante la utilización de componentes de hardware comunes y que se comportan como si fuesen una única computadora. </text:p>
      <text:p text:style-name="P47"/>
      <text:p text:style-name="P47"><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47"><text:tab/>De un Cluster se espera que presente las siguientes propiedades de arquitectura [FIELDING]:</text:p>
      <text:p text:style-name="P19"/>
      <text:p text:style-name="P2"><text:tab/>1.-<text:tab/>Alto rendimiento.</text:p>
      <text:p text:style-name="P47"><text:tab/>2.-<text:tab/>Alta disponibilidad.</text:p>
      <text:p text:style-name="P2"><text:tab/>3.-<text:tab/>Escalabilidad.</text:p>
      <text:p text:style-name="P22"/>
      <text:p text:style-name="P33"><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3"/>
      <text:p text:style-name="P44"><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7"/>
      <text:list xml:id="list75819055" text:style-name="LS1">
        <text:list-item>
          <text:p text:style-name="P77"><text:span text:style-name="T2">JBoss</text:span><text:span text:style-name="T2">: </text:span><text:span text:style-name="T2">propone</text:span><text:span text:style-name="T2"> </text:span><text:span text:style-name="T2">replicar</text:span><text:span text:style-name="T2"> </text:span><text:span text:style-name="T2">partes</text:span><text:span text:style-name="T2"> </text:span><text:span text:style-name="T2">de</text:span><text:span text:style-name="T2"> </text:span><text:span text:style-name="T2">una</text:span><text:span text:style-name="T2"> </text:span><text:span text:style-name="T2">aplicación</text:span><text:span text:style-name="T2"> </text:span><text:span text:style-name="T2">en</text:span><text:span text:style-name="T2"> </text:span><text:span text:style-name="T2">varios</text:span><text:span text:style-name="T2"> </text:span><text:span text:style-name="T2">servidores</text:span><text:span text:style-name="T2"> </text:span><text:span text:style-name="T2">sincronizándolos</text:span><text:span text:style-name="T2"> </text:span><text:span text:style-name="T2">mediante</text:span><text:span text:style-name="T2"> </text:span><text:span text:style-name="T2">mecanismos</text:span><text:span text:style-name="T2"> </text:span><text:span text:style-name="T2">provistos</text:span><text:span text:style-name="T2"> </text:span><text:span text:style-name="T2">por</text:span><text:span text:style-name="T2"> </text:span><text:span text:style-name="T2">él</text:span><text:span text:style-name="T2"> </text:span><text:span text:style-name="T2">mismo</text:span><text:span text:style-name="T2">. </text:span><text:span text:style-name="T2">Una</text:span><text:span text:style-name="T2"> </text:span><text:span text:style-name="T2">aparente</text:span><text:span text:style-name="T2"> </text:span><text:span text:style-name="T2">desventajaetc</text:span><text:span text:style-name="T2"> </text:span><text:span text:style-name="T2">de</text:span><text:span text:style-name="T2"> </text:span><text:span text:style-name="T2">esta</text:span><text:span text:style-name="T2"> </text:span><text:span text:style-name="T2">herramienta</text:span><text:span text:style-name="T2"> </text:span><text:span text:style-name="T2">es</text:span><text:span text:style-name="T2"> </text:span><text:span text:style-name="T2">que</text:span><text:span text:style-name="T2"> </text:span><text:span text:style-name="T2">requiere</text:span><text:span text:style-name="T2"> </text:span><text:span text:style-name="T2">efectuar</text:span><text:span text:style-name="T2"> </text:span><text:span text:style-name="T2">implementaciones</text:span><text:span text:style-name="T2"> </text:span><text:span text:style-name="T2">específicas</text:span><text:span text:style-name="T2"> </text:span><text:span text:style-name="T2">requeridas</text:span><text:span text:style-name="T2"> </text:span><text:span text:style-name="T2">por</text:span><text:span text:style-name="T2"> </text:span><text:span text:style-name="T2">el</text:span><text:span text:style-name="T2"> </text:span><text:span text:style-name="T2">servidor</text:span><text:span text:style-name="T2"> </text:span><text:span text:style-name="T2">de</text:span><text:span text:style-name="T2"> </text:span><text:span text:style-name="T2">aplicaciones</text:span><text:span text:style-name="T2">, </text:span><text:span text:style-name="T2">condicionando</text:span><text:span text:style-name="T2"> </text:span><text:span text:style-name="T2">el</text:span><text:span text:style-name="T2"> </text:span><text:span text:style-name="T2">diseño</text:span><text:span text:style-name="T2"> </text:span><text:span text:style-name="T2">de</text:span><text:span text:style-name="T2"> </text:span><text:span text:style-name="T2">la</text:span><text:span text:style-name="T2"> </text:span><text:span text:style-name="T2">aplicación</text:span><text:span text:style-name="T2">. </text:span><text:span text:style-name="T2">Sin</text:span><text:span text:style-name="T2"> </text:span><text:span text:style-name="T2">embargo</text:span><text:span text:style-name="T2"> </text:span><text:span text:style-name="T2">esto</text:span><text:span text:style-name="T2"> </text:span><text:span text:style-name="T2">tiene</text:span><text:span text:style-name="T2"> </text:span><text:span text:style-name="T2">una</text:span><text:span text:style-name="T2"> </text:span><text:span text:style-name="T2">gran</text:span><text:span text:style-name="T2"> </text:span><text:span text:style-name="T2">ventaja</text:span><text:span text:style-name="T2">, </text:span><text:span text:style-name="T2">ya</text:span><text:span text:style-name="T2"> </text:span><text:span text:style-name="T2">que</text:span><text:span text:style-name="T2"> </text:span><text:span text:style-name="T2">se</text:span><text:span text:style-name="T2"> </text:span><text:span text:style-name="T2">al</text:span><text:span text:style-name="T2"> </text:span><text:span text:style-name="T2">desarrollar</text:span><text:span text:style-name="T2"> </text:span><text:span text:style-name="T2">una</text:span><text:span text:style-name="T2"> </text:span><text:span text:style-name="T2">aplicación</text:span><text:span text:style-name="T2"> </text:span><text:span text:style-name="T2">específicamente</text:span><text:span text:style-name="T2"> </text:span><text:span text:style-name="T2">pensada</text:span><text:span text:style-name="T2"> </text:span><text:span text:style-name="T2">para</text:span><text:span text:style-name="T2"> </text:span><text:span text:style-name="T2">funcionar</text:span><text:span text:style-name="T2"> </text:span><text:span text:style-name="T2">con</text:span><text:span text:style-name="T2"> </text:span><text:span text:style-name="T2">esta</text:span><text:span text:style-name="T2"> </text:span><text:span text:style-name="T2">herramienta</text:span><text:span text:style-name="T2">, </text:span><text:span text:style-name="T2">probablemente</text:span><text:span text:style-name="T2"> </text:span><text:span text:style-name="T2">se</text:span><text:span text:style-name="T2"> </text:span><text:span text:style-name="T2">obtenga</text:span><text:span text:style-name="T2"> </text:span><text:span text:style-name="T2">una</text:span><text:span text:style-name="T2"> </text:span><text:span text:style-name="T2">muy</text:span><text:span text:style-name="T2"> </text:span><text:span text:style-name="T2">buena</text:span><text:span text:style-name="T2"> </text:span><text:span text:style-name="T2">performance</text:span><text:span text:style-name="T2"> [</text:span><text:span text:style-name="T2">CLUSTERED</text:span><text:span text:style-name="T2"> </text:span><text:span text:style-name="T2">JAVA</text:span><text:span text:style-name="T2"> </text:span><text:span text:style-name="T2">EE</text:span><text:span text:style-name="T2">].</text:span></text:p>
        </text:list-item>
      </text:list>
      <text:p text:style-name="P25"/>
      <text:list xml:id="list1" text:style-name="LS1">
        <text:list-item>
          <text:p text:style-name="P77">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187647576" text:style-name="LS2">
        <text:list-item>
          <text:p text:style-name="P78">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1">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2" text:outline-level="10"><text:bookmark-start text:name="__RefHeading__108587_1217833369"/><text:bookmark text:name="h.52tdufuc4fyc"/><text:bookmark text:name="h.mrzcxtla6cgp"/>4. Plan de la obra<text:bookmark-end text:name="__RefHeading__108587_1217833369"/></text:h>
      <text:p text:style-name="P2"/>
      <text:h text:style-name="P156"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47"><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47"><text:tab/>Por la naturaleza del proyecto, las etapas más importantes son las primeras tres etapas.</text:p>
      <text:p text:style-name="P47"/>
      <text:p text:style-name="P47"><text:tab/>A lo largo de todas las etapas, se preparó este informe integrador, que presenta información sobre todos los aspectos del trabajo.</text:p>
      <text:p text:style-name="P2"><text:bookmark text:name="h.qe299i6zxgu8"/></text:p>
      <text:h text:style-name="P162" text:outline-level="10"><text:bookmark-start text:name="__RefHeading__108591_1217833369"/><text:bookmark text:name="h.fnxhgk6zntku"/><text:bookmark text:name="h.khhlox191xc"/>5. Desarrollo<text:bookmark-end text:name="__RefHeading__108591_1217833369"/></text:h>
      <text:p text:style-name="P2"/>
      <text:h text:style-name="P156" text:outline-level="10"><text:bookmark-start text:name="__RefHeading__108593_1217833369"/><text:bookmark text:name="h.s8ii4yezv5h"/>5.1. Introducción<text:bookmark-end text:name="__RefHeading__108593_1217833369"/></text:h>
      <text:p text:style-name="P2"/>
      <text:p text:style-name="P47"><text:tab/>El objetivo del trabajo es comparar una aplicación clusterizada con dos herramientas diferentes: JBoss y Terracotta + Tomcat. Esta comparación se realiza teniendo en cuenta las propiedades de arquitectura, desde diferentes puntos de vista:</text:p>
      <text:p text:style-name="P34"/>
      <text:list xml:id="list1217172550" text:style-name="LS3">
        <text:list-item>
          <text:p text:style-name="P139"><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39"><text:span text:style-name="T2">Las métricas obtenidas de ambos Clusters.</text:span></text:p>
        </text:list-item>
      </text:list>
      <text:p text:style-name="P47"/>
      <text:p text:style-name="P47"><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47"/>
      <text:p text:style-name="P45"><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text:span><text:span text:style-name="T20">aplicado en profundidad, salvo en el punto en que el servicio de sincronización de cada tipo de cluster obligó a tener diferencias menores en el código, que no impactan en la arquitectura ni en el funcionamiento de la aplicación (ver “7.4. Apéndice 4: Diferencias en la implementación de la sincronización”).</text:span></text:p>
      <text:p text:style-name="P47"/>
      <text:p text:style-name="P47"><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47"/>
      <text:p text:style-name="P47"><text:tab/>Posteriormente, estructuramos cada uno de los ambientes con cada uno de los tipos de clusters (ver “7.1. Apéndice 1: Cómo utilizar las herramientas seleccionadas”).</text:p>
      <text:p text:style-name="P47"/>
      <text:p text:style-name="P47"><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7.2. Apéndice 2: Breve listado de los scripts creados”).</text:p>
      <text:p text:style-name="P47"/>
      <text:p text:style-name="P47"><text:tab/>Finalmente, ejecutamos la aplicación de pruebas en el ambiente de JBoss junto con el software para recolectar estadísticas (ver “7.1. Apéndice 1: Cómo utilizar las herramientas seleccionadas”), esto lo hicimos la cantidad de veces necesaria hasta que se completaron las pruebas, tanto sobre el cluster como sobre un nodo individual, para poder determinar las diferencias frente a un uso normal de un servidor individual.</text:p>
      <text:p text:style-name="P47"/>
      <text:p text:style-name="P47"><text:tab/>Hicimos exactamente lo mismo para el ambiente armado con Terracotta (ver “7.1. Apéndice 1: Cómo utilizar las herramientas seleccionadas”).</text:p>
      <text:p text:style-name="P47"/>
      <text:p text:style-name="P47"><text:tab/>En ambos casos, también se ejecutaron las pruebas manuales, como ser dar de baja un nodo, etc (ver “5.5. Pruebas”).</text:p>
      <text:p text:style-name="P47"/>
      <text:p text:style-name="P47"><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47"/>
      <text:p text:style-name="P47"><text:tab/>Con todos estos elementos a disposición, formulamos las conclusiones finales que serán presentadas en las siguientes secciones del presente documento.</text:p>
      <text:p text:style-name="P47"><text:bookmark text:name="h.j7t00549hule"/></text:p>
      <text:h text:style-name="P157" text:outline-level="10"><text:bookmark-start text:name="__RefHeading__108595_1217833369"/><text:bookmark text:name="h.z2o5ripmgjnt"/><text:bookmark text:name="h.9340wjta2iea"/>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7.4. Apéndice 4: Diferencias en la implementación de la sincronizació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7.4. Apéndice 4: Diferencias en la implementación de la sincronizació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7.4. Apéndice 4: Diferencias en la implementación de la sincronizació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9" text:outline-level="10"/>
      <text:h text:style-name="P160" text:outline-level="10"><text:bookmark-start text:name="__RefHeading__108597_1217833369"/><text:bookmark text:name="h.vuomzoplqmu1"/><text:bookmark text:name="h.id0k25kcykd3"/>5.3. Arquitectura general<text:bookmark-end text:name="__RefHeading__108597_1217833369"/></text:h>
      <text:p text:style-name="P2"/>
      <text:h text:style-name="P164" text:outline-level="10"><text:bookmark-start text:name="__RefHeading__108599_1217833369"/><text:bookmark text:name="h.w7yb6c1uvzvu"/>5.3.1. Propiedades de arquitectura<text:bookmark-end text:name="__RefHeading__108599_1217833369"/></text:h>
      <text:p text:style-name="P47"/>
      <text:p text:style-name="P47"><text:tab/>Durante el presente trabajo, nos referimos a la “arquitectura” de un sistema continuamente, por lo que es pertinente definir dicho concepto. </text:p>
      <text:p text:style-name="P47"/>
      <text:p text:style-name="P47"><text:tab/>Empezaremos exponiendo la definición de arquitectura de software propuesta en [FIELDING]:</text:p>
      <text:p text:style-name="P47"/>
      <text:p text:style-name="P47"><text:tab/>“La arquitectura de software queda definida por una configuración de elementos arquitectónicos -componentes, conectores y datos-, restringidos en sus relaciones con el propósito de obtener un conjunto de propiedades de arquitectura deseables”.</text:p>
      <text:p text:style-name="P47"/>
      <text:p text:style-name="P47"><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47"><text:tab/>Según Fielding la elección de una arquitectura significa elegir las restricciones que se aplicarán al sistema, y mediante la aplicación de estas restricciones se obtendrán las propiedades de arquitectura deseadas.</text:p>
      <text:p text:style-name="P2"/>
      <text:p text:style-name="P47"><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7"/>
      <text:p text:style-name="P47"><text:tab/>Recordemos las propiedades deseadas:</text:p>
      <text:p text:style-name="P47"/>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47"><text:tab/>Tiempo de respuesta: es el tiempo medio desde que se realiza un pedido al sistema, hasta que el mismo completa la tarea a realizar y envía una respuesta.</text:p>
      <text:p text:style-name="P47"/>
      <text:p text:style-name="P47"><text:soft-page-break/><text:tab/>Latencia: el concepto de latencia refiere a la velocidad percibida por el usuario, desde que realiza un pedido, hasta que ve algún tipo de respuesta (sea la final o no).</text:p>
      <text:p text:style-name="P47"/>
      <text:p text:style-name="P47"><text:tab/>Rendimiento: el concepto de rendimiento refiere a la cantidad peticiones que puede manejar el sistema en un periodo de tiempo. </text:p>
      <text:p text:style-name="P47"/>
      <text:p text:style-name="P47"><text:tab/>En nuestro caso nos concentraremos en los tiempos de respuesta medidos en milisegundos y el rendimiento, que mediremos en pedidos/segundo.</text:p>
      <text:p text:style-name="P47"/>
      <text:p text:style-name="P47"><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47"/>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47"><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6"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47"><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47"/>
      <text:p text:style-name="P47"><text:tab/>Por otro lado, apuntamos al estilo de repositorio replicado, que en esencia propone replicar servicios para poder proveerlos en mas de un servidor de forma paralela.</text:p>
      <text:p text:style-name="P2"/>
      <text:p text:style-name="P47"><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47"/>
      <text:p text:style-name="P47"><text:tab/>Patrones arquitectónicos escenciales: este conjunto de patrones fueron los de implementación directa, son los patrones de lógica de dominio:</text:p>
      <text:p text:style-name="P47"/>
      <text:list xml:id="list1242524159" text:style-name="LS4">
        <text:list-item>
          <text:p text:style-name="P79"><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79"><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draw:frame draw:style-name="fr2" draw:name="Marco2" text:anchor-type="paragraph" svg:width="15.558cm" draw:z-index="2"><draw:text-box fo:min-height="15.452cm"><text:p text:style-name="Illustration"><draw:frame draw:style-name="fr5" draw:name="gráficos2" text:anchor-type="paragraph" svg:y="0.002cm" svg:width="15.558cm" style:rel-width="100%" svg:height="15.452cm" style:rel-height="scale" draw:z-index="3"><draw:image xlink:href="Pictures/100000000000024C00000248B0D3E1AD.png" xlink:type="simple" xlink:show="embed" xlink:actuate="onLoad"/></draw:frame>Ilustración <text:sequence text:ref-name="refIllustration1" text:name="Illustration" text:formula="ooow:Illustration+1" style:num-format="1">2</text:sequence>: Arquitectura general</text:p></draw:text-box></draw:frame></text:p>
      <text:p text:style-name="P70"><text:soft-page-break/></text:p>
      <text:p text:style-name="P47"><text:tab/>En el gráfico anterior podemos observar la separación en capas, pero también se hace referencia a patrones de diseño específicos utilizados en cada capa.</text:p>
      <text:p text:style-name="P2"/>
      <text:list xml:id="list257231582" text:style-name="LS5">
        <text:list-item>
          <text:p text:style-name="P140"><text:span text:style-name="T2">Capa de presentación: MVC (Model-View-Controller).</text:span></text:p>
        </text:list-item>
        <text:list-item>
          <text:p text:style-name="P140"><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0"><text:span text:style-name="T2">Capa</text:span><text:span text:style-name="T2"> </text:span><text:span text:style-name="T2">de</text:span><text:span text:style-name="T2"> </text:span><text:span text:style-name="T2">persistencia</text:span><text:span text:style-name="T2">: </text:span><text:span text:style-name="T2">EAO</text:span><text:span text:style-name="T2"> (</text:span><text:span text:style-name="T2">Entity</text:span><text:span text:style-name="T2">-</text:span><text:span text:style-name="T2">Access</text:span><text:span text:style-name="T2">-</text:span><text:span text:style-name="T2">Object</text:span><text:span text:style-name="T2">).</text:span></text:p>
        </text:list-item>
      </text:list>
      <text:p text:style-name="P20"/>
      <text:p text:style-name="P48"><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2"><text:soft-page-break/><text:tab/>El proceso descrito se muestra a continuación:</text:p>
      <text:p text:style-name="P70"/>
      <text:p text:style-name="P2"><draw:frame draw:style-name="fr1" draw:name="Marco3" text:anchor-type="paragraph" svg:width="17cm" draw:z-index="4"><draw:text-box fo:min-height="7.534cm"><text:p text:style-name="Illustration"><draw:frame draw:style-name="fr6" draw:name="gráficos3" text:anchor-type="paragraph" svg:x="0.004cm" svg:y="0.002cm" svg:width="17cm" style:rel-width="100%" svg:height="7.534cm" style:rel-height="scale" draw:z-index="5"><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47"><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47"/>
      <text:list xml:id="list1211873840" text:style-name="LS6">
        <text:list-item>
          <text:p text:style-name="P143">DataMapper.</text:p>
        </text:list-item>
        <text:list-item>
          <text:p text:style-name="P141"><text:span text:style-name="T2">Lazy</text:span><text:span text:style-name="T2"> </text:span><text:span text:style-name="T2">load.</text:span></text:p>
        </text:list-item>
        <text:list-item>
          <text:p text:style-name="P141"><text:span text:style-name="T2">Unit</text:span><text:span text:style-name="T2"> </text:span><text:span text:style-name="T2">of</text:span><text:span text:style-name="T2"> </text:span><text:span text:style-name="T2">Work.</text:span></text:p>
        </text:list-item>
        <text:list-item>
          <text:p text:style-name="P141"><text:span text:style-name="T2">Identity</text:span><text:span text:style-name="T2"> </text:span><text:span text:style-name="T2">Map</text:span><text:span text:style-name="T2"> .</text:span></text:p>
        </text:list-item>
        <text:list-item>
          <text:p text:style-name="P141"><text:span text:style-name="T2">Identity</text:span><text:span text:style-name="T2"> </text:span><text:span text:style-name="T2">Field.</text:span></text:p>
        </text:list-item>
        <text:list-item>
          <text:p text:style-name="P141"><text:span text:style-name="T2">Foreign</text:span><text:span text:style-name="T2"> </text:span><text:span text:style-name="T2">Key</text:span><text:span text:style-name="T2"> </text:span><text:span text:style-name="T2">Mapping.</text:span></text:p>
        </text:list-item>
        <text:list-item>
          <text:p text:style-name="P141"><text:span text:style-name="T2">Association</text:span><text:span text:style-name="T2"> </text:span><text:span text:style-name="T2">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draw:frame draw:style-name="fr2" draw:name="Marco4" text:anchor-type="paragraph" svg:width="13.441cm" draw:z-index="6"><draw:text-box fo:min-height="10.372cm"><text:p text:style-name="Illustration"><draw:frame draw:style-name="fr6" draw:name="gráficos4" text:anchor-type="paragraph" svg:x="0.004cm" svg:y="0.002cm" svg:width="13.441cm" style:rel-width="100%" svg:height="10.372cm" style:rel-height="scale" draw:z-index="7"><draw:image xlink:href="Pictures/10000000000001FC0000018888EBAE99.png" xlink:type="simple" xlink:show="embed" xlink:actuate="onLoad"/></draw:frame>Ilustración <text:sequence text:ref-name="refIllustration3" text:name="Illustration" text:formula="ooow:Illustration+1" style:num-format="1">4</text:sequence>: Persistencia</text:p></draw:text-box></draw:frame></text:p>
      <text:p text:style-name="P71"><text:soft-page-break/></text:p>
      <text:p text:style-name="P47"><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47"/>
      <text:h text:style-name="P166"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44260338" text:style-name="LS7">
        <text:list-item>
          <text:p text:style-name="P142"><text:span text:style-name="T2">Instancias del servidor: dos o más nodos.</text:span></text:p>
        </text:list-item>
      </text:list>
      <text:p text:style-name="P38"/>
      <text:p text:style-name="P43"><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8"/>
      <text:list xml:id="list19" text:style-name="LS7">
        <text:list-item>
          <text:p text:style-name="P142"><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8"/>
      <text:p text:style-name="P68"><text:span text:style-name="T2">El</text:span><text:span text:style-name="T2"> cluster necesita de un punto de entrada inicial que recibirá los pedidos, y los despachará a los nodos del servidor correspondientes.</text:span></text:p>
      <text:p text:style-name="P38"/>
      <text:list xml:id="list20" text:style-name="LS7">
        <text:list-item>
          <text:p text:style-name="P146">Base de datos: un nodo.</text:p>
        </text:list-item>
      </text:list>
      <text:p text:style-name="P38"/>
      <text:p text:style-name="P43"><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5"/>
      <text:p text:style-name="P43"><draw:frame draw:style-name="fr2" draw:name="Marco5" text:anchor-type="paragraph" svg:width="11.033cm" draw:z-index="8"><draw:text-box fo:min-height="13.123cm"><text:p text:style-name="Illustration"><draw:frame draw:style-name="fr6" draw:name="gráficos5" text:anchor-type="paragraph" svg:x="0.004cm" svg:y="0.002cm" svg:width="11.033cm" style:rel-width="100%" svg:height="13.123cm" style:rel-height="scale" draw:z-index="9"><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47"><text:tab/>A partir de esta estructura física propuesta, modelamos nuestros clusters de prueba, con los recursos disponibles.</text:p>
      <text:p text:style-name="P2"/>
      <text:h text:style-name="P157" text:outline-level="10"><text:bookmark-start text:name="__RefHeading__108605_1217833369"/><text:bookmark text:name="h.5y3e7provx0l"/>5.4. Descripción de las herramientas<text:bookmark-end text:name="__RefHeading__108605_1217833369"/></text:h>
      <text:p text:style-name="P2"/>
      <text:h text:style-name="P164" text:outline-level="10"><text:bookmark-start text:name="__RefHeading__108607_1217833369"/><text:bookmark text:name="h.w4nwebd9l6e9"/>5.4.1. JBoss AS<text:bookmark-end text:name="__RefHeading__108607_1217833369"/></text:h>
      <text:p text:style-name="P47"/>
      <text:p text:style-name="P45"><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text:a><text:a xlink:type="simple" xlink:href="http://www.jboss.org/jbossas/">.</text:a><text:a xlink:type="simple" xlink:href="http://www.jboss.org/jbossa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47"><text:span text:style-name="T6"><text:tab/>Versión:</text:span> 6.1.0.Final</text:p>
      <text:p text:style-name="P45"><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47"><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7.1. Apéndice 1: Cómo utilizar las herramientas seleccionadas”.</text:p>
      <text:p text:style-name="P2"/>
      <text:p text:style-name="P2"/>
      <text:h text:style-name="P167" text:outline-level="10"><text:bookmark-start text:name="__RefHeading__108609_1217833369"/><text:bookmark text:name="h.madl5qz2q6cx"/>5.4.1.1. Herramientas similares<text:bookmark-end text:name="__RefHeading__108609_1217833369"/></text:h>
      <text:p text:style-name="P2"/>
      <text:list xml:id="list1739366330" text:style-name="LS8">
        <text:list-item>
          <text:p text:style-name="P113"><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3"><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3"><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6" text:outline-level="10"><text:bookmark-start text:name="__RefHeading__108611_1217833369"/><text:bookmark text:name="h.e8k1ht6qyhl0"/><text:bookmark text:name="h.7guqjhimikc"/>5.4.2. Terracotta + Tomcat<text:bookmark-end text:name="__RefHeading__108611_1217833369"/></text:h>
      <text:p text:style-name="P2"/>
      <text:p text:style-name="P2"><text:tab/><text:span text:style-name="T5">Terracotta</text:span></text:p>
      <text:p text:style-name="P2"/>
      <text:p text:style-name="P45"><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47"><text:span text:style-name="T6"><text:tab/>Versión</text:span><text:span text:style-name="T6">:</text:span> 3.6.0</text:p>
      <text:p text:style-name="P45"><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4"><text:tab/>Terracotta es un software de código abierto que permite crear aplicaciones Java que pueden escalar a cualquier cantidad de computadoras, sin tener que crear código adicional o usar bases de datos para compartir datos dentro del Cluster.</text:p>
      <text:p text:style-name="P24"/>
      <text:p text:style-name="P24"><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4"/>
      <text:p text:style-name="P24"><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4"/>
      <text:p text:style-name="P24"><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4"/>
      <text:p text:style-name="P24"><text:tab/>En definitiva, se puede programar la aplicación de manera natural, y se deja a Terracotta que administre todo el trabajo para crear un entorno escalable y de alta disponibilidad [TERRACOTTA WORKS].</text:p>
      <text:p text:style-name="P2"/>
      <text:p text:style-name="P24"><text:tab/>Ver “7.1. Apéndice 1: Cómo utilizar las herramientas seleccionadas”.</text:p>
      <text:p text:style-name="P27"/>
      <text:p text:style-name="P21"><text:bookmark text:name="h.6rgit5pr3fzf"/>Tomcat</text:p>
      <text:p text:style-name="P24"/>
      <text:p text:style-name="P45"><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47"><text:span text:style-name="T6"><text:tab/>Versión</text:span><text:span text:style-name="T6">:</text:span> 7.0.23</text:p>
      <text:p text:style-name="P45"><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4"/>
      <text:p text:style-name="P33"><text:tab/>Tomcat es un Servlet Container, el cual provee el entorno de ejecución de servlets, mediante los cuales se puede programar una aplicación web.</text:p>
      <text:p text:style-name="P24"/>
      <text:p text:style-name="P24"><text:tab/>Los mencionados servlets son simples clases de Java, que reciben pedidos HTTP y envían respuestas que son mostradas en el navegador web del cliente.</text:p>
      <text:p text:style-name="P24"/>
      <text:p text:style-name="P24"><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4"/>
      <text:p text:style-name="P24"><text:tab/>Ver “7.1. Apéndice 1: Cómo utilizar las herramientas seleccionadas”.</text:p>
      <text:p text:style-name="P24"/>
      <text:p text:style-name="P24"/>
      <text:h text:style-name="P167" text:outline-level="10"><text:bookmark-start text:name="__RefHeading__108613_1217833369"/><text:bookmark text:name="h.vxmhxnsaeuhu"/>5.4.2.1. Herramientas similares<text:bookmark-end text:name="__RefHeading__108613_1217833369"/></text:h>
      <text:p text:style-name="P2"/>
      <text:p text:style-name="P55"><text:tab/>Terracotta</text:p>
      <text:p text:style-name="P2"/>
      <text:list xml:id="list1421070960" text:style-name="LS9">
        <text:list-item>
          <text:p text:style-name="P114"><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4"><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5"><text:span text:style-name="T3"><text:tab/></text:span><text:span text:style-name="T3">Tomcat</text:span></text:p>
      <text:p text:style-name="P7"/>
      <text:list xml:id="list360837187" text:style-name="LS10">
        <text:list-item>
          <text:p text:style-name="P115"><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47"><text:bookmark text:name="h.r1tmz9e92mgl"/></text:p>
      <text:h text:style-name="P157" text:outline-level="10"><text:bookmark-start text:name="__RefHeading__108615_1217833369"/><text:bookmark text:name="h.pezvvnbrsic0"/><text:bookmark text:name="h.lfz23ojv0zuw"/>5.5. Pruebas<text:bookmark-end text:name="__RefHeading__108615_1217833369"/></text:h>
      <text:p text:style-name="P47"/>
      <text:p text:style-name="P47"><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47"/>
      <text:p text:style-name="P45"><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47"><text:span text:style-name="T6"><text:tab/>Versión</text:span><text:span text:style-name="T6">:</text:span> 2.7</text:p>
      <text:p text:style-name="P45"><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47"/>
      <text:p text:style-name="P47"><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7"/>
      <text:p text:style-name="P47"><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47"/>
      <text:p text:style-name="P47"><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47"/>
      <text:p text:style-name="P47"><text:tab/>Ver “7.1. Apéndice 1: Cómo utilizar las herramientas seleccionadas”.</text:p>
      <text:p text:style-name="P47"/>
      <text:p text:style-name="P48"/>
      <text:p text:style-name="P48"><text:tab/>General</text:p>
      <text:p text:style-name="P47"/>
      <text:p text:style-name="P47"><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36"><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39"><text:span text:style-name="T8">Limite</text:span><text:span text:style-name="T8"> </text:span><text:span text:style-name="T8">tiempo</text:span></text:p>
          </table:table-cell>
        </table:table-row>
        <table:table-row>
          <table:table-cell table:style-name="Tabla1.A2" office:value-type="string">
            <text:p text:style-name="P42">Usuarios manipulando objetos en forma directa en la UI</text:p>
          </table:table-cell>
          <table:table-cell table:style-name="Tabla1.B2" office:value-type="string">
            <text:p text:style-name="P35"><text:span text:style-name="T9">0.1 </text:span><text:span text:style-name="T9">segundo</text:span></text:p>
          </table:table-cell>
        </table:table-row>
        <table:table-row>
          <table:table-cell table:style-name="Tabla1.A3" office:value-type="string">
            <text:p text:style-name="P35"><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5"><text:span text:style-name="T9">1 </text:span><text:span text:style-name="T9">segundo</text:span></text:p>
          </table:table-cell>
        </table:table-row>
        <table:table-row>
          <table:table-cell table:style-name="Tabla1.A4" office:value-type="string">
            <text:p text:style-name="P35"><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5"><text:span text:style-name="T9">10 </text:span><text:span text:style-name="T9">segundos</text:span></text:p>
          </table:table-cell>
        </table:table-row>
        <table:table-row>
          <table:table-cell table:style-name="Tabla1.A5" office:value-type="string">
            <text:p text:style-name="P35"><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5"><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47"><text:tab/>La tabla de tiempos es estándar en cualquier aplicación, en particular en una aplicación web no se espera ninguna variación con respecto a tiempos en una aplicación local [RESPONSIVENESS].</text:p>
      <text:p text:style-name="P4"/>
      <text:p text:style-name="P57"><text:span text:style-name="T3"><text:tab/>Entorno</text:span><text:span text:style-name="T3"> </text:span><text:span text:style-name="T3">de</text:span><text:span text:style-name="T3"> </text:span><text:span text:style-name="T3">pruebas</text:span></text:p>
      <text:p text:style-name="P4"/>
      <text:p text:style-name="P49"><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49"/>
      <text:p text:style-name="P49"><text:tab/>Disponemos de tres computadoras:</text:p>
      <text:p text:style-name="P49"/>
      <text:list xml:id="list1923476657" text:style-name="LS11">
        <text:list-item>
          <text:p text:style-name="P144"><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0"/>
      <text:list xml:id="list28" text:style-name="LS11">
        <text:list-item>
          <text:p text:style-name="P144"><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0"/>
      <text:list xml:id="list29" text:style-name="LS11">
        <text:list-item>
          <text:p text:style-name="P144"><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49"/>
      <text:p text:style-name="P58"><text:tab/>Por cuestiones de practicidad, en etapa de desarrollo, en lugar de la Netbook se usó:</text:p>
      <text:p text:style-name="P54"/>
      <text:list xml:id="list203830013" text:style-name="LS12">
        <text:list-item>
          <text:p text:style-name="P80"><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49"/>
      <text:p text:style-name="P49"><text:tab/>Por lo tanto armamos el entorno de pruebas de la siguiente forma:</text:p>
      <text:p text:style-name="P49"/>
      <text:list xml:id="list1491408367" text:style-name="LS13">
        <text:list-item>
          <text:p text:style-name="P81">Instancias del servidor: dos nodos (Notebook I3; Notebook I5).</text:p>
        </text:list-item>
        <text:list-item>
          <text:p text:style-name="P81">Balanceador de carga: un nodo (Notebook I5).</text:p>
        </text:list-item>
        <text:list-item>
          <text:p text:style-name="P81">Base de datos: un nodo (Netbook / PC Desktop).</text:p>
        </text:list-item>
      </text:list>
      <text:p text:style-name="P31"/>
      <text:list xml:id="list845469283" text:continue-numbering="true" text:style-name="LS13">
        <text:list-item>
          <text:p text:style-name="P116"><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1">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2"/>
      <text:p text:style-name="P59"><text:tab/>Pruebas</text:p>
      <text:p text:style-name="P2"/>
      <text:p text:style-name="P2"><text:tab/>Para armar los casos de prueba, confeccionamos la siguiente planilla, que instanciaremos en cada una de las pruebas definidas.</text:p>
      <text:p text:style-name="P4"/>
      <text:p text:style-name="P72"><draw:frame draw:style-name="fr2" draw:name="Marco6" text:anchor-type="paragraph" svg:width="17cm" draw:z-index="10"><draw:text-box fo:min-height="5.837cm"><text:p text:style-name="Illustration"><draw:frame draw:style-name="fr6" draw:name="gráficos6" text:anchor-type="paragraph" svg:x="0.004cm" svg:y="0.002cm" svg:width="17cm" style:rel-width="100%" svg:height="5.837cm" style:rel-height="scale" draw:z-index="11"><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57"><text:span text:style-name="T3"><text:tab/>Pruebas</text:span><text:span text:style-name="T3"> </text:span><text:span text:style-name="T3">manuales</text:span></text:p>
      <text:p text:style-name="P48"/>
      <text:p text:style-name="P47"><text:tab/>Las pruebas manuales encierran propiedades que son a nuestro criterio deseables en una estructura de cluster de un ambiente productivo. Propiedades que de no cumplirse, harían que se perdiera el sentido de utilizar un cluster.</text:p>
      <text:p text:style-name="P48"/>
      <text:p text:style-name="P47"><text:span text:style-name="T6"><text:tab/>Disponibilidad</text:span><text:span text:style-name="T6"> </text:span><text:span text:style-name="T6">del</text:span><text:span text:style-name="T6"> </text:span><text:span text:style-name="T6">sistema</text:span></text:p>
      <text:p text:style-name="P50"/>
      <text:p text:style-name="P62"><draw:frame draw:style-name="fr3" draw:name="Marco7" text:anchor-type="paragraph" svg:width="17cm" draw:z-index="136"><draw:text-box fo:min-height="5.498cm"><text:p text:style-name="Illustration"><draw:frame draw:style-name="fr6" draw:name="gráficos7" text:anchor-type="paragraph" svg:x="0.004cm" svg:y="0.002cm" svg:width="17cm" style:rel-width="100%" svg:height="5.498cm" style:rel-height="scale" draw:z-index="137"><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2"><draw:frame draw:style-name="fr2" draw:name="Marco8" text:anchor-type="paragraph" svg:width="10.564cm" draw:z-index="12"><draw:text-box fo:min-height="11.98cm"><text:p text:style-name="Illustration"><draw:frame draw:style-name="fr6" draw:name="gráficos8" text:anchor-type="paragraph" svg:x="0.004cm" svg:y="0.002cm" svg:width="10.564cm" style:rel-width="100%" svg:height="11.98cm" style:rel-height="scale" draw:z-index="13"><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3"/>
      <text:p text:style-name="P73"><draw:frame draw:style-name="fr4" draw:name="Marco9" text:anchor-type="paragraph" svg:width="17cm" draw:z-index="14"><draw:text-box fo:min-height="5.348cm"><text:p text:style-name="Illustration"><draw:frame draw:style-name="fr6" draw:name="gráficos9" text:anchor-type="paragraph" svg:x="0.004cm" svg:y="0.002cm" svg:width="17cm" style:rel-width="100%" svg:height="5.348cm" style:rel-height="scale" draw:z-index="15"><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3"><draw:frame draw:style-name="fr4" draw:name="Marco10" text:anchor-type="paragraph" svg:width="13.732cm" draw:z-index="16"><draw:text-box fo:min-height="12.144cm"><text:p text:style-name="Illustration"><draw:frame draw:style-name="fr6" draw:name="gráficos10" text:anchor-type="paragraph" svg:x="0.004cm" svg:y="0.002cm" svg:width="13.732cm" style:rel-width="100%" svg:height="12.144cm" style:rel-height="scale" draw:z-index="17"><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3"/>
      <text:p text:style-name="P153"><text:tab/>Replicación de sesión</text:p>
      <text:p text:style-name="P50"/>
      <text:p text:style-name="P62"><draw:frame draw:style-name="fr3" draw:name="Marco11" text:anchor-type="paragraph" svg:width="17cm" draw:z-index="138"><draw:text-box fo:min-height="6.768cm"><text:p text:style-name="Illustration"><draw:frame draw:style-name="fr6" draw:name="gráficos11" text:anchor-type="paragraph" svg:x="0.004cm" svg:y="0.002cm" svg:width="17cm" style:rel-width="100%" svg:height="6.768cm" style:rel-height="scale" draw:z-index="139"><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2"><draw:frame draw:style-name="fr3" draw:name="Marco12" text:anchor-type="paragraph" svg:width="10.675cm" draw:z-index="18"><draw:text-box fo:min-height="12.968cm"><text:p text:style-name="Illustration"><draw:frame draw:style-name="fr6" draw:name="gráficos12" text:anchor-type="paragraph" svg:x="0.004cm" svg:y="0.002cm" svg:width="10.675cm" style:rel-width="100%" svg:height="12.968cm" style:rel-height="scale" draw:z-index="19"><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153"><text:tab/>Caché</text:p>
      <text:p text:style-name="P48"/>
      <text:p text:style-name="P63"><draw:frame draw:style-name="fr4" draw:name="Marco13" text:anchor-type="paragraph" svg:width="17cm" draw:z-index="20"><draw:text-box fo:min-height="6.424cm"><text:p text:style-name="Illustration"><draw:frame draw:style-name="fr6" draw:name="gráficos13" text:anchor-type="paragraph" svg:x="0.004cm" svg:y="0.002cm" svg:width="17cm" style:rel-width="100%" svg:height="6.424cm" style:rel-height="scale" draw:z-index="21"><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3"><draw:frame draw:style-name="fr3" draw:name="Marco14" text:anchor-type="paragraph" svg:width="10.887cm" draw:z-index="22"><draw:text-box fo:min-height="13.273cm"><text:p text:style-name="Illustration"><draw:frame draw:style-name="fr6" draw:name="gráficos14" text:anchor-type="paragraph" svg:x="0.004cm" svg:y="0.002cm" svg:width="10.887cm" style:rel-width="100%" svg:height="13.273cm" style:rel-height="scale" draw:z-index="23"><draw:image xlink:href="Pictures/1000000000000180000001C6992E317F.png" xlink:type="simple" xlink:show="embed" xlink:actuate="onLoad"/></draw:frame>Ilustración <text:sequence text:ref-name="refIllustration13" text:name="Illustration" text:formula="ooow:Illustration+1" style:num-format="1">14</text:sequence>: Caché</text:p></draw:text-box></draw:frame></text:p>
      <text:p text:style-name="P57"><text:span text:style-name="T3"><text:tab/>Pruebas</text:span><text:span text:style-name="T3"> </text:span><text:span text:style-name="T3">automáticas</text:span></text:p>
      <text:p text:style-name="P47"/>
      <text:p text:style-name="P47"><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47"/>
      <text:p text:style-name="P47"><text:tab/>Las pruebas automáticas implementadas son:</text:p>
      <text:p text:style-name="P47"/>
      <text:p text:style-name="P47"><text:span text:style-name="T6"><text:tab/>Stress</text:span><text:span text:style-name="T6"> </text:span><text:span text:style-name="T6">Test (STT)</text:span></text:p>
      <text:p text:style-name="P52"/>
      <text:p text:style-name="P47"><draw:frame draw:style-name="fr3" draw:name="Marco15" text:anchor-type="paragraph" svg:width="17cm" draw:z-index="24"><draw:text-box fo:min-height="6.578cm"><text:p text:style-name="Illustration"><draw:frame draw:style-name="fr6" draw:name="gráficos15" text:anchor-type="paragraph" svg:x="0.004cm" svg:y="0.002cm" svg:width="17cm" style:rel-width="100%" svg:height="6.578cm" style:rel-height="scale" draw:z-index="25"><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6"><text:tab/>El plan de pruebas “HttpProxy - Test Plan - Prueba completa” consiste en:</text:p>
      <text:p text:style-name="P64"/>
      <text:list xml:id="list119140866" text:style-name="LS14">
        <text:list-item>
          <text:p text:style-name="P93"><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2"><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2"><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2"><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2"><text:span text:style-name="T11">Evaluar</text:span><text:span text:style-name="T11"> </text:span><text:span text:style-name="T11">una</text:span><text:span text:style-name="T11"> </text:span><text:span text:style-name="T11">resolución.</text:span></text:p>
        </text:list-item>
        <text:list-item>
          <text:p text:style-name="P82"><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2"><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2"><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57"><text:span text:style-name="T6"><text:tab/>Load</text:span><text:span text:style-name="T6"> </text:span><text:span text:style-name="T6">Test (LT)</text:span></text:p>
      <text:p text:style-name="P52"/>
      <text:p text:style-name="P53"><draw:frame draw:style-name="fr3" draw:name="Marco16" text:anchor-type="paragraph" svg:width="17cm" draw:z-index="26"><draw:text-box fo:min-height="6.179cm"><text:p text:style-name="Illustration"><draw:frame draw:style-name="fr6" draw:name="gráficos16" text:anchor-type="paragraph" svg:x="0.004cm" svg:y="0.002cm" svg:width="17cm" style:rel-width="100%" svg:height="6.179cm" style:rel-height="scale" draw:z-index="27"><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6"><text:tab/>El plan de pruebas “HttpProxy - Test Plan - Prueba completa Simple” consiste en:</text:p>
      <text:p text:style-name="P64"/>
      <text:list xml:id="list952054223" text:style-name="LS15">
        <text:list-item>
          <text:p text:style-name="P83"><text:span text:style-name="T11">Buscar</text:span><text:span text:style-name="T11"> </text:span><text:span text:style-name="T11">Trabajos</text:span><text:span text:style-name="T11"> </text:span><text:span text:style-name="T11">Prácticos.</text:span></text:p>
        </text:list-item>
        <text:list-item>
          <text:p text:style-name="P83"><text:span text:style-name="T11">Iniciar</text:span><text:span text:style-name="T11"> </text:span><text:span text:style-name="T11">Resolución.</text:span></text:p>
        </text:list-item>
        <text:list-item>
          <text:p text:style-name="P83"><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3"><text:span text:style-name="T11">Guardar</text:span><text:span text:style-name="T11"> </text:span><text:span text:style-name="T11">Resolución.</text:span></text:p>
        </text:list-item>
      </text:list>
      <text:p text:style-name="P47"/>
      <text:p text:style-name="P52"/>
      <text:p text:style-name="P47"><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2"/>
      <text:p text:style-name="P53"><draw:frame draw:style-name="fr3" draw:name="Marco17" text:anchor-type="paragraph" svg:width="17cm" draw:z-index="28"><draw:text-box fo:min-height="6.391cm"><text:p text:style-name="Illustration"><draw:frame draw:style-name="fr6" draw:name="gráficos17" text:anchor-type="paragraph" svg:x="0.004cm" svg:y="0.002cm" svg:width="17cm" style:rel-width="100%" svg:height="6.391cm" style:rel-height="scale" draw:z-index="29"><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6"><text:tab/>El plan de pruebas “HttpProxy - Test Plan – Prueba de solo sincronizar” consiste en:</text:p>
      <text:p text:style-name="P64"/>
      <text:list xml:id="list1471290768" text:style-name="LS16">
        <text:list-item>
          <text:p text:style-name="P84"><text:span text:style-name="T11">Sincronizar</text:span><text:span text:style-name="T11"> <text:tab/></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
      <text:p text:style-name="P50"/>
      <text:p text:style-name="P17"><text:tab/>Load Test Datos No Clusterizados (NST)</text:p>
      <text:p text:style-name="P52"/>
      <text:p text:style-name="P53"><draw:frame draw:style-name="fr4" draw:name="Marco18" text:anchor-type="paragraph" svg:width="17cm" draw:z-index="30"><draw:text-box fo:min-height="6.062cm"><text:p text:style-name="Illustration"><draw:frame draw:style-name="fr6" draw:name="gráficos18" text:anchor-type="paragraph" svg:x="0.004cm" svg:y="0.002cm" svg:width="17cm" style:rel-width="100%" svg:height="6.062cm" style:rel-height="scale" draw:z-index="31"><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6"><text:tab/>El plan de pruebas “HttpProxy - Test Plan - Prueba sin sincronizar” consiste en:</text:p>
      <text:p text:style-name="P64"/>
      <text:list xml:id="list1676225663" text:style-name="LS17">
        <text:list-item>
          <text:p text:style-name="P85"><text:span text:style-name="T11">Buscar</text:span><text:span text:style-name="T11"> </text:span><text:span text:style-name="T11">Trabajos</text:span><text:span text:style-name="T11"> </text:span><text:span text:style-name="T11">Prácticos.</text:span></text:p>
        </text:list-item>
        <text:list-item>
          <text:p text:style-name="P85"><text:span text:style-name="T11">Iniciar</text:span><text:span text:style-name="T11"> </text:span><text:span text:style-name="T11">Resolución.</text:span></text:p>
        </text:list-item>
        <text:list-item>
          <text:p text:style-name="P85"><text:span text:style-name="T11">Guardar</text:span><text:span text:style-name="T11"> </text:span><text:span text:style-name="T11">Resolución.</text:span></text:p>
        </text:list-item>
      </text:list>
      <text:p text:style-name="P2"/>
      <text:p text:style-name="P47"><text:tab/>Todas estas pruebas automáticas se pueden mostrar gráficamente de la siguiente forma, donde la “nube” de clientes se logra utilizando Jmeter:</text:p>
      <text:p text:style-name="P61"/>
      <text:h text:style-name="P157" text:outline-level="10"><text:bookmark-start text:name="__RefHeading__108617_1217833369"/><text:bookmark text:name="h.p4fd1k9bynqz"/>5.6. Problemas encontrados y soluciones propuestas<text:bookmark-end text:name="__RefHeading__108617_1217833369"/></text:h>
      <text:p text:style-name="P2"/>
      <text:h text:style-name="P164"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47"><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47"><text:tab/>Sin embargo, esta decisión no pudo prosperar, ya que fue imposible para las computadoras Notebook a disposición, levantar la virtualización y sobre ésta última Apache, Terracota + Tomcat ó JBoss.</text:p>
      <text:p text:style-name="P47"/>
      <text:p text:style-name="P47"><text:tab/>Finalmente, esta propuesta de presentar el trabajo en una imagen virtualizada fue dejada de lado por un simple tema de recursos de las computadoras. Seguramente es una idea que fomenta la prolijidad, pero lamentablemente no la pudimos implementar.</text:p>
      <text:p text:style-name="P19"/>
      <text:p text:style-name="P19">Los ambientes se montaron, se corrieron y se correrán directamente sobre el sistema operativo primario de las Notebooks.</text:p>
      <text:p text:style-name="P2"/>
      <text:p text:style-name="P2"/>
      <text:p text:style-name="P51"><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0"><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1"><text:tab/>MySQL</text:p>
      <text:p text:style-name="P2"/>
      <text:p text:style-name="P47"><text:tab/>En el mismo acontecimiento del punto anterior, también se bloqueó la base de datos, y al intentar conectarse con ella, aparecía el error:</text:p>
      <text:p text:style-name="P47"/>
      <text:p text:style-name="P47"><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47"><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1"><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47"><text:span text:style-name="T12">rmem_max</text:span>: <text:span text:style-name="T2">ventana máxima de recepción UDP (en bytes).</text:span></text:p>
      <text:p text:style-name="P47"><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47"><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text:span><text:span text:style-name="T12"> </text:span><text:span text:style-name="T12">sysctl</text:span><text:span text:style-name="T12"> -</text:span><text:span text:style-name="T12">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1"><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3" draw:name="Marco19" text:anchor-type="paragraph" svg:width="17cm" draw:z-index="32"><draw:text-box fo:min-height="7.9cm"><text:p text:style-name="Illustration"><draw:frame draw:style-name="fr6" draw:name="gráficos19" text:anchor-type="paragraph" svg:x="0.004cm" svg:y="0.002cm" svg:width="17cm" style:rel-width="100%" svg:height="7.9cm" style:rel-height="scale" draw:z-index="33"><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1015725105" text:style-name="LS18">
        <text:list-item>
          <text:p text:style-name="P94">Ajustes generales de performance y mejor manejo de excepciones.</text:p>
        </text:list-item>
        <text:list-item>
          <text:p text:style-name="P94">Evitar logear información; que el nivel de log sera fatal o error.</text:p>
        </text:list-item>
        <text:list-item>
          <text:p text:style-name="P94">No utilizar transacciones al hacer consultas de sólo lectura para no trabar a las posibles inserciones, modificaciones o borrados que pudieran darse en simultáneo (ver sección “Transacciones”).</text:p>
        </text:list-item>
        <text:list-item>
          <text:p text:style-name="P94">Ingresar al caché las entidades de clase Materia, ya que son invariables; utilizar el cache.</text:p>
        </text:list-item>
        <text:list-item>
          <text:p text:style-name="P117"><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1"><text:tab/>Transacciones</text:p>
      <text:p text:style-name="P51"/>
      <text:p text:style-name="P47"><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47"/>
      <text:p text:style-name="P47"><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47"/>
      <text:p text:style-name="P47"><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47"/>
      <text:p text:style-name="P47"><text:tab/>De esta manera, pudimos solucionar todos los problemas de rendimiento relacionados directamente con el código fuente de la aplicación.</text:p>
      <text:p text:style-name="P51"/>
      <text:p text:style-name="P47"><text:tab/>Ver “7.3. Apéndice 3: Detalle del manejo de transacciones”.</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1"><text:tab/>Servidores</text:p>
      <text:p text:style-name="P2"/>
      <text:p text:style-name="P47"><text:tab/>Todos los servidores se levantan con el modo debug en off.</text:p>
      <text:p text:style-name="P47"/>
      <text:p text:style-name="P47"><text:tab/>Ver “7.1. Apéndice 1: Cómo utilizar las herramientas seleccionadas”.</text:p>
      <text:p text:style-name="P10"/>
      <text:p text:style-name="P60"><text:tab/>ACPI</text:p>
      <text:p text:style-name="P2"/>
      <text:p text:style-name="P47"><text:tab/>Descubrimos también que todas nuestras computadoras tiene activa la interface ACPI para ajustar el desempeño de la CPU a la exigencia corriente.</text:p>
      <text:p text:style-name="P47"/>
      <text:p text:style-name="P47"><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47"/>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6"/>
      <text:p text:style-name="P47"><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47"><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47"><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47"><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47"/>
      <text:p text:style-name="P47">… que cambia la política de sobre demanda, por la política de siempre tener la CPU en su máximo rendimiento.</text:p>
      <text:p text:style-name="P47"/>
      <text:p text:style-name="P47"><text:tab/>Ver “7.2. Apéndice 2: Breve listado de los scripts creados”.</text:p>
      <text:p text:style-name="P10"/>
      <text:p text:style-name="P57"><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3" draw:name="Marco20" text:anchor-type="paragraph" svg:width="11.411cm" draw:z-index="34"><draw:text-box fo:min-height="13.518cm"><text:p text:style-name="Illustration"><draw:frame draw:style-name="fr6" draw:name="gráficos20" text:anchor-type="paragraph" svg:x="0.004cm" svg:y="0.002cm" svg:width="15.238cm" style:rel-width="100%" svg:height="19.823cm" style:rel-height="scale" draw:z-index="35"><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0"><text:tab/>Cache</text:p>
      <text:p text:style-name="P4"/>
      <text:p text:style-name="P47"><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47"/>
      <text:p text:style-name="P47"><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47"/>
      <text:p text:style-name="P47"><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47"/>
      <text:p text:style-name="P47"><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65" text:outline-level="10"/>
      <text:h text:style-name="P166" text:outline-level="10"><text:bookmark-start text:name="__RefHeading__108621_1217833369"/><text:bookmark text:name="h.2ldrlwfns14k"/>5.6.2. JBoss<text:bookmark-end text:name="__RefHeading__108621_1217833369"/></text:h>
      <text:p text:style-name="P2"/>
      <text:p text:style-name="P47"><text:span text:style-name="T7"><text:tab/>Cluster</text:span><text:span text:style-name="T7"> </text:span><text:span text:style-name="T7">vertical</text:span></text:p>
      <text:p text:style-name="P47"/>
      <text:p text:style-name="P47"><text:tab/>En etapa de desarrollo, resultó muy práctico poder levantar todo el cluster en una sola computadora, para poder comprobar que los pasos a seguir fueran correctos.</text:p>
      <text:p text:style-name="P47"/>
      <text:p text:style-name="P47"><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47"/>
      <text:p text:style-name="P47"><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47"/>
      <text:p text:style-name="P47"><text:tab/>Ver “7.1. Apéndice 1: Cómo utilizar las herramientas seleccionadas”.</text:p>
      <text:p text:style-name="P47"/>
      <text:p text:style-name="P47"/>
      <text:p text:style-name="P51"><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text:span><text:span text:style-name="T12">/</text:span><text:span text:style-name="T12">all</text:span><text:span text:style-name="T12">/</text:span><text:span text:style-name="T12">data</text:span><text:span text:style-name="T12">/</text:span><text:span text:style-name="T12">hornetq</text:span> de cada instancia de JBoss afectada, que posteriormente se alteró y dejó de funcionar. Parece ser un bug de JBoss 6.1.0.Final, ya que con solamente borrar los contenidos de los directorios <text:span text:style-name="T12">server</text:span><text:span text:style-name="T12">/</text:span><text:span text:style-name="T12">all</text:span><text:span text:style-name="T12">/</text:span><text:span text:style-name="T12">data</text:span><text:span text:style-name="T12">/</text:span><text:span text:style-name="T12">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7.2. Apéndice 2: Breve listado de los scripts creados”.</text:p>
      <text:p text:style-name="P51"/>
      <text:p text:style-name="P60"><text:tab/>Singleton</text:p>
      <text:p text:style-name="P51"/>
      <text:p text:style-name="P47"><text:tab/>Como se informó anteriormente, en la aplicación de pruebas hay una funcionalidad de sincronización que debe ser única en todo el cluster.</text:p>
      <text:p text:style-name="P47"/>
      <text:p text:style-name="P47"><text:tab/>En el cluster de JBoss, inicialmente se implementó dicha funcionalidad con la annotation <text:span text:style-name="T23">@Singleton</text:span>, porque nos pareció la opción evidente y trivial.</text:p>
      <text:p text:style-name="P47"/>
      <text:p text:style-name="P47"><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47"/>
      <text:p text:style-name="P47"><text:tab/>La solución a este inconveniente se ve más en detalle en la sección que sigue.</text:p>
      <text:p text:style-name="P61"/>
      <text:p text:style-name="P51"/>
      <text:p text:style-name="P47"><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2"/>
      <text:p text:style-name="P47"><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47"/>
      <text:p text:style-name="P47"><text:tab/>Investigando esta posibilidad, dimos con un problema que a partir de que lo supimos detectar, lo pudimos reconocer en todos y cada uno de los inconvenientes vividos. Se intenta explicar a continuación sus aspectos más importantes:</text:p>
      <text:p text:style-name="P47"/>
      <text:list xml:id="list760363649" text:style-name="LS19">
        <text:list-item>
          <text:p text:style-name="P95">Al comenzar este trabajo, elegimos utilizar el servidor JBoss cuya versión se puede ver en “7.1. Apéndice 1: Cómo utilizar las herramientas seleccionadas”; las versiones posteriores del mismo en aquel momento nos parecieron demasiado nuevas como para ser suficientemente estables, y las versiones anteriores al mismo parecieron estar suficientemente superadas como para elegirlas.</text:p>
        </text:list-item>
        <text:list-item>
          <text:p text:style-name="P118"><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text:a><text:a xlink:type="simple" xlink:href="http://www.jboss.org/jbosscache">.</text:a><text:a xlink:type="simple" xlink:href="http://www.jboss.org/jbosscache">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5">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5">Como la versión nueva de JBoss es una reescritura por completo, su documentación no puede ser tomada para nuestro caso.</text:p>
        </text:list-item>
        <text:list-item>
          <text:p text:style-name="P95">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7"/>
      <text:p text:style-name="P47"><text:tab/>Teniendo todo lo anteriormente nombrado en cuenta, se decidió:</text:p>
      <text:p text:style-name="P47"/>
      <text:list xml:id="list1659629934" text:style-name="LS20">
        <text:list-item>
          <text:p text:style-name="P96">Leer la documentación de todas las versiones posibles y sacar de esa lectura todas las conclusiones que se puedan sacar, y realizar todas las pruebas y todos los códigos de prueba que se puedan hacer.</text:p>
        </text:list-item>
        <text:list-item>
          <text:p text:style-name="P96">Utilizar Infinispan sólo para cache de segundo nivel de persistencia.</text:p>
        </text:list-item>
        <text:list-item>
          <text:p text:style-name="P96">Integrar manualmente a las instancias de JBoss, el componente PojoCache.</text:p>
        </text:list-item>
        <text:list-item>
          <text:p text:style-name="P96">No trabajar con JbossCache.</text:p>
        </text:list-item>
      </text:list>
      <text:p text:style-name="P47"/>
      <text:p text:style-name="P2"><text:tab/>Ver sección “Cache de segundo nivel” de este punto, y ver “7.4. Apéndice 4: Diferencias en la implementación de la sincronización” y “7.5. Apéndice 5: Código de la clase PojoCacheManagerImpl, utilizada en el cluster con Jboss”.</text:p>
      <text:p text:style-name="P10"/>
      <text:p text:style-name="P57"><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text:a><text:a xlink:type="simple" xlink:href="https://www.jboss.org/infinispan">.</text:a><text:a xlink:type="simple" xlink:href="https://www.jboss.org/infinispan">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0"/>
      <text:list xml:id="list727606165" text:style-name="LS21">
        <text:list-item>
          <text:p text:style-name="P97">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97">Lo que se expresa claramente en la documentación [INFINISPAN]: se cita textualmente.</text:p>
        </text:list-item>
      </text:list>
      <text:p text:style-name="P2"/>
      <text:p text:style-name="P47">“<text:span text:style-name="T17">On</text:span><text:span text:style-name="T17"> </text:span><text:span text:style-name="T17">Caching</text:span></text:p>
      <text:p text:style-name="P47"><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47"><text:tab/>Claramente, este es un caso en que no se mejora la performance, sin lugar a dudas.</text:p>
      <text:p text:style-name="P66"/>
      <text:p text:style-name="P51"><text:soft-page-break/><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text:span><text:span text:style-name="T12">distributable</text:span><text:span text:style-name="T12">/&gt;</text:span> se logra esto automáticamente.</text:p>
      <text:h text:style-name="P165" text:outline-level="10"/>
      <text:h text:style-name="P166" text:outline-level="10"><text:bookmark-start text:name="__RefHeading__108623_1217833369"/><text:bookmark text:name="h.ycklym4e4gi6"/>5.6.3. Terracotta + Tomcat<text:bookmark-end text:name="__RefHeading__108623_1217833369"/></text:h>
      <text:p text:style-name="P8"/>
      <text:p text:style-name="P47"><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47"/>
      <text:p text:style-name="P47"><text:tab/>En terracotta existen dos formas para poder compartir los datos de las resoluciones de trabajos prácticos inclusive entre los distintos nodos del cluster.</text:p>
      <text:p text:style-name="P47"/>
      <text:p text:style-name="P69">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66"/>
      <text:p text:style-name="P66">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65"/>
      <text:p text:style-name="P65">Map mapaResoluciones = new TerracottaClient("ip_terracotta:9510").getToolkit().getMap("myStaticMap");</text:p>
      <text:p text:style-name="P65"/>
      <text:p text:style-name="P47"><text:tab/>De esta forma, evitamos todo tipo de configuración, y todo el manejo de concurrencia y sincronización del mapa está dado automáticamente.</text:p>
      <text:p text:style-name="P8"/>
      <text:p text:style-name="P8"/>
      <text:p text:style-name="P47"><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47"><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47"/>
      <text:p text:style-name="P57"><text:tab/>La configuración necesaria para habilitar dicha cache se realiza en dos pasos:</text:p>
      <text:p text:style-name="P47"/>
      <text:p text:style-name="P61"><text:tab/>1- Archivo hibernate.cfg.xml:</text:p>
      <text:p text:style-name="P50"/>
      <text:p text:style-name="P46">&lt;property name="net.sf.ehcache.configurationResourceName"&gt;ehcache.xml&lt;/property&gt;</text:p>
      <text:p text:style-name="P47"/>
      <text:p text:style-name="P47"><text:tab/>2- Archivo de configuración ehcache.xml:</text:p>
      <text:p text:style-name="P47"/>
      <text:p text:style-name="P47"><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67">&lt;defaultCache maxElementsInMemory="15000" eternal="false"</text:p>
      <text:p text:style-name="P67"><text:tab/>timeToIdleSeconds="120" timeToLiveSeconds="120" overflowToDisk="false"&gt;</text:p>
      <text:p text:style-name="P67"><text:tab/>&lt;terracotta /&gt;</text:p>
      <text:p text:style-name="P67">&lt;/defaultCache&gt;</text:p>
      <text:p text:style-name="P67">&lt;terracottaConfig url="ip_terracotta:9510" /&gt;</text:p>
      <text:p text:style-name="P47"><text:span text:style-name="T12">&lt;/</text:span><text:span text:style-name="T12">ehcache</text:span><text:span text:style-name="T12">&gt;</text:span></text:p>
      <text:p text:style-name="P52"/>
      <text:p text:style-name="P47"/>
      <text:p text:style-name="P51"><text:tab/>Replicación de sesiones</text:p>
      <text:p text:style-name="P8"/>
      <text:p text:style-name="P47"><text:tab/>Terracotta soporta la replicación de sesiones entre los diferentes nodos del cluster [TERRACOTTA SESSIONS]. Esto se puede lograr fácilmente, modificando el archivo <text:span text:style-name="T6">context.xml </text:span>de de Tomcat:</text:p>
      <text:p text:style-name="P47"/>
      <text:p text:style-name="P47"><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47"><text:tab/>Gracias a esta configuración la sesión del usuario se replica a los diferentes nodos, de manera que ante cualquier falla de un servidor, el usuario no experimenta ningún inconveniente.</text:p>
      <text:p text:style-name="P51"/>
      <text:p text:style-name="P60"><text:tab/>Array de Servidores Terracotta</text:p>
      <text:p text:style-name="P10"/>
      <text:p text:style-name="P47"><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47"/>
      <text:p text:style-name="P61"><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7"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0"><draw:frame draw:style-name="fr4" draw:name="Marco21" text:anchor-type="paragraph" svg:width="17cm" draw:z-index="36"><draw:text-box fo:min-height="9.186cm"><text:p text:style-name="Illustration"><draw:frame draw:style-name="fr6" draw:name="gráficos21" text:anchor-type="paragraph" svg:x="0.004cm" svg:y="0.002cm" svg:width="17cm" style:rel-width="100%" svg:height="9.186cm" style:rel-height="scale" draw:z-index="37"><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47"><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47"/>
      <text:p text:style-name="P47"><text:tab/>En todos los casos:</text:p>
      <text:p text:style-name="P47"/>
      <text:list xml:id="list2162467283" text:style-name="LS22">
        <text:list-item>
          <text:p text:style-name="P98">Rendimiento: [resquests/segundo].</text:p>
        </text:list-item>
        <text:list-item>
          <text:p text:style-name="P98">Media: [milisegundos].</text:p>
        </text:list-item>
        <text:list-item>
          <text:p text:style-name="P98">Desviación estándar: [milisegundos].</text:p>
        </text:list-item>
      </text:list>
      <text:p text:style-name="P2"/>
      <text:list xml:id="list71" text:style-name="LS22">
        <text:list-item>
          <text:p text:style-name="P98">Eje X: cantidad de usuarios.</text:p>
        </text:list-item>
      </text:list>
      <text:p text:style-name="P2"/>
      <text:list xml:id="list72" text:style-name="LS22">
        <text:list-item>
          <text:p text:style-name="P122">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6" text:outline-level="10"><text:bookmark-start text:name="__RefHeading__108627_1217833369"/><text:bookmark text:name="h.i3ldv9s7yrrm"/><text:bookmark text:name="h.9wx4tdld3642"/>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47"><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2097835998" text:style-name="LS23">
        <text:list-item>
          <text:p text:style-name="P99">Levantar el cluster.</text:p>
        </text:list-item>
        <text:list-item>
          <text:p text:style-name="P99">Ingresar con dos usuarios distintos, en dos navegadores distintos.</text:p>
        </text:list-item>
        <text:list-item>
          <text:p text:style-name="P99">Repetir el punto anterior hasta que un usuario sea atendido por un nodo del cluster, y el otro usuario sea atendido por el otro nodo del cluster.</text:p>
        </text:list-item>
        <text:list-item>
          <text:p text:style-name="P99">Ir con ambos usuarios, a resolver un mismo trabajo práctico de manera colaborativa.</text:p>
        </text:list-item>
        <text:list-item>
          <text:p text:style-name="P99">Escribir texto para que se sincronice.</text:p>
        </text:list-item>
        <text:list-item>
          <text:p text:style-name="P99">Bajar el nodo que se levantó primero.</text:p>
        </text:list-item>
        <text:list-item>
          <text:p text:style-name="P99">Confirmar que la aplicación sigue andando.</text:p>
        </text:list-item>
        <text:list-item>
          <text:p text:style-name="P99">Confirmar que el usuario que fue atendido por el nodo bajado, ahora es atendido por el otro nodo; el cambio se produce de manera transparente para el usuario.</text:p>
        </text:list-item>
        <text:list-item>
          <text:p text:style-name="P99">Volver a levantar el nodo que se bajó anteriormente.</text:p>
        </text:list-item>
        <text:list-item>
          <text:p text:style-name="P99">Comprobar que el cluster se vuelve a armar.</text:p>
        </text:list-item>
        <text:list-item>
          <text:p text:style-name="P99">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7.6. Apéndice 6: Ejecución de la combinación de casos de pruebas manuales”.</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6"><text:span text:style-name="T10">Total</text:span><text:span text:style-name="T10"> </text:span><text:span text:style-name="T10">hilos</text:span></text:p>
          </table:table-cell>
          <table:table-cell table:style-name="Tabla2.A1" office:value-type="string">
            <text:p text:style-name="P36"><text:span text:style-name="T10">Rendimiento</text:span><text:span text:style-name="T10"> </text:span><text:span text:style-name="T10">total</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1">300</text:p>
          </table:table-cell>
          <table:table-cell table:style-name="Tabla2.B2" office:value-type="string">
            <text:p text:style-name="P41">41,30</text:p>
          </table:table-cell>
          <table:table-cell table:style-name="Tabla2.C2" office:value-type="string">
            <text:p text:style-name="P41">15,33</text:p>
          </table:table-cell>
          <table:table-cell table:style-name="Tabla2.D8" office:value-type="string">
            <text:p text:style-name="P41">17,31</text:p>
          </table:table-cell>
          <table:table-cell table:style-name="Tabla2.E2" office:value-type="string">
            <text:p text:style-name="P41">7,74</text:p>
          </table:table-cell>
          <table:table-cell table:style-name="Tabla2.F2" office:value-type="string">
            <text:p text:style-name="P41">7,95</text:p>
          </table:table-cell>
        </table:table-row>
        <table:table-row>
          <table:table-cell table:style-name="Tabla2.A8" office:value-type="string">
            <text:p text:style-name="P41">600</text:p>
          </table:table-cell>
          <table:table-cell table:style-name="Tabla2.B3" office:value-type="string">
            <text:p text:style-name="P41">81,68</text:p>
          </table:table-cell>
          <table:table-cell table:style-name="Tabla2.C3" office:value-type="string">
            <text:p text:style-name="P41">20,33</text:p>
          </table:table-cell>
          <table:table-cell table:style-name="Tabla2.D8" office:value-type="string">
            <text:p text:style-name="P41">17,83</text:p>
          </table:table-cell>
          <table:table-cell table:style-name="Tabla2.E3" office:value-type="string">
            <text:p text:style-name="P41">28,44</text:p>
          </table:table-cell>
          <table:table-cell table:style-name="Tabla2.F3" office:value-type="string">
            <text:p text:style-name="P41">13,61</text:p>
          </table:table-cell>
        </table:table-row>
        <table:table-row>
          <table:table-cell table:style-name="Tabla2.A8" office:value-type="string">
            <text:p text:style-name="P41">900</text:p>
          </table:table-cell>
          <table:table-cell table:style-name="Tabla2.B4" office:value-type="string">
            <text:p text:style-name="P41">119,68</text:p>
          </table:table-cell>
          <table:table-cell table:style-name="Tabla2.C4" office:value-type="string">
            <text:p text:style-name="P41">20,33</text:p>
          </table:table-cell>
          <table:table-cell table:style-name="Tabla2.D8" office:value-type="string">
            <text:p text:style-name="P41">23,75</text:p>
          </table:table-cell>
          <table:table-cell table:style-name="Tabla2.E4" office:value-type="string">
            <text:p text:style-name="P41">15,76</text:p>
          </table:table-cell>
          <table:table-cell table:style-name="Tabla2.F4" office:value-type="string">
            <text:p text:style-name="P41">14,36</text:p>
          </table:table-cell>
        </table:table-row>
        <table:table-row>
          <table:table-cell table:style-name="Tabla2.A8" office:value-type="string">
            <text:p text:style-name="P41">1100</text:p>
          </table:table-cell>
          <table:table-cell table:style-name="Tabla2.B5" office:value-type="string">
            <text:p text:style-name="P41">145,31</text:p>
          </table:table-cell>
          <table:table-cell table:style-name="Tabla2.C5" office:value-type="string">
            <text:p text:style-name="P41">27,67</text:p>
          </table:table-cell>
          <table:table-cell table:style-name="Tabla2.D8" office:value-type="string">
            <text:p text:style-name="P41">30,35</text:p>
          </table:table-cell>
          <table:table-cell table:style-name="Tabla2.E5" office:value-type="string">
            <text:p text:style-name="P41">27,42</text:p>
          </table:table-cell>
          <table:table-cell table:style-name="Tabla2.F5" office:value-type="string">
            <text:p text:style-name="P41">23,03</text:p>
          </table:table-cell>
        </table:table-row>
        <table:table-row>
          <table:table-cell table:style-name="Tabla2.A8" office:value-type="string">
            <text:p text:style-name="P41">1200</text:p>
          </table:table-cell>
          <table:table-cell table:style-name="Tabla2.B6" office:value-type="string">
            <text:p text:style-name="P41">155,78</text:p>
          </table:table-cell>
          <table:table-cell table:style-name="Tabla2.C6" office:value-type="string">
            <text:p text:style-name="P41">43,33</text:p>
          </table:table-cell>
          <table:table-cell table:style-name="Tabla2.D8" office:value-type="string">
            <text:p text:style-name="P41">46,35</text:p>
          </table:table-cell>
          <table:table-cell table:style-name="Tabla2.E6" office:value-type="string">
            <text:p text:style-name="P41">53,48</text:p>
          </table:table-cell>
          <table:table-cell table:style-name="Tabla2.F6" office:value-type="string">
            <text:p text:style-name="P41">52,28</text:p>
          </table:table-cell>
        </table:table-row>
        <table:table-row>
          <table:table-cell table:style-name="Tabla2.A8" office:value-type="string">
            <text:p text:style-name="P41">1300</text:p>
          </table:table-cell>
          <table:table-cell table:style-name="Tabla2.B7" office:value-type="string">
            <text:p text:style-name="P41">170,62</text:p>
          </table:table-cell>
          <table:table-cell table:style-name="Tabla2.C7" office:value-type="string">
            <text:p text:style-name="P41">65,67</text:p>
          </table:table-cell>
          <table:table-cell table:style-name="Tabla2.D8" office:value-type="string">
            <text:p text:style-name="P41">64,50</text:p>
          </table:table-cell>
          <table:table-cell table:style-name="Tabla2.E7" office:value-type="string">
            <text:p text:style-name="P41">70,74</text:p>
          </table:table-cell>
          <table:table-cell table:style-name="Tabla2.F7" office:value-type="string">
            <text:p text:style-name="P41">77,80</text:p>
          </table:table-cell>
        </table:table-row>
        <table:table-row>
          <table:table-cell table:style-name="Tabla2.A8" office:value-type="string">
            <text:p text:style-name="P41">1400</text:p>
          </table:table-cell>
          <table:table-cell table:style-name="Tabla2.B8" office:value-type="string">
            <text:p text:style-name="P41">182,30</text:p>
          </table:table-cell>
          <table:table-cell table:style-name="Tabla2.C8" office:value-type="string">
            <text:p text:style-name="P41">164,00</text:p>
          </table:table-cell>
          <table:table-cell table:style-name="Tabla2.D8" office:value-type="string">
            <text:p text:style-name="P41">141,15</text:p>
          </table:table-cell>
          <table:table-cell table:style-name="Tabla2.E8" office:value-type="string">
            <text:p text:style-name="P41">310,25</text:p>
          </table:table-cell>
          <table:table-cell table:style-name="Tabla2.F8" office:value-type="string">
            <text:p text:style-name="P41">232,44</text:p>
          </table:table-cell>
        </table:table-row>
      </table:table>
      <text:p text:style-name="P2"/>
      <text:p text:style-name="P2"><draw:frame draw:style-name="fr3" draw:name="Marco22" text:anchor-type="paragraph" svg:width="17cm" draw:z-index="38"><draw:text-box fo:min-height="9.382cm"><text:p text:style-name="Illustration"><draw:frame draw:style-name="fr6" draw:name="gráficos22" text:anchor-type="paragraph" svg:x="0.004cm" svg:y="0.002cm" svg:width="17cm" style:rel-width="100%" svg:height="9.382cm" style:rel-height="scale" draw:z-index="39"><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0"><draw:frame draw:style-name="fr3" draw:name="Marco23" text:anchor-type="paragraph" svg:width="17cm" draw:z-index="40"><draw:text-box fo:min-height="8.52cm"><text:p text:style-name="Illustration"><draw:frame draw:style-name="fr6" draw:name="gráficos23" text:anchor-type="paragraph" svg:x="0.004cm" svg:y="0.002cm" svg:width="17cm" style:rel-width="100%" svg:height="8.52cm" style:rel-height="scale" draw:z-index="41"><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1"><text:tab/>El punto de tiempo estándar más alto en toda la prueba, es de 474,25 milisegundos, para los datos clusterizados con 1400 usuarios, que es un valor aceptable. Se concluye que en toda la prueba, los tiempos fueron los deseables.</text:p>
      <text:p text:style-name="P47"/>
      <text:p text:style-name="P47"><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47"/>
      <text:p text:style-name="P47"><text:tab/>En esta prueba, el comportamiento del cluster de JBoss parece ser el adecuado.</text:p>
      <text:p text:style-name="P52"/>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6"><text:span text:style-name="T10">Total</text:span><text:span text:style-name="T10"> </text:span><text:span text:style-name="T10">hilos</text:span></text:p>
          </table:table-cell>
          <table:table-cell table:style-name="Tabla3.A1" office:value-type="string">
            <text:p text:style-name="P36"><text:span text:style-name="T10">Rendimiento</text:span><text:span text:style-name="T10"> </text:span><text:span text:style-name="T10">total</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1">300</text:p>
          </table:table-cell>
          <table:table-cell table:style-name="Tabla3.B2" office:value-type="string">
            <text:p text:style-name="P41">41,02</text:p>
          </table:table-cell>
          <table:table-cell table:style-name="Tabla3.C2" office:value-type="string">
            <text:p text:style-name="P41">5,33</text:p>
          </table:table-cell>
          <table:table-cell table:style-name="Tabla3.D2" office:value-type="string">
            <text:p text:style-name="P41">14,04</text:p>
          </table:table-cell>
          <table:table-cell table:style-name="Tabla3.E2" office:value-type="string">
            <text:p text:style-name="P41">3,99</text:p>
          </table:table-cell>
          <table:table-cell table:style-name="Tabla3.F2" office:value-type="string">
            <text:p text:style-name="P41">8,77</text:p>
          </table:table-cell>
        </table:table-row>
        <table:table-row>
          <table:table-cell table:style-name="Tabla3.A4" office:value-type="string">
            <text:p text:style-name="P41">600</text:p>
          </table:table-cell>
          <table:table-cell table:style-name="Tabla3.B3" office:value-type="string">
            <text:p text:style-name="P41">78,58</text:p>
          </table:table-cell>
          <table:table-cell table:style-name="Tabla3.C3" office:value-type="string">
            <text:p text:style-name="P41">4,33</text:p>
          </table:table-cell>
          <table:table-cell table:style-name="Tabla3.D3" office:value-type="string">
            <text:p text:style-name="P41">14,27</text:p>
          </table:table-cell>
          <table:table-cell table:style-name="Tabla3.E3" office:value-type="string">
            <text:p text:style-name="P41">4,32</text:p>
          </table:table-cell>
          <table:table-cell table:style-name="Tabla3.F3" office:value-type="string">
            <text:p text:style-name="P41">8,38</text:p>
          </table:table-cell>
        </table:table-row>
        <table:table-row>
          <table:table-cell table:style-name="Tabla3.A4" office:value-type="string">
            <text:p text:style-name="P41">900</text:p>
          </table:table-cell>
          <table:table-cell table:style-name="Tabla3.B4" office:value-type="string">
            <text:p text:style-name="P41">120,33</text:p>
          </table:table-cell>
          <table:table-cell table:style-name="Tabla3.C4" office:value-type="string">
            <text:p text:style-name="P41">5,33</text:p>
          </table:table-cell>
          <table:table-cell table:style-name="Tabla3.D4" office:value-type="string">
            <text:p text:style-name="P41">19,48</text:p>
          </table:table-cell>
          <table:table-cell table:style-name="Tabla3.E4" office:value-type="string">
            <text:p text:style-name="P41">9,22</text:p>
          </table:table-cell>
          <table:table-cell table:style-name="Tabla3.F4" office:value-type="string">
            <text:p text:style-name="P41">19,46</text:p>
          </table:table-cell>
        </table:table-row>
      </table:table>
      <text:p text:style-name="P8"/>
      <text:p text:style-name="P2"><draw:frame draw:style-name="fr4" draw:name="Marco24" text:anchor-type="paragraph" svg:width="17cm" draw:z-index="42"><draw:text-box fo:min-height="9.347cm"><text:p text:style-name="Illustration"><draw:frame draw:style-name="fr6" draw:name="gráficos24" text:anchor-type="paragraph" svg:x="0.004cm" svg:y="0.002cm" svg:width="17cm" style:rel-width="100%" svg:height="9.347cm" style:rel-height="scale" draw:z-index="43"><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47"><draw:frame draw:style-name="fr4" draw:name="Marco25" text:anchor-type="paragraph" svg:width="17cm" draw:z-index="44"><draw:text-box fo:min-height="9.387cm"><text:p text:style-name="Illustration"><draw:frame draw:style-name="fr6" draw:name="gráficos25" text:anchor-type="paragraph" svg:x="0.004cm" svg:y="0.002cm" svg:width="17cm" style:rel-width="100%" svg:height="9.387cm" style:rel-height="scale" draw:z-index="45"><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47"><text:tab/>El punto de tiempo estándar más alto en toda la prueba, es de 38,94 milisegundos, para los datos sin clusterizar con 900 usuarios, que es un valor aceptable. Se concluye que en toda la prueba, los tiempos fueron los deseables.</text:p>
      <text:p text:style-name="P47"/>
      <text:p text:style-name="P47"><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47"/>
      <text:p text:style-name="P47"><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47"/>
      <text:p text:style-name="P47"><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0"/>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6"><text:span text:style-name="T10">Total</text:span><text:span text:style-name="T10"> </text:span><text:span text:style-name="T10">hilos</text:span></text:p>
          </table:table-cell>
          <table:table-cell table:style-name="Tabla4.A1" office:value-type="string">
            <text:p text:style-name="P36"><text:span text:style-name="T10">Rendimiento</text:span><text:span text:style-name="T10"> </text:span><text:span text:style-name="T10">total</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1">900</text:p>
          </table:table-cell>
          <table:table-cell table:style-name="Tabla4.B2" office:value-type="string">
            <text:p text:style-name="P41">114,88</text:p>
          </table:table-cell>
          <table:table-cell table:style-name="Tabla4.C2" office:value-type="string">
            <text:p text:style-name="P41">8,00</text:p>
          </table:table-cell>
          <table:table-cell table:style-name="Tabla4.D11" office:value-type="string">
            <text:p text:style-name="P41">18,50</text:p>
          </table:table-cell>
          <table:table-cell table:style-name="Tabla4.E2" office:value-type="string">
            <text:p text:style-name="P41">4,76</text:p>
          </table:table-cell>
          <table:table-cell table:style-name="Tabla4.F2" office:value-type="string">
            <text:p text:style-name="P41">6,25</text:p>
          </table:table-cell>
        </table:table-row>
        <table:table-row>
          <table:table-cell table:style-name="Tabla4.A11" office:value-type="string">
            <text:p text:style-name="P41">2000</text:p>
          </table:table-cell>
          <table:table-cell table:style-name="Tabla4.B3" office:value-type="string">
            <text:p text:style-name="P41">256,82</text:p>
          </table:table-cell>
          <table:table-cell table:style-name="Tabla4.C3" office:value-type="string">
            <text:p text:style-name="P41">17,00</text:p>
          </table:table-cell>
          <table:table-cell table:style-name="Tabla4.D11" office:value-type="string">
            <text:p text:style-name="P41">23,46</text:p>
          </table:table-cell>
          <table:table-cell table:style-name="Tabla4.E3" office:value-type="string">
            <text:p text:style-name="P41">17,59</text:p>
          </table:table-cell>
          <table:table-cell table:style-name="Tabla4.F3" office:value-type="string">
            <text:p text:style-name="P41">15,36</text:p>
          </table:table-cell>
        </table:table-row>
        <table:table-row>
          <table:table-cell table:style-name="Tabla4.A11" office:value-type="string">
            <text:p text:style-name="P41">2600</text:p>
          </table:table-cell>
          <table:table-cell table:style-name="Tabla4.B4" office:value-type="string">
            <text:p text:style-name="P41">321,41</text:p>
          </table:table-cell>
          <table:table-cell table:style-name="Tabla4.C4" office:value-type="string">
            <text:p text:style-name="P41">19,67</text:p>
          </table:table-cell>
          <table:table-cell table:style-name="Tabla4.D11" office:value-type="string">
            <text:p text:style-name="P41">29,54</text:p>
          </table:table-cell>
          <table:table-cell table:style-name="Tabla4.E4" office:value-type="string">
            <text:p text:style-name="P41">22,02</text:p>
          </table:table-cell>
          <table:table-cell table:style-name="Tabla4.F4" office:value-type="string">
            <text:p text:style-name="P41">25,86</text:p>
          </table:table-cell>
        </table:table-row>
        <table:table-row>
          <table:table-cell table:style-name="Tabla4.A11" office:value-type="string">
            <text:p text:style-name="P41">2900</text:p>
          </table:table-cell>
          <table:table-cell table:style-name="Tabla4.B5" office:value-type="string">
            <text:p text:style-name="P41">364,00</text:p>
          </table:table-cell>
          <table:table-cell table:style-name="Tabla4.C5" office:value-type="string">
            <text:p text:style-name="P41">22,67</text:p>
          </table:table-cell>
          <table:table-cell table:style-name="Tabla4.D11" office:value-type="string">
            <text:p text:style-name="P41">35,29</text:p>
          </table:table-cell>
          <table:table-cell table:style-name="Tabla4.E5" office:value-type="string">
            <text:p text:style-name="P41">24,98</text:p>
          </table:table-cell>
          <table:table-cell table:style-name="Tabla4.F5" office:value-type="string">
            <text:p text:style-name="P41">27,05</text:p>
          </table:table-cell>
        </table:table-row>
        <table:table-row>
          <table:table-cell table:style-name="Tabla4.A11" office:value-type="string">
            <text:p text:style-name="P41">3000</text:p>
          </table:table-cell>
          <table:table-cell table:style-name="Tabla4.B6" office:value-type="string">
            <text:p text:style-name="P41">377,91</text:p>
          </table:table-cell>
          <table:table-cell table:style-name="Tabla4.C6" office:value-type="string">
            <text:p text:style-name="P41">23,67</text:p>
          </table:table-cell>
          <table:table-cell table:style-name="Tabla4.D11" office:value-type="string">
            <text:p text:style-name="P41">32,54</text:p>
          </table:table-cell>
          <table:table-cell table:style-name="Tabla4.E6" office:value-type="string">
            <text:p text:style-name="P41">29,91</text:p>
          </table:table-cell>
          <table:table-cell table:style-name="Tabla4.F6" office:value-type="string">
            <text:p text:style-name="P41">28,39</text:p>
          </table:table-cell>
        </table:table-row>
        <table:table-row>
          <table:table-cell table:style-name="Tabla4.A11" office:value-type="string">
            <text:p text:style-name="P41">3600</text:p>
          </table:table-cell>
          <table:table-cell table:style-name="Tabla4.B7" office:value-type="string">
            <text:p text:style-name="P41">454,70</text:p>
          </table:table-cell>
          <table:table-cell table:style-name="Tabla4.C7" office:value-type="string">
            <text:p text:style-name="P41">47,00</text:p>
          </table:table-cell>
          <table:table-cell table:style-name="Tabla4.D11" office:value-type="string">
            <text:p text:style-name="P41">59,83</text:p>
          </table:table-cell>
          <table:table-cell table:style-name="Tabla4.E7" office:value-type="string">
            <text:p text:style-name="P41">63,32</text:p>
          </table:table-cell>
          <table:table-cell table:style-name="Tabla4.F7" office:value-type="string">
            <text:p text:style-name="P41">61,00</text:p>
          </table:table-cell>
        </table:table-row>
        <table:table-row>
          <table:table-cell table:style-name="Tabla4.A11" office:value-type="string">
            <text:p text:style-name="P41">3800</text:p>
          </table:table-cell>
          <table:table-cell table:style-name="Tabla4.B8" office:value-type="string">
            <text:p text:style-name="P41">506,02</text:p>
          </table:table-cell>
          <table:table-cell table:style-name="Tabla4.C8" office:value-type="string">
            <text:p text:style-name="P41">65,67</text:p>
          </table:table-cell>
          <table:table-cell table:style-name="Tabla4.D11" office:value-type="string">
            <text:p text:style-name="P41">85,75</text:p>
          </table:table-cell>
          <table:table-cell table:style-name="Tabla4.E8" office:value-type="string">
            <text:p text:style-name="P41">81,93</text:p>
          </table:table-cell>
          <table:table-cell table:style-name="Tabla4.F8" office:value-type="string">
            <text:p text:style-name="P41">84,90</text:p>
          </table:table-cell>
        </table:table-row>
        <table:table-row>
          <table:table-cell table:style-name="Tabla4.A11" office:value-type="string">
            <text:p text:style-name="P41">4400</text:p>
          </table:table-cell>
          <table:table-cell table:style-name="Tabla4.B9" office:value-type="string">
            <text:p text:style-name="P41">543,98</text:p>
          </table:table-cell>
          <table:table-cell table:style-name="Tabla4.C9" office:value-type="string">
            <text:p text:style-name="P41">97,00</text:p>
          </table:table-cell>
          <table:table-cell table:style-name="Tabla4.D11" office:value-type="string">
            <text:p text:style-name="P41">111,17</text:p>
          </table:table-cell>
          <table:table-cell table:style-name="Tabla4.E9" office:value-type="string">
            <text:p text:style-name="P41">137,07</text:p>
          </table:table-cell>
          <table:table-cell table:style-name="Tabla4.F9" office:value-type="string">
            <text:p text:style-name="P41">129,10</text:p>
          </table:table-cell>
        </table:table-row>
        <table:table-row>
          <table:table-cell table:style-name="Tabla4.A11" office:value-type="string">
            <text:p text:style-name="P41">4800</text:p>
          </table:table-cell>
          <table:table-cell table:style-name="Tabla4.B10" office:value-type="string">
            <text:p text:style-name="P41">602,43</text:p>
          </table:table-cell>
          <table:table-cell table:style-name="Tabla4.C10" office:value-type="string">
            <text:p text:style-name="P41">189,00</text:p>
          </table:table-cell>
          <table:table-cell table:style-name="Tabla4.D11" office:value-type="string">
            <text:p text:style-name="P41">178,42</text:p>
          </table:table-cell>
          <table:table-cell table:style-name="Tabla4.E10" office:value-type="string">
            <text:p text:style-name="P41">228,64</text:p>
          </table:table-cell>
          <table:table-cell table:style-name="Tabla4.F10" office:value-type="string">
            <text:p text:style-name="P41">186,55</text:p>
          </table:table-cell>
        </table:table-row>
        <table:table-row>
          <table:table-cell table:style-name="Tabla4.A11" office:value-type="string">
            <text:p text:style-name="P41">5100</text:p>
          </table:table-cell>
          <table:table-cell table:style-name="Tabla4.B11" office:value-type="string">
            <text:p text:style-name="P41">611.43</text:p>
          </table:table-cell>
          <table:table-cell table:style-name="Tabla4.C11" office:value-type="string">
            <text:p text:style-name="P41">252.70</text:p>
          </table:table-cell>
          <table:table-cell table:style-name="Tabla4.D11" office:value-type="string">
            <text:p text:style-name="P41">243.92</text:p>
          </table:table-cell>
          <table:table-cell table:style-name="Tabla4.E11" office:value-type="string">
            <text:p text:style-name="P41">368.74</text:p>
          </table:table-cell>
          <table:table-cell table:style-name="Tabla4.F11" office:value-type="string">
            <text:p text:style-name="P41">335.85</text:p>
          </table:table-cell>
        </table:table-row>
      </table:table>
      <text:p text:style-name="P12"/>
      <text:p text:style-name="P3"><draw:frame draw:style-name="fr4" draw:name="Marco26" text:anchor-type="paragraph" svg:width="17cm" draw:z-index="46"><draw:text-box fo:min-height="8.996cm"><text:p text:style-name="Illustration"><draw:frame draw:style-name="fr6" draw:name="gráficos26" text:anchor-type="paragraph" svg:x="0.004cm" svg:y="0.002cm" svg:width="17cm" style:rel-width="100%" svg:height="8.996cm" style:rel-height="scale" draw:z-index="47"><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8"><draw:text-box fo:min-height="8.714cm"><text:p text:style-name="Illustration"><draw:frame draw:style-name="fr6" draw:name="gráficos27" text:anchor-type="paragraph" svg:x="0.004cm" svg:y="0.002cm" svg:width="17cm" style:rel-width="100%" svg:height="8.714cm" style:rel-height="scale" draw:z-index="49"><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47"><text:tab/>El punto de tiempo estándar más alto en toda la prueba, es de 621,44 milisegundos, para los datos clusterizados con 5100 usuarios, que es un valor aceptable. Se concluye que en toda la prueba, los tiempos fueron los deseables.</text:p>
      <text:p text:style-name="P47"/>
      <text:p text:style-name="P47"><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7"/>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6"><text:span text:style-name="T10">Total</text:span><text:span text:style-name="T10"> </text:span><text:span text:style-name="T10">hilos</text:span></text:p>
          </table:table-cell>
          <table:table-cell table:style-name="Tabla5.A1" office:value-type="string">
            <text:p text:style-name="P36"><text:span text:style-name="T10">Rendimiento</text:span><text:span text:style-name="T10"> </text:span><text:span text:style-name="T10">total</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1">900</text:p>
          </table:table-cell>
          <table:table-cell table:style-name="Tabla5.B2" office:value-type="string">
            <text:p text:style-name="P41">116,77</text:p>
          </table:table-cell>
          <table:table-cell table:style-name="Tabla5.C2" office:value-type="string">
            <text:p text:style-name="P41">5,33</text:p>
          </table:table-cell>
          <table:table-cell table:style-name="Tabla5.D8" office:value-type="string">
            <text:p text:style-name="P41">16,92</text:p>
          </table:table-cell>
          <table:table-cell table:style-name="Tabla5.E2" office:value-type="string">
            <text:p text:style-name="P41">4,19</text:p>
          </table:table-cell>
          <table:table-cell table:style-name="Tabla5.F2" office:value-type="string">
            <text:p text:style-name="P41">8,24</text:p>
          </table:table-cell>
        </table:table-row>
        <table:table-row>
          <table:table-cell table:style-name="Tabla5.A8" office:value-type="string">
            <text:p text:style-name="P41">2000</text:p>
          </table:table-cell>
          <table:table-cell table:style-name="Tabla5.B3" office:value-type="string">
            <text:p text:style-name="P41">256,92</text:p>
          </table:table-cell>
          <table:table-cell table:style-name="Tabla5.C3" office:value-type="string">
            <text:p text:style-name="P41">4,33</text:p>
          </table:table-cell>
          <table:table-cell table:style-name="Tabla5.D8" office:value-type="string">
            <text:p text:style-name="P41">15,79</text:p>
          </table:table-cell>
          <table:table-cell table:style-name="Tabla5.E3" office:value-type="string">
            <text:p text:style-name="P41">5,24</text:p>
          </table:table-cell>
          <table:table-cell table:style-name="Tabla5.F3" office:value-type="string">
            <text:p text:style-name="P41">8,47</text:p>
          </table:table-cell>
        </table:table-row>
        <table:table-row>
          <table:table-cell table:style-name="Tabla5.A8" office:value-type="string">
            <text:p text:style-name="P41">2600</text:p>
          </table:table-cell>
          <table:table-cell table:style-name="Tabla5.B4" office:value-type="string">
            <text:p text:style-name="P41">329,77</text:p>
          </table:table-cell>
          <table:table-cell table:style-name="Tabla5.C4" office:value-type="string">
            <text:p text:style-name="P41">4,67</text:p>
          </table:table-cell>
          <table:table-cell table:style-name="Tabla5.D8" office:value-type="string">
            <text:p text:style-name="P41">17,67</text:p>
          </table:table-cell>
          <table:table-cell table:style-name="Tabla5.E4" office:value-type="string">
            <text:p text:style-name="P41">6,81</text:p>
          </table:table-cell>
          <table:table-cell table:style-name="Tabla5.F4" office:value-type="string">
            <text:p text:style-name="P41">11,88</text:p>
          </table:table-cell>
        </table:table-row>
        <table:table-row>
          <table:table-cell table:style-name="Tabla5.A8" office:value-type="string">
            <text:p text:style-name="P41">2900</text:p>
          </table:table-cell>
          <table:table-cell table:style-name="Tabla5.B5" office:value-type="string">
            <text:p text:style-name="P41">372,43</text:p>
          </table:table-cell>
          <table:table-cell table:style-name="Tabla5.C5" office:value-type="string">
            <text:p text:style-name="P41">5,00</text:p>
          </table:table-cell>
          <table:table-cell table:style-name="Tabla5.D8" office:value-type="string">
            <text:p text:style-name="P41">19,58</text:p>
          </table:table-cell>
          <table:table-cell table:style-name="Tabla5.E5" office:value-type="string">
            <text:p text:style-name="P41">8,17</text:p>
          </table:table-cell>
          <table:table-cell table:style-name="Tabla5.F5" office:value-type="string">
            <text:p text:style-name="P41">14,72</text:p>
          </table:table-cell>
        </table:table-row>
        <table:table-row>
          <table:table-cell table:style-name="Tabla5.A8" office:value-type="string">
            <text:p text:style-name="P41">3000</text:p>
          </table:table-cell>
          <table:table-cell table:style-name="Tabla5.B6" office:value-type="string">
            <text:p text:style-name="P41">378,90</text:p>
          </table:table-cell>
          <table:table-cell table:style-name="Tabla5.C6" office:value-type="string">
            <text:p text:style-name="P41">7,00</text:p>
          </table:table-cell>
          <table:table-cell table:style-name="Tabla5.D8" office:value-type="string">
            <text:p text:style-name="P41">24,50</text:p>
          </table:table-cell>
          <table:table-cell table:style-name="Tabla5.E6" office:value-type="string">
            <text:p text:style-name="P41">24,57</text:p>
          </table:table-cell>
          <table:table-cell table:style-name="Tabla5.F6" office:value-type="string">
            <text:p text:style-name="P41">32,58</text:p>
          </table:table-cell>
        </table:table-row>
        <table:table-row>
          <table:table-cell table:style-name="Tabla5.A8" office:value-type="string">
            <text:p text:style-name="P41">3600</text:p>
          </table:table-cell>
          <table:table-cell table:style-name="Tabla5.B7" office:value-type="string">
            <text:p text:style-name="P41">447,12</text:p>
          </table:table-cell>
          <table:table-cell table:style-name="Tabla5.C7" office:value-type="string">
            <text:p text:style-name="P41">10,00</text:p>
          </table:table-cell>
          <table:table-cell table:style-name="Tabla5.D8" office:value-type="string">
            <text:p text:style-name="P41">32,50</text:p>
          </table:table-cell>
          <table:table-cell table:style-name="Tabla5.E7" office:value-type="string">
            <text:p text:style-name="P41">45,42</text:p>
          </table:table-cell>
          <table:table-cell table:style-name="Tabla5.F7" office:value-type="string">
            <text:p text:style-name="P41">52,78</text:p>
          </table:table-cell>
        </table:table-row>
        <table:table-row>
          <table:table-cell table:style-name="Tabla5.A8" office:value-type="string">
            <text:p text:style-name="P41">3800</text:p>
          </table:table-cell>
          <table:table-cell table:style-name="Tabla5.B8" office:value-type="string">
            <text:p text:style-name="P41">473,64</text:p>
          </table:table-cell>
          <table:table-cell table:style-name="Tabla5.C8" office:value-type="string">
            <text:p text:style-name="P41">11,33</text:p>
          </table:table-cell>
          <table:table-cell table:style-name="Tabla5.D8" office:value-type="string">
            <text:p text:style-name="P41">40,71</text:p>
          </table:table-cell>
          <table:table-cell table:style-name="Tabla5.E8" office:value-type="string">
            <text:p text:style-name="P41">55,41</text:p>
          </table:table-cell>
          <table:table-cell table:style-name="Tabla5.F8" office:value-type="string">
            <text:p text:style-name="P41">64,83</text:p>
          </table:table-cell>
        </table:table-row>
      </table:table>
      <text:p text:style-name="P8"/>
      <text:p text:style-name="P2"><draw:frame draw:style-name="fr4" draw:name="Marco28" text:anchor-type="paragraph" svg:width="17cm" draw:z-index="50"><draw:text-box fo:min-height="6.653cm"><text:p text:style-name="Illustration"><draw:frame draw:style-name="fr6" draw:name="gráficos28" text:anchor-type="paragraph" svg:x="0.004cm" svg:y="0.002cm" svg:width="17cm" style:rel-width="100%" svg:height="6.653cm" style:rel-height="scale" draw:z-index="51"><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0"><draw:frame draw:style-name="fr4" draw:name="Marco29" text:anchor-type="paragraph" svg:width="17cm" draw:z-index="52"><draw:text-box fo:min-height="6.479cm"><text:p text:style-name="Illustration"><draw:frame draw:style-name="fr6" draw:name="gráficos29" text:anchor-type="paragraph" svg:x="0.004cm" svg:y="0.002cm" svg:width="17cm" style:rel-width="100%" svg:height="6.479cm" style:rel-height="scale" draw:z-index="53"><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6"><text:span text:style-name="T10">Total</text:span><text:span text:style-name="T10"> </text:span><text:span text:style-name="T10">hilos</text:span></text:p>
          </table:table-cell>
          <table:table-cell table:style-name="Tabla6.A1" office:value-type="string">
            <text:p text:style-name="P36"><text:span text:style-name="T10">Rendimiento</text:span><text:span text:style-name="T10"> </text:span><text:span text:style-name="T10">total</text:span></text:p>
          </table:table-cell>
          <table:table-cell table:style-name="Tabla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1">1500</text:p>
          </table:table-cell>
          <table:table-cell table:style-name="Tabla6.B8" office:value-type="string">
            <text:p text:style-name="P41">172,12</text:p>
          </table:table-cell>
          <table:table-cell table:style-name="Tabla6.C8" office:value-type="string">
            <text:p text:style-name="P41">10,00</text:p>
          </table:table-cell>
          <table:table-cell table:style-name="Tabla6.D2" office:value-type="string">
            <text:p text:style-name="P41">9,77</text:p>
          </table:table-cell>
        </table:table-row>
        <table:table-row>
          <table:table-cell table:style-name="Tabla6.A8" office:value-type="string">
            <text:p text:style-name="P41">1800</text:p>
          </table:table-cell>
          <table:table-cell table:style-name="Tabla6.B8" office:value-type="string">
            <text:p text:style-name="P41">204,89</text:p>
          </table:table-cell>
          <table:table-cell table:style-name="Tabla6.C8" office:value-type="string">
            <text:p text:style-name="P41">10,67</text:p>
          </table:table-cell>
          <table:table-cell table:style-name="Tabla6.D3" office:value-type="string">
            <text:p text:style-name="P41">11,26</text:p>
          </table:table-cell>
        </table:table-row>
        <table:table-row>
          <table:table-cell table:style-name="Tabla6.A8" office:value-type="string">
            <text:p text:style-name="P41">2400</text:p>
          </table:table-cell>
          <table:table-cell table:style-name="Tabla6.B8" office:value-type="string">
            <text:p text:style-name="P41">271,97</text:p>
          </table:table-cell>
          <table:table-cell table:style-name="Tabla6.C8" office:value-type="string">
            <text:p text:style-name="P41">12,67</text:p>
          </table:table-cell>
          <table:table-cell table:style-name="Tabla6.D4" office:value-type="string">
            <text:p text:style-name="P41">13,94</text:p>
          </table:table-cell>
        </table:table-row>
        <table:table-row>
          <table:table-cell table:style-name="Tabla6.A8" office:value-type="string">
            <text:p text:style-name="P41">3000</text:p>
          </table:table-cell>
          <table:table-cell table:style-name="Tabla6.B8" office:value-type="string">
            <text:p text:style-name="P41">340,10</text:p>
          </table:table-cell>
          <table:table-cell table:style-name="Tabla6.C8" office:value-type="string">
            <text:p text:style-name="P41">16,33</text:p>
          </table:table-cell>
          <table:table-cell table:style-name="Tabla6.D5" office:value-type="string">
            <text:p text:style-name="P41">17,61</text:p>
          </table:table-cell>
        </table:table-row>
        <table:table-row>
          <table:table-cell table:style-name="Tabla6.A8" office:value-type="string">
            <text:p text:style-name="P41">3600</text:p>
          </table:table-cell>
          <table:table-cell table:style-name="Tabla6.B8" office:value-type="string">
            <text:p text:style-name="P41">401,90</text:p>
          </table:table-cell>
          <table:table-cell table:style-name="Tabla6.C8" office:value-type="string">
            <text:p text:style-name="P41">39,67</text:p>
          </table:table-cell>
          <table:table-cell table:style-name="Tabla6.D6" office:value-type="string">
            <text:p text:style-name="P41">51,51</text:p>
          </table:table-cell>
        </table:table-row>
        <table:table-row>
          <table:table-cell table:style-name="Tabla6.A8" office:value-type="string">
            <text:p text:style-name="P41">4200</text:p>
          </table:table-cell>
          <table:table-cell table:style-name="Tabla6.B8" office:value-type="string">
            <text:p text:style-name="P41">465,81</text:p>
          </table:table-cell>
          <table:table-cell table:style-name="Tabla6.C8" office:value-type="string">
            <text:p text:style-name="P41">61,33</text:p>
          </table:table-cell>
          <table:table-cell table:style-name="Tabla6.D7" office:value-type="string">
            <text:p text:style-name="P41">149,78</text:p>
          </table:table-cell>
        </table:table-row>
        <table:table-row>
          <table:table-cell table:style-name="Tabla6.A8" office:value-type="string">
            <text:p text:style-name="P41">4800</text:p>
          </table:table-cell>
          <table:table-cell table:style-name="Tabla6.B8" office:value-type="string">
            <text:p text:style-name="P41">504,77</text:p>
          </table:table-cell>
          <table:table-cell table:style-name="Tabla6.C8" office:value-type="string">
            <text:p text:style-name="P41">428,33</text:p>
          </table:table-cell>
          <table:table-cell table:style-name="Tabla6.D8" office:value-type="string">
            <text:p text:style-name="P41">633,86</text:p>
          </table:table-cell>
        </table:table-row>
      </table:table>
      <text:p text:style-name="P2"/>
      <text:p text:style-name="P2"><draw:frame draw:style-name="fr4" draw:name="Marco30" text:anchor-type="paragraph" svg:width="17cm" draw:z-index="54"><draw:text-box fo:min-height="8.026cm"><text:p text:style-name="Illustration"><draw:frame draw:style-name="fr6" draw:name="gráficos30" text:anchor-type="paragraph" svg:x="0.004cm" svg:y="0.002cm" svg:width="17cm" style:rel-width="100%" svg:height="8.026cm" style:rel-height="scale" draw:z-index="55"><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6"><draw:text-box fo:min-height="10.552cm"><text:p text:style-name="Illustration"><draw:frame draw:style-name="fr6" draw:name="gráficos31" text:anchor-type="paragraph" svg:x="0.004cm" svg:y="0.002cm" svg:width="17cm" style:rel-width="100%" svg:height="10.552cm" style:rel-height="scale" draw:z-index="57"><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47"><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6"><text:span text:style-name="T10">Total</text:span><text:span text:style-name="T10"> </text:span><text:span text:style-name="T10">hilos</text:span></text:p>
          </table:table-cell>
          <table:table-cell table:style-name="Tabla7.A1" office:value-type="string">
            <text:p text:style-name="P36"><text:span text:style-name="T10">Rendimiento</text:span><text:span text:style-name="T10"> </text:span><text:span text:style-name="T10">total</text:span></text:p>
          </table:table-cell>
          <table:table-cell table:style-name="Tabla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1">1500</text:p>
          </table:table-cell>
          <table:table-cell table:style-name="Tabla7.B7" office:value-type="string">
            <text:p text:style-name="P41">165,65</text:p>
          </table:table-cell>
          <table:table-cell table:style-name="Tabla7.C7" office:value-type="string">
            <text:p text:style-name="P41">235,67</text:p>
          </table:table-cell>
          <table:table-cell table:style-name="Tabla7.D7" office:value-type="string">
            <text:p text:style-name="P41">276,26</text:p>
          </table:table-cell>
        </table:table-row>
        <table:table-row>
          <table:table-cell table:style-name="Tabla7.A7" office:value-type="string">
            <text:p text:style-name="P41">1800</text:p>
          </table:table-cell>
          <table:table-cell table:style-name="Tabla7.B7" office:value-type="string">
            <text:p text:style-name="P41">200,27</text:p>
          </table:table-cell>
          <table:table-cell table:style-name="Tabla7.C7" office:value-type="string">
            <text:p text:style-name="P41">273,67</text:p>
          </table:table-cell>
          <table:table-cell table:style-name="Tabla7.D7" office:value-type="string">
            <text:p text:style-name="P41">688,57</text:p>
          </table:table-cell>
        </table:table-row>
        <table:table-row>
          <table:table-cell table:style-name="Tabla7.A7" office:value-type="string">
            <text:p text:style-name="P41">2400</text:p>
          </table:table-cell>
          <table:table-cell table:style-name="Tabla7.B7" office:value-type="string">
            <text:p text:style-name="P41">189,42</text:p>
          </table:table-cell>
          <table:table-cell table:style-name="Tabla7.C7" office:value-type="string">
            <text:p text:style-name="P41">4.144,33</text:p>
          </table:table-cell>
          <table:table-cell table:style-name="Tabla7.D7" office:value-type="string">
            <text:p text:style-name="P41">2.862,55</text:p>
          </table:table-cell>
        </table:table-row>
        <table:table-row>
          <table:table-cell table:style-name="Tabla7.A7" office:value-type="string">
            <text:p text:style-name="P41">3000</text:p>
          </table:table-cell>
          <table:table-cell table:style-name="Tabla7.B7" office:value-type="string">
            <text:p text:style-name="P41">194,07</text:p>
          </table:table-cell>
          <table:table-cell table:style-name="Tabla7.C7" office:value-type="string">
            <text:p text:style-name="P41">6.809,33</text:p>
          </table:table-cell>
          <table:table-cell table:style-name="Tabla7.D7" office:value-type="string">
            <text:p text:style-name="P41">4.672,45</text:p>
          </table:table-cell>
        </table:table-row>
        <table:table-row>
          <table:table-cell table:style-name="Tabla7.A7" office:value-type="string">
            <text:p text:style-name="P41">3600</text:p>
          </table:table-cell>
          <table:table-cell table:style-name="Tabla7.B7" office:value-type="string">
            <text:p text:style-name="P41">195,23</text:p>
          </table:table-cell>
          <table:table-cell table:style-name="Tabla7.C7" office:value-type="string">
            <text:p text:style-name="P41">9.418,33</text:p>
          </table:table-cell>
          <table:table-cell table:style-name="Tabla7.D7" office:value-type="string">
            <text:p text:style-name="P41">6.259,89</text:p>
          </table:table-cell>
        </table:table-row>
        <table:table-row>
          <table:table-cell table:style-name="Tabla7.A7" office:value-type="string">
            <text:p text:style-name="P41">4200</text:p>
          </table:table-cell>
          <table:table-cell table:style-name="Tabla7.B7" office:value-type="string">
            <text:p text:style-name="P41">198,77</text:p>
          </table:table-cell>
          <table:table-cell table:style-name="Tabla7.C7" office:value-type="string">
            <text:p text:style-name="P41">12.266,00</text:p>
          </table:table-cell>
          <table:table-cell table:style-name="Tabla7.D7" office:value-type="string">
            <text:p text:style-name="P41">8.037,87</text:p>
          </table:table-cell>
        </table:table-row>
      </table:table>
      <text:p text:style-name="P2"/>
      <text:p text:style-name="P3"><draw:frame draw:style-name="fr4" draw:name="Marco32" text:anchor-type="paragraph" svg:width="17cm" draw:z-index="58"><draw:text-box fo:min-height="6.727cm"><text:p text:style-name="Illustration"><draw:frame draw:style-name="fr6" draw:name="gráficos32" text:anchor-type="paragraph" svg:x="0.004cm" svg:y="0.002cm" svg:width="17cm" style:rel-width="100%" svg:height="6.727cm" style:rel-height="scale" draw:z-index="59"><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0"><draw:frame draw:style-name="fr4" draw:name="Marco33" text:anchor-type="paragraph" svg:width="17cm" draw:z-index="60"><draw:text-box fo:min-height="6.683cm"><text:p text:style-name="Illustration"><draw:frame draw:style-name="fr6" draw:name="gráficos33" text:anchor-type="paragraph" svg:x="0.004cm" svg:y="0.002cm" svg:width="17cm" style:rel-width="100%" svg:height="6.683cm" style:rel-height="scale" draw:z-index="61"><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6"><text:span text:style-name="T10">Total</text:span><text:span text:style-name="T10"> </text:span><text:span text:style-name="T10">hilos</text:span></text:p>
          </table:table-cell>
          <table:table-cell table:style-name="Tabla8.A1" office:value-type="string">
            <text:p text:style-name="P36"><text:span text:style-name="T10">Rendimiento</text:span><text:span text:style-name="T10"> </text:span><text:span text:style-name="T10">total</text:span></text:p>
          </table:table-cell>
          <table:table-cell table:style-name="Tabla8.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1">900</text:p>
          </table:table-cell>
          <table:table-cell table:style-name="Tabla8.B2" office:value-type="string">
            <text:p text:style-name="P41">99,81</text:p>
          </table:table-cell>
          <table:table-cell table:style-name="Tabla8.C2" office:value-type="string">
            <text:p text:style-name="P41">15,67</text:p>
          </table:table-cell>
          <table:table-cell table:style-name="Tabla8.D2" office:value-type="string">
            <text:p text:style-name="P41">19,26</text:p>
          </table:table-cell>
        </table:table-row>
        <table:table-row>
          <table:table-cell table:style-name="Tabla8.A8" office:value-type="string">
            <text:p text:style-name="P41">2000</text:p>
          </table:table-cell>
          <table:table-cell table:style-name="Tabla8.B3" office:value-type="string">
            <text:p text:style-name="P41">209,65</text:p>
          </table:table-cell>
          <table:table-cell table:style-name="Tabla8.C3" office:value-type="string">
            <text:p text:style-name="P41">21,33</text:p>
          </table:table-cell>
          <table:table-cell table:style-name="Tabla8.D3" office:value-type="string">
            <text:p text:style-name="P41">26,75</text:p>
          </table:table-cell>
        </table:table-row>
        <table:table-row>
          <table:table-cell table:style-name="Tabla8.A8" office:value-type="string">
            <text:p text:style-name="P41">2600</text:p>
          </table:table-cell>
          <table:table-cell table:style-name="Tabla8.B4" office:value-type="string">
            <text:p text:style-name="P41">274,53</text:p>
          </table:table-cell>
          <table:table-cell table:style-name="Tabla8.C4" office:value-type="string">
            <text:p text:style-name="P41">22,00</text:p>
          </table:table-cell>
          <table:table-cell table:style-name="Tabla8.D4" office:value-type="string">
            <text:p text:style-name="P41">27,66</text:p>
          </table:table-cell>
        </table:table-row>
        <table:table-row>
          <table:table-cell table:style-name="Tabla8.A8" office:value-type="string">
            <text:p text:style-name="P41">2900</text:p>
          </table:table-cell>
          <table:table-cell table:style-name="Tabla8.B5" office:value-type="string">
            <text:p text:style-name="P41">302,90</text:p>
          </table:table-cell>
          <table:table-cell table:style-name="Tabla8.C5" office:value-type="string">
            <text:p text:style-name="P41">26,67</text:p>
          </table:table-cell>
          <table:table-cell table:style-name="Tabla8.D5" office:value-type="string">
            <text:p text:style-name="P41">34,90</text:p>
          </table:table-cell>
        </table:table-row>
        <table:table-row>
          <table:table-cell table:style-name="Tabla8.A8" office:value-type="string">
            <text:p text:style-name="P41">3000</text:p>
          </table:table-cell>
          <table:table-cell table:style-name="Tabla8.B6" office:value-type="string">
            <text:p text:style-name="P41">319,75</text:p>
          </table:table-cell>
          <table:table-cell table:style-name="Tabla8.C6" office:value-type="string">
            <text:p text:style-name="P41">29,33</text:p>
          </table:table-cell>
          <table:table-cell table:style-name="Tabla8.D6" office:value-type="string">
            <text:p text:style-name="P41">39,62</text:p>
          </table:table-cell>
        </table:table-row>
        <table:table-row>
          <table:table-cell table:style-name="Tabla8.A8" office:value-type="string">
            <text:p text:style-name="P41">3600</text:p>
          </table:table-cell>
          <table:table-cell table:style-name="Tabla8.B7" office:value-type="string">
            <text:p text:style-name="P41">382,22</text:p>
          </table:table-cell>
          <table:table-cell table:style-name="Tabla8.C7" office:value-type="string">
            <text:p text:style-name="P41">63,33</text:p>
          </table:table-cell>
          <table:table-cell table:style-name="Tabla8.D7" office:value-type="string">
            <text:p text:style-name="P41">126,20</text:p>
          </table:table-cell>
        </table:table-row>
        <table:table-row>
          <table:table-cell table:style-name="Tabla8.A8" office:value-type="string">
            <text:p text:style-name="P41">3800</text:p>
          </table:table-cell>
          <table:table-cell table:style-name="Tabla8.B8" office:value-type="string">
            <text:p text:style-name="P41">390,22</text:p>
          </table:table-cell>
          <table:table-cell table:style-name="Tabla8.C8" office:value-type="string">
            <text:p text:style-name="P41">112,67</text:p>
          </table:table-cell>
          <table:table-cell table:style-name="Tabla8.D8" office:value-type="string">
            <text:p text:style-name="P41">292,23</text:p>
          </table:table-cell>
        </table:table-row>
      </table:table>
      <text:p text:style-name="P2"/>
      <text:p text:style-name="P8"><draw:frame draw:style-name="fr4" draw:name="Marco34" text:anchor-type="paragraph" svg:width="17cm" draw:z-index="62"><draw:text-box fo:min-height="8.294cm"><text:p text:style-name="Illustration"><draw:frame draw:style-name="fr6" draw:name="gráficos34" text:anchor-type="paragraph" svg:x="0.004cm" svg:y="0.002cm" svg:width="17cm" style:rel-width="100%" svg:height="8.294cm" style:rel-height="scale" draw:z-index="63"><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64"><draw:text-box fo:min-height="9.597cm"><text:p text:style-name="Illustration"><draw:frame draw:style-name="fr6" draw:name="gráficos35" text:anchor-type="paragraph" svg:x="0.004cm" svg:y="0.002cm" svg:width="17cm" style:rel-width="100%" svg:height="9.597cm" style:rel-height="scale" draw:z-index="65"><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47"><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6"><text:span text:style-name="T10">Total</text:span><text:span text:style-name="T10"> </text:span><text:span text:style-name="T10">hilos</text:span></text:p>
          </table:table-cell>
          <table:table-cell table:style-name="Tabla9.A1" office:value-type="string">
            <text:p text:style-name="P36"><text:span text:style-name="T10">Rendimiento</text:span><text:span text:style-name="T10"> </text:span><text:span text:style-name="T10">total</text:span></text:p>
          </table:table-cell>
          <table:table-cell table:style-name="Tabla9.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1">900</text:p>
          </table:table-cell>
          <table:table-cell table:style-name="Tabla9.B3" office:value-type="string">
            <text:p text:style-name="P41">95,58</text:p>
          </table:table-cell>
          <table:table-cell table:style-name="Tabla9.C3" office:value-type="string">
            <text:p text:style-name="P41">12,33</text:p>
          </table:table-cell>
          <table:table-cell table:style-name="Tabla9.D2" office:value-type="string">
            <text:p text:style-name="P41">17,14</text:p>
          </table:table-cell>
        </table:table-row>
        <table:table-row>
          <table:table-cell table:style-name="Tabla9.A3" office:value-type="string">
            <text:p text:style-name="P41">2000</text:p>
          </table:table-cell>
          <table:table-cell table:style-name="Tabla9.B3" office:value-type="string">
            <text:p text:style-name="P41">209,88</text:p>
          </table:table-cell>
          <table:table-cell table:style-name="Tabla9.C3" office:value-type="string">
            <text:p text:style-name="P41">85,00</text:p>
          </table:table-cell>
          <table:table-cell table:style-name="Tabla9.D3" office:value-type="string">
            <text:p text:style-name="P41">503,74</text:p>
          </table:table-cell>
        </table:table-row>
      </table:table>
      <text:p text:style-name="P11"/>
      <text:p text:style-name="P2"><draw:frame draw:style-name="fr4" draw:name="Marco36" text:anchor-type="paragraph" svg:width="17cm" draw:z-index="66"><draw:text-box fo:min-height="6.729cm"><text:p text:style-name="Illustration"><draw:frame draw:style-name="fr6" draw:name="gráficos36" text:anchor-type="paragraph" svg:x="0.004cm" svg:y="0.002cm" svg:width="17cm" style:rel-width="100%" svg:height="6.729cm" style:rel-height="scale" draw:z-index="67"><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0"><draw:frame draw:style-name="fr4" draw:name="Marco37" text:anchor-type="paragraph" svg:width="17cm" draw:z-index="68"><draw:text-box fo:min-height="6.632cm"><text:p text:style-name="Illustration"><draw:frame draw:style-name="fr6" draw:name="gráficos37" text:anchor-type="paragraph" svg:x="0.004cm" svg:y="0.002cm" svg:width="17cm" style:rel-width="100%" svg:height="6.632cm" style:rel-height="scale" draw:z-index="69"><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47"><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4" text:outline-level="10"><text:bookmark-start text:name="__RefHeading__108629_1217833369"/><text:bookmark text:name="h.o9mheojuw7bm"/><text:bookmark text:name="h.i07lmvbtciiq"/><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7.6. Apéndice 6: Ejecución de la combinación de casos de pruebas manuales”.</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6"><text:span text:style-name="T10">Total</text:span><text:span text:style-name="T10"> </text:span><text:span text:style-name="T10">hilos</text:span></text:p>
          </table:table-cell>
          <table:table-cell table:style-name="Tabla10.A1" office:value-type="string">
            <text:p text:style-name="P36"><text:span text:style-name="T10">Rendimiento</text:span><text:span text:style-name="T10"> </text:span><text:span text:style-name="T10">total</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1">300</text:p>
          </table:table-cell>
          <table:table-cell table:style-name="Tabla10.D6" office:value-type="string">
            <text:p text:style-name="P41">40,56</text:p>
          </table:table-cell>
          <table:table-cell table:style-name="Tabla10.C2" office:value-type="string">
            <text:p text:style-name="P41">5,00</text:p>
          </table:table-cell>
          <table:table-cell table:style-name="Tabla10.D6" office:value-type="string">
            <text:p text:style-name="P41">16,94</text:p>
          </table:table-cell>
          <table:table-cell table:style-name="Tabla10.E2" office:value-type="string">
            <text:p text:style-name="P41">2,86</text:p>
          </table:table-cell>
          <table:table-cell table:style-name="Tabla10.F2" office:value-type="string">
            <text:p text:style-name="P41">6,75</text:p>
          </table:table-cell>
        </table:table-row>
        <table:table-row>
          <table:table-cell table:style-name="Tabla10.A6" office:value-type="string">
            <text:p text:style-name="P41">600</text:p>
          </table:table-cell>
          <table:table-cell table:style-name="Tabla10.D6" office:value-type="string">
            <text:p text:style-name="P41">80,45</text:p>
          </table:table-cell>
          <table:table-cell table:style-name="Tabla10.C3" office:value-type="string">
            <text:p text:style-name="P41">4,67</text:p>
          </table:table-cell>
          <table:table-cell table:style-name="Tabla10.D6" office:value-type="string">
            <text:p text:style-name="P41">18,58</text:p>
          </table:table-cell>
          <table:table-cell table:style-name="Tabla10.E3" office:value-type="string">
            <text:p text:style-name="P41">3,70</text:p>
          </table:table-cell>
          <table:table-cell table:style-name="Tabla10.F3" office:value-type="string">
            <text:p text:style-name="P41">7,90</text:p>
          </table:table-cell>
        </table:table-row>
        <table:table-row>
          <table:table-cell table:style-name="Tabla10.A6" office:value-type="string">
            <text:p text:style-name="P41">900</text:p>
          </table:table-cell>
          <table:table-cell table:style-name="Tabla10.D6" office:value-type="string">
            <text:p text:style-name="P41">118,47</text:p>
          </table:table-cell>
          <table:table-cell table:style-name="Tabla10.C4" office:value-type="string">
            <text:p text:style-name="P41">6,00</text:p>
          </table:table-cell>
          <table:table-cell table:style-name="Tabla10.D6" office:value-type="string">
            <text:p text:style-name="P41">23,19</text:p>
          </table:table-cell>
          <table:table-cell table:style-name="Tabla10.E4" office:value-type="string">
            <text:p text:style-name="P41">8,31</text:p>
          </table:table-cell>
          <table:table-cell table:style-name="Tabla10.F4" office:value-type="string">
            <text:p text:style-name="P41">13,18</text:p>
          </table:table-cell>
        </table:table-row>
        <table:table-row>
          <table:table-cell table:style-name="Tabla10.A6" office:value-type="string">
            <text:p text:style-name="P41">1100</text:p>
          </table:table-cell>
          <table:table-cell table:style-name="Tabla10.D6" office:value-type="string">
            <text:p text:style-name="P41">144,40</text:p>
          </table:table-cell>
          <table:table-cell table:style-name="Tabla10.C5" office:value-type="string">
            <text:p text:style-name="P41">8,67</text:p>
          </table:table-cell>
          <table:table-cell table:style-name="Tabla10.D6" office:value-type="string">
            <text:p text:style-name="P41">36,02</text:p>
          </table:table-cell>
          <table:table-cell table:style-name="Tabla10.E5" office:value-type="string">
            <text:p text:style-name="P41">13,49</text:p>
          </table:table-cell>
          <table:table-cell table:style-name="Tabla10.F5" office:value-type="string">
            <text:p text:style-name="P41">39,93</text:p>
          </table:table-cell>
        </table:table-row>
        <table:table-row>
          <table:table-cell table:style-name="Tabla10.A6" office:value-type="string">
            <text:p text:style-name="P41">1200</text:p>
          </table:table-cell>
          <table:table-cell table:style-name="Tabla10.D6" office:value-type="string">
            <text:p text:style-name="P41">155,26</text:p>
          </table:table-cell>
          <table:table-cell table:style-name="Tabla10.C6" office:value-type="string">
            <text:p text:style-name="P41">27,33</text:p>
          </table:table-cell>
          <table:table-cell table:style-name="Tabla10.D6" office:value-type="string">
            <text:p text:style-name="P41">107,65</text:p>
          </table:table-cell>
          <table:table-cell table:style-name="Tabla10.E6" office:value-type="string">
            <text:p text:style-name="P41">69,40</text:p>
          </table:table-cell>
          <table:table-cell table:style-name="Tabla10.F6" office:value-type="string">
            <text:p text:style-name="P41">184,41</text:p>
          </table:table-cell>
        </table:table-row>
      </table:table>
      <text:p text:style-name="P2"/>
      <text:p text:style-name="P3"><draw:frame draw:style-name="fr4" draw:name="Marco38" text:anchor-type="paragraph" svg:width="17cm" draw:z-index="70"><draw:text-box fo:min-height="9.103cm"><text:p text:style-name="Illustration"><draw:frame draw:style-name="fr6" draw:name="gráficos38" text:anchor-type="paragraph" svg:x="0.004cm" svg:y="0.002cm" svg:width="17cm" style:rel-width="100%" svg:height="9.103cm" style:rel-height="scale" draw:z-index="71"><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0"><draw:frame draw:style-name="fr4" draw:name="Marco39" text:anchor-type="paragraph" svg:width="17cm" draw:z-index="72"><draw:text-box fo:min-height="9.285cm"><text:p text:style-name="Illustration"><draw:frame draw:style-name="fr6" draw:name="gráficos39" text:anchor-type="paragraph" svg:x="0.004cm" svg:y="0.002cm" svg:width="17cm" style:rel-width="100%" svg:height="9.285cm" style:rel-height="scale" draw:z-index="73"><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0"><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text:span><text:span text:style-name="T6"> </text:span><text:span text:style-name="T6">Test</text:span><text:span text:style-name="T6"> - </text:span><text:span text:style-name="T6">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6"><text:span text:style-name="T10">Total</text:span><text:span text:style-name="T10"> </text:span><text:span text:style-name="T10">hilos</text:span></text:p>
          </table:table-cell>
          <table:table-cell table:style-name="Tabla11.A1" office:value-type="string">
            <text:p text:style-name="P36"><text:span text:style-name="T10">Rendimiento</text:span><text:span text:style-name="T10"> </text:span><text:span text:style-name="T10">total</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1">300</text:p>
          </table:table-cell>
          <table:table-cell table:style-name="Tabla11.B2" office:value-type="string">
            <text:p text:style-name="P41">40,24</text:p>
          </table:table-cell>
          <table:table-cell table:style-name="Tabla11.C2" office:value-type="string">
            <text:p text:style-name="P41">3,33</text:p>
          </table:table-cell>
          <table:table-cell table:style-name="Tabla11.D6" office:value-type="string">
            <text:p text:style-name="P41">15,63</text:p>
          </table:table-cell>
          <table:table-cell table:style-name="Tabla11.E2" office:value-type="string">
            <text:p text:style-name="P41">2,79</text:p>
          </table:table-cell>
          <table:table-cell table:style-name="Tabla11.F2" office:value-type="string">
            <text:p text:style-name="P41">7,59</text:p>
          </table:table-cell>
        </table:table-row>
        <table:table-row>
          <table:table-cell table:style-name="Tabla11.A6" office:value-type="string">
            <text:p text:style-name="P41">600</text:p>
          </table:table-cell>
          <table:table-cell table:style-name="Tabla11.B3" office:value-type="string">
            <text:p text:style-name="P41">79,28</text:p>
          </table:table-cell>
          <table:table-cell table:style-name="Tabla11.C3" office:value-type="string">
            <text:p text:style-name="P41">3,00</text:p>
          </table:table-cell>
          <table:table-cell table:style-name="Tabla11.D6" office:value-type="string">
            <text:p text:style-name="P41">17,79</text:p>
          </table:table-cell>
          <table:table-cell table:style-name="Tabla11.E3" office:value-type="string">
            <text:p text:style-name="P41">3,22</text:p>
          </table:table-cell>
          <table:table-cell table:style-name="Tabla11.F3" office:value-type="string">
            <text:p text:style-name="P41">11,01</text:p>
          </table:table-cell>
        </table:table-row>
        <table:table-row>
          <table:table-cell table:style-name="Tabla11.A6" office:value-type="string">
            <text:p text:style-name="P41">750</text:p>
          </table:table-cell>
          <table:table-cell table:style-name="Tabla11.B4" office:value-type="string">
            <text:p text:style-name="P41">100,87</text:p>
          </table:table-cell>
          <table:table-cell table:style-name="Tabla11.C4" office:value-type="string">
            <text:p text:style-name="P41">4,33</text:p>
          </table:table-cell>
          <table:table-cell table:style-name="Tabla11.D6" office:value-type="string">
            <text:p text:style-name="P41">25,77</text:p>
          </table:table-cell>
          <table:table-cell table:style-name="Tabla11.E4" office:value-type="string">
            <text:p text:style-name="P41">13,43</text:p>
          </table:table-cell>
          <table:table-cell table:style-name="Tabla11.F4" office:value-type="string">
            <text:p text:style-name="P41">26,14</text:p>
          </table:table-cell>
        </table:table-row>
        <table:table-row>
          <table:table-cell table:style-name="Tabla11.A6" office:value-type="string">
            <text:p text:style-name="P41">795</text:p>
          </table:table-cell>
          <table:table-cell table:style-name="Tabla11.B5" office:value-type="string">
            <text:p text:style-name="P41">107,91</text:p>
          </table:table-cell>
          <table:table-cell table:style-name="Tabla11.C5" office:value-type="string">
            <text:p text:style-name="P41">3,67</text:p>
          </table:table-cell>
          <table:table-cell table:style-name="Tabla11.D6" office:value-type="string">
            <text:p text:style-name="P41">25,56</text:p>
          </table:table-cell>
          <table:table-cell table:style-name="Tabla11.E5" office:value-type="string">
            <text:p text:style-name="P41">10,02</text:p>
          </table:table-cell>
          <table:table-cell table:style-name="Tabla11.F5" office:value-type="string">
            <text:p text:style-name="P41">22,29</text:p>
          </table:table-cell>
        </table:table-row>
        <table:table-row>
          <table:table-cell table:style-name="Tabla11.A6" office:value-type="string">
            <text:p text:style-name="P41">855</text:p>
          </table:table-cell>
          <table:table-cell table:style-name="Tabla11.B6" office:value-type="string">
            <text:p text:style-name="P41">110,94</text:p>
          </table:table-cell>
          <table:table-cell table:style-name="Tabla11.C6" office:value-type="string">
            <text:p text:style-name="P41">13,67</text:p>
          </table:table-cell>
          <table:table-cell table:style-name="Tabla11.D6" office:value-type="string">
            <text:p text:style-name="P41">49,06</text:p>
          </table:table-cell>
          <table:table-cell table:style-name="Tabla11.E6" office:value-type="string">
            <text:p text:style-name="P41">261,66</text:p>
          </table:table-cell>
          <table:table-cell table:style-name="Tabla11.F6" office:value-type="string">
            <text:p text:style-name="P41">184,11</text:p>
          </table:table-cell>
        </table:table-row>
      </table:table>
      <text:p text:style-name="P2"/>
      <text:p text:style-name="P8"><draw:frame draw:style-name="fr4" draw:name="Marco40" text:anchor-type="paragraph" svg:width="17cm" draw:z-index="74"><draw:text-box fo:min-height="9.541cm"><text:p text:style-name="Illustration"><draw:frame draw:style-name="fr6" draw:name="gráficos40" text:anchor-type="paragraph" svg:x="0.004cm" svg:y="0.002cm" svg:width="17cm" style:rel-width="100%" svg:height="9.541cm" style:rel-height="scale" draw:z-index="75"><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6"><draw:text-box fo:min-height="10.158cm"><text:p text:style-name="Illustration"><draw:frame draw:style-name="fr6" draw:name="gráficos41" text:anchor-type="paragraph" svg:x="0.004cm" svg:y="0.002cm" svg:width="17cm" style:rel-width="100%" svg:height="10.158cm" style:rel-height="scale" draw:z-index="77"><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47"><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6"><text:span text:style-name="T10">Total</text:span><text:span text:style-name="T10"> </text:span><text:span text:style-name="T10">hilos</text:span></text:p>
          </table:table-cell>
          <table:table-cell table:style-name="Tabla12.A1" office:value-type="string">
            <text:p text:style-name="P36"><text:span text:style-name="T10">Rendimiento</text:span><text:span text:style-name="T10"> </text:span><text:span text:style-name="T10">total</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1">900</text:p>
          </table:table-cell>
          <table:table-cell table:style-name="Tabla12.B2" office:value-type="string">
            <text:p text:style-name="P41">116,14</text:p>
          </table:table-cell>
          <table:table-cell table:style-name="Tabla12.C2" office:value-type="string">
            <text:p text:style-name="P41">4,00</text:p>
          </table:table-cell>
          <table:table-cell table:style-name="Tabla12.D11" office:value-type="string">
            <text:p text:style-name="P41">16,29</text:p>
          </table:table-cell>
          <table:table-cell table:style-name="Tabla12.E2" office:value-type="string">
            <text:p text:style-name="P41">3,77</text:p>
          </table:table-cell>
          <table:table-cell table:style-name="Tabla12.F2" office:value-type="string">
            <text:p text:style-name="P41">24,77</text:p>
          </table:table-cell>
        </table:table-row>
        <table:table-row>
          <table:table-cell table:style-name="Tabla12.A11" office:value-type="string">
            <text:p text:style-name="P41">2000</text:p>
          </table:table-cell>
          <table:table-cell table:style-name="Tabla12.B3" office:value-type="string">
            <text:p text:style-name="P41">245,14</text:p>
          </table:table-cell>
          <table:table-cell table:style-name="Tabla12.C3" office:value-type="string">
            <text:p text:style-name="P41">5,67</text:p>
          </table:table-cell>
          <table:table-cell table:style-name="Tabla12.D11" office:value-type="string">
            <text:p text:style-name="P41">21,00</text:p>
          </table:table-cell>
          <table:table-cell table:style-name="Tabla12.E3" office:value-type="string">
            <text:p text:style-name="P41">9,60</text:p>
          </table:table-cell>
          <table:table-cell table:style-name="Tabla12.F3" office:value-type="string">
            <text:p text:style-name="P41">28,86</text:p>
          </table:table-cell>
        </table:table-row>
        <table:table-row>
          <table:table-cell table:style-name="Tabla12.A11" office:value-type="string">
            <text:p text:style-name="P41">2600</text:p>
          </table:table-cell>
          <table:table-cell table:style-name="Tabla12.B4" office:value-type="string">
            <text:p text:style-name="P41">328,26</text:p>
          </table:table-cell>
          <table:table-cell table:style-name="Tabla12.C4" office:value-type="string">
            <text:p text:style-name="P41">5,00</text:p>
          </table:table-cell>
          <table:table-cell table:style-name="Tabla12.D11" office:value-type="string">
            <text:p text:style-name="P41">18,58</text:p>
          </table:table-cell>
          <table:table-cell table:style-name="Tabla12.E4" office:value-type="string">
            <text:p text:style-name="P41">7,05</text:p>
          </table:table-cell>
          <table:table-cell table:style-name="Tabla12.F4" office:value-type="string">
            <text:p text:style-name="P41">7,82</text:p>
          </table:table-cell>
        </table:table-row>
        <table:table-row>
          <table:table-cell table:style-name="Tabla12.A11" office:value-type="string">
            <text:p text:style-name="P41">2900</text:p>
          </table:table-cell>
          <table:table-cell table:style-name="Tabla12.B5" office:value-type="string">
            <text:p text:style-name="P41">367,43</text:p>
          </table:table-cell>
          <table:table-cell table:style-name="Tabla12.C5" office:value-type="string">
            <text:p text:style-name="P41">6,00</text:p>
          </table:table-cell>
          <table:table-cell table:style-name="Tabla12.D11" office:value-type="string">
            <text:p text:style-name="P41">22,00</text:p>
          </table:table-cell>
          <table:table-cell table:style-name="Tabla12.E5" office:value-type="string">
            <text:p text:style-name="P41">8,35</text:p>
          </table:table-cell>
          <table:table-cell table:style-name="Tabla12.F5" office:value-type="string">
            <text:p text:style-name="P41">12,66</text:p>
          </table:table-cell>
        </table:table-row>
        <table:table-row>
          <table:table-cell table:style-name="Tabla12.A11" office:value-type="string">
            <text:p text:style-name="P41">3000</text:p>
          </table:table-cell>
          <table:table-cell table:style-name="Tabla12.B6" office:value-type="string">
            <text:p text:style-name="P41">377,58</text:p>
          </table:table-cell>
          <table:table-cell table:style-name="Tabla12.C6" office:value-type="string">
            <text:p text:style-name="P41">6,00</text:p>
          </table:table-cell>
          <table:table-cell table:style-name="Tabla12.D11" office:value-type="string">
            <text:p text:style-name="P41">20,96</text:p>
          </table:table-cell>
          <table:table-cell table:style-name="Tabla12.E6" office:value-type="string">
            <text:p text:style-name="P41">8,27</text:p>
          </table:table-cell>
          <table:table-cell table:style-name="Tabla12.F6" office:value-type="string">
            <text:p text:style-name="P41">10,72</text:p>
          </table:table-cell>
        </table:table-row>
        <table:table-row>
          <table:table-cell table:style-name="Tabla12.A11" office:value-type="string">
            <text:p text:style-name="P41">3600</text:p>
          </table:table-cell>
          <table:table-cell table:style-name="Tabla12.B7" office:value-type="string">
            <text:p text:style-name="P41">431,32</text:p>
          </table:table-cell>
          <table:table-cell table:style-name="Tabla12.C7" office:value-type="string">
            <text:p text:style-name="P41">9,00</text:p>
          </table:table-cell>
          <table:table-cell table:style-name="Tabla12.D11" office:value-type="string">
            <text:p text:style-name="P41">33,92</text:p>
          </table:table-cell>
          <table:table-cell table:style-name="Tabla12.E7" office:value-type="string">
            <text:p text:style-name="P41">20,67</text:p>
          </table:table-cell>
          <table:table-cell table:style-name="Tabla12.F7" office:value-type="string">
            <text:p text:style-name="P41">30,99</text:p>
          </table:table-cell>
        </table:table-row>
        <table:table-row>
          <table:table-cell table:style-name="Tabla12.A11" office:value-type="string">
            <text:p text:style-name="P41">3800</text:p>
          </table:table-cell>
          <table:table-cell table:style-name="Tabla12.B8" office:value-type="string">
            <text:p text:style-name="P41">481,33</text:p>
          </table:table-cell>
          <table:table-cell table:style-name="Tabla12.C8" office:value-type="string">
            <text:p text:style-name="P41">9,00</text:p>
          </table:table-cell>
          <table:table-cell table:style-name="Tabla12.D11" office:value-type="string">
            <text:p text:style-name="P41">29,75</text:p>
          </table:table-cell>
          <table:table-cell table:style-name="Tabla12.E8" office:value-type="string">
            <text:p text:style-name="P41">16,39</text:p>
          </table:table-cell>
          <table:table-cell table:style-name="Tabla12.F8" office:value-type="string">
            <text:p text:style-name="P41">23,09</text:p>
          </table:table-cell>
        </table:table-row>
        <table:table-row>
          <table:table-cell table:style-name="Tabla12.A11" office:value-type="string">
            <text:p text:style-name="P41">4400</text:p>
          </table:table-cell>
          <table:table-cell table:style-name="Tabla12.B9" office:value-type="string">
            <text:p text:style-name="P41">552,01</text:p>
          </table:table-cell>
          <table:table-cell table:style-name="Tabla12.C9" office:value-type="string">
            <text:p text:style-name="P41">14,67</text:p>
          </table:table-cell>
          <table:table-cell table:style-name="Tabla12.D11" office:value-type="string">
            <text:p text:style-name="P41">43,25</text:p>
          </table:table-cell>
          <table:table-cell table:style-name="Tabla12.E9" office:value-type="string">
            <text:p text:style-name="P41">31,08</text:p>
          </table:table-cell>
          <table:table-cell table:style-name="Tabla12.F9" office:value-type="string">
            <text:p text:style-name="P41">40,81</text:p>
          </table:table-cell>
        </table:table-row>
        <table:table-row>
          <table:table-cell table:style-name="Tabla12.A11" office:value-type="string">
            <text:p text:style-name="P41">4800</text:p>
          </table:table-cell>
          <table:table-cell table:style-name="Tabla12.B10" office:value-type="string">
            <text:p text:style-name="P41">592,65</text:p>
          </table:table-cell>
          <table:table-cell table:style-name="Tabla12.C10" office:value-type="string">
            <text:p text:style-name="P41">26,67</text:p>
          </table:table-cell>
          <table:table-cell table:style-name="Tabla12.D11" office:value-type="string">
            <text:p text:style-name="P41">76,88</text:p>
          </table:table-cell>
          <table:table-cell table:style-name="Tabla12.E10" office:value-type="string">
            <text:p text:style-name="P41">57,02</text:p>
          </table:table-cell>
          <table:table-cell table:style-name="Tabla12.F10" office:value-type="string">
            <text:p text:style-name="P41">111,89</text:p>
          </table:table-cell>
        </table:table-row>
        <table:table-row>
          <table:table-cell table:style-name="Tabla12.A11" office:value-type="string">
            <text:p text:style-name="P41">5100</text:p>
          </table:table-cell>
          <table:table-cell table:style-name="Tabla12.B11" office:value-type="string">
            <text:p text:style-name="P41">598,80</text:p>
          </table:table-cell>
          <table:table-cell table:style-name="Tabla12.C11" office:value-type="string">
            <text:p text:style-name="P41">88,67</text:p>
          </table:table-cell>
          <table:table-cell table:style-name="Tabla12.D11" office:value-type="string">
            <text:p text:style-name="P41">268,21</text:p>
          </table:table-cell>
          <table:table-cell table:style-name="Tabla12.E11" office:value-type="string">
            <text:p text:style-name="P41">1.092,89</text:p>
          </table:table-cell>
          <table:table-cell table:style-name="Tabla12.F11" office:value-type="string">
            <text:p text:style-name="P41">1.644,81</text:p>
          </table:table-cell>
        </table:table-row>
      </table:table>
      <text:p text:style-name="P2"/>
      <text:p text:style-name="P8"><draw:frame draw:style-name="fr4" draw:name="Marco42" text:anchor-type="paragraph" svg:width="17cm" draw:z-index="78"><draw:text-box fo:min-height="9.581cm"><text:p text:style-name="Illustration"><draw:frame draw:style-name="fr6" draw:name="gráficos42" text:anchor-type="paragraph" svg:x="0.004cm" svg:y="0.002cm" svg:width="17cm" style:rel-width="100%" svg:height="9.581cm" style:rel-height="scale" draw:z-index="79"><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80"><draw:text-box fo:min-height="10.153cm"><text:p text:style-name="Illustration"><draw:frame draw:style-name="fr6" draw:name="gráficos43" text:anchor-type="paragraph" svg:x="0.004cm" svg:y="0.002cm" svg:width="17cm" style:rel-width="100%" svg:height="10.153cm" style:rel-height="scale" draw:z-index="81"><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47"><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47"/>
      <text:p text:style-name="P47"><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6"><text:span text:style-name="T10">Total</text:span><text:span text:style-name="T10"> </text:span><text:span text:style-name="T10">hilos</text:span></text:p>
          </table:table-cell>
          <table:table-cell table:style-name="Tabla13.A1" office:value-type="string">
            <text:p text:style-name="P36"><text:span text:style-name="T10">Rendimiento</text:span><text:span text:style-name="T10"> </text:span><text:span text:style-name="T10">total</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1">900</text:p>
          </table:table-cell>
          <table:table-cell table:style-name="Tabla13.B2" office:value-type="string">
            <text:p text:style-name="P41">115,07</text:p>
          </table:table-cell>
          <table:table-cell table:style-name="Tabla13.C2" office:value-type="string">
            <text:p text:style-name="P41">2,33</text:p>
          </table:table-cell>
          <table:table-cell table:style-name="Tabla13.D2" office:value-type="string">
            <text:p text:style-name="P41">14,75</text:p>
          </table:table-cell>
          <table:table-cell table:style-name="Tabla13.E2" office:value-type="string">
            <text:p text:style-name="P41">2,92</text:p>
          </table:table-cell>
          <table:table-cell table:style-name="Tabla13.F2" office:value-type="string">
            <text:p text:style-name="P41">8,06</text:p>
          </table:table-cell>
        </table:table-row>
        <table:table-row>
          <table:table-cell table:style-name="Tabla13.A7" office:value-type="string">
            <text:p text:style-name="P41">2000</text:p>
          </table:table-cell>
          <table:table-cell table:style-name="Tabla13.B3" office:value-type="string">
            <text:p text:style-name="P41">253,32</text:p>
          </table:table-cell>
          <table:table-cell table:style-name="Tabla13.C3" office:value-type="string">
            <text:p text:style-name="P41">2,67</text:p>
          </table:table-cell>
          <table:table-cell table:style-name="Tabla13.D3" office:value-type="string">
            <text:p text:style-name="P41">20,00</text:p>
          </table:table-cell>
          <table:table-cell table:style-name="Tabla13.E3" office:value-type="string">
            <text:p text:style-name="P41">4,24</text:p>
          </table:table-cell>
          <table:table-cell table:style-name="Tabla13.F3" office:value-type="string">
            <text:p text:style-name="P41">10,70</text:p>
          </table:table-cell>
        </table:table-row>
        <table:table-row>
          <table:table-cell table:style-name="Tabla13.A7" office:value-type="string">
            <text:p text:style-name="P41">2600</text:p>
          </table:table-cell>
          <table:table-cell table:style-name="Tabla13.B4" office:value-type="string">
            <text:p text:style-name="P41">330,73</text:p>
          </table:table-cell>
          <table:table-cell table:style-name="Tabla13.C4" office:value-type="string">
            <text:p text:style-name="P41">3,67</text:p>
          </table:table-cell>
          <table:table-cell table:style-name="Tabla13.D4" office:value-type="string">
            <text:p text:style-name="P41">26,29</text:p>
          </table:table-cell>
          <table:table-cell table:style-name="Tabla13.E4" office:value-type="string">
            <text:p text:style-name="P41">5,66</text:p>
          </table:table-cell>
          <table:table-cell table:style-name="Tabla13.F4" office:value-type="string">
            <text:p text:style-name="P41">17,23</text:p>
          </table:table-cell>
        </table:table-row>
        <table:table-row>
          <table:table-cell table:style-name="Tabla13.A7" office:value-type="string">
            <text:p text:style-name="P41">2900</text:p>
          </table:table-cell>
          <table:table-cell table:style-name="Tabla13.B5" office:value-type="string">
            <text:p text:style-name="P41">366,46</text:p>
          </table:table-cell>
          <table:table-cell table:style-name="Tabla13.C5" office:value-type="string">
            <text:p text:style-name="P41">5,33</text:p>
          </table:table-cell>
          <table:table-cell table:style-name="Tabla13.D5" office:value-type="string">
            <text:p text:style-name="P41">34,17</text:p>
          </table:table-cell>
          <table:table-cell table:style-name="Tabla13.E5" office:value-type="string">
            <text:p text:style-name="P41">9,34</text:p>
          </table:table-cell>
          <table:table-cell table:style-name="Tabla13.F5" office:value-type="string">
            <text:p text:style-name="P41">29,44</text:p>
          </table:table-cell>
        </table:table-row>
        <table:table-row>
          <table:table-cell table:style-name="Tabla13.A7" office:value-type="string">
            <text:p text:style-name="P41">3000</text:p>
          </table:table-cell>
          <table:table-cell table:style-name="Tabla13.B6" office:value-type="string">
            <text:p text:style-name="P41">373,67</text:p>
          </table:table-cell>
          <table:table-cell table:style-name="Tabla13.C6" office:value-type="string">
            <text:p text:style-name="P41">6,00</text:p>
          </table:table-cell>
          <table:table-cell table:style-name="Tabla13.D6" office:value-type="string">
            <text:p text:style-name="P41">35,67</text:p>
          </table:table-cell>
          <table:table-cell table:style-name="Tabla13.E6" office:value-type="string">
            <text:p text:style-name="P41">16,81</text:p>
          </table:table-cell>
          <table:table-cell table:style-name="Tabla13.F6" office:value-type="string">
            <text:p text:style-name="P41">37,96</text:p>
          </table:table-cell>
        </table:table-row>
        <table:table-row>
          <table:table-cell table:style-name="Tabla13.A7" office:value-type="string">
            <text:p text:style-name="P41">3600</text:p>
          </table:table-cell>
          <table:table-cell table:style-name="Tabla13.B7" office:value-type="string">
            <text:p text:style-name="P41">436,05</text:p>
          </table:table-cell>
          <table:table-cell table:style-name="Tabla13.C7" office:value-type="string">
            <text:p text:style-name="P41">71,00</text:p>
          </table:table-cell>
          <table:table-cell table:style-name="Tabla13.D7" office:value-type="string">
            <text:p text:style-name="P41">148,29</text:p>
          </table:table-cell>
          <table:table-cell table:style-name="Tabla13.E7" office:value-type="string">
            <text:p text:style-name="P41">1.264,65</text:p>
          </table:table-cell>
          <table:table-cell table:style-name="Tabla13.F7" office:value-type="string">
            <text:p text:style-name="P41">1.298,18</text:p>
          </table:table-cell>
        </table:table-row>
      </table:table>
      <text:p text:style-name="P2"/>
      <text:p text:style-name="P8"><draw:frame draw:style-name="fr4" draw:name="Marco44" text:anchor-type="paragraph" svg:width="17cm" draw:z-index="82"><draw:text-box fo:min-height="9.728cm"><text:p text:style-name="Illustration"><draw:frame draw:style-name="fr6" draw:name="gráficos44" text:anchor-type="paragraph" svg:x="0.004cm" svg:y="0.002cm" svg:width="17cm" style:rel-width="100%" svg:height="9.728cm" style:rel-height="scale" draw:z-index="83"><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84"><draw:text-box fo:min-height="10.375cm"><text:p text:style-name="Illustration"><draw:frame draw:style-name="fr6" draw:name="gráficos45" text:anchor-type="paragraph" svg:x="0.004cm" svg:y="0.002cm" svg:width="17cm" style:rel-width="100%" svg:height="10.375cm" style:rel-height="scale" draw:z-index="85"><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47"><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47"><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6"><text:span text:style-name="T10">Total</text:span><text:span text:style-name="T10"> </text:span><text:span text:style-name="T10">hilos</text:span></text:p>
          </table:table-cell>
          <table:table-cell table:style-name="Tabla14.A1" office:value-type="string">
            <text:p text:style-name="P36"><text:span text:style-name="T10">Rendimiento</text:span><text:span text:style-name="T10"> </text:span><text:span text:style-name="T10">total</text:span></text:p>
          </table:table-cell>
          <table:table-cell table:style-name="Tabla1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1">1500</text:p>
          </table:table-cell>
          <table:table-cell table:style-name="Tabla14.B2" office:value-type="string">
            <text:p text:style-name="P41">170,82</text:p>
          </table:table-cell>
          <table:table-cell table:style-name="Tabla14.C2" office:value-type="string">
            <text:p text:style-name="P41">4,67</text:p>
          </table:table-cell>
          <table:table-cell table:style-name="Tabla14.D2" office:value-type="string">
            <text:p text:style-name="P41">7,56</text:p>
          </table:table-cell>
        </table:table-row>
        <table:table-row>
          <table:table-cell table:style-name="Tabla14.A10" office:value-type="string">
            <text:p text:style-name="P41">1800</text:p>
          </table:table-cell>
          <table:table-cell table:style-name="Tabla14.B3" office:value-type="string">
            <text:p text:style-name="P41">203,81</text:p>
          </table:table-cell>
          <table:table-cell table:style-name="Tabla14.C3" office:value-type="string">
            <text:p text:style-name="P41">4,33</text:p>
          </table:table-cell>
          <table:table-cell table:style-name="Tabla14.D3" office:value-type="string">
            <text:p text:style-name="P41">6,75</text:p>
          </table:table-cell>
        </table:table-row>
        <table:table-row>
          <table:table-cell table:style-name="Tabla14.A10" office:value-type="string">
            <text:p text:style-name="P41">2400</text:p>
          </table:table-cell>
          <table:table-cell table:style-name="Tabla14.B4" office:value-type="string">
            <text:p text:style-name="P41">269,83</text:p>
          </table:table-cell>
          <table:table-cell table:style-name="Tabla14.C4" office:value-type="string">
            <text:p text:style-name="P41">5,33</text:p>
          </table:table-cell>
          <table:table-cell table:style-name="Tabla14.D4" office:value-type="string">
            <text:p text:style-name="P41">9,03</text:p>
          </table:table-cell>
        </table:table-row>
        <table:table-row>
          <table:table-cell table:style-name="Tabla14.A10" office:value-type="string">
            <text:p text:style-name="P41">3000</text:p>
          </table:table-cell>
          <table:table-cell table:style-name="Tabla14.B5" office:value-type="string">
            <text:p text:style-name="P41">332,43</text:p>
          </table:table-cell>
          <table:table-cell table:style-name="Tabla14.C5" office:value-type="string">
            <text:p text:style-name="P41">6,33</text:p>
          </table:table-cell>
          <table:table-cell table:style-name="Tabla14.D5" office:value-type="string">
            <text:p text:style-name="P41">10,34</text:p>
          </table:table-cell>
        </table:table-row>
        <table:table-row>
          <table:table-cell table:style-name="Tabla14.A10" office:value-type="string">
            <text:p text:style-name="P41">3600</text:p>
          </table:table-cell>
          <table:table-cell table:style-name="Tabla14.B6" office:value-type="string">
            <text:p text:style-name="P41">406,23</text:p>
          </table:table-cell>
          <table:table-cell table:style-name="Tabla14.C6" office:value-type="string">
            <text:p text:style-name="P41">9,33</text:p>
          </table:table-cell>
          <table:table-cell table:style-name="Tabla14.D6" office:value-type="string">
            <text:p text:style-name="P41">17,69</text:p>
          </table:table-cell>
        </table:table-row>
        <table:table-row>
          <table:table-cell table:style-name="Tabla14.A10" office:value-type="string">
            <text:p text:style-name="P41">4200</text:p>
          </table:table-cell>
          <table:table-cell table:style-name="Tabla14.B7" office:value-type="string">
            <text:p text:style-name="P41">469,55</text:p>
          </table:table-cell>
          <table:table-cell table:style-name="Tabla14.C7" office:value-type="string">
            <text:p text:style-name="P41">13,00</text:p>
          </table:table-cell>
          <table:table-cell table:style-name="Tabla14.D7" office:value-type="string">
            <text:p text:style-name="P41">23,20</text:p>
          </table:table-cell>
        </table:table-row>
        <table:table-row>
          <table:table-cell table:style-name="Tabla14.A10" office:value-type="string">
            <text:p text:style-name="P41">4800</text:p>
          </table:table-cell>
          <table:table-cell table:style-name="Tabla14.B8" office:value-type="string">
            <text:p text:style-name="P41">537,05</text:p>
          </table:table-cell>
          <table:table-cell table:style-name="Tabla14.C8" office:value-type="string">
            <text:p text:style-name="P41">18,33</text:p>
          </table:table-cell>
          <table:table-cell table:style-name="Tabla14.D8" office:value-type="string">
            <text:p text:style-name="P41">38,05</text:p>
          </table:table-cell>
        </table:table-row>
        <table:table-row>
          <table:table-cell table:style-name="Tabla14.A10" office:value-type="string">
            <text:p text:style-name="P41">5400</text:p>
          </table:table-cell>
          <table:table-cell table:style-name="Tabla14.B9" office:value-type="string">
            <text:p text:style-name="P41">600,40</text:p>
          </table:table-cell>
          <table:table-cell table:style-name="Tabla14.C9" office:value-type="string">
            <text:p text:style-name="P41">27,33</text:p>
          </table:table-cell>
          <table:table-cell table:style-name="Tabla14.D9" office:value-type="string">
            <text:p text:style-name="P41">55,91</text:p>
          </table:table-cell>
        </table:table-row>
        <table:table-row>
          <table:table-cell table:style-name="Tabla14.A10" office:value-type="string">
            <text:p text:style-name="P41">6000</text:p>
          </table:table-cell>
          <table:table-cell table:style-name="Tabla14.B10" office:value-type="string">
            <text:p text:style-name="P41">649,73</text:p>
          </table:table-cell>
          <table:table-cell table:style-name="Tabla14.C10" office:value-type="string">
            <text:p text:style-name="P41">51,67</text:p>
          </table:table-cell>
          <table:table-cell table:style-name="Tabla14.D10" office:value-type="string">
            <text:p text:style-name="P41">114,61</text:p>
          </table:table-cell>
        </table:table-row>
      </table:table>
      <text:p text:style-name="P2"/>
      <text:p text:style-name="P2"><draw:frame draw:style-name="fr4" draw:name="Marco46" text:anchor-type="paragraph" svg:width="17cm" draw:z-index="86"><draw:text-box fo:min-height="9.775cm"><text:p text:style-name="Illustration"><draw:frame draw:style-name="fr6" draw:name="gráficos46" text:anchor-type="paragraph" svg:x="0.004cm" svg:y="0.002cm" svg:width="17cm" style:rel-width="100%" svg:height="9.775cm" style:rel-height="scale" draw:z-index="87"><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8"><draw:text-box fo:min-height="10.024cm"><text:p text:style-name="Illustration"><draw:frame draw:style-name="fr6" draw:name="gráficos47" text:anchor-type="paragraph" svg:x="0.004cm" svg:y="0.002cm" svg:width="17cm" style:rel-width="100%" svg:height="10.024cm" style:rel-height="scale" draw:z-index="89"><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47"><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6"><text:span text:style-name="T10">Total</text:span><text:span text:style-name="T10"> </text:span><text:span text:style-name="T10">hilos</text:span></text:p>
          </table:table-cell>
          <table:table-cell table:style-name="Tabla15.A1" office:value-type="string">
            <text:p text:style-name="P36"><text:span text:style-name="T10">Rendimiento</text:span><text:span text:style-name="T10"> </text:span><text:span text:style-name="T10">total</text:span></text:p>
          </table:table-cell>
          <table:table-cell table:style-name="Tabla1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1">1500</text:p>
          </table:table-cell>
          <table:table-cell table:style-name="Tabla15.B2" office:value-type="string">
            <text:p text:style-name="P41">174,10</text:p>
          </table:table-cell>
          <table:table-cell table:style-name="Tabla15.C12" office:value-type="string">
            <text:p text:style-name="P41">2,33</text:p>
          </table:table-cell>
          <table:table-cell table:style-name="Tabla15.D2" office:value-type="string">
            <text:p text:style-name="P41">2,70</text:p>
          </table:table-cell>
        </table:table-row>
        <table:table-row>
          <table:table-cell table:style-name="Tabla15.A12" office:value-type="string">
            <text:p text:style-name="P41">1800</text:p>
          </table:table-cell>
          <table:table-cell table:style-name="Tabla15.B3" office:value-type="string">
            <text:p text:style-name="P41">201,74</text:p>
          </table:table-cell>
          <table:table-cell table:style-name="Tabla15.C12" office:value-type="string">
            <text:p text:style-name="P41">2,33</text:p>
          </table:table-cell>
          <table:table-cell table:style-name="Tabla15.D3" office:value-type="string">
            <text:p text:style-name="P41">4,54</text:p>
          </table:table-cell>
        </table:table-row>
        <table:table-row>
          <table:table-cell table:style-name="Tabla15.A12" office:value-type="string">
            <text:p text:style-name="P41">2400</text:p>
          </table:table-cell>
          <table:table-cell table:style-name="Tabla15.B4" office:value-type="string">
            <text:p text:style-name="P41">271,24</text:p>
          </table:table-cell>
          <table:table-cell table:style-name="Tabla15.C12" office:value-type="string">
            <text:p text:style-name="P41">4,67</text:p>
          </table:table-cell>
          <table:table-cell table:style-name="Tabla15.D4" office:value-type="string">
            <text:p text:style-name="P41">40,83</text:p>
          </table:table-cell>
        </table:table-row>
        <table:table-row>
          <table:table-cell table:style-name="Tabla15.A12" office:value-type="string">
            <text:p text:style-name="P41">3000</text:p>
          </table:table-cell>
          <table:table-cell table:style-name="Tabla15.B5" office:value-type="string">
            <text:p text:style-name="P41">338,27</text:p>
          </table:table-cell>
          <table:table-cell table:style-name="Tabla15.C12" office:value-type="string">
            <text:p text:style-name="P41">3,33</text:p>
          </table:table-cell>
          <table:table-cell table:style-name="Tabla15.D5" office:value-type="string">
            <text:p text:style-name="P41">6,30</text:p>
          </table:table-cell>
        </table:table-row>
        <table:table-row>
          <table:table-cell table:style-name="Tabla15.A12" office:value-type="string">
            <text:p text:style-name="P41">3600</text:p>
          </table:table-cell>
          <table:table-cell table:style-name="Tabla15.B6" office:value-type="string">
            <text:p text:style-name="P41">412,26</text:p>
          </table:table-cell>
          <table:table-cell table:style-name="Tabla15.C12" office:value-type="string">
            <text:p text:style-name="P41">4,00</text:p>
          </table:table-cell>
          <table:table-cell table:style-name="Tabla15.D6" office:value-type="string">
            <text:p text:style-name="P41">5,29</text:p>
          </table:table-cell>
        </table:table-row>
        <table:table-row>
          <table:table-cell table:style-name="Tabla15.A12" office:value-type="string">
            <text:p text:style-name="P41">4200</text:p>
          </table:table-cell>
          <table:table-cell table:style-name="Tabla15.B7" office:value-type="string">
            <text:p text:style-name="P41">471,24</text:p>
          </table:table-cell>
          <table:table-cell table:style-name="Tabla15.C12" office:value-type="string">
            <text:p text:style-name="P41">5,33</text:p>
          </table:table-cell>
          <table:table-cell table:style-name="Tabla15.D7" office:value-type="string">
            <text:p text:style-name="P41">8,78</text:p>
          </table:table-cell>
        </table:table-row>
        <table:table-row>
          <table:table-cell table:style-name="Tabla15.A12" office:value-type="string">
            <text:p text:style-name="P41">4800</text:p>
          </table:table-cell>
          <table:table-cell table:style-name="Tabla15.B8" office:value-type="string">
            <text:p text:style-name="P41">538,61</text:p>
          </table:table-cell>
          <table:table-cell table:style-name="Tabla15.C12" office:value-type="string">
            <text:p text:style-name="P41">6,33</text:p>
          </table:table-cell>
          <table:table-cell table:style-name="Tabla15.D8" office:value-type="string">
            <text:p text:style-name="P41">10,69</text:p>
          </table:table-cell>
        </table:table-row>
        <table:table-row>
          <table:table-cell table:style-name="Tabla15.A12" office:value-type="string">
            <text:p text:style-name="P41">5400</text:p>
          </table:table-cell>
          <table:table-cell table:style-name="Tabla15.B9" office:value-type="string">
            <text:p text:style-name="P41">602,89</text:p>
          </table:table-cell>
          <table:table-cell table:style-name="Tabla15.C12" office:value-type="string">
            <text:p text:style-name="P41">8,67</text:p>
          </table:table-cell>
          <table:table-cell table:style-name="Tabla15.D9" office:value-type="string">
            <text:p text:style-name="P41">14,92</text:p>
          </table:table-cell>
        </table:table-row>
        <table:table-row>
          <table:table-cell table:style-name="Tabla15.A12" office:value-type="string">
            <text:p text:style-name="P41">6000</text:p>
          </table:table-cell>
          <table:table-cell table:style-name="Tabla15.B10" office:value-type="string">
            <text:p text:style-name="P41">667,29</text:p>
          </table:table-cell>
          <table:table-cell table:style-name="Tabla15.C12" office:value-type="string">
            <text:p text:style-name="P41">12,00</text:p>
          </table:table-cell>
          <table:table-cell table:style-name="Tabla15.D10" office:value-type="string">
            <text:p text:style-name="P41">23,91</text:p>
          </table:table-cell>
        </table:table-row>
        <table:table-row>
          <table:table-cell table:style-name="Tabla15.A12" office:value-type="string">
            <text:p text:style-name="P41">6600</text:p>
          </table:table-cell>
          <table:table-cell table:style-name="Tabla15.B11" office:value-type="string">
            <text:p text:style-name="P41">725,20</text:p>
          </table:table-cell>
          <table:table-cell table:style-name="Tabla15.C12" office:value-type="string">
            <text:p text:style-name="P41">20,33</text:p>
          </table:table-cell>
          <table:table-cell table:style-name="Tabla15.D11" office:value-type="string">
            <text:p text:style-name="P41">82,02</text:p>
          </table:table-cell>
        </table:table-row>
        <table:table-row>
          <table:table-cell table:style-name="Tabla15.A12" office:value-type="string">
            <text:p text:style-name="P41">7350</text:p>
          </table:table-cell>
          <table:table-cell table:style-name="Tabla15.B12" office:value-type="string">
            <text:p text:style-name="P41">782,16</text:p>
          </table:table-cell>
          <table:table-cell table:style-name="Tabla15.C12" office:value-type="string">
            <text:p text:style-name="P41">44,33</text:p>
          </table:table-cell>
          <table:table-cell table:style-name="Tabla15.D12" office:value-type="string">
            <text:p text:style-name="P41">628,65</text:p>
          </table:table-cell>
        </table:table-row>
      </table:table>
      <text:p text:style-name="P2"/>
      <text:p text:style-name="P8"><draw:frame draw:style-name="fr4" draw:name="Marco48" text:anchor-type="paragraph" svg:width="17cm" draw:z-index="90"><draw:text-box fo:min-height="9.326cm"><text:p text:style-name="Illustration"><draw:frame draw:style-name="fr6" draw:name="gráficos48" text:anchor-type="paragraph" svg:x="0.004cm" svg:y="0.002cm" svg:width="17cm" style:rel-width="100%" svg:height="9.326cm" style:rel-height="scale" draw:z-index="91"><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92"><draw:text-box fo:min-height="9.236cm"><text:p text:style-name="Illustration"><draw:frame draw:style-name="fr6" draw:name="gráficos49" text:anchor-type="paragraph" svg:x="0.004cm" svg:y="0.002cm" svg:width="17cm" style:rel-width="100%" svg:height="9.236cm" style:rel-height="scale" draw:z-index="93"><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47"><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7"/>
      <text:p text:style-name="P47"><text:tab/>Se repite el caso anterior, en que el cluster con Terracotta - Tomcat exhibe unos números notables, llegando a atender a más de 7000 usuarios.</text:p>
      <text:p text:style-name="P50"/>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6"><text:span text:style-name="T10">Total</text:span><text:span text:style-name="T10"> </text:span><text:span text:style-name="T10">hilos</text:span></text:p>
          </table:table-cell>
          <table:table-cell table:style-name="Tabla16.A1" office:value-type="string">
            <text:p text:style-name="P36"><text:span text:style-name="T10">Rendimiento</text:span><text:span text:style-name="T10"> </text:span><text:span text:style-name="T10">total</text:span></text:p>
          </table:table-cell>
          <table:table-cell table:style-name="Tabla1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1">900</text:p>
          </table:table-cell>
          <table:table-cell table:style-name="Tabla16.B2" office:value-type="string">
            <text:p text:style-name="P41">98,97</text:p>
          </table:table-cell>
          <table:table-cell table:style-name="Tabla16.C8" office:value-type="string">
            <text:p text:style-name="P41">17,67</text:p>
          </table:table-cell>
          <table:table-cell table:style-name="Tabla16.D2" office:value-type="string">
            <text:p text:style-name="P41">27,18</text:p>
          </table:table-cell>
        </table:table-row>
        <table:table-row>
          <table:table-cell table:style-name="Tabla16.A8" office:value-type="string">
            <text:p text:style-name="P41">2000</text:p>
          </table:table-cell>
          <table:table-cell table:style-name="Tabla16.B3" office:value-type="string">
            <text:p text:style-name="P41">207,44</text:p>
          </table:table-cell>
          <table:table-cell table:style-name="Tabla16.C8" office:value-type="string">
            <text:p text:style-name="P41">20,33</text:p>
          </table:table-cell>
          <table:table-cell table:style-name="Tabla16.D3" office:value-type="string">
            <text:p text:style-name="P41">24,44</text:p>
          </table:table-cell>
        </table:table-row>
        <table:table-row>
          <table:table-cell table:style-name="Tabla16.A8" office:value-type="string">
            <text:p text:style-name="P41">2600</text:p>
          </table:table-cell>
          <table:table-cell table:style-name="Tabla16.B4" office:value-type="string">
            <text:p text:style-name="P41">281,65</text:p>
          </table:table-cell>
          <table:table-cell table:style-name="Tabla16.C8" office:value-type="string">
            <text:p text:style-name="P41">23,67</text:p>
          </table:table-cell>
          <table:table-cell table:style-name="Tabla16.D4" office:value-type="string">
            <text:p text:style-name="P41">28,65</text:p>
          </table:table-cell>
        </table:table-row>
        <table:table-row>
          <table:table-cell table:style-name="Tabla16.A8" office:value-type="string">
            <text:p text:style-name="P41">2900</text:p>
          </table:table-cell>
          <table:table-cell table:style-name="Tabla16.B5" office:value-type="string">
            <text:p text:style-name="P41">311,49</text:p>
          </table:table-cell>
          <table:table-cell table:style-name="Tabla16.C8" office:value-type="string">
            <text:p text:style-name="P41">27,67</text:p>
          </table:table-cell>
          <table:table-cell table:style-name="Tabla16.D5" office:value-type="string">
            <text:p text:style-name="P41">36,57</text:p>
          </table:table-cell>
        </table:table-row>
        <table:table-row>
          <table:table-cell table:style-name="Tabla16.A8" office:value-type="string">
            <text:p text:style-name="P41">3000</text:p>
          </table:table-cell>
          <table:table-cell table:style-name="Tabla16.B6" office:value-type="string">
            <text:p text:style-name="P41">317,40</text:p>
          </table:table-cell>
          <table:table-cell table:style-name="Tabla16.C8" office:value-type="string">
            <text:p text:style-name="P41">30,00</text:p>
          </table:table-cell>
          <table:table-cell table:style-name="Tabla16.D6" office:value-type="string">
            <text:p text:style-name="P41">41,08</text:p>
          </table:table-cell>
        </table:table-row>
        <table:table-row>
          <table:table-cell table:style-name="Tabla16.A8" office:value-type="string">
            <text:p text:style-name="P41">3600</text:p>
          </table:table-cell>
          <table:table-cell table:style-name="Tabla16.B7" office:value-type="string">
            <text:p text:style-name="P41">379,87</text:p>
          </table:table-cell>
          <table:table-cell table:style-name="Tabla16.C8" office:value-type="string">
            <text:p text:style-name="P41">166,00</text:p>
          </table:table-cell>
          <table:table-cell table:style-name="Tabla16.D7" office:value-type="string">
            <text:p text:style-name="P41">629,73</text:p>
          </table:table-cell>
        </table:table-row>
        <table:table-row>
          <table:table-cell table:style-name="Tabla16.A8" office:value-type="string">
            <text:p text:style-name="P41">3800</text:p>
          </table:table-cell>
          <table:table-cell table:style-name="Tabla16.B8" office:value-type="string">
            <text:p text:style-name="P41">395,35</text:p>
          </table:table-cell>
          <table:table-cell table:style-name="Tabla16.C8" office:value-type="string">
            <text:p text:style-name="P41">310,00</text:p>
          </table:table-cell>
          <table:table-cell table:style-name="Tabla16.D8" office:value-type="string">
            <text:p text:style-name="P41">1.049,89</text:p>
          </table:table-cell>
        </table:table-row>
      </table:table>
      <text:p text:style-name="P2"/>
      <text:p text:style-name="P70"><draw:frame draw:style-name="fr3" draw:name="Marco50" text:anchor-type="paragraph" svg:width="17cm" draw:z-index="140"><draw:text-box fo:min-height="9.317cm"><text:p text:style-name="Illustration"><draw:frame draw:style-name="fr7" draw:name="gráficos50" text:anchor-type="paragraph" svg:x="0.004cm" svg:y="0.002cm" svg:width="17cm" style:rel-width="100%" svg:height="9.317cm" style:rel-height="scale" draw:z-index="141"><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94"><draw:text-box fo:min-height="9.76cm"><text:p text:style-name="Illustration"><draw:frame draw:style-name="fr6" draw:name="gráficos51" text:anchor-type="paragraph" svg:x="0.004cm" svg:y="0.002cm" svg:width="17cm" style:rel-width="100%" svg:height="9.76cm" style:rel-height="scale" draw:z-index="95"><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47"><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47"/>
      <text:p text:style-name="P47"><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6"><text:span text:style-name="T10">Total</text:span><text:span text:style-name="T10"> </text:span><text:span text:style-name="T10">hilos</text:span></text:p>
          </table:table-cell>
          <table:table-cell table:style-name="Tabla17.A1" office:value-type="string">
            <text:p text:style-name="P36"><text:span text:style-name="T10">Rendimiento</text:span><text:span text:style-name="T10"> </text:span><text:span text:style-name="T10">total</text:span></text:p>
          </table:table-cell>
          <table:table-cell table:style-name="Tabla1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1">900</text:p>
          </table:table-cell>
          <table:table-cell table:style-name="Tabla17.B5" office:value-type="string">
            <text:p text:style-name="P41">99,25</text:p>
          </table:table-cell>
          <table:table-cell table:style-name="Tabla17.C5" office:value-type="string">
            <text:p text:style-name="P41">14,67</text:p>
          </table:table-cell>
          <table:table-cell table:style-name="Tabla17.D2" office:value-type="string">
            <text:p text:style-name="P41">17,35</text:p>
          </table:table-cell>
        </table:table-row>
        <table:table-row>
          <table:table-cell table:style-name="Tabla17.A5" office:value-type="string">
            <text:p text:style-name="P41">1300</text:p>
          </table:table-cell>
          <table:table-cell table:style-name="Tabla17.B5" office:value-type="string">
            <text:p text:style-name="P41">134,05</text:p>
          </table:table-cell>
          <table:table-cell table:style-name="Tabla17.C5" office:value-type="string">
            <text:p text:style-name="P41">18,00</text:p>
          </table:table-cell>
          <table:table-cell table:style-name="Tabla17.D3" office:value-type="string">
            <text:p text:style-name="P41">21,92</text:p>
          </table:table-cell>
        </table:table-row>
        <table:table-row>
          <table:table-cell table:style-name="Tabla17.A5" office:value-type="string">
            <text:p text:style-name="P41">1700</text:p>
          </table:table-cell>
          <table:table-cell table:style-name="Tabla17.B5" office:value-type="string">
            <text:p text:style-name="P41">180,15</text:p>
          </table:table-cell>
          <table:table-cell table:style-name="Tabla17.C5" office:value-type="string">
            <text:p text:style-name="P41">27,00</text:p>
          </table:table-cell>
          <table:table-cell table:style-name="Tabla17.D4" office:value-type="string">
            <text:p text:style-name="P41">47,27</text:p>
          </table:table-cell>
        </table:table-row>
        <table:table-row>
          <table:table-cell table:style-name="Tabla17.A5" office:value-type="string">
            <text:p text:style-name="P41">2000</text:p>
          </table:table-cell>
          <table:table-cell table:style-name="Tabla17.B5" office:value-type="string">
            <text:p text:style-name="P41">213,34</text:p>
          </table:table-cell>
          <table:table-cell table:style-name="Tabla17.C5" office:value-type="string">
            <text:p text:style-name="P41">132,00</text:p>
          </table:table-cell>
          <table:table-cell table:style-name="Tabla17.D5" office:value-type="string">
            <text:p text:style-name="P41">506,79</text:p>
          </table:table-cell>
        </table:table-row>
      </table:table>
      <text:p text:style-name="P2"/>
      <text:p text:style-name="P47"><draw:frame draw:style-name="fr4" draw:name="Marco52" text:anchor-type="paragraph" svg:width="17cm" draw:z-index="96"><draw:text-box fo:min-height="6.925cm"><text:p text:style-name="Illustration"><draw:frame draw:style-name="fr6" draw:name="gráficos52" text:anchor-type="paragraph" svg:x="0.004cm" svg:y="0.002cm" svg:width="17cm" style:rel-width="100%" svg:height="6.925cm" style:rel-height="scale" draw:z-index="97"><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57"/>
      <text:p text:style-name="P61"><draw:frame draw:style-name="fr4" draw:name="Marco53" text:anchor-type="paragraph" svg:width="17cm" draw:z-index="98"><draw:text-box fo:min-height="7.179cm"><text:p text:style-name="Illustration"><draw:frame draw:style-name="fr6" draw:name="gráficos53" text:anchor-type="paragraph" svg:x="0.004cm" svg:y="0.002cm" svg:width="17cm" style:rel-width="100%" svg:height="7.179cm" style:rel-height="scale" draw:z-index="99"><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1"><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47"><text:tab/>Se retorna a los patrones de comportamiento más frecuentes.</text:p>
      <text:p text:style-name="Standard"/>
      <text:h text:style-name="P162" text:outline-level="10"><text:bookmark-start text:name="__RefHeading__108631_1217833369"/><text:bookmark text:name="h.bxz8mc39rq3m"/>6. Conclusiones<text:bookmark-end text:name="__RefHeading__108631_1217833369"/></text:h>
      <text:p text:style-name="P4"/>
      <text:p text:style-name="P47"><text:tab/>Podemos analizar los resultados a partir de las propiedades de arquitectura perseguidas:</text:p>
      <text:p text:style-name="P47"/>
      <text:list xml:id="list671011214" text:style-name="LS24">
        <text:list-item>
          <text:p text:style-name="P100">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0"/>
      <text:list xml:id="list654971101" text:continue-numbering="true" text:style-name="LS24">
        <text:list-header>
          <text:p text:style-name="P135">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47"/>
      <text:list xml:id="list877471975" text:style-name="LS25">
        <text:list-item>
          <text:p text:style-name="P101">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47"/>
      <text:list xml:id="list86" text:style-name="LS25">
        <text:list-item>
          <text:p text:style-name="P101">Escalabilidad: ambas herramientas probaron proveer de buena escalabilidad, ya que en ambos casos es posible con bastante facilidad agregar nuevos nodos al cluster, y así soportar diferentes niveles de carga del sistema.</text:p>
        </text:list-item>
      </text:list>
      <text:p text:style-name="P47"/>
      <text:list xml:id="list87" text:style-name="LS25">
        <text:list-item>
          <text:p text:style-name="P123">Elasticidad: en los siguientes gráfico presentamos la comparativa de los resultados de las pruebas de carga para ambas herramientas:</text:p>
        </text:list-item>
      </text:list>
      <text:p text:style-name="P30"/>
      <text:p text:style-name="P30"><draw:frame draw:style-name="fr4" draw:name="Marco54" text:anchor-type="paragraph" svg:width="17cm" draw:z-index="100"><draw:text-box fo:min-height="8.366cm"><text:p text:style-name="Illustration"><draw:frame draw:style-name="fr6" draw:name="gráficos54" text:anchor-type="paragraph" svg:x="0.004cm" svg:y="0.002cm" svg:width="17cm" style:rel-width="100%" svg:height="8.366cm" style:rel-height="scale" draw:z-index="101"><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102"><draw:text-box fo:min-height="8.576cm"><text:p text:style-name="Illustration"><draw:frame draw:style-name="fr6" draw:name="gráficos55" text:anchor-type="paragraph" svg:x="0.004cm" svg:y="0.002cm" svg:width="17cm" style:rel-width="100%" svg:height="8.576cm" style:rel-height="scale" draw:z-index="103"><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2" text:outline-level="10"><text:bookmark-start text:name="__RefHeading__108633_1217833369"/><text:bookmark text:name="h.moj4eujuar2c"/>7. Apéndices<text:bookmark-end text:name="__RefHeading__108633_1217833369"/></text:h>
      <text:p text:style-name="P2"/>
      <text:h text:style-name="P156"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1577178763" text:style-name="LS26">
        <text:list-item>
          <text:p text:style-name="P119">terracotta</text:p>
        </text:list-item>
        <text:list-item>
          <text:p text:style-name="P119">basededatos</text:p>
        </text:list-item>
        <text:list-item>
          <text:p text:style-name="P119">apache</text:p>
        </text:list-item>
        <text:list-item>
          <text:p text:style-name="P102"><text:span text:style-name="T12">worker</text:span><text:span text:style-name="T12">1</text:span></text:p>
        </text:list-item>
        <text:list-item>
          <text:p text:style-name="P102"><text:span text:style-name="T12">worker</text:span><text:span text:style-name="T12">2</text:span></text:p>
        </text:list-item>
      </text:list>
      <text:p text:style-name="P2"/>
      <text:p text:style-name="P2"><text:tab/>Por ejemplo, en una corrida puntual:</text:p>
      <text:p text:style-name="P2"/>
      <text:p text:style-name="P19"><text:span text:style-name="T12">192.168.1.101<text:tab/></text:span><text:span text:style-name="T12">terracotta</text:span></text:p>
      <text:p text:style-name="P19"><text:span text:style-name="T12">192.168.1.100<text:tab/></text:span><text:span text:style-name="T12">basededatos</text:span></text:p>
      <text:p text:style-name="P19"><text:span text:style-name="T12">192.168.1.101<text:tab/></text:span><text:span text:style-name="T12">apache</text:span></text:p>
      <text:p text:style-name="P19"><text:span text:style-name="T12">192.168.1.101<text:tab/></text:span><text:span text:style-name="T12">worker</text:span><text:span text:style-name="T12">1</text:span></text:p>
      <text:p text:style-name="P19"><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2"><text:span text:style-name="T3"><text:tab/></text:span><text:span text:style-name="T3">JBoss</text:span><text:span text:style-name="T3"> </text:span><text:span text:style-name="T3">AS</text:span><text:span text:style-name="T3">: </text:span><text:span text:style-name="T3">cluster</text:span></text:p>
      <text:p text:style-name="P4"/>
      <text:p text:style-name="P2"><text:tab/>Se define <text:span text:style-name="T12">[</text:span><text:span text:style-name="T12">home</text:span><text:span text:style-name="T12"> 1 </text:span><text:span text:style-name="T12">de</text:span><text:span text:style-name="T12"> </text:span><text:span text:style-name="T12">JBoss</text:span><text:span text:style-name="T12"> 6]</text:span> como directorio de instalación de la instancia de JBoss que conforma el worker1, por ejemplo <text:span text:style-name="T12">/</text:span><text:span text:style-name="T12">opt</text:span><text:span text:style-name="T12">/</text:span><text:span text:style-name="T12">jboss</text:span><text:span text:style-name="T12">-6.1.0.</text:span><text:span text:style-name="T12">Final</text:span>, y <text:span text:style-name="T12">[</text:span><text:span text:style-name="T12">home</text:span><text:span text:style-name="T12"> 2 </text:span><text:span text:style-name="T12">de</text:span><text:span text:style-name="T12"> </text:span><text:span text:style-name="T12">JBoss</text:span><text:span text:style-name="T12"> 6]</text:span> como directorio de instalación de la instancia de JBoss que conforma el worker2, por ejemplo <text:span text:style-name="T12">/</text:span><text:span text:style-name="T12">opt</text:span><text:span text:style-name="T12">/</text:span><text:span text:style-name="T12">jboss</text:span><text:span text:style-name="T12">-6.1.0.</text:span><text:span text:style-name="T12">Final</text:span><text:span text:style-name="T12">.2</text:span>., independientemente de la computadora.</text:p>
      <text:p text:style-name="P2"/>
      <text:p text:style-name="P47"><text:tab/>Si en worker1 se ejecuta:</text:p>
      <text:p text:style-name="P2"/>
      <text:p text:style-name="P2"><text:span text:style-name="T12">[home 1 de JBoss 6]/bin/run.sh -c all -g qin -u 239.1.2.3 -b worker1 -Djboss.messaging.ServerPeerID=1 -Djboss.service.binding.set=ports-default</text:span></text:p>
      <text:p text:style-name="P2"/>
      <text:p text:style-name="P2">… y en worker2 se ejecuta:</text:p>
      <text:p text:style-name="P2"/>
      <text:p text:style-name="P2"><text:span text:style-name="T12">[</text:span><text:span text:style-name="T12">home</text:span><text:span text:style-name="T12"> 2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2 -</text:span><text:span text:style-name="T12">Djboss</text:span><text:span text:style-name="T12">.</text:span><text:span text:style-name="T12">messaging</text:span><text:span text:style-name="T12">.</text:span><text:span text:style-name="T12">ServerPeerID</text:span><text:span text:style-name="T12">=2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01</text:span></text:p>
      <text:p text:style-name="P2"/>
      <text:p text:style-name="P2">… se arma un cluster. Explicación de las llamadas: </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 comando para ejecutar la instancia de JBoss 6; ídem que <text:span text:style-name="T12">[</text:span><text:span text:style-name="T12">home</text:span><text:span text:style-name="T12"> 2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p>
      <text:p text:style-name="P2"><text:span text:style-name="T12">-</text:span><text:span text:style-name="T12">c</text:span><text:span text:style-name="T12"> </text:span><text:span text:style-name="T12">all</text:span>: perfil a utilizar; JBoss 6 provee los perfiles: all, default, jbossweb-standalone, minimal, standard; el perfil all es el recomendado por la bibliografía para trabajar con clusters [JBOSS AS IN ACTION]</text:p>
      <text:p text:style-name="P2"><text:span text:style-name="T12">-</text:span><text:span text:style-name="T12">g</text:span><text:span text:style-name="T12"> </text:span><text:span text:style-name="T12">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text:a><text:a xlink:type="simple" xlink:href="https://www.jboss.org/hornetq">.</text:a><text:a xlink:type="simple" xlink:href="https://www.jboss.org/hornetq">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 set de puertos a tomar en la computadora en que corre el nodo; en este caso, el set por defecto, que determina http en el puerto 8080 y ajp en el puerto 8009. En el caso de <text:span text:style-name="T12">-</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01</text:span>, se le indica a la instancia de JBoss que incremente el número de sus puertos en una centena (se determina la cantidad de centenas con el “<text:span text:style-name="T12">01</text:span>” de “<text:span text:style-name="T12">ports</text:span><text:span text:style-name="T12">-01</text:span>”; en este caso, una centena); esto no es necesario cuando los nodos se encuentran en computadoras distintas, es decir cuando la topología es horizontal, pero igualmente decidimos utilizar siempre esta opción para el <text:span text:style-name="T12">worker</text:span><text:span text:style-name="T12">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text:span><text:span text:style-name="T12">1</text:span> y <text:span text:style-name="T12">worker</text:span><text:span text:style-name="T12">2</text:span> en el archivo <text:span text:style-name="T12">/</text:span><text:span text:style-name="T12">etc</text:span><text:span text:style-name="T12">/</text:span><text:span text:style-name="T12">hosts</text:span> según lo que se necesite.</text:p>
      <text:p text:style-name="P2"/>
      <text:p text:style-name="P2"><text:tab/>Ambos comandos descritos anteriormente, se complementan con la edición de respectivamente <text:span text:style-name="T12">[</text:span><text:span text:style-name="T12">home</text:span><text:span text:style-name="T12"> </text:span><text:span text:style-name="T12">de</text:span><text:span text:style-name="T12"> </text:span><text:span text:style-name="T12">JBoss</text:span><text:span text:style-name="T12"> 6]/</text:span><text:span text:style-name="T12">server</text:span><text:span text:style-name="T12">/</text:span><text:span text:style-name="T12">all</text:span><text:span text:style-name="T12">/</text:span><text:span text:style-name="T12">deploy</text:span><text:span text:style-name="T12">/</text:span><text:span text:style-name="T12">jbossweb</text:span><text:span text:style-name="T12">.</text:span><text:span text:style-name="T12">sar</text:span><text:span text:style-name="T12">/</text:span><text:span text:style-name="T12">server</text:span><text:span text:style-name="T12">.</text:span><text:span text:style-name="T12">xml</text:span> y de <text:span text:style-name="T12">[</text:span><text:span text:style-name="T12">home</text:span><text:span text:style-name="T12"> 2 </text:span><text:span text:style-name="T12">de</text:span><text:span text:style-name="T12"> </text:span><text:span text:style-name="T12">JBoss</text:span><text:span text:style-name="T12"> 6]/</text:span><text:span text:style-name="T12">server</text:span><text:span text:style-name="T12">/</text:span><text:span text:style-name="T12">all</text:span><text:span text:style-name="T12">/</text:span><text:span text:style-name="T12">deploy</text:span><text:span text:style-name="T12">/</text:span><text:span text:style-name="T12">jbossweb</text:span><text:span text:style-name="T12">.</text:span><text:span text:style-name="T12">sar</text:span><text:span text:style-name="T12">/</text:span><text:span text:style-name="T12">server</text:span><text:span text:style-name="T12">.</text:span><text:span text:style-name="T12">xml</text:span>. En la línea 33 existe:</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gt;</text:span></text:p>
      <text:p text:style-name="P2"/>
      <text:p text:style-name="P2">… y se lo debe editar de la manera:</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y</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conf</text:span> y <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0"/>
      <text:p text:style-name="P57"><text:span text:style-name="T3"><text:tab/>JBoss</text:span><text:span text:style-name="T3"> </text:span><text:span text:style-name="T3">AS</text:span><text:span text:style-name="T3">: </text:span><text:span text:style-name="T3">standalone</text:span></text:p>
      <text:p text:style-name="P4"/>
      <text:p text:style-name="P2"><text:tab/>Siempre que se necesitó trabajar con sólamente un nodo de JBoss, se utilizó la configuración para worker1 vista anteriormente, a saber:</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1 -</text:span><text:span text:style-name="T12">Djboss</text:span><text:span text:style-name="T12">.</text:span><text:span text:style-name="T12">messaging</text:span><text:span text:style-name="T12">.</text:span><text:span text:style-name="T12">ServerPeerID</text:span><text:span text:style-name="T12">=1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server</text:span><text:span text:style-name="T12">.</text:span><text:span text:style-name="T12">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47"><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47"/>
      <text:p text:style-name="P47"><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47"/>
      <text:p text:style-name="P47"><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47"><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48"/>
      <text:p text:style-name="P57"><text:span text:style-name="T3"><text:tab/>Tomcat</text:span><text:span text:style-name="T3">: </text:span><text:span text:style-name="T3">standalone</text:span></text:p>
      <text:p text:style-name="P47"/>
      <text:p text:style-name="P47"><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7"/>
      <text:p text:style-name="P47"><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9"/>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7" text:outline-level="10"><text:bookmark-start text:name="__RefHeading__108637_1217833369"/><text:bookmark text:name="h.ertj13uunpj9"/><text:bookmark text:name="h.uqlli9m6kspf"/>7.2. Apéndice 2: Breve listado de los scripts creados<text:bookmark-end text:name="__RefHeading__108637_1217833369"/></text:h>
      <text:p text:style-name="P2"/>
      <text:p text:style-name="P2"><text:tab/>Los scripts creados para realizar el presente trabajo, son en orden alfabético:</text:p>
      <text:p text:style-name="P2"/>
      <text:list xml:id="list2111362857" text:style-name="LS27">
        <text:list-item>
          <text:p text:style-name="P103"><text:span text:style-name="T12">agregarEntradaEnRouter</text:span><text:span text:style-name="T12">.</text:span><text:span text:style-name="T12">sh</text:span>: incorporar en el router, la entrada para multicast udp del cluster de JBoss.</text:p>
        </text:list-item>
        <text:list-item>
          <text:p text:style-name="P103"><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3"><text:span text:style-name="T12">bajarAmbiente</text:span><text:span text:style-name="T12">.</text:span><text:span text:style-name="T12">sh</text:span>: bajar cluster, no importa cual.</text:p>
        </text:list-item>
        <text:list-item>
          <text:p text:style-name="P103"><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3"><text:span text:style-name="T12">bajarApache.sh</text:span>: bajar Apache, solamente.</text:p>
        </text:list-item>
        <text:list-item>
          <text:p text:style-name="P103"><text:span text:style-name="T12">bajarJboss.sh</text:span>: bajar cualquier instanciade Jboss.</text:p>
        </text:list-item>
        <text:list-item>
          <text:p text:style-name="P103"><text:span text:style-name="T12">bajarMysql</text:span><text:span text:style-name="T12">.</text:span><text:span text:style-name="T12">sh</text:span>: bajar el servicio de MySQL.</text:p>
        </text:list-item>
        <text:list-item>
          <text:p text:style-name="P103"><text:span text:style-name="T12">bajarTerracotta</text:span><text:span text:style-name="T12">.</text:span><text:span text:style-name="T12">sh</text:span>: bajar Terracotta.</text:p>
        </text:list-item>
        <text:list-item>
          <text:p text:style-name="P103"><text:span text:style-name="T12">bajarTomcat</text:span><text:span text:style-name="T12">.</text:span><text:span text:style-name="T12">sh</text:span>: bajar cualquier instancia de Tomcat.</text:p>
        </text:list-item>
        <text:list-item>
          <text:p text:style-name="P103"><text:span text:style-name="T12">compilarYDeployarQinweb</text:span><text:span text:style-name="T12">.</text:span><text:span text:style-name="T12">sh</text:span>: compilar y deployar el proyecto qinweb, tanto para y en JBoss como para y en Tomcat.</text:p>
        </text:list-item>
        <text:list-item>
          <text:p text:style-name="P103"><text:span text:style-name="T12">configurarProcesador</text:span><text:span text:style-name="T12">.</text:span><text:span text:style-name="T12">sh</text:span>: elevar la velocidad de todos los núcleos del CPU al máximo posible.</text:p>
        </text:list-item>
        <text:list-item>
          <text:p text:style-name="P103"><text:span text:style-name="T12">detectarIpConexion</text:span><text:span text:style-name="T12">.</text:span><text:span text:style-name="T12">sh</text:span>: detectar IP de la computadora.</text:p>
        </text:list-item>
        <text:list-item>
          <text:p text:style-name="P103"><text:span text:style-name="T12">editarArchivosConfiguracion</text:span><text:span text:style-name="T12">.</text:span><text:span text:style-name="T12">sh</text:span>: editar archivos de configuración de Apache y de su balanceador de carga mod_proxy.</text:p>
        </text:list-item>
        <text:list-item>
          <text:p text:style-name="P103"><text:span text:style-name="T12">jmeter.sh</text:span>: levantar Jmeter.</text:p>
        </text:list-item>
        <text:list-item>
          <text:p text:style-name="P103"><text:span text:style-name="T12">limpiarAmbiente</text:span><text:span text:style-name="T12">.</text:span><text:span text:style-name="T12">sh</text:span>: limpiar todos los archivos de log y temporales del entorno.</text:p>
        </text:list-item>
        <text:list-item>
          <text:p text:style-name="P103"><text:span text:style-name="T12">logearApache</text:span><text:span text:style-name="T12">.</text:span><text:span text:style-name="T12">sh</text:span>: mostrar en terminal, el log de Apache.</text:p>
        </text:list-item>
        <text:list-item>
          <text:p text:style-name="P103"><text:span text:style-name="T12">logearJboss.sh</text:span>: mostrar en terminal, el log de cualquier instancia de Jboss.</text:p>
        </text:list-item>
        <text:list-item>
          <text:p text:style-name="P103"><text:span text:style-name="T12">logearTerracotta</text:span><text:span text:style-name="T12">.</text:span><text:span text:style-name="T12">sh</text:span>: mostrar en terminal, el log de Terracotta.</text:p>
        </text:list-item>
        <text:list-item>
          <text:p text:style-name="P103"><text:span text:style-name="T12">logearTomcat</text:span><text:span text:style-name="T12">.</text:span><text:span text:style-name="T12">sh</text:span>: mostrar en terminal, el log de Tomcat.</text:p>
        </text:list-item>
        <text:list-item>
          <text:p text:style-name="P103"><text:span text:style-name="T12">manejarPermisos</text:span><text:span text:style-name="T12">.</text:span><text:span text:style-name="T12">sh</text:span>: para evitar complicaciones, dar todos los permisos a todos los servidores utilizados.</text:p>
        </text:list-item>
        <text:list-item>
          <text:p text:style-name="P103"><text:span text:style-name="T12">recargarConfiguracionApache</text:span><text:span text:style-name="T12">.</text:span><text:span text:style-name="T12">sh</text:span>: efectuar reload y configtest de la configuración de Apache.</text:p>
        </text:list-item>
        <text:list-item>
          <text:p text:style-name="P103"><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3"><text:span text:style-name="T12">resetearBaseDeDatos</text:span><text:span text:style-name="T12">.</text:span><text:span text:style-name="T12">sh</text:span>: reconstruir la base de datos de pruebas, a su estado inicial.</text:p>
        </text:list-item>
        <text:list-item>
          <text:p text:style-name="P103"><text:span text:style-name="T12">resetearProcesador</text:span><text:span text:style-name="T12">.</text:span><text:span text:style-name="T12">sh</text:span>: colocar la velocidad de todos los núcleos del CPU en modo onDemand.</text:p>
        </text:list-item>
        <text:list-item>
          <text:p text:style-name="P103"><text:soft-page-break/><text:span text:style-name="T12">subirAmbiente</text:span><text:span text:style-name="T12">.</text:span><text:span text:style-name="T12">sh</text:span>: subir el cluster entero, ya sea de JBoss o de Terracotta.</text:p>
        </text:list-item>
        <text:list-item>
          <text:p text:style-name="P103"><text:span text:style-name="T12">subirApacheCompleto</text:span><text:span text:style-name="T12">.</text:span><text:span text:style-name="T12">sh</text:span>: subir Apache y su balanceador de carga mod_proxy, recargando la configuración.</text:p>
        </text:list-item>
        <text:list-item>
          <text:p text:style-name="P103"><text:span text:style-name="T12">subirApache</text:span><text:span text:style-name="T12">.</text:span><text:span text:style-name="T12">sh</text:span>: sólamente, subir Apache.</text:p>
        </text:list-item>
        <text:list-item>
          <text:p text:style-name="P103"><text:span text:style-name="T12">subirJboss.sh</text:span>: subir cualquier instancia de Jboss.</text:p>
        </text:list-item>
        <text:list-item>
          <text:p text:style-name="P103"><text:span text:style-name="T12">subirMysql</text:span><text:span text:style-name="T12">.</text:span><text:span text:style-name="T12">sh</text:span>: subir el servicio MySQL.</text:p>
        </text:list-item>
        <text:list-item>
          <text:p text:style-name="P103"><text:span text:style-name="T12">subirTerracotta</text:span><text:span text:style-name="T12">.</text:span><text:span text:style-name="T12">sh</text:span>: subir Terracotta.</text:p>
        </text:list-item>
        <text:list-item>
          <text:p text:style-name="P103"><text:span text:style-name="T12">subirTomcat</text:span><text:span text:style-name="T12">.</text:span><text:span text:style-name="T12">sh</text:span>: subir cualquier instancia de Tomcat</text:p>
        </text:list-item>
        <text:list-item>
          <text:p text:style-name="P103"><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1555729011" text:style-name="LS28">
        <text:list-item>
          <text:p text:style-name="P104"><text:span text:style-name="T12">bajarAmbiente.sh</text:span></text:p>
        </text:list-item>
        <text:list-item>
          <text:p text:style-name="P104"><text:span text:style-name="T12">limpiarAmbiente.sh</text:span></text:p>
        </text:list-item>
        <text:list-item>
          <text:p text:style-name="P104"><text:span text:style-name="T12">backupearArchivosConfiguracion.sh</text:span></text:p>
        </text:list-item>
        <text:list-item>
          <text:p text:style-name="P104"><text:span text:style-name="T12">subirMysql.sh</text:span></text:p>
        </text:list-item>
        <text:list-item>
          <text:p text:style-name="P104"><text:span text:style-name="T12">resetearBaseDeDatos.sh</text:span></text:p>
        </text:list-item>
        <text:list-item>
          <text:p text:style-name="P104"><text:span text:style-name="T12">compilarYDeployarQinweb.sh</text:span></text:p>
        </text:list-item>
        <text:list-item>
          <text:p text:style-name="P104">Si el cluster se implementa con Jboss:</text:p>
          <text:list>
            <text:list-item>
              <text:p text:style-name="P104"><text:span text:style-name="T12">agregarEntradaEnRouter.sh</text:span></text:p>
            </text:list-item>
            <text:list-item>
              <text:p text:style-name="P104"><text:span text:style-name="T12">subirJboss.sh</text:span> (dos veces)</text:p>
            </text:list-item>
          </text:list>
        </text:list-item>
        <text:list-item>
          <text:p text:style-name="P104">Si el cluster se implementa con Terracotta + Tomcat:</text:p>
          <text:list>
            <text:list-item>
              <text:p text:style-name="P104"><text:span text:style-name="T12">subirTerracotta.sh</text:span></text:p>
            </text:list-item>
            <text:list-item>
              <text:p text:style-name="P104"><text:span text:style-name="T12">subirTomcat.sh</text:span> (dos veces)</text:p>
            </text:list-item>
          </text:list>
        </text:list-item>
        <text:list-item>
          <text:p text:style-name="P104"><text:span text:style-name="T12">subirApacheCompleto.sh</text:span></text:p>
        </text:list-item>
        <text:list-item>
          <text:p text:style-name="P104"><text:span text:style-name="T12">manejarPermisos.sh</text:span></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7" text:outline-level="10"><text:bookmark-start text:name="__RefHeading__108639_1217833369"/><text:bookmark text:name="h.av3bxdqi69pf"/><text:bookmark text:name="h.3rp8w5wdgab1"/>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7" text:outline-level="10"><text:bookmark-start text:name="__RefHeading__108641_1217833369"/><text:bookmark text:name="h.6ar83ydw57sq"/><text:bookmark text:name="h.qpz5o9dqbhc4"/>7.4. Apéndice 4: Diferencias en la implementación de la sincronización<text:bookmark-end text:name="__RefHeading__108641_1217833369"/></text:h>
      <text:p text:style-name="P2"/>
      <text:p text:style-name="P47"><text:tab/>Como se mencionó anteriormente, en la aplicación de pruebas hay una funcionalidad que debe estar sincronizada a nivel cluster, que es la funcionalidad de sincronización de texto.</text:p>
      <text:p text:style-name="P47"/>
      <text:p text:style-name="P47"><text:tab/>La misma, se presenta cuando más de un alumno resuelven de manera colaborativa un mismo trabajo práctico, previo intercambio del código de resolución compartida.</text:p>
      <text:p text:style-name="P47"/>
      <text:p text:style-name="P45"><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1"/>
      <text:p text:style-name="P61"><draw:frame draw:style-name="fr3" draw:name="Marco56" text:anchor-type="paragraph" svg:width="11.079cm" draw:z-index="104"><draw:text-box fo:min-height="13.317cm"><text:p text:style-name="Illustration"><draw:frame draw:style-name="fr6" draw:name="gráficos56" text:anchor-type="paragraph" svg:x="0.004cm" svg:y="0.002cm" svg:width="10.312cm" style:rel-width="100%" svg:height="11.989cm" style:rel-height="scale" draw:z-index="105"><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57"><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47"/>
      <text:p text:style-name="P47"><text:tab/>Las pequeñas diferencias de las que se habla en varios sectores del informe, refieren a cómo se implementa con JBoss por un lado y con Terracotta + Tomcat por el otro dicha sincronización.</text:p>
      <text:p text:style-name="P47"/>
      <text:p text:style-name="P47"><text:tab/>Por el lado de JBoss, la sincronización se implementa utilizando el componente de PojoCache de JBossCache (ver “7.5. Apéndice 5: Código de la clase PojoCacheManagerImpl, utilizada en el cluster con JBoss”).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47"/>
      <text:p text:style-name="P47"><text:tab/>Se presenta el código de la sincronización de texto en el cluster de JBoss:</text:p>
      <text:p text:style-name="P47"/>
      <text:p text:style-name="P47"><text:tab/>Interface:</text:p>
      <text:p text:style-name="P47"/>
      <text:p text:style-name="P47"><text:span text:style-name="T12">@</text:span><text:span text:style-name="T12">Local</text:span></text:p>
      <text:p text:style-name="P47"><text:span text:style-name="T12">public</text:span><text:span text:style-name="T12"> </text:span><text:span text:style-name="T12">interface</text:span><text:span text:style-name="T12"> </text:span><text:span text:style-name="T12">SincronizadorTexto</text:span><text:span text:style-name="T12"> {</text:span></text:p>
      <text:p text:style-name="P46"/>
      <text:p text:style-name="P47"><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6"/>
      <text:p text:style-name="P47"><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6"/>
      <text:p text:style-name="P47"><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6"/>
      <text:p text:style-name="P47"><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6"/>
      <text:p text:style-name="P46">}</text:p>
      <text:p text:style-name="P47"/>
      <text:p text:style-name="P19"/>
      <text:p text:style-name="P57"><text:tab/>Implementación:</text:p>
      <text:p text:style-name="P47"/>
      <text:p text:style-name="P47"><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6"/>
      <text:p text:style-name="P47"><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6"/>
      <text:p text:style-name="P47"><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6"/>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6"/>
      <text:p text:style-name="P47"><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6"/>
      <text:p text:style-name="P47"><text:span text:style-name="T12">@</text:span><text:span text:style-name="T12">Stateless</text:span></text:p>
      <text:p text:style-name="P47"><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6"/>
      <text:p text:style-name="P47"><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7"><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6"/>
      <text:p text:style-name="P47"><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6"/>
      <text:p text:style-name="P47"><text:span text:style-name="T12"><text:tab/></text:span><text:span text:style-name="T12">public</text:span><text:span text:style-name="T12"> </text:span><text:span text:style-name="T12">SincronizadorTextoImpl</text:span><text:span text:style-name="T12">() {</text:span></text:p>
      <text:p text:style-name="P46"><text:tab/>}</text:p>
      <text:p text:style-name="P46"/>
      <text:p text:style-name="P47"><text:span text:style-name="T12"><text:tab/>@</text:span><text:span text:style-name="T12">Override</text:span></text:p>
      <text:p text:style-name="P47"><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47"><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6"><text:tab/><text:tab/><text:tab/>}</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6"><text:tab/><text:tab/>}</text:p>
      <text:p text:style-name="P46"><text:tab/>}</text:p>
      <text:p text:style-name="P46"/>
      <text:p text:style-name="P46"/>
      <text:p text:style-name="P57"><text:span text:style-name="T12"><text:tab/>@</text:span><text:span text:style-name="T12">Override</text:span></text:p>
      <text:p text:style-name="P47"><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6"><text:tab/><text:tab/>}</text:p>
      <text:p text:style-name="P46"><text:tab/>}</text:p>
      <text:p text:style-name="P46"/>
      <text:p text:style-name="P47"><text:span text:style-name="T12"><text:tab/>@</text:span><text:span text:style-name="T12">Override</text:span></text:p>
      <text:p text:style-name="P47"><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7"><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7"><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47"><text:span text:style-name="T12"><text:tab/><text:tab/><text:tab/></text:span><text:span text:style-name="T12">try</text:span><text:span text:style-name="T12"> {</text:span></text:p>
      <text:p text:style-name="P47"><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7"><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6"><text:tab/><text:tab/><text:tab/>}</text:p>
      <text:p text:style-name="P47"><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47"><text:span text:style-name="T12"><text:tab/><text:tab/><text:tab/></text:span><text:span text:style-name="T12">try</text:span><text:span text:style-name="T12"> {</text:span></text:p>
      <text:p text:style-name="P47"><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7"><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7"><text:span text:style-name="T12"><text:tab/><text:tab/><text:tab/><text:tab/></text:span><text:span text:style-name="T12">nuevoTexto</text:span><text:span text:style-name="T12"> = </text:span><text:span text:style-name="T12">textoBase</text:span><text:span text:style-name="T12">;</text:span></text:p>
      <text:p text:style-name="P46"><text:tab/><text:tab/><text:tab/>}</text:p>
      <text:p text:style-name="P47"><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47"><text:span text:style-name="T12"><text:tab/><text:tab/><text:tab/></text:span><text:span text:style-name="T12">return</text:span><text:span text:style-name="T12"> </text:span><text:span text:style-name="T12">nuevoTexto</text:span><text:span text:style-name="T12">;</text:span></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7"><text:span text:style-name="T12"><text:tab/><text:tab/><text:tab/></text:span><text:span text:style-name="T12">return</text:span><text:span text:style-name="T12"> </text:span><text:span text:style-name="T12">null</text:span><text:span text:style-name="T12">;</text:span></text:p>
      <text:p text:style-name="P46"><text:tab/><text:tab/>}</text:p>
      <text:p text:style-name="P46"><text:tab/>}</text:p>
      <text:p text:style-name="P46"/>
      <text:p text:style-name="P46"/>
      <text:p text:style-name="P57"><text:span text:style-name="T12"><text:tab/>@</text:span><text:span text:style-name="T12">Override</text:span></text:p>
      <text:p text:style-name="P47"><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7"><text:span text:style-name="T12"><text:tab/><text:tab/><text:tab/></text:span><text:span text:style-name="T12">return</text:span><text:span text:style-name="T12"> </text:span><text:span text:style-name="T12">resultado</text:span><text:span text:style-name="T12">;</text:span></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7"><text:span text:style-name="T12"><text:tab/><text:tab/><text:tab/></text:span><text:span text:style-name="T12">return</text:span><text:span text:style-name="T12"> </text:span><text:span text:style-name="T12">null</text:span><text:span text:style-name="T12">;</text:span></text:p>
      <text:p text:style-name="P46"><text:tab/><text:tab/>}</text:p>
      <text:p text:style-name="P46"><text:tab/>}</text:p>
      <text:p text:style-name="P46">}</text:p>
      <text:p text:style-name="P46"/>
      <text:p text:style-name="P47"><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7"/>
      <text:p text:style-name="P47"><text:tab/>Se presenta el código de la sincronización de texto en el cluster de Terracotta + Tomcat:</text:p>
      <text:p text:style-name="P47"/>
      <text:p text:style-name="P47"><text:tab/>Interface:</text:p>
      <text:p text:style-name="P47"/>
      <text:p text:style-name="P47"><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6"/>
      <text:p text:style-name="P47"><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6"/>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6"/>
      <text:p text:style-name="P47"><text:span text:style-name="T12">public</text:span><text:span text:style-name="T12"> </text:span><text:span text:style-name="T12">interface</text:span><text:span text:style-name="T12"> </text:span><text:span text:style-name="T12">SincronizadorTexto</text:span><text:span text:style-name="T12"> {</text:span></text:p>
      <text:p text:style-name="P46"><text:tab/></text:p>
      <text:p text:style-name="P47"><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6"/>
      <text:p text:style-name="P47"><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6"/>
      <text:p text:style-name="P47"><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6"/>
      <text:p text:style-name="P47"><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6"/>
      <text:p text:style-name="P46">}</text:p>
      <text:p text:style-name="P47"/>
      <text:p text:style-name="P47"><text:soft-page-break/><text:tab/>Implementación:</text:p>
      <text:p text:style-name="P47"/>
      <text:p text:style-name="P47"><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6"/>
      <text:p text:style-name="P47"><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7"><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6"/>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7"><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47"><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6"/>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6"/>
      <text:p text:style-name="P47"><text:span text:style-name="T12">@</text:span><text:span text:style-name="T12">Service</text:span></text:p>
      <text:p text:style-name="P47"><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6"/>
      <text:p text:style-name="P47"><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7"><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6"/>
      <text:p text:style-name="P47"><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6"><text:tab/></text:p>
      <text:p text:style-name="P47"><text:span text:style-name="T12"><text:tab/></text:span><text:span text:style-name="T12">static</text:span><text:span text:style-name="T12"> {</text:span></text:p>
      <text:p text:style-name="P47"><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47"><text:span text:style-name="T12"><text:tab/><text:tab/><text:tab/><text:tab/>"</text:span><text:span text:style-name="T12">myStaticMap</text:span><text:span text:style-name="T12">");</text:span></text:p>
      <text:p text:style-name="P46"><text:tab/>}</text:p>
      <text:p text:style-name="P46"/>
      <text:p text:style-name="P47"><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7"><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47"><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6"><text:tab/><text:tab/>}</text:p>
      <text:p text:style-name="P46"><text:tab/>}</text:p>
      <text:p text:style-name="P46"/>
      <text:p text:style-name="P47"><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6"><text:tab/>}</text:p>
      <text:p text:style-name="P46"/>
      <text:p text:style-name="P47"><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7"><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47"><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7"><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7"><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7"><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47"><text:span text:style-name="T12"><text:tab/><text:tab/></text:span><text:span text:style-name="T12">return</text:span><text:span text:style-name="T12"> </text:span><text:span text:style-name="T12">nuevoTexto</text:span><text:span text:style-name="T12">;</text:span></text:p>
      <text:p text:style-name="P46"><text:tab/>}</text:p>
      <text:p text:style-name="P46"/>
      <text:p text:style-name="P46"><text:soft-page-break/></text:p>
      <text:p text:style-name="P46"/>
      <text:p text:style-name="P47"><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6"><text:tab/>}</text:p>
      <text:p text:style-name="P46"/>
      <text:p text:style-name="P46">}</text:p>
      <text:p text:style-name="P46"/>
      <text:p text:style-name="P47"><text:tab/>Como se puede apreciar, si bien la implementación es distinta, en esencia, se tiene una clase cuyo comportamiento real está dado por los métodos:</text:p>
      <text:p text:style-name="P47"/>
      <text:p text:style-name="P47"><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7"><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7"><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7"><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7"/>
      <text:p text:style-name="P47">… cuya implementación consta de consultar o actualizar un arreglo sincronizado externamente y desplegado automáticamente en todo el cluster, y en la que todo lo demás es infraestructura auxiliar.</text:p>
      <text:p text:style-name="P47"/>
      <text:p text:style-name="P47"><text:tab/>Debido a esta conclusión, es que se sostiene en varios sectores del presente trabajo, que la diferencia en la implementación de la sincronización es insignificante y no incide negativamente sobre las comparaciones entre clusters y nodos individuales.</text:p>
      <text:p text:style-name="P2"><text:bookmark text:name="h.hfcb5np5gzqy"/></text:p>
      <text:h text:style-name="P157" text:outline-level="10"><text:bookmark-start text:name="__RefHeading__108643_1217833369"/><text:bookmark text:name="h.2nao3ta2nhfo"/><text:bookmark text:name="h.xm9w2o7f91jf"/>7.5. Apéndice 5: Código de la clase PojoCacheManagerImpl, utilizada en el cluster con JBoss<text:bookmark-end text:name="__RefHeading__108643_1217833369"/></text:h>
      <text:p text:style-name="P24"/>
      <text:p text:style-name="P24"><text:tab/>El PojoCache se configura mediante el archivo qinejb/src/main/resources/META-INF/jboss-service.xml, cuyo contenido es:</text:p>
      <text:p text:style-name="P24"/>
      <text:p text:style-name="P24"><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3"/>
      <text:p text:style-name="P24"><text:span text:style-name="T12">&lt;</text:span><text:span text:style-name="T12">server</text:span><text:span text:style-name="T12">&gt;</text:span></text:p>
      <text:p text:style-name="P24"><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span text:style-name="T12"><text:tab/><text:tab/></text:span><text:span text:style-name="T12">code</text:span><text:span text:style-name="T12">="</text:span><text:span text:style-name="T12">org</text:span><text:span text:style-name="T12">.</text:span><text:span text:style-name="T12">jboss</text:span><text:span text:style-name="T12">.</text:span><text:span text:style-name="T12">ha</text:span><text:span text:style-name="T12">.</text:span><text:span text:style-name="T12">singleton</text:span><text:span text:style-name="T12">.</text:span><text:span text:style-name="T12">HASingletonController</text:span><text:span text:style-name="T12">"&gt;</text:span></text:p>
      <text:p text:style-name="P24"><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4"><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4"><text:span text:style-name="T12"><text:tab/><text:tab/>&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4"><text:span text:style-name="T12"><text:tab/>&lt;/</text:span><text:span text:style-name="T12">mbean</text:span><text:span text:style-name="T12">&gt;</text:span></text:p>
      <text:p text:style-name="P24"><text:span text:style-name="T12">&lt;/</text:span><text:span text:style-name="T12">server</text:span><text:span text:style-name="T12">&gt;</text:span></text:p>
      <text:p text:style-name="P24"/>
      <text:p text:style-name="P24"><text:tab/>Como puede verse en jboss-service.xml, se definen el método para iniciar el servicio, de nombre startSingleton, y el método para parar el servicio, de nombre stopSingleton. Esos métodos se implementan en:</text:p>
      <text:p text:style-name="P24"/>
      <text:p text:style-name="P29"><text:tab/>Interface remot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4"><text:span text:style-name="T12">@</text:span><text:span text:style-name="T12">Remote</text:span></text:p>
      <text:p text:style-name="P24"><text:span text:style-name="T12">public</text:span><text:span text:style-name="T12"> </text:span><text:span text:style-name="T12">interface</text:span><text:span text:style-name="T12"> </text:span><text:span text:style-name="T12">PojoCacheManager</text:span><text:span text:style-name="T12"> {</text:span></text:p>
      <text:p text:style-name="P23"/>
      <text:p text:style-name="P24"><text:span text:style-name="T12"><text:tab/></text:span><text:span text:style-name="T12">boolean</text:span><text:span text:style-name="T12"> </text:span><text:span text:style-name="T12">isMasterNode</text:span><text:span text:style-name="T12">();</text:span></text:p>
      <text:p text:style-name="P23"/>
      <text:p text:style-name="P24"><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op</text:span><text:span text:style-name="T12">();</text:span></text:p>
      <text:p text:style-name="P23"/>
      <text:p text:style-name="P24"><text:span text:style-name="T12"><text:tab/></text:span><text:span text:style-name="T12">void</text:span><text:span text:style-name="T12"> </text:span><text:span text:style-name="T12">destroy</text:span><text:span text:style-name="T12">();</text:span></text:p>
      <text:p text:style-name="P23"/>
      <text:p text:style-name="P24"><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3"/>
      <text:p text:style-name="P24"><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3">}</text:p>
      <text:p text:style-name="P24"/>
      <text:p text:style-name="P29"><text:tab/>Implementación: se demarca en negrita, el POJO cacheado, en este caso el arreglo con los textos de resolución colaborativ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4"><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3"/>
      <text:p text:style-name="P24"><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4"><text:span text:style-name="T12">import</text:span><text:span text:style-name="T12"> </text:span><text:span text:style-name="T12">org</text:span><text:span text:style-name="T12">.</text:span><text:span text:style-name="T12">jboss</text:span><text:span text:style-name="T12">.</text:span><text:span text:style-name="T12">ejb</text:span><text:span text:style-name="T12">3.</text:span><text:span text:style-name="T12">annotation</text:span><text:span text:style-name="T12">.</text:span><text:span text:style-name="T12">Management</text:span><text:span text:style-name="T12">;</text:span></text:p>
      <text:p text:style-name="P24"><text:span text:style-name="T12">import</text:span><text:span text:style-name="T12"> </text:span><text:span text:style-name="T12">org</text:span><text:span text:style-name="T12">.</text:span><text:span text:style-name="T12">jboss</text:span><text:span text:style-name="T12">.</text:span><text:span text:style-name="T12">ejb</text:span><text:span text:style-name="T12">3.</text:span><text:span text:style-name="T12">annotation</text:span><text:span text:style-name="T12">.</text:span><text:span text:style-name="T12">Service</text:span><text:span text:style-name="T12">;</text:span></text:p>
      <text:p text:style-name="P24"><text:span text:style-name="T12">import</text:span><text:span text:style-name="T12"> </text:span><text:span text:style-name="T12">org</text:span><text:span text:style-name="T12">.</text:span><text:span text:style-name="T12">jboss</text:span><text:span text:style-name="T12">.</text:span><text:span text:style-name="T12">naming</text:span><text:span text:style-name="T12">.</text:span><text:span text:style-name="T12">Util</text:span><text:span text:style-name="T12">;</text:span></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3"/>
      <text:p text:style-name="P24"><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4"><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4"><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3"/>
      <text:p text:style-name="P24"><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4"><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3"/>
      <text:p text:style-name="P24"><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3"/>
      <text:p text:style-name="P24"><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3"/>
      <text:p text:style-name="P24"><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3"/>
      <text:p text:style-name="P24"><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4"><text:span text:style-name="T12"><text:tab/><text:tab/></text:span><text:span text:style-name="T12">return</text:span><text:span text:style-name="T12"> </text:span><text:span text:style-name="T12">masterNode</text:span><text:span text:style-name="T12">;</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3"><text:tab/>}</text:p>
      <text:p text:style-name="P23"/>
      <text:p text:style-name="P23"/>
      <text:p text:style-name="P4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4"><text:span text:style-name="T12"><text:tab/><text:tab/></text:span><text:span text:style-name="T12">try</text:span><text:span text:style-name="T12"> {</text:span></text:p>
      <text:p text:style-name="P24"><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4"><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3"><text:tab/>}</text:p>
      <text:p text:style-name="P23"/>
      <text:p text:style-name="P23"><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masterNode</text:span><text:span text:style-name="T12"> = </text:span><text:span text:style-name="T12">true</text:span><text:span text:style-name="T12">;</text:span></text:p>
      <text:p text:style-name="P24"><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23"/>
      <text:p text:style-name="P28"><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4"><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33"><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false</text:span><text:span text:style-name="T12">;</text:span></text:p>
      <text:p text:style-name="P23"><text:tab/><text:tab/>}</text:p>
      <text:p text:style-name="P23"><text:tab/>}</text:p>
      <text:p text:style-name="P23"/>
      <text:p text:style-name="P24"><text:span text:style-name="T12"><text:tab/>@Override</text:span></text:p>
      <text:p text:style-name="P24"><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4"><text:span text:style-name="T12"><text:tab/><text:tab/><text:tab/><text:tab/></text:span><text:span text:style-name="T12">value</text:span><text:span text:style-name="T12"> = "";</text:span></text:p>
      <text:p text:style-name="P23"><text:tab/><text:tab/><text:tab/>}</text:p>
      <text:p text:style-name="P24"><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4"><text:span text:style-name="T12"><text:tab/>@Override</text:span></text:p>
      <text:p text:style-name="P24"><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text:soft-page-break/></text:p>
      <text:p text:style-name="P33"><text:span text:style-name="T12"><text:tab/>@Override</text:span></text:p>
      <text:p text:style-name="P24"><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4"><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4"><text:span text:style-name="T12"><text:tab/><text:tab/><text:tab/><text:tab/></text:span><text:span text:style-name="T12">retorno</text:span><text:span text:style-name="T12"> = "";</text:span></text:p>
      <text:p text:style-name="P23"><text:tab/><text:tab/><text:tab/>}</text:p>
      <text:p text:style-name="P24"><text:span text:style-name="T12"><text:tab/><text:tab/><text:tab/></text:span><text:span text:style-name="T12">return</text:span><text:span text:style-name="T12"> </text:span><text:span text:style-name="T12">retorno</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null</text:span><text:span text:style-name="T12">;</text:span></text:p>
      <text:p text:style-name="P23"><text:tab/><text:tab/>}</text:p>
      <text:p text:style-name="P23"><text:tab/>}</text:p>
      <text:p text:style-name="P23">}</text:p>
      <text:p text:style-name="P23"/>
      <text:p text:style-name="P24"><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4"/>
      <text:p text:style-name="P24"><text:tab/>Si algo ocurriera con el nodo máster y éste dejara de funcionar, aplicando los mismos procedimientos, se activará el servicio en el nodo iniciado en segundo lugar, y así siguiendo.</text:p>
      <text:p text:style-name="P24"/>
      <text:p text:style-name="P24"><text:tab/>De esta manera, se logra armar un cache sincronizado de textos de los trabajos prácticos que se resuelven de manera colaborativa, que es único en todo el cluster y que puede ser accedido por cualquier nodo del mismo.</text:p>
      <text:p text:style-name="P24"/>
      <text:p text:style-name="P24">[POJO FAQ] [POJO TUTORIAL] [POJO USER GUIDE] [CLUSTERING GUIDE 5.1 CH 4]</text:p>
      <text:p text:style-name="P24"/>
      <text:h text:style-name="P157" text:outline-level="10"><text:bookmark-start text:name="__RefHeading__108645_1217833369"/><text:bookmark text:name="h.jlxevo6ukmnz"/>7.6. Apéndice 6: Ejecución de la combinación de casos de pruebas manuales<text:bookmark-end text:name="__RefHeading__108645_1217833369"/></text:h>
      <text:p text:style-name="P24"/>
      <text:p text:style-name="P24"><text:span text:style-name="T3"><text:tab/></text:span><text:span text:style-name="T3">JBoss</text:span></text:p>
      <text:p text:style-name="P24"/>
      <text:p text:style-name="P47"><text:tab/>En el caso de JBoss, se provee a continuación evidencia de una corrida de las características que permiten comprobar las pruebas manuales.</text:p>
      <text:p text:style-name="P2"/>
      <text:list xml:id="list1206087568" text:style-name="LS29">
        <text:list-item>
          <text:p text:style-name="P105">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7.4. Apéndice 4: Diferencias en la implementación de la sincronización" y "7.5. Apéndice 5: Código de la clase PojoCacheManagerImpl, utilizada en el cluster con Jboss").</text:p>
      <text:p text:style-name="P2"/>
      <text:p text:style-name="P2"><text:span text:style-name="T12">04:25:13,773 </text:span><text:span text:style-name="T12">INFO</text:span><text:span text:style-name="T12"> <text:s/>[</text:span><text:span text:style-name="T12">JBossASKernel</text:span><text:span text:style-name="T12">] <text:s text:c="4"/></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PojoCacheManagerImpl</text:span><text:span text:style-name="T12">,</text:span><text:span text:style-name="T12">service</text:span><text:span text:style-name="T12">=</text:span><text:span text:style-name="T12">EJB</text:span><text:span text:style-name="T12">3; </text:span><text:span text:style-name="T12">Required</text:span><text:span text:style-name="T12">: </text:span><text:span text:style-name="T12">Described</text:span></text:p>
      <text:p text:style-name="P2"><text:span text:style-name="T12">04:25:13,773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13,773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3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4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2"><text:span text:style-name="T12">04:25:37,561 </text:span><text:span text:style-name="T12">INFO</text:span><text:span text:style-name="T12"> <text:s/>[</text:span><text:span text:style-name="T12">JBossASKernel</text:span><text:span text:style-name="T12">] <text:s text:c="4"/></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PojoCacheManagerImpl</text:span><text:span text:style-name="T12">,</text:span><text:span text:style-name="T12">service</text:span><text:span text:style-name="T12">=</text:span><text:span text:style-name="T12">EJB</text:span><text:span text:style-name="T12">3; </text:span><text:span text:style-name="T12">Required</text:span><text:span text:style-name="T12">: </text:span><text:span text:style-name="T12">Described</text:span></text:p>
      <text:p text:style-name="P2"><text:span text:style-name="T12">04:25:37,562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37,562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text:span><text:span text:style-name="T12">Incoming</text:span><text:span text:style-name="T12">-5,</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25:27,548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1:10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25:27,549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Dead</text:span><text:span text:style-name="T12"> </text:span><text:span text:style-name="T12">members</text:span><text:span text:style-name="T12">: 0 ([])</text:span></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New</text:span><text:span text:style-name="T13"> </text:span><text:span text:style-name="T13">Members</text:span><text:span text:style-name="T13"> : 1 ([</text:span><text:span text:style-name="T13">worker</text:span><text:span text:style-name="T13">2:1199])</text:span></text:p>
      <text:p text:style-name="P2"><text:span text:style-name="T12">2012-10-17 04:25:27,5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2 ([</text:span><text:span text:style-name="T13">worker</text:span><text:span text:style-name="T13">1:1099, </text:span><text:span text:style-name="T13">worker</text:span><text:span text:style-name="T13">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38,028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8,</text:span><text:span text:style-name="T12">null</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for</text:span><text:span text:style-name="T12"> </text:span><text:span text:style-name="T12">partition</text:span><text:span text:style-name="T12"> </text:span><text:span text:style-name="T12">null</text:span><text:span text:style-name="T12"> (</text:span><text:span text:style-name="T12">id</text:span><text:span text:style-name="T12">: 1, </text:span><text:span text:style-name="T12">delta</text:span><text:span text:style-name="T12">: 1, </text:span><text:span text:style-name="T12">merge</text:span><text:span text:style-name="T12">: </text:span><text:span text:style-name="T12">false</text:span><text:span text:style-name="T12">) : [</text:span><text:span text:style-name="T12">worker</text:span><text:span text:style-name="T12">1:1099, </text:span><text:span text:style-name="T12">worker</text:span><text:span text:style-name="T12">2:1199]</text:span></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468861691" text:style-name="LS30">
        <text:list-item>
          <text:p text:style-name="P106">Se ingresa con el navegador Mozilla Firefox con usuario1.</text:p>
        </text:list-item>
      </text:list>
      <text:p text:style-name="P2"/>
      <text:p text:style-name="P70"><draw:frame draw:style-name="fr3" draw:name="Marco57" text:anchor-type="paragraph" svg:width="14.314cm" draw:z-index="106"><draw:text-box fo:min-height="10.081cm"><text:p text:style-name="Illustration"><draw:frame draw:style-name="fr6" draw:name="gráficos57" text:anchor-type="paragraph" svg:x="0.004cm" svg:y="0.002cm" svg:width="14.314cm" style:rel-width="100%" svg:height="10.081cm" style:rel-height="scale" draw:z-index="107"><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487381995" text:style-name="LS31">
        <text:list-item>
          <text:p text:style-name="P107">Se confirma qué nodo atiende a usuario1; es el worker2.</text:p>
        </text:list-item>
      </text:list>
      <text:p text:style-name="P2"/>
      <text:p text:style-name="P70"><draw:frame draw:style-name="fr4" draw:name="Marco58" text:anchor-type="paragraph" svg:width="14.631cm" draw:z-index="108"><draw:text-box fo:min-height="6.588cm"><text:p text:style-name="Illustration"><draw:frame draw:style-name="fr6" draw:name="gráficos58" text:anchor-type="paragraph" svg:x="0.004cm" svg:y="0.002cm" svg:width="14.631cm" style:rel-width="100%" svg:height="6.588cm" style:rel-height="scale" draw:z-index="109"><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240753000" text:style-name="LS32">
        <text:list-item>
          <text:p text:style-name="P124">Se ingresa con el navegador Chromium con usuario2.</text:p>
        </text:list-item>
      </text:list>
      <text:p text:style-name="P2"/>
      <text:p text:style-name="P70"><draw:frame draw:style-name="fr3" draw:name="Marco59" text:anchor-type="paragraph" svg:width="12.726cm" draw:z-index="110"><draw:text-box fo:min-height="7.858cm"><text:p text:style-name="Illustration"><draw:frame draw:style-name="fr6" draw:name="gráficos59" text:anchor-type="paragraph" svg:x="0.004cm" svg:y="0.002cm" svg:width="12.726cm" style:rel-width="100%" svg:height="7.858cm" style:rel-height="scale" draw:z-index="111"><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615355644" text:style-name="LS33">
        <text:list-item>
          <text:p text:style-name="P108">Se confirma qué nodo atiende a usuario2; es el worker1.</text:p>
        </text:list-item>
      </text:list>
      <text:p text:style-name="P2"/>
      <text:p text:style-name="P70"><draw:frame draw:style-name="fr3" draw:name="Marco60" text:anchor-type="paragraph" svg:width="12.965cm" draw:z-index="112"><draw:text-box fo:min-height="6.985cm"><text:p text:style-name="Illustration"><draw:frame draw:style-name="fr6" draw:name="gráficos60" text:anchor-type="paragraph" svg:x="0.004cm" svg:y="0.002cm" svg:width="12.965cm" style:rel-width="100%" svg:height="6.985cm" style:rel-height="scale" draw:z-index="113"><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1663400922" text:style-name="LS34">
        <text:list-item>
          <text:p text:style-name="P125">Se verifica que el sincronizador está trabajando.</text:p>
        </text:list-item>
      </text:list>
      <text:p text:style-name="P47"/>
      <text:p text:style-name="P2"><draw:frame draw:style-name="fr3" draw:name="Marco61" text:anchor-type="paragraph" svg:width="13.637cm" draw:z-index="114"><draw:text-box fo:min-height="21.227cm"><text:p text:style-name="Illustration"><draw:frame draw:style-name="fr6" draw:name="gráficos61" text:anchor-type="paragraph" svg:x="0.004cm" svg:y="0.002cm" svg:width="13.637cm" style:rel-width="100%" svg:height="21.227cm" style:rel-height="scale" draw:z-index="115"><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294639888" text:style-name="LS35">
        <text:list-item>
          <text:p text:style-name="P126">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text:span><text:span text:style-name="T12">INFO</text:span><text:span text:style-name="T12"> <text:s/></text:span><text:span text:style-name="T13">[</text:span><text:span text:style-name="T13">org</text:span><text:span text:style-name="T13">.</text:span><text:span text:style-name="T13">jboss</text:span><text:span text:style-name="T13">.</text:span><text:span text:style-name="T13">system</text:span><text:span text:style-name="T13">.</text:span><text:span text:style-name="T13">server</text:span><text:span text:style-name="T13">.</text:span><text:span text:style-name="T13">jmx</text:span><text:span text:style-name="T13">.</text:span><text:span text:style-name="T13">JMXKernel</text:span><text:span text:style-name="T13">] (</text:span><text:span text:style-name="T13">Thread</text:span><text:span text:style-name="T13">-30) </text:span><text:span text:style-name="T13">Server</text:span><text:span text:style-name="T13"> </text:span><text:span text:style-name="T13">exit</text:span><text:span text:style-name="T13"> </text:span><text:span text:style-name="T13">called</text:span><text:span text:style-name="T13">, </text:span><text:span text:style-name="T13">exiting</text:span><text:span text:style-name="T13"> </text:span><text:span text:style-name="T13">the</text:span><text:span text:style-name="T13"> </text:span><text:span text:style-name="T13">JVM</text:span><text:span text:style-name="T13"> </text:span><text:span text:style-name="T13">now</text:span><text:span text:style-name="T13">!</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text:span><text:span text:style-name="T12">INFO</text:span><text:span text:style-name="T12"> <text:s/>[</text:span><text:span text:style-name="T12">org</text:span><text:span text:style-name="T12">.</text:span><text:span text:style-name="T12">jboss</text:span><text:span text:style-name="T12">.</text:span><text:span text:style-name="T12">bootstrap</text:span><text:span text:style-name="T12">.</text:span><text:span text:style-name="T12">impl</text:span><text:span text:style-name="T12">.</text:span><text:span text:style-name="T12">base</text:span><text:span text:style-name="T12">.</text:span><text:span text:style-name="T12">server</text:span><text:span text:style-name="T12">.</text:span><text:span text:style-name="T12">AbstractServer</text:span><text:span text:style-name="T12">] </text:span><text:span text:style-name="T13">(</text:span><text:span text:style-name="T13">Thread</text:span><text:span text:style-name="T13">-31) </text:span><text:span text:style-name="T13">Stopping</text:span><text:span text:style-name="T13">: </text:span><text:span text:style-name="T13">JBossAS</text:span><text:span text:style-name="T13"> [6.1.0.</text:span><text:span text:style-name="T13">Final</text:span><text:span text:style-name="T13"> "</text:span><text:span text:style-name="T13">Neo</text:span><text:span text:style-name="T13">"]</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2"><text:span text:style-name="T12">04:36:03,618 </text:span><text:span text:style-name="T12">INFO</text:span><text:span text:style-name="T12"> <text:s/>[</text:span><text:span text:style-name="T12">SessionSpecContainer</text:span><text:span text:style-name="T12">] </text:span><text:span text:style-name="T12">Stopping</text:span><text:span text:style-name="T12"> </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SincronizadorTextoImpl</text:span><text:span text:style-name="T12">,</text:span><text:span text:style-name="T12">service</text:span><text:span text:style-name="T12">=</text:span><text:span text:style-name="T12">EJB</text:span><text:span text:style-name="T12">3</text:span></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2"><text:span text:style-name="T12">04:36:03,699 </text:span><text:span text:style-name="T12">INFO</text:span><text:span text:style-name="T12"> <text:s/>[</text:span><text:span text:style-name="T12">ConnectionFactoryBindingService</text:span><text:span text:style-name="T12">] </text:span><text:span text:style-name="T12">Unbound</text:span><text:span text:style-name="T12"> </text:span><text:span text:style-name="T12">ConnectionManager</text:span><text:span text:style-name="T12"> '</text:span><text:span text:style-name="T12">jboss</text:span><text:span text:style-name="T12">.</text:span><text:span text:style-name="T12">jca</text:span><text:span text:style-name="T12">:</text:span><text:span text:style-name="T12">service</text:span><text:span text:style-name="T12">=</text:span><text:span text:style-name="T12">ConnectionFactoryBinding</text:span><text:span text:style-name="T12">,</text:span><text:span text:style-name="T12">name</text:span><text:span text:style-name="T12">=</text:span><text:span text:style-name="T12">JmsXA</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java</text:span><text:span text:style-name="T12">:</text:span><text:span text:style-name="T12">JmsXA</text:span><text:span text:style-name="T12">'</text:span></text:p>
      <text:p text:style-name="P2"><text:span text:style-name="T12">04:36:03,707 </text:span><text:span text:style-name="T12">INFO</text:span><text:span text:style-name="T12"> <text:s/>[</text:span><text:span text:style-name="T12">PersistenceUnitDeployment</text:span><text:span text:style-name="T12">] </text:span><text:span text:style-name="T12">Stopping</text:span><text:span text:style-name="T12"> </text:span><text:span text:style-name="T12">persistence</text:span><text:span text:style-name="T12"> </text:span><text:span text:style-name="T12">unit</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2"><text:span text:style-name="T12">04:36:03,707 </text:span><text:span text:style-name="T12">INFO</text:span><text:span text:style-name="T12"> <text:s/>[</text:span><text:span text:style-name="T12">SessionFactoryObjectFactory</text:span><text:span text:style-name="T12">] </text:span><text:span text:style-name="T12">Unbinding</text:span><text:span text:style-name="T12"> </text:span><text:span text:style-name="T12">factory</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08 </text:span><text:span text:style-name="T12">INFO</text:span><text:span text:style-name="T12"> <text:s/>[</text:span><text:span text:style-name="T12">NamingHelper</text:span><text:span text:style-name="T12">] </text:span><text:span text:style-name="T12">JNDI</text:span><text:span text:style-name="T12"> </text:span><text:span text:style-name="T12">InitialContext</text:span><text:span text:style-name="T12"> </text:span><text:span text:style-name="T12">properties</text:span><text:span text:style-name="T12">:{</text:span><text:span text:style-name="T12">java</text:span><text:span text:style-name="T12">.</text:span><text:span text:style-name="T12">naming</text:span><text:span text:style-name="T12">.</text:span><text:span text:style-name="T12">factory</text:span><text:span text:style-name="T12">.</text:span><text:span text:style-name="T12">initial</text:span><text:span text:style-name="T12">=</text:span><text:span text:style-name="T12">org</text:span><text:span text:style-name="T12">.</text:span><text:span text:style-name="T12">jnp</text:span><text:span text:style-name="T12">.</text:span><text:span text:style-name="T12">interfaces</text:span><text:span text:style-name="T12">.</text:span><text:span text:style-name="T12">NamingContextFactory</text:span><text:span text:style-name="T12">, </text:span><text:span text:style-name="T12">java</text:span><text:span text:style-name="T12">.</text:span><text:span text:style-name="T12">naming</text:span><text:span text:style-name="T12">.</text:span><text:span text:style-name="T12">factory</text:span><text:span text:style-name="T12">.</text:span><text:span text:style-name="T12">url</text:span><text:span text:style-name="T12">.</text:span><text:span text:style-name="T12">pkgs</text:span><text:span text:style-name="T12">=</text:span><text:span text:style-name="T12">org</text:span><text:span text:style-name="T12">.</text:span><text:span text:style-name="T12">jboss</text:span><text:span text:style-name="T12">.</text:span><text:span text:style-name="T12">naming</text:span><text:span text:style-name="T12">:</text:span><text:span text:style-name="T12">org</text:span><text:span text:style-name="T12">.</text:span><text:span text:style-name="T12">jnp</text:span><text:span text:style-name="T12">.</text:span><text:span text:style-name="T12">interfaces</text:span><text:span text:style-name="T12">}</text:span></text:p>
      <text:p text:style-name="P2"><text:span text:style-name="T12">04:36:03,709 </text:span><text:span text:style-name="T12">INFO</text:span><text:span text:style-name="T12"> <text:s/>[</text:span><text:span text:style-name="T12">SessionFactoryObjectFactory</text:span><text:span text:style-name="T12">] </text:span><text:span text:style-name="T12">Unbound</text:span><text:span text:style-name="T12"> </text:span><text:span text:style-name="T12">factory</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10 </text:span><text:span text:style-name="T12">INFO</text:span><text:span text:style-name="T12"> <text:s/>[</text:span><text:span text:style-name="T12">ConnectionFactoryBindingService</text:span><text:span text:style-name="T12">] </text:span><text:span text:style-name="T12">Unbound</text:span><text:span text:style-name="T12"> </text:span><text:span text:style-name="T12">ConnectionManager</text:span><text:span text:style-name="T12"> '</text:span><text:span text:style-name="T12">jboss</text:span><text:span text:style-name="T12">.</text:span><text:span text:style-name="T12">jca</text:span><text:span text:style-name="T12">:</text:span><text:span text:style-name="T12">service</text:span><text:span text:style-name="T12">=</text:span><text:span text:style-name="T12">DataSourceBinding</text:span><text:span text:style-name="T12">,</text:span><text:span text:style-name="T12">name</text:span><text:span text:style-name="T12">=</text:span><text:span text:style-name="T12">DefaultDS</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java</text:span><text:span text:style-name="T12">:</text:span><text:span text:style-name="T12">DefaultDS</text:span><text:span text:style-name="T12">'</text:span></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2"><text:span text:style-name="T12">04:36:04,084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quartz</text:span><text:span text:style-name="T12">-</text:span><text:span text:style-name="T12">ra</text:span></text:p>
      <text:p text:style-name="P2"><text:span text:style-name="T12">04:36:04,088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mail</text:span><text:span text:style-name="T12">-</text:span><text:span text:style-name="T12">ra</text:span></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2"><text:span text:style-name="T12">04:36:04,092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ms</text:span><text:span text:style-name="T12">-</text:span><text:span text:style-name="T12">ra</text:span></text:p>
      <text:p text:style-name="P2"><text:span text:style-name="T12">04:36:04,096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boss</text:span><text:span text:style-name="T12">-</text:span><text:span text:style-name="T12">xa</text:span><text:span text:style-name="T12">-</text:span><text:span text:style-name="T12">jdbc</text:span></text:p>
      <text:p text:style-name="P2"><text:span text:style-name="T12">04:36:04,099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boss</text:span><text:span text:style-name="T12">-</text:span><text:span text:style-name="T12">local</text:span><text:span text:style-name="T12">-</text:span><text:span text:style-name="T12">jdbc</text:span></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2"><text:soft-page-break/><text:span text:style-name="T12">04:36:04,151 </text:span><text:span text:style-name="T12">INFO</text:span><text:span text:style-name="T12"> <text:s/>[</text:span><text:span text:style-name="T12">jbossatx</text:span><text:span text:style-name="T12">] </text:span><text:span text:style-name="T12">ARJUNA</text:span><text:span text:style-name="T12">-32018 </text:span><text:span text:style-name="T12">Destroying</text:span><text:span text:style-name="T12"> </text:span><text:span text:style-name="T12">TransactionManagerService</text:span></text:p>
      <text:p text:style-name="P2"><text:span text:style-name="T12">04:36:04,157 </text:span><text:span text:style-name="T12">INFO</text:span><text:span text:style-name="T12"> <text:s/>[</text:span><text:span text:style-name="T12">jbossatx</text:span><text:span text:style-name="T12">] </text:span><text:span text:style-name="T12">ARJUNA</text:span><text:span text:style-name="T12">-32014 </text:span><text:span text:style-name="T12">Stopping</text:span><text:span text:style-name="T12"> </text:span><text:span text:style-name="T12">transaction</text:span><text:span text:style-name="T12"> </text:span><text:span text:style-name="T12">recovery</text:span><text:span text:style-name="T12"> </text:span><text:span text:style-name="T12">manager</text:span></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Incoming</text:span><text:span text:style-name="T12">-11,</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2,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text:span><text:soft-page-break/><text:span text:style-name="T12">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2:11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text:span><text:span text:style-name="T12">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Dead</text:span><text:span text:style-name="T13"> </text:span><text:span text:style-name="T13">members</text:span><text:span text:style-name="T13">: 1 ([</text:span><text:span text:style-name="T13">worker</text:span><text:span text:style-name="T13">1:1099])</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New</text:span><text:span text:style-name="T12"> </text:span><text:span text:style-name="T12">Members</text:span><text:span text:style-name="T12"> : 0 ([])</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1 ([</text:span><text:span text:style-name="T13">worker</text:span><text:span text:style-name="T13">2:1199])</text:span></text:p>
      <text:p text:style-name="P2"><text:span text:style-name="T12">2012-10-17 04:36:05,560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7,</text:span><text:span text:style-name="T12">null</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for</text:span><text:span text:style-name="T12"> </text:span><text:span text:style-name="T12">partition</text:span><text:span text:style-name="T12"> </text:span><text:span text:style-name="T12">null</text:span><text:span text:style-name="T12"> (</text:span><text:span text:style-name="T12">id</text:span><text:span text:style-name="T12">: 2, </text:span><text:span text:style-name="T12">delta</text:span><text:span text:style-name="T12">: -1, </text:span><text:span text:style-name="T12">merge</text:span><text:span text:style-name="T12">: </text:span><text:span text:style-name="T12">false</text:span><text:span text:style-name="T12">) : [</text:span><text:span text:style-name="T12">worker</text:span><text:span text:style-name="T12">2:1199]</text:span></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0"><draw:frame draw:style-name="fr3" draw:name="Marco62" text:anchor-type="paragraph" svg:width="17cm" draw:z-index="116"><draw:text-box fo:min-height="11.769cm"><text:p text:style-name="Illustration"><draw:frame draw:style-name="fr6" draw:name="gráficos62" text:anchor-type="paragraph" svg:x="0.004cm" svg:y="0.002cm" svg:width="17cm" style:rel-width="100%" svg:height="11.769cm" style:rel-height="scale" draw:z-index="117"><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831433603" text:style-name="LS36">
        <text:list-item>
          <text:p text:style-name="P127">Se confirma en qué navegador de Internet se trabaja con qué usuario.</text:p>
        </text:list-item>
      </text:list>
      <text:p text:style-name="P2"/>
      <text:p text:style-name="P70"><draw:frame draw:style-name="fr3" draw:name="Marco63" text:anchor-type="paragraph" svg:width="11.746cm" draw:z-index="118"><draw:text-box fo:min-height="17.397cm"><text:p text:style-name="Illustration"><draw:frame draw:style-name="fr6" draw:name="gráficos63" text:anchor-type="paragraph" svg:x="0.004cm" svg:y="0.002cm" svg:width="11.746cm" style:rel-width="100%" svg:height="17.397cm" style:rel-height="scale" draw:z-index="119"><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0"><text:tab/>Usuario2 en Chromium y usuario1 en Mozilla Firefox</text:p>
      <text:p text:style-name="P2"/>
      <text:list xml:id="list686637491" text:style-name="LS37">
        <text:list-item>
          <text:p text:style-name="P128">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0"><draw:frame draw:style-name="fr3" draw:name="Marco64" text:anchor-type="paragraph" svg:width="11.933cm" draw:z-index="120"><draw:text-box fo:min-height="20.161cm"><text:p text:style-name="Illustration"><draw:frame draw:style-name="fr6" draw:name="gráficos64" text:anchor-type="paragraph" svg:x="0.004cm" svg:y="0.002cm" svg:width="11.933cm" style:rel-width="100%" svg:height="20.161cm" style:rel-height="scale" draw:z-index="121"><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297746603" text:style-name="LS38">
        <text:list-item>
          <text:p text:style-name="P129">Se comprueba que el cache de segundo nivel de persistencia esté operando; se supera la prueba manual “<text:span text:style-name="T6">Caché</text:span>”.</text:p>
        </text:list-item>
      </text:list>
      <text:p text:style-name="P2"/>
      <text:p text:style-name="P2"><draw:frame draw:style-name="fr3" draw:name="Marco65" text:anchor-type="paragraph" svg:width="13.877cm" draw:z-index="122"><draw:text-box fo:min-height="21.698cm"><text:p text:style-name="Illustration"><draw:frame draw:style-name="fr6" draw:name="gráficos65" text:anchor-type="paragraph" svg:x="0.004cm" svg:y="0.002cm" svg:width="13.877cm" style:rel-width="100%" svg:height="21.698cm" style:rel-height="scale" draw:z-index="123"><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382162662" text:style-name="LS39">
        <text:list-item>
          <text:p text:style-name="P130">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Incoming</text:span><text:span text:style-name="T12">-5,</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1:10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57:21,276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Dead</text:span><text:span text:style-name="T12"> </text:span><text:span text:style-name="T12">members</text:span><text:span text:style-name="T12">: 0 ([])</text:span></text:p>
      <text:p text:style-name="P2"><text:span text:style-name="T12">2012-10-17 04:57:21,277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New</text:span><text:span text:style-name="T13"> </text:span><text:span text:style-name="T13">Members</text:span><text:span text:style-name="T13"> : 1 ([</text:span><text:span text:style-name="T13">worker</text:span><text:span text:style-name="T13">2:1199])</text:span></text:p>
      <text:p text:style-name="P2"><text:span text:style-name="T12">2012-10-17 04:57:21,277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2 ([</text:span><text:span text:style-name="T13">worker</text:span><text:span text:style-name="T13">1:1099, </text:span><text:span text:style-name="T13">worker</text:span><text:span text:style-name="T13">2:1199])</text:span></text:p>
      <text:p text:style-name="P2"><text:span text:style-name="T12">2012-10-17 04:57:28,73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2,</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null</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2066554829" text:style-name="LS40">
        <text:list-item>
          <text:p text:style-name="P131">Se vuelve a armar el cluster.</text:p>
        </text:list-item>
      </text:list>
      <text:p text:style-name="P2"/>
      <text:p text:style-name="P70"><draw:frame draw:style-name="fr3" draw:name="Marco66" text:anchor-type="paragraph" svg:width="16.536cm" draw:z-index="124"><draw:text-box fo:min-height="12.224cm"><text:p text:style-name="Illustration"><draw:frame draw:style-name="fr6" draw:name="gráficos66" text:anchor-type="paragraph" svg:x="0.004cm" svg:y="0.002cm" svg:width="16.536cm" style:rel-width="100%" svg:height="12.224cm" style:rel-height="scale" draw:z-index="125"><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0"><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6"/>
      <text:p text:style-name="P29"><text:span text:style-name="T3"><text:tab/></text:span><text:span text:style-name="T3">Terracotta</text:span><text:span text:style-name="T3"> + </text:span><text:span text:style-name="T3">Tomcat</text:span></text:p>
      <text:p text:style-name="P24"/>
      <text:p text:style-name="P2"><text:tab/>En el caso de Terracotta + Tomcat, se provee a continuación evidencia de una corrida de las características que permiten comprobar las pruebas manuales.</text:p>
      <text:p text:style-name="P2"/>
      <text:list xml:id="list617430167" text:style-name="LS41">
        <text:list-item>
          <text:p text:style-name="P86">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1"><draw:frame draw:style-name="fr3" draw:name="Marco67" text:anchor-type="paragraph" svg:width="11.361cm" draw:z-index="126"><draw:text-box fo:min-height="15.139cm"><text:p text:style-name="Illustration"><draw:frame draw:style-name="fr6" draw:name="gráficos67" text:anchor-type="paragraph" svg:x="0.004cm" svg:y="0.002cm" svg:width="11.361cm" style:rel-width="100%" svg:height="15.139cm" style:rel-height="scale" draw:z-index="127"><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1117002048" text:style-name="LS42">
        <text:list-item>
          <text:p text:style-name="P132">Se ingresa con el navegador Mozilla Firefox con usuario1.</text:p>
        </text:list-item>
      </text:list>
      <text:p text:style-name="P7"/>
      <text:p text:style-name="P2"><text:tab/>Misma imagen que en el caso de Jboss.</text:p>
      <text:p text:style-name="P2"/>
      <text:list xml:id="list81747571" text:style-name="LS43">
        <text:list-item>
          <text:p text:style-name="P87">Se confirma qué nodo atiende a usuario1; es el worker2.</text:p>
        </text:list-item>
      </text:list>
      <text:p text:style-name="P7"/>
      <text:p text:style-name="P2"><text:tab/>Misma imagen que en el caso de Jboss.</text:p>
      <text:p text:style-name="P2"/>
      <text:list xml:id="list2067684911" text:style-name="LS44">
        <text:list-item>
          <text:p text:style-name="P88">Se ingresa con el navegador Google Chrome con usuario2.</text:p>
        </text:list-item>
      </text:list>
      <text:p text:style-name="P7"/>
      <text:p text:style-name="P47"><text:tab/>Misma imagen que en el caso de Jboss.</text:p>
      <text:p text:style-name="P2"/>
      <text:list xml:id="list1194989291" text:style-name="LS45">
        <text:list-item>
          <text:p text:style-name="P89">Se confirma qué nodo atiende a usuario2; es el worker1.</text:p>
        </text:list-item>
      </text:list>
      <text:p text:style-name="P7"/>
      <text:p text:style-name="P47"><text:tab/>Misma imagen que en el caso de Jboss.</text:p>
      <text:p text:style-name="P2"/>
      <text:list xml:id="list992648171" text:style-name="LS46">
        <text:list-item>
          <text:p text:style-name="P90">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1350338409" text:style-name="LS47">
        <text:list-item>
          <text:p text:style-name="P136">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0"/>
      <text:p text:style-name="P2"><draw:frame draw:style-name="fr3" draw:name="Marco68" text:anchor-type="paragraph" svg:width="12.19cm" draw:z-index="128"><draw:text-box fo:min-height="17.055cm"><text:p text:style-name="Illustration"><draw:frame draw:style-name="fr6" draw:name="gráficos68" text:anchor-type="paragraph" svg:x="0.004cm" svg:y="0.002cm" svg:width="12.19cm" style:rel-width="100%" svg:height="17.055cm" style:rel-height="scale" draw:z-index="129"><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682577684" text:style-name="LS48">
        <text:list-item>
          <text:p text:style-name="P133">Se confirma en qué navegador de Internet se trabaja con qué usuario.</text:p>
        </text:list-item>
      </text:list>
      <text:p text:style-name="P7"/>
      <text:p text:style-name="P2"><text:tab/>Misma imagen que en el caso de Jboss.</text:p>
      <text:p text:style-name="P2"/>
      <text:list xml:id="list1967219654" text:style-name="LS49">
        <text:list-item>
          <text:p text:style-name="P91">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2069548435" text:style-name="LS50">
        <text:list-item>
          <text:p text:style-name="P134">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0"><draw:frame draw:style-name="fr3" draw:name="Marco69" text:anchor-type="paragraph" svg:width="13.877cm" draw:z-index="130"><draw:text-box fo:min-height="20.558cm"><text:p text:style-name="Illustration"><draw:frame draw:style-name="fr6" draw:name="gráficos69" text:anchor-type="paragraph" svg:x="0.004cm" svg:y="0.002cm" svg:width="13.877cm" style:rel-width="100%" svg:height="20.558cm" style:rel-height="scale" draw:z-index="131"><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0"><text:soft-page-break/><text:tab/>Estadísticas de hibernate.</text:p>
      <text:p text:style-name="P2"/>
      <text:p text:style-name="P2"><draw:frame draw:style-name="fr3" draw:name="Marco70" text:anchor-type="paragraph" svg:width="13.877cm" draw:z-index="132"><draw:text-box fo:min-height="22.209cm"><text:p text:style-name="Illustration"><draw:frame draw:style-name="fr6" draw:name="gráficos70" text:anchor-type="paragraph" svg:x="0.004cm" svg:y="0.002cm" svg:width="13.877cm" style:rel-width="100%" svg:height="22.209cm" style:rel-height="scale" draw:z-index="133"><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153570347" text:style-name="LS51">
        <text:list-item>
          <text:p text:style-name="P92"><text:soft-page-break/>Se vuelve a levantar el nodo que se bajó anteriormente.</text:p>
        </text:list-item>
      </text:list>
      <text:p text:style-name="P7"/>
      <text:p text:style-name="P7"><text:tab/>Se confirma que se vuelven a ver ambos nodos (dos conexiones por nodo).</text:p>
      <text:p text:style-name="P7"/>
      <text:p text:style-name="P47"><draw:frame draw:style-name="fr3" draw:name="Marco71" text:anchor-type="paragraph" svg:width="12.137cm" draw:z-index="134"><draw:text-box fo:min-height="18.341cm"><text:p text:style-name="Illustration"><draw:frame draw:style-name="fr6" draw:name="gráficos71" text:anchor-type="paragraph" svg:x="0.004cm" svg:y="0.002cm" svg:width="13.877cm" style:rel-width="100%" svg:height="20.219cm" style:rel-height="scale" draw:z-index="135"><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1"><text:tab/>También en este caso, se superan las pruebas manuales, al igual que en el caso de JBoss. Aplica la misma conclusión que en el caso de Jboss.</text:p>
      <text:p text:style-name="P61"/>
      <text:h text:style-name="P162" text:outline-level="10"><text:bookmark-start text:name="__RefHeading__32727_1093539593"/><text:bookmark text:name="h.rqbkrlq1ofsn"/><text:bookmark text:name="h.y482n7oog6lg"/>8. Datos de los autores<text:bookmark-end text:name="__RefHeading__32727_1093539593"/></text:h>
      <text:p text:style-name="P74"/>
      <text:h text:style-name="Heading_20_2" text:outline-level="10"><text:bookmark-start text:name="__RefHeading__32729_1093539593"/>Barrabino, Diego<text:bookmark-end text:name="__RefHeading__32729_1093539593"/></text:h>
      <text:p text:style-name="P5"/>
      <text:p text:style-name="P47"><text:span text:style-name="T6"><text:tab/>Datos</text:span><text:span text:style-name="T6"> </text:span><text:span text:style-name="T6">personales</text:span>:</text:p>
      <text:p text:style-name="P19"/>
      <text:list xml:id="list506188548" text:style-name="LS52">
        <text:list-item>
          <text:p text:style-name="P109">Apellido y nombre: BARRABINO, Diego.</text:p>
        </text:list-item>
        <text:list-item>
          <text:p text:style-name="P109">Documento Nacional de Identidad (D.N.I.): 29.064.455.</text:p>
        </text:list-item>
        <text:list-item>
          <text:p text:style-name="P109">Fecha de nacimiento: 7 de septiembre de 1981.</text:p>
        </text:list-item>
        <text:list-item>
          <text:p text:style-name="P109">Edad: 31 años.</text:p>
        </text:list-item>
        <text:list-item>
          <text:p text:style-name="P109">Domicilio: Quito 4247 1º 3, CPA C1212ABM, entre Mármol y Muñiz, Almagro, Ciudad Autónoma de Buenos Aires.</text:p>
        </text:list-item>
        <text:list-item>
          <text:p text:style-name="P109">Teléfono particular: 011 – 3528 – 6888.</text:p>
        </text:list-item>
        <text:list-item>
          <text:p text:style-name="P120"><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47"><text:span text:style-name="T6"><text:tab/>Antecedentes</text:span><text:span text:style-name="T6"> </text:span><text:span text:style-name="T6">laborales</text:span>:</text:p>
      <text:p text:style-name="P47"/>
      <text:p text:style-name="P47"><text:tab/>a).- Certant Technology Solutions (Av. De Mayo 666, 4º piso – Capital Federal. Teléfono: 5219-0855/6).</text:p>
      <text:p text:style-name="P47"/>
      <text:p text:style-name="P47"><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47"/>
      <text:p text:style-name="P47"><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47"/>
      <text:p text:style-name="P47"><text:tab/>Pasantía desde el primero de octubre de 2004 hasta abril de 2005, bajo contrato desde entonces.</text:p>
      <text:p text:style-name="P2"/>
      <text:p text:style-name="P2"/>
      <text:p text:style-name="P16"><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47"><text:span text:style-name="T6"><text:tab/>Antecedentes</text:span><text:span text:style-name="T6"> </text:span><text:span text:style-name="T6">académicos</text:span>:</text:p>
      <text:p text:style-name="P2"/>
      <text:p text:style-name="P2"><text:tab/><text:span text:style-name="T6">CBC</text:span> (año 2000)</text:p>
      <text:p text:style-name="P2"/>
      <text:p text:style-name="P47"><text:tab/>Álgebra (código 27). Curso 42708. Nota: 7. Primer cuatrimestre de 2000.</text:p>
      <text:p text:style-name="P47"><text:tab/>Introducción al Pensamiento Científico (código 40). Curso 44001. Nota: 9. Primer cuatrimestre de 2000.</text:p>
      <text:p text:style-name="P47"><text:tab/>Física (código 03). Curso 40302. Nota: 7. Primer cuatrimestre de 2000.</text:p>
      <text:p text:style-name="P47"><text:tab/>Análisis Matemático 1 (código 28). Curso 42808. Nota: 8. Segundo cuatrimestre de 2000.</text:p>
      <text:p text:style-name="P47"><text:tab/>Sociedad y Estado (código 24). Curso 42422. Nota: 8. Segundo cuatrimestre de 2000.</text:p>
      <text:p text:style-name="P47"><text:tab/>Química (código 05). Curso 40504. Nota: 9. Segundo cuatrimestre de 2000.</text:p>
      <text:p text:style-name="P8"/>
      <text:p text:style-name="P57"><text:span text:style-name="T6"><text:tab/>Carrera 10 – Ingeniería en Informática</text:span> (año 2001 a la fecha – padrón 80183)</text:p>
      <text:p text:style-name="P2"/>
      <text:p text:style-name="P47"><text:tab/>Algoritmos y Programación I (programación en Pascal) (código 7540). Cátedra: López - Vega. Nota: 9 (11/07/2001 L85 F43). Primer cuatrimestre de 2001.</text:p>
      <text:p text:style-name="P47"><text:tab/>Física I A (código 6201). Cátedra: Menikheim. Nota: 7 (31/07/2001 L100 F210). Final revisado por la prof. Lombardo. Primer cuatrimestre de 2001.</text:p>
      <text:p text:style-name="P47"><text:tab/>Análisis Matemático II A (código 6103). Cátedra: Patetta. Nota: 10 (11/12/2001 L148 F52). Segundo cuatrimestre de 2001.</text:p>
      <text:p text:style-name="P47"><text:tab/>Química (código 6301). Cátedra: Kim – Roble. Nota: 8 (19/12/2001 L68 F217). Segundo cuatrimestre de 2001.</text:p>
      <text:p text:style-name="P47"><text:tab/>Álgebra II A (código 6108). Cátedra: Álvarez Juliá. Nota: 6 (27/12/2001 L146 F143). Segundo cuatrimestre de 2001.</text:p>
      <text:p text:style-name="P47"><text:tab/>Algoritmos y Programación II (programación en Pascal) (código 7541). Cátedra: Mandrafina. Nota: 7 (06/03/2002 L86 F133). Segundo cuatrimestre de 2001.</text:p>
      <text:p text:style-name="P47"><text:tab/>Algoritmos y Programación III (programación en Delphi) (código 7507). Cátedra: Fíntela. Nota: 9 (16/07/2002 L87 F2). Primer cuatrimestre de 2002.</text:p>
      <text:p text:style-name="P47"><text:tab/>Análisis Matemático III A (código 6110). Cátedra: Murmis. Nota: 5 (19/07/2002 L143 F212). Primer cuatrimestre de 2002.</text:p>
      <text:p text:style-name="P47"><text:tab/>Probabilidad y Estadística B (código 6109). Cátedra: Busch. Nota: 4 (19/12/2002 L147 F124). Final revisado por el prof. Sacerdotti. Segundo cuatrimestre de 2002.</text:p>
      <text:p text:style-name="P47"><text:tab/>Análisis Numérico I (código 7512). Cátedra: Tarela - Cavaliere. Nota: 7 (16/12/2002 L87 F205). Segundo cuatrimestre de 2002.</text:p>
      <text:p text:style-name="P47"><text:tab/>Física II A (código 6203). Cátedra: Cremaschi – Mesaros – Hogart. Nota: 7 (18/02/2003 L102 F33). Final revisado por el prof. Leone. Segundo cuatrimestre de 2002.</text:p>
      <text:p text:style-name="P47"><text:tab/>Laboratorio (código 6602). Cátedra: Bertuccio – Reiser. Nota: 5 (18/07/2003 L128 F214). Primer cuatrimestre de 2003.</text:p>
      <text:p text:style-name="P47"><text:tab/>Física III D (código 6215). Cátedra: Arcondo. Nota: 8 (08/07/2003 L102 F100). Primer cuatrimestre de 2003.</text:p>
      <text:p text:style-name="P47"><text:tab/>Estructura del Computador (código 6670). Cátedra: M. C. Ginzburg. Nota: 9 (15/08/2003 L129 F51). Primer cuatrimestre del 2003.</text:p>
      <text:p text:style-name="P47"><text:tab/>Simulación (programación en GPSS; código 7526). Cátedra: Nota: 4 (17/12/2003 L89 F175). Segundo cuatrimestre de 2003.</text:p>
      <text:p text:style-name="P47"><text:tab/>Organización de Computadoras (código 6620). Cátedra: Hamkalo. Nota: 10 (11/12/2003 L129 F96). Segundo cuatrimestre de 2003.</text:p>
      <text:p text:style-name="P47"><text:tab/>Taller de Programación I (código 7542). Cátedra: Veiga. Nota: 8 (26/07/2005 L92 F238). Primer cuatrimestre de 2005.</text:p>
      <text:p text:style-name="P47"><text:tab/>Organización de Datos (código 7506). Cátedra: Saubidet. Nota: 7 (11/12/2006 L95 F104). Segundo cuatrimestre de 2006.</text:p>
      <text:p text:style-name="P47"><text:tab/>Sistemas Operativos (código 7508). Cátedra: Clúa. Nota 10 (05/07/2007 L96 F146). Primer cuatrimestre de 2007.</text:p>
      <text:p text:style-name="P47"><text:tab/>Análisis de la información (código 7509). Cátedra: González. Nota 5 (10/07/2007 L96 F163). Primer cuatrimestre de 2007.</text:p>
      <text:p text:style-name="P47"><text:soft-page-break/><text:tab/>Estructura de las Organizaciones (código 7112). Cátedra: Barmack. Nota: 8 (27/12/2007 L145 F207). Segundo cuatrimestre de 2007.</text:p>
      <text:p text:style-name="P47"><text:tab/>Modelos y Optimización I (código 7114). Cátedra: Ramonet. Nota: 8 (26/12/2007 L145 F199). Segundo cuatrimestre de 2007.</text:p>
      <text:p text:style-name="P47"><text:tab/>Técnicas de Diseño (código 7510). Cátedra: Pantaleo. Nota: 8 (07/07/2008 L98 F186). Primer cuatrimestre de 2008.</text:p>
      <text:p text:style-name="P47"><text:tab/>Información en las Organizaciones (código 7113). Cátedra: Zambrano. Nota: 6 (10/07/2008 L146 F149). Primer cuatrimestre de 2008.</text:p>
      <text:p text:style-name="P47"><text:tab/>Base de Datos (código 7515). Cátedra: Alé. Nota: 5 (07/10/2009 L102 F84). Segundo cuatrimestre de 2008.</text:p>
      <text:p text:style-name="P47"><text:tab/>Introducción a los Sistemas Distribuidos (código 7543). Cátedra: Hamelin. Nota: 5 (23/02/2010 L103 F82). Segundo cuatrimestre de 2008.</text:p>
      <text:p text:style-name="P47"><text:tab/>Taller de Programación II (código 7552). Cátedra: Servetto. Nota: 10 (05/03/2010 L103 F176). Primer cuatrimestre de 2009.</text:p>
      <text:p text:style-name="P47"><text:tab/>Administración y Control de Proyectos Informáticos I (código 7544). Cátedra: Martínez. Nota: 7 (28/09/2009 L102 F45). Primer cuatrimestre de 2009.</text:p>
      <text:p text:style-name="P47"><text:tab/>Taller de Desarrollo de Proyectos I (código 7545). Cátedra: Pineiro – Pignataro. Nota: 9 (15/02/2010 L103 F31). Segundo cuatrimestre de 2009.</text:p>
      <text:p text:style-name="P47"><text:tab/>Legislación y Ejercicio Profesional de la Ingeniería en Informática (código 7140). Cátedra: Papaleo – Noremberg. Nota: 7 (22/12/2009 L149 F120). Segundo cuatrimestre de 2009.</text:p>
      <text:p text:style-name="P47"><text:tab/>Taller de Desarrollo de Proyectos II (código 7547). Cátedra: Fontela. Nota: 9 (06/07/2010 L104 F13). Primer cuatrimestre de 2010.</text:p>
      <text:p text:style-name="P47"><text:tab/>Administración y Control de Proyectos Informáticos II (código 7546). Cátedra: Martínez. Nota: 6 (27/07/2010 L104 F153). Primer cuatrimestre de 2010.</text:p>
      <text:p text:style-name="P47"><text:tab/>Introducción a los Sistemas Inteligentes (código 7550). Cátedra: Ochoa. Nota: 10 (13/12/2010 L105 F96). Segundo cuatrimestre de 2010.</text:p>
      <text:p text:style-name="P47"><text:tab/>Calidad en el Desarrollo de Sistemas (código 7548). Cátedra: Pantaleo. Nota: 5 (15/12/2010 L105 F119). Segundo cuatrimestre de 2010.</text:p>
      <text:p text:style-name="P47"><text:tab/>Idioma Inglés (código 7801). Cátedra: Johnstone. Nota: 10 (28/03/2011 L023 F81). Primer cuatrimestre de 2011.</text:p>
      <text:p text:style-name="P47"><text:tab/>Manufactura Integrada por Computadora (CIM) I (código 7565). Cátedra: Ierache – Ochoa. Nota: 7,5 (30/05/2011 L106 F133). Primer cuatrimestre de 2011.</text:p>
      <text:p text:style-name="P47"><text:tab/>Sistemas Automáticos de Diagnóstico y Detección de Fallas I (código 7567). Cátedra: Merlino. Nota: 8 (01/07/2011 L106 F135). Primer cuatrimestre de 2011.</text:p>
      <text:p text:style-name="P47"><text:tab/>Sistemas Automáticos de Diagnóstico y Detección Fallas II (código 7569). Cátedra: Merlino. Nota: 9 (02/12/2011 L107 F203). Segundo cuatrimestre de 2011.</text:p>
      <text:p text:style-name="P47"><text:tab/>Manufactura Integrada por Computadora (CIM) II (código 7566). Cátedra: Ierache – Ochoa. Nota: 9 (05/12/2011 L107 F210). Segundo cuatrimestre de 2011.</text:p>
      <text:p text:style-name="P47"><text:soft-page-break/><text:tab/>Criptografía y Seguridad Informática (código 6669). Cátedra: Pagola – Wald – Caracoche. Nota: 7 (19/12/2011 L41 F120). Segundo cuatrimestre de 2011.</text:p>
      <text:p text:style-name="P19"/>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2043378447" text:style-name="LS53">
        <text:list-item>
          <text:list>
            <text:list-item>
              <text:p text:style-name="P110">CBC: 6 materias, promedio 8.</text:p>
            </text:list-item>
            <text:list-item>
              <text:p text:style-name="P110">Carrera 10 – Ingeniería en Informática: 40 materias, promedio 7,46.</text:p>
            </text:list-item>
            <text:list-item>
              <text:p text:style-name="P110">Suma de créditos: 236.</text:p>
            </text:list-item>
          </text:list>
        </text:list-item>
      </text:list>
      <text:p text:style-name="P32"/>
      <text:p text:style-name="P158">Moreyra, Martín</text:p>
      <text:p text:style-name="P155"/>
      <text:p text:style-name="P47"><text:span text:style-name="T6"><text:tab/>Datos</text:span><text:span text:style-name="T6"> </text:span><text:span text:style-name="T6">personales</text:span>:</text:p>
      <text:p text:style-name="P47"/>
      <text:list xml:id="list62769074" text:style-name="LS54">
        <text:list-item>
          <text:p text:style-name="P111">Apellido y nombre: Moreyra, Martín Jorge.</text:p>
        </text:list-item>
        <text:list-item>
          <text:p text:style-name="P111">Documento Nacional de Identidad (D.N.I.): 30.892.909.</text:p>
        </text:list-item>
        <text:list-item>
          <text:p text:style-name="P111">Fecha de nacimiento: 6 de junio de 1984.</text:p>
        </text:list-item>
        <text:list-item>
          <text:p text:style-name="P111">Edad: 28 años.</text:p>
        </text:list-item>
        <text:list-item>
          <text:p text:style-name="P111">Domicilio: Honduras 4564 – 3/B, CP 1414, Ciudad Autónoma de Buenos Aires.</text:p>
        </text:list-item>
        <text:list-item>
          <text:p text:style-name="P111">Teléfono particular: 011 – 4195 – 3792.</text:p>
        </text:list-item>
        <text:list-item>
          <text:p text:style-name="P111">Casilla de e-mail: <text:span text:style-name="T19">moreyramj</text:span><text:span text:style-name="T19">@</text:span><text:span text:style-name="T19">gmail</text:span><text:span text:style-name="T19">.</text:span><text:span text:style-name="T19">com</text:span>.</text:p>
        </text:list-item>
      </text:list>
      <text:p text:style-name="P2"/>
      <text:p text:style-name="P47"><text:span text:style-name="T6"><text:tab/>Antecedentes</text:span><text:span text:style-name="T6"> </text:span><text:span text:style-name="T6">laborales</text:span>:</text:p>
      <text:p text:style-name="P2"/>
      <text:p text:style-name="P47"><text:tab/>a) Globant- (Febrero 2006 – Junio 2009):</text:p>
      <text:p text:style-name="P47"/>
      <text:p text:style-name="P47"><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47"><text:tab/>b) ITR- (Julio 2009 - Diciembre 2009):</text:p>
      <text:p text:style-name="P47"/>
      <text:p text:style-name="P47"><text:tab/>Proyecto para Swiss Medical, Parte del grupo de desarrollo del sistema que maneja historiales médicos, internaciones y otros. Las herramientas utilizadas fueron: J2EE, Servlets, Sybase portal y Sybase DB.</text:p>
      <text:p text:style-name="P2"/>
      <text:p text:style-name="P47"><text:tab/>c) Swiss Medical - (Enero 2010 – Septiembre 2010):</text:p>
      <text:p text:style-name="P2"/>
      <text:p text:style-name="P47"><text:tab/>Ídem b) pero en relación de dependencia directa con Swiss Medical.</text:p>
      <text:p text:style-name="P2"/>
      <text:p text:style-name="P47"><text:tab/>d) OSPIM - (Agosto 2010 – Presente):</text:p>
      <text:p text:style-name="P2"/>
      <text:p text:style-name="P47"><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0"/>
      <text:p text:style-name="P57"><text:span text:style-name="T6"><text:tab/>Antecedentes académicos</text:span>:</text:p>
      <text:p text:style-name="P47"/>
      <text:p text:style-name="P47"><text:span text:style-name="T6"><text:tab/>CBC</text:span> (año 2003)</text:p>
      <text:p text:style-name="P47"/>
      <text:p text:style-name="P47"><text:tab/>Álgebra (código 27)</text:p>
      <text:p text:style-name="P47"><text:tab/>Introducción al Pensamiento Científico (código 40). Curso 44001.</text:p>
      <text:p text:style-name="P47"><text:tab/>Física (código 03). Curso 40302.</text:p>
      <text:p text:style-name="P47"><text:tab/>Análisis Matemático 1 (código 28). Curso 42808.</text:p>
      <text:p text:style-name="P47"><text:tab/>Sociedad y Estado (código 24). Curso 42422.</text:p>
      <text:p text:style-name="P47"><text:tab/>Química (código 05). Curso 40504.</text:p>
      <text:p text:style-name="P2"/>
      <text:p text:style-name="P47"><text:span text:style-name="T6"><text:tab/>Carrera 10 – Ingeniería en Informática</text:span> (año 2004 a la fecha – padrón 84394).</text:p>
      <text:p text:style-name="P2"/>
      <text:p text:style-name="P47"><text:tab/>Fisica I A (código 6201) Nota: 6 (10/08/2004 L103 F127).</text:p>
      <text:p text:style-name="P47"><text:tab/>Algoritmos Y Programacion I (código 7540) Nota: 6 (13/08/2004 L91 F109).</text:p>
      <text:p text:style-name="P47"><text:tab/>Algebra II A (código 6108) Nota: 5 (09/12/2004 L150 F65).</text:p>
      <text:p text:style-name="P47"><text:tab/>Algoritmos Y Programacion II (código 7541) Nota: 9 (17/12/2004 L91 F188).</text:p>
      <text:p text:style-name="P47"><text:tab/>Analisis Matematico II A (código 6103) Nota: 4 (22/02/2005 L151 F16).</text:p>
      <text:p text:style-name="P47"><text:tab/>Quimica (código 6301) Nota:<text:tab/>6 (14/07/2005 L71 F218).</text:p>
      <text:p text:style-name="P47"><text:tab/>Algoritmos Y Programacion III (código 7507) Nota: 7 (08/08/2005 L93 F37).</text:p>
      <text:p text:style-name="P47"><text:tab/>Analisis Numerico I (código 7512) Nota: 7 (12/08/2005 L93 F60).</text:p>
      <text:p text:style-name="P47"><text:tab/>Fisica II A (código 6203) Nota: 5 (15/12/2005 L104 F98).</text:p>
      <text:p text:style-name="P47"><text:tab/>Probabilidad Y Estadistica B (código 6109) Nota: 5 (03/03/2006 L152 F59).</text:p>
      <text:p text:style-name="P47"><text:tab/>Estructura Del Computador (código 6670) Nota: 8 (13/07/2006 L132 F207).</text:p>
      <text:p text:style-name="P47"><text:tab/>Laboratorio (código 6602) Nota: 6 (13/07/2006 L132 F217).</text:p>
      <text:p text:style-name="P47"><text:tab/>Fisica III D (código 6215) Nota: 6 (R 08/08/2006 L105 F33).</text:p>
      <text:p text:style-name="P47"><text:tab/>Organizacion De Datos (código 7506) Nota: 8 (19/07/2007 L96 F206).</text:p>
      <text:p text:style-name="P47"><text:tab/>Sistemas Operativos (código 7508) Nota:<text:tab/>10 (27/12/2007 L97 F202).</text:p>
      <text:p text:style-name="P47"><text:tab/>Analisis Matematico III A (código 6110) Nota: 6 (25/02/2008 L149 F124).</text:p>
      <text:p text:style-name="P47"><text:tab/>Taller De Programacion I (código 7542) Nota: 9 (08/07/2008 L98 F202).</text:p>
      <text:p text:style-name="P47"><text:tab/>Estructura De Las Organizaciones (código 7112) Nota: 4 (30/07/2008 L147 F5).</text:p>
      <text:p text:style-name="P47"><text:tab/>Organización De Computadoras (código 6620) Nota:<text:tab/>6 (14/08/2008 L136 F79).</text:p>
      <text:p text:style-name="P47"><text:tab/>Analisis De La Informacion (código 7509) Nota: 6 (15/12/2008 L100 F11).</text:p>
      <text:p text:style-name="P47"><text:tab/>Modelos Y Optimizacion I (código 7114) Nota:<text:tab/>8 (16/02/2009 L147 F230).</text:p>
      <text:p text:style-name="P47"><text:tab/>Informacion En Las Organizaciones (código 7113) Nota: 4 (24/02/2009 L148 F31).</text:p>
      <text:p text:style-name="P47"><text:soft-page-break/><text:tab/>Simulacion (código 7526) Nota: 10 (05/08/2009 L101 F106).</text:p>
      <text:p text:style-name="P47"><text:tab/>Técnicas De Diseño (código 7510) Nota: 7 (10/08/2009 L101 F133).</text:p>
      <text:p text:style-name="P47"><text:tab/>Taller De Programacion II (Código 7552) Nota:<text:tab/>10 (21/08/2009 L101 F219).</text:p>
      <text:p text:style-name="P47"><text:tab/>Taller De Desarrollo De Proyectos I (Código 7545) Nota: 9 (08/02/2010 L102 F238).</text:p>
      <text:p text:style-name="P47"><text:tab/>Introducción A Los Sistemas Inteligentes (Código 7550) Nota: 6 (22/02/2010 L103 F88).</text:p>
      <text:p text:style-name="P47"><text:tab/>Introducción A Los Sistemas Distribuidos (Código 7543) Nota: 7 (23/02/2010 L103 F82).</text:p>
      <text:p text:style-name="P47"><text:tab/>Base De Datos (Código 7515) Nota: 7 (21/07/2010 L104 F114).</text:p>
      <text:p text:style-name="P47"><text:tab/>Legislación y Ejercicio Profesional de la Ingeniería en Informática (código 7140). Nota:5. Cátedra: Papaleo – Noremberg. (22/12/2009 L152 F230).</text:p>
      <text:p text:style-name="P47"><text:tab/>Administración y Control de Proyectos Informáticos I (código 7544). Nota: 4. Cátedra: Martínez. (10/08/2011 L107 F141).</text:p>
      <text:p text:style-name="P47"><text:tab/>Calidad en el Desarrollo de Sistemas (código 7548). Nota:7 Cátedra: Pantaleo (12/12/2011 L107 F245).</text:p>
      <text:p text:style-name="P47"><text:tab/>Manufactura Integrada por Computador (CIM) I (código 7565). Nota: 7 Cátedra: Ierache - Ochoa (30/06/2011 L106 F166).</text:p>
      <text:p text:style-name="P47"><text:tab/>Sistemas Automáticos de Diagnóstico y Detección de Fallas I (código 7567). Nota:8. Cátedra: Merlino (27/06/2011 L106 F135).</text:p>
      <text:p text:style-name="P47"><text:tab/>Taller de Desarrollo de Proyectos II (código 7547).Nota: 8. Cátedra: Fontela (3/07/2012 L109 F52).</text:p>
      <text:p text:style-name="P47"><text:tab/>Manufactura Integrada por Computadora (CIM) II (código 7566). Nota: 9. Cátedra: Ierache - Ochoa (5/12/2011 L107 F210).</text:p>
      <text:p text:style-name="P47"><text:tab/>Sistemas Automáticos de Diagóstico y Detección de Fallas II (código 7569) Nota: 9 (02/12/2011 L107 F203).</text:p>
      <text:p text:style-name="P47"><text:tab/>Criptografía y seguridad informática (código 6669) Nota: 8 (19/12/2011 L141 F120).</text:p>
      <text:p text:style-name="P47"><text:tab/>Administración y Control de Proyectos Informáticos II (código 7546). Nota: 4 Cátedra: Martínez (31/07/2012 L109 F197).</text:p>
      <text:p text:style-name="P47"><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136046139" text:style-name="LS55">
        <text:list-item>
          <text:list>
            <text:list-item>
              <text:p text:style-name="P112">CBC: 6 materias.</text:p>
            </text:list-item>
            <text:list-item>
              <text:p text:style-name="P112">Carrera 10 – Ingeniería en Informática: 40 materias, Promedio 6,83.</text:p>
            </text:list-item>
            <text:list-item>
              <text:p text:style-name="P112">Suma de créditos: 236.</text:p>
            </text:list-item>
          </text:list>
        </text:list-item>
      </text:list>
      <text:p text:style-name="P4"/>
      <text:h text:style-name="P162" text:outline-level="10"><text:bookmark-start text:name="__RefHeading__108653_1217833369"/><text:bookmark text:name="h.78zqm9lrb1fo"/><text:bookmark text:name="h.iywwfpi2td2x"/>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text:a><text:a xlink:type="simple" xlink:href="http://docs.jboss.org/jbossclustering/cluster_guide/5.1/html-single/index.html">.</text:a><text:a xlink:type="simple" xlink:href="http://docs.jboss.org/jbossclustering/cluster_guide/5.1/html-single/index.html">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text:a><text:a xlink:type="simple" xlink:href="http://docs.jboss.org/jbossclustering/cluster_guide/5.1/pdf/Clustering_Guide.pdf">.</text:a><text:a xlink:type="simple" xlink:href="http://docs.jboss.org/jbossclustering/cluster_guide/5.1/pdf/Clustering_Guide.pdf">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text:a><text:a xlink:type="simple" xlink:href="http://docs.jboss.org/jbossclustering/cluster_guide/5.1/html-single/index.html#deployment.chapt">.</text:a><text:a xlink:type="simple" xlink:href="http://docs.jboss.org/jbossclustering/cluster_guide/5.1/html-single/index.html#deployment.chapt">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text:a><text:a xlink:type="simple" xlink:href="http://docs.jboss.org/jbossclustering/cluster_guide/5.1/html-single/index.html#Clustered_JEE">.</text:a><text:a xlink:type="simple" xlink:href="http://docs.jboss.org/jbossclustering/cluster_guide/5.1/html-single/index.html#Clustered_JEE">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text:a><text:a xlink:type="simple" xlink:href="http://docs.jboss.org/jbossclustering/cluster_guide/5.1/html-single/index.html#clustering-intro.chapt">.</text:a><text:a xlink:type="simple" xlink:href="http://docs.jboss.org/jbossclustering/cluster_guide/5.1/html-single/index.html#clustering-intro.chapt">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text:a><text:a xlink:type="simple" xlink:href="https://docs.jboss.org/author/display/ISPN/Using+Infinispan+as+JPA-Hibernate+Second+Level+Cache+Provider">.</text:a><text:a xlink:type="simple" xlink:href="https://docs.jboss.org/author/display/ISPN/Using+Infinispan+as+JPA-Hibernate+Second+Level+Cache+Provider">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text:span><text:span text:style-name="T6"> </text:span><text:span text:style-name="T6">In</text:span><text:span text:style-name="T6"> </text:span><text:span text:style-name="T6">Action</text:span><text:span text:style-name="T6"> - </text:span><text:span text:style-name="T6">Installation</text:span><text:span text:style-name="T6">, </text:span><text:span text:style-name="T6">configuration</text:span><text:span text:style-name="T6">, </text:span><text:span text:style-name="T6">and</text:span><text:span text:style-name="T6"> </text:span><text:span text:style-name="T6">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text:a><text:a xlink:type="simple" xlink:href="http://docs.jboss.org/jbossas/docs/Installation_And_Getting_Started_Guide/5/html_single/index.html">.</text:a><text:a xlink:type="simple" xlink:href="http://docs.jboss.org/jbossas/docs/Installation_And_Getting_Started_Guide/5/html_single/index.html">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text:a><text:a xlink:type="simple" xlink:href="http://www.jboss.org/file-access/default/members/jbosscache/freezone/docs/3.0.0.GA/pojo/faq_en/html_single/index.html">.</text:a><text:a xlink:type="simple" xlink:href="http://www.jboss.org/file-access/default/members/jbosscache/freezone/docs/3.0.0.GA/pojo/faq_en/html_single/index.html">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text:a><text:a xlink:type="simple" xlink:href="http://www.jboss.org/file-access/default/members/jbosscache/freezone/docs/3.0.0.GA/pojo/faq_en/pdf/faq_en.pdf">.</text:a><text:a xlink:type="simple" xlink:href="http://www.jboss.org/file-access/default/members/jbosscache/freezone/docs/3.0.0.GA/pojo/faq_en/pdf/faq_en.pdf">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text:a><text:a xlink:type="simple" xlink:href="http://www.jboss.org/file-access/default/members/jbosscache/freezone/docs/3.0.0.GA/pojo/tutorial_en/html_single/index.html">.</text:a><text:a xlink:type="simple" xlink:href="http://www.jboss.org/file-access/default/members/jbosscache/freezone/docs/3.0.0.GA/pojo/tutorial_en/html_single/index.html">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text:span><text:span text:style-name="T20">&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text:a><text:a xlink:type="simple" xlink:href="http://www.jboss.org/file-access/default/members/jbosscache/freezone/docs/3.0.0.GA/pojo/tutorial_en/pdf/tutorial_en.pdf">.</text:a><text:a xlink:type="simple" xlink:href="http://www.jboss.org/file-access/default/members/jbosscache/freezone/docs/3.0.0.GA/pojo/tutorial_en/pdf/tutorial_en.pdf">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text:a><text:a xlink:type="simple" xlink:href="http://www.jboss.org/file-access/default/members/jbosscache/freezone/docs/3.0.0.GA/pojo/userguide_en/html_single/index.html">.</text:a><text:a xlink:type="simple" xlink:href="http://www.jboss.org/file-access/default/members/jbosscache/freezone/docs/3.0.0.GA/pojo/userguide_en/html_single/index.html">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text:a><text:a xlink:type="simple" xlink:href="http://www.jboss.org/file-access/default/members/jbosscache/freezone/docs/3.0.0.GA/pojo/userguide_en/pdf/userguide_en.pdf">.</text:a><text:a xlink:type="simple" xlink:href="http://www.jboss.org/file-access/default/members/jbosscache/freezone/docs/3.0.0.GA/pojo/userguide_en/pdf/userguide_en.pdf">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0"/>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2"/>
      </text:list-level-style-bullet>
      <text:list-level-style-bullet text:level="2" text:style-name="List1Level1" text:bullet-char="○">
        <style:list-level-properties text:space-before="1.905cm" text:min-label-width="0.635cm"/>
        <style:text-properties style:font-name="Verdana2"/>
      </text:list-level-style-bullet>
      <text:list-level-style-bullet text:level="3" text:style-name="List1Level2" text:bullet-char="■">
        <style:list-level-properties text:min-label-width="3.81cm" text:min-label-distance="0.318cm" fo:text-align="end"/>
        <style:text-properties style:font-name="Verdana2"/>
      </text:list-level-style-bullet>
      <text:list-level-style-bullet text:level="4" text:style-name="List1Level3" text:bullet-char="●">
        <style:list-level-properties text:space-before="4.445cm" text:min-label-width="0.635cm"/>
        <style:text-properties style:font-name="Verdana2"/>
      </text:list-level-style-bullet>
      <text:list-level-style-bullet text:level="5" text:style-name="List1Level4" text:bullet-char="○">
        <style:list-level-properties text:space-before="5.715cm" text:min-label-width="0.635cm"/>
        <style:text-properties style:font-name="Verdana2"/>
      </text:list-level-style-bullet>
      <text:list-level-style-bullet text:level="6" text:style-name="List1Level5" text:bullet-char="■">
        <style:list-level-properties text:min-label-width="7.62cm" text:min-label-distance="0.318cm" fo:text-align="end"/>
        <style:text-properties style:font-name="Verdana2"/>
      </text:list-level-style-bullet>
      <text:list-level-style-bullet text:level="7" text:style-name="List1Level6" text:bullet-char="●">
        <style:list-level-properties text:space-before="8.255cm" text:min-label-width="0.635cm"/>
        <style:text-properties style:font-name="Verdana2"/>
      </text:list-level-style-bullet>
      <text:list-level-style-bullet text:level="8" text:style-name="List1Level7" text:bullet-char="○">
        <style:list-level-properties text:space-before="9.525cm" text:min-label-width="0.635cm"/>
        <style:text-properties style:font-name="Verdana2"/>
      </text:list-level-style-bullet>
      <text:list-level-style-bullet text:level="9" text:style-name="List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2"/>
      </text:list-level-style-bullet>
      <text:list-level-style-bullet text:level="2" text:style-name="List2Level1" text:bullet-char="○">
        <style:list-level-properties text:space-before="1.905cm" text:min-label-width="0.635cm"/>
        <style:text-properties style:font-name="Verdana2"/>
      </text:list-level-style-bullet>
      <text:list-level-style-bullet text:level="3" text:style-name="List2Level2" text:bullet-char="■">
        <style:list-level-properties text:min-label-width="3.81cm" text:min-label-distance="0.318cm" fo:text-align="end"/>
        <style:text-properties style:font-name="Verdana2"/>
      </text:list-level-style-bullet>
      <text:list-level-style-bullet text:level="4" text:style-name="List2Level3" text:bullet-char="●">
        <style:list-level-properties text:space-before="4.445cm" text:min-label-width="0.635cm"/>
        <style:text-properties style:font-name="Verdana2"/>
      </text:list-level-style-bullet>
      <text:list-level-style-bullet text:level="5" text:style-name="List2Level4" text:bullet-char="○">
        <style:list-level-properties text:space-before="5.715cm" text:min-label-width="0.635cm"/>
        <style:text-properties style:font-name="Verdana2"/>
      </text:list-level-style-bullet>
      <text:list-level-style-bullet text:level="6" text:style-name="List2Level5" text:bullet-char="■">
        <style:list-level-properties text:min-label-width="7.62cm" text:min-label-distance="0.318cm" fo:text-align="end"/>
        <style:text-properties style:font-name="Verdana2"/>
      </text:list-level-style-bullet>
      <text:list-level-style-bullet text:level="7" text:style-name="List2Level6" text:bullet-char="●">
        <style:list-level-properties text:space-before="8.255cm" text:min-label-width="0.635cm"/>
        <style:text-properties style:font-name="Verdana2"/>
      </text:list-level-style-bullet>
      <text:list-level-style-bullet text:level="8" text:style-name="List2Level7" text:bullet-char="○">
        <style:list-level-properties text:space-before="9.525cm" text:min-label-width="0.635cm"/>
        <style:text-properties style:font-name="Verdana2"/>
      </text:list-level-style-bullet>
      <text:list-level-style-bullet text:level="9" text:style-name="List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2"/>
      </text:list-level-style-bullet>
      <text:list-level-style-bullet text:level="2" text:style-name="List3Level1" text:bullet-char="○">
        <style:list-level-properties text:space-before="1.905cm" text:min-label-width="0.635cm"/>
        <style:text-properties style:font-name="Verdana2"/>
      </text:list-level-style-bullet>
      <text:list-level-style-bullet text:level="3" text:style-name="List3Level2" text:bullet-char="■">
        <style:list-level-properties text:min-label-width="3.81cm" text:min-label-distance="0.318cm" fo:text-align="end"/>
        <style:text-properties style:font-name="Verdana2"/>
      </text:list-level-style-bullet>
      <text:list-level-style-bullet text:level="4" text:style-name="List3Level3" text:bullet-char="●">
        <style:list-level-properties text:space-before="4.445cm" text:min-label-width="0.635cm"/>
        <style:text-properties style:font-name="Verdana2"/>
      </text:list-level-style-bullet>
      <text:list-level-style-bullet text:level="5" text:style-name="List3Level4" text:bullet-char="○">
        <style:list-level-properties text:space-before="5.715cm" text:min-label-width="0.635cm"/>
        <style:text-properties style:font-name="Verdana2"/>
      </text:list-level-style-bullet>
      <text:list-level-style-bullet text:level="6" text:style-name="List3Level5" text:bullet-char="■">
        <style:list-level-properties text:min-label-width="7.62cm" text:min-label-distance="0.318cm" fo:text-align="end"/>
        <style:text-properties style:font-name="Verdana2"/>
      </text:list-level-style-bullet>
      <text:list-level-style-bullet text:level="7" text:style-name="List3Level6" text:bullet-char="●">
        <style:list-level-properties text:space-before="8.255cm" text:min-label-width="0.635cm"/>
        <style:text-properties style:font-name="Verdana2"/>
      </text:list-level-style-bullet>
      <text:list-level-style-bullet text:level="8" text:style-name="List3Level7" text:bullet-char="○">
        <style:list-level-properties text:space-before="9.525cm" text:min-label-width="0.635cm"/>
        <style:text-properties style:font-name="Verdana2"/>
      </text:list-level-style-bullet>
      <text:list-level-style-bullet text:level="9" text:style-name="List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text:min-label-width="0.635cm"/>
        <style:text-properties style:font-name="Verdana2"/>
      </text:list-level-style-bullet>
      <text:list-level-style-bullet text:level="3" text:style-name="List4Level2" text:bullet-char="■">
        <style:list-level-properties text:min-label-width="3.81cm" text:min-label-distance="0.318cm" fo:text-align="end"/>
        <style:text-properties style:font-name="Verdana2"/>
      </text:list-level-style-bullet>
      <text:list-level-style-bullet text:level="4" text:style-name="List4Level3" text:bullet-char="●">
        <style:list-level-properties text:space-before="4.445cm" text:min-label-width="0.635cm"/>
        <style:text-properties style:font-name="Verdana2"/>
      </text:list-level-style-bullet>
      <text:list-level-style-bullet text:level="5" text:style-name="List4Level4" text:bullet-char="○">
        <style:list-level-properties text:space-before="5.715cm" text:min-label-width="0.635cm"/>
        <style:text-properties style:font-name="Verdana2"/>
      </text:list-level-style-bullet>
      <text:list-level-style-bullet text:level="6" text:style-name="List4Level5" text:bullet-char="■">
        <style:list-level-properties text:min-label-width="7.62cm" text:min-label-distance="0.318cm" fo:text-align="end"/>
        <style:text-properties style:font-name="Verdana2"/>
      </text:list-level-style-bullet>
      <text:list-level-style-bullet text:level="7" text:style-name="List4Level6" text:bullet-char="●">
        <style:list-level-properties text:space-before="8.255cm" text:min-label-width="0.635cm"/>
        <style:text-properties style:font-name="Verdana2"/>
      </text:list-level-style-bullet>
      <text:list-level-style-bullet text:level="8" text:style-name="List4Level7" text:bullet-char="○">
        <style:list-level-properties text:space-before="9.525cm" text:min-label-width="0.635cm"/>
        <style:text-properties style:font-name="Verdana2"/>
      </text:list-level-style-bullet>
      <text:list-level-style-bullet text:level="9" text:style-name="List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2"/>
      </text:list-level-style-bullet>
      <text:list-level-style-bullet text:level="2" text:style-name="List5Level1" text:bullet-char="○">
        <style:list-level-properties text:space-before="1.905cm" text:min-label-width="0.635cm"/>
        <style:text-properties style:font-name="Verdana2"/>
      </text:list-level-style-bullet>
      <text:list-level-style-bullet text:level="3" text:style-name="List5Level2" text:bullet-char="■">
        <style:list-level-properties text:min-label-width="3.81cm" text:min-label-distance="0.318cm" fo:text-align="end"/>
        <style:text-properties style:font-name="Verdana2"/>
      </text:list-level-style-bullet>
      <text:list-level-style-bullet text:level="4" text:style-name="List5Level3" text:bullet-char="●">
        <style:list-level-properties text:space-before="4.445cm" text:min-label-width="0.635cm"/>
        <style:text-properties style:font-name="Verdana2"/>
      </text:list-level-style-bullet>
      <text:list-level-style-bullet text:level="5" text:style-name="List5Level4" text:bullet-char="○">
        <style:list-level-properties text:space-before="5.715cm" text:min-label-width="0.635cm"/>
        <style:text-properties style:font-name="Verdana2"/>
      </text:list-level-style-bullet>
      <text:list-level-style-bullet text:level="6" text:style-name="List5Level5" text:bullet-char="■">
        <style:list-level-properties text:min-label-width="7.62cm" text:min-label-distance="0.318cm" fo:text-align="end"/>
        <style:text-properties style:font-name="Verdana2"/>
      </text:list-level-style-bullet>
      <text:list-level-style-bullet text:level="7" text:style-name="List5Level6" text:bullet-char="●">
        <style:list-level-properties text:space-before="8.255cm" text:min-label-width="0.635cm"/>
        <style:text-properties style:font-name="Verdana2"/>
      </text:list-level-style-bullet>
      <text:list-level-style-bullet text:level="8" text:style-name="List5Level7" text:bullet-char="○">
        <style:list-level-properties text:space-before="9.525cm" text:min-label-width="0.635cm"/>
        <style:text-properties style:font-name="Verdana2"/>
      </text:list-level-style-bullet>
      <text:list-level-style-bullet text:level="9" text:style-name="List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2"/>
      </text:list-level-style-bullet>
      <text:list-level-style-bullet text:level="2" text:style-name="List6Level1" text:bullet-char="○">
        <style:list-level-properties text:space-before="1.905cm" text:min-label-width="0.635cm"/>
        <style:text-properties style:font-name="Verdana2"/>
      </text:list-level-style-bullet>
      <text:list-level-style-bullet text:level="3" text:style-name="List6Level2" text:bullet-char="■">
        <style:list-level-properties text:min-label-width="3.81cm" text:min-label-distance="0.318cm" fo:text-align="end"/>
        <style:text-properties style:font-name="Verdana2"/>
      </text:list-level-style-bullet>
      <text:list-level-style-bullet text:level="4" text:style-name="List6Level3" text:bullet-char="●">
        <style:list-level-properties text:space-before="4.445cm" text:min-label-width="0.635cm"/>
        <style:text-properties style:font-name="Verdana2"/>
      </text:list-level-style-bullet>
      <text:list-level-style-bullet text:level="5" text:style-name="List6Level4" text:bullet-char="○">
        <style:list-level-properties text:space-before="5.715cm" text:min-label-width="0.635cm"/>
        <style:text-properties style:font-name="Verdana2"/>
      </text:list-level-style-bullet>
      <text:list-level-style-bullet text:level="6" text:style-name="List6Level5" text:bullet-char="■">
        <style:list-level-properties text:min-label-width="7.62cm" text:min-label-distance="0.318cm" fo:text-align="end"/>
        <style:text-properties style:font-name="Verdana2"/>
      </text:list-level-style-bullet>
      <text:list-level-style-bullet text:level="7" text:style-name="List6Level6" text:bullet-char="●">
        <style:list-level-properties text:space-before="8.255cm" text:min-label-width="0.635cm"/>
        <style:text-properties style:font-name="Verdana2"/>
      </text:list-level-style-bullet>
      <text:list-level-style-bullet text:level="8" text:style-name="List6Level7" text:bullet-char="○">
        <style:list-level-properties text:space-before="9.525cm" text:min-label-width="0.635cm"/>
        <style:text-properties style:font-name="Verdana2"/>
      </text:list-level-style-bullet>
      <text:list-level-style-bullet text:level="9" text:style-name="List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2"/>
      </text:list-level-style-bullet>
      <text:list-level-style-bullet text:level="2" text:style-name="List7Level1" text:bullet-char="○">
        <style:list-level-properties text:space-before="1.905cm" text:min-label-width="0.635cm"/>
        <style:text-properties style:font-name="Verdana2"/>
      </text:list-level-style-bullet>
      <text:list-level-style-bullet text:level="3" text:style-name="List7Level2" text:bullet-char="■">
        <style:list-level-properties text:min-label-width="3.81cm" text:min-label-distance="0.318cm" fo:text-align="end"/>
        <style:text-properties style:font-name="Verdana2"/>
      </text:list-level-style-bullet>
      <text:list-level-style-bullet text:level="4" text:style-name="List7Level3" text:bullet-char="●">
        <style:list-level-properties text:space-before="4.445cm" text:min-label-width="0.635cm"/>
        <style:text-properties style:font-name="Verdana2"/>
      </text:list-level-style-bullet>
      <text:list-level-style-bullet text:level="5" text:style-name="List7Level4" text:bullet-char="○">
        <style:list-level-properties text:space-before="5.715cm" text:min-label-width="0.635cm"/>
        <style:text-properties style:font-name="Verdana2"/>
      </text:list-level-style-bullet>
      <text:list-level-style-bullet text:level="6" text:style-name="List7Level5" text:bullet-char="■">
        <style:list-level-properties text:min-label-width="7.62cm" text:min-label-distance="0.318cm" fo:text-align="end"/>
        <style:text-properties style:font-name="Verdana2"/>
      </text:list-level-style-bullet>
      <text:list-level-style-bullet text:level="7" text:style-name="List7Level6" text:bullet-char="●">
        <style:list-level-properties text:space-before="8.255cm" text:min-label-width="0.635cm"/>
        <style:text-properties style:font-name="Verdana2"/>
      </text:list-level-style-bullet>
      <text:list-level-style-bullet text:level="8" text:style-name="List7Level7" text:bullet-char="○">
        <style:list-level-properties text:space-before="9.525cm" text:min-label-width="0.635cm"/>
        <style:text-properties style:font-name="Verdana2"/>
      </text:list-level-style-bullet>
      <text:list-level-style-bullet text:level="9" text:style-name="List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2"/>
      </text:list-level-style-bullet>
      <text:list-level-style-bullet text:level="2" text:style-name="List8Level1" text:bullet-char="○">
        <style:list-level-properties text:space-before="1.905cm" text:min-label-width="0.635cm"/>
        <style:text-properties style:font-name="Verdana2"/>
      </text:list-level-style-bullet>
      <text:list-level-style-bullet text:level="3" text:style-name="List8Level2" text:bullet-char="■">
        <style:list-level-properties text:min-label-width="3.81cm" text:min-label-distance="0.318cm" fo:text-align="end"/>
        <style:text-properties style:font-name="Verdana2"/>
      </text:list-level-style-bullet>
      <text:list-level-style-bullet text:level="4" text:style-name="List8Level3" text:bullet-char="●">
        <style:list-level-properties text:space-before="4.445cm" text:min-label-width="0.635cm"/>
        <style:text-properties style:font-name="Verdana2"/>
      </text:list-level-style-bullet>
      <text:list-level-style-bullet text:level="5" text:style-name="List8Level4" text:bullet-char="○">
        <style:list-level-properties text:space-before="5.715cm" text:min-label-width="0.635cm"/>
        <style:text-properties style:font-name="Verdana2"/>
      </text:list-level-style-bullet>
      <text:list-level-style-bullet text:level="6" text:style-name="List8Level5" text:bullet-char="■">
        <style:list-level-properties text:min-label-width="7.62cm" text:min-label-distance="0.318cm" fo:text-align="end"/>
        <style:text-properties style:font-name="Verdana2"/>
      </text:list-level-style-bullet>
      <text:list-level-style-bullet text:level="7" text:style-name="List8Level6" text:bullet-char="●">
        <style:list-level-properties text:space-before="8.255cm" text:min-label-width="0.635cm"/>
        <style:text-properties style:font-name="Verdana2"/>
      </text:list-level-style-bullet>
      <text:list-level-style-bullet text:level="8" text:style-name="List8Level7" text:bullet-char="○">
        <style:list-level-properties text:space-before="9.525cm" text:min-label-width="0.635cm"/>
        <style:text-properties style:font-name="Verdana2"/>
      </text:list-level-style-bullet>
      <text:list-level-style-bullet text:level="9" text:style-name="List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2"/>
      </text:list-level-style-bullet>
      <text:list-level-style-bullet text:level="2" text:style-name="List9Level1" text:bullet-char="○">
        <style:list-level-properties text:space-before="1.905cm" text:min-label-width="0.635cm"/>
        <style:text-properties style:font-name="Verdana2"/>
      </text:list-level-style-bullet>
      <text:list-level-style-bullet text:level="3" text:style-name="List9Level2" text:bullet-char="■">
        <style:list-level-properties text:min-label-width="3.81cm" text:min-label-distance="0.318cm" fo:text-align="end"/>
        <style:text-properties style:font-name="Verdana2"/>
      </text:list-level-style-bullet>
      <text:list-level-style-bullet text:level="4" text:style-name="List9Level3" text:bullet-char="●">
        <style:list-level-properties text:space-before="4.445cm" text:min-label-width="0.635cm"/>
        <style:text-properties style:font-name="Verdana2"/>
      </text:list-level-style-bullet>
      <text:list-level-style-bullet text:level="5" text:style-name="List9Level4" text:bullet-char="○">
        <style:list-level-properties text:space-before="5.715cm" text:min-label-width="0.635cm"/>
        <style:text-properties style:font-name="Verdana2"/>
      </text:list-level-style-bullet>
      <text:list-level-style-bullet text:level="6" text:style-name="List9Level5" text:bullet-char="■">
        <style:list-level-properties text:min-label-width="7.62cm" text:min-label-distance="0.318cm" fo:text-align="end"/>
        <style:text-properties style:font-name="Verdana2"/>
      </text:list-level-style-bullet>
      <text:list-level-style-bullet text:level="7" text:style-name="List9Level6" text:bullet-char="●">
        <style:list-level-properties text:space-before="8.255cm" text:min-label-width="0.635cm"/>
        <style:text-properties style:font-name="Verdana2"/>
      </text:list-level-style-bullet>
      <text:list-level-style-bullet text:level="8" text:style-name="List9Level7" text:bullet-char="○">
        <style:list-level-properties text:space-before="9.525cm" text:min-label-width="0.635cm"/>
        <style:text-properties style:font-name="Verdana2"/>
      </text:list-level-style-bullet>
      <text:list-level-style-bullet text:level="9" text:style-name="List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2"/>
      </text:list-level-style-bullet>
      <text:list-level-style-bullet text:level="2" text:style-name="List10Level1" text:bullet-char="○">
        <style:list-level-properties text:space-before="1.905cm" text:min-label-width="0.635cm"/>
        <style:text-properties style:font-name="Verdana2"/>
      </text:list-level-style-bullet>
      <text:list-level-style-bullet text:level="3" text:style-name="List10Level2" text:bullet-char="■">
        <style:list-level-properties text:min-label-width="3.81cm" text:min-label-distance="0.318cm" fo:text-align="end"/>
        <style:text-properties style:font-name="Verdana2"/>
      </text:list-level-style-bullet>
      <text:list-level-style-bullet text:level="4" text:style-name="List10Level3" text:bullet-char="●">
        <style:list-level-properties text:space-before="4.445cm" text:min-label-width="0.635cm"/>
        <style:text-properties style:font-name="Verdana2"/>
      </text:list-level-style-bullet>
      <text:list-level-style-bullet text:level="5" text:style-name="List10Level4" text:bullet-char="○">
        <style:list-level-properties text:space-before="5.715cm" text:min-label-width="0.635cm"/>
        <style:text-properties style:font-name="Verdana2"/>
      </text:list-level-style-bullet>
      <text:list-level-style-bullet text:level="6" text:style-name="List10Level5" text:bullet-char="■">
        <style:list-level-properties text:min-label-width="7.62cm" text:min-label-distance="0.318cm" fo:text-align="end"/>
        <style:text-properties style:font-name="Verdana2"/>
      </text:list-level-style-bullet>
      <text:list-level-style-bullet text:level="7" text:style-name="List10Level6" text:bullet-char="●">
        <style:list-level-properties text:space-before="8.255cm" text:min-label-width="0.635cm"/>
        <style:text-properties style:font-name="Verdana2"/>
      </text:list-level-style-bullet>
      <text:list-level-style-bullet text:level="8" text:style-name="List10Level7" text:bullet-char="○">
        <style:list-level-properties text:space-before="9.525cm" text:min-label-width="0.635cm"/>
        <style:text-properties style:font-name="Verdana2"/>
      </text:list-level-style-bullet>
      <text:list-level-style-bullet text:level="9" text:style-name="List1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2"/>
      </text:list-level-style-bullet>
      <text:list-level-style-bullet text:level="2" text:style-name="List11Level1" text:bullet-char="○">
        <style:list-level-properties text:space-before="1.905cm" text:min-label-width="0.635cm"/>
        <style:text-properties style:font-name="Verdana2"/>
      </text:list-level-style-bullet>
      <text:list-level-style-bullet text:level="3" text:style-name="List11Level2" text:bullet-char="■">
        <style:list-level-properties text:min-label-width="3.81cm" text:min-label-distance="0.318cm" fo:text-align="end"/>
        <style:text-properties style:font-name="Verdana2"/>
      </text:list-level-style-bullet>
      <text:list-level-style-bullet text:level="4" text:style-name="List11Level3" text:bullet-char="●">
        <style:list-level-properties text:space-before="4.445cm" text:min-label-width="0.635cm"/>
        <style:text-properties style:font-name="Verdana2"/>
      </text:list-level-style-bullet>
      <text:list-level-style-bullet text:level="5" text:style-name="List11Level4" text:bullet-char="○">
        <style:list-level-properties text:space-before="5.715cm" text:min-label-width="0.635cm"/>
        <style:text-properties style:font-name="Verdana2"/>
      </text:list-level-style-bullet>
      <text:list-level-style-bullet text:level="6" text:style-name="List11Level5" text:bullet-char="■">
        <style:list-level-properties text:min-label-width="7.62cm" text:min-label-distance="0.318cm" fo:text-align="end"/>
        <style:text-properties style:font-name="Verdana2"/>
      </text:list-level-style-bullet>
      <text:list-level-style-bullet text:level="7" text:style-name="List11Level6" text:bullet-char="●">
        <style:list-level-properties text:space-before="8.255cm" text:min-label-width="0.635cm"/>
        <style:text-properties style:font-name="Verdana2"/>
      </text:list-level-style-bullet>
      <text:list-level-style-bullet text:level="8" text:style-name="List11Level7" text:bullet-char="○">
        <style:list-level-properties text:space-before="9.525cm" text:min-label-width="0.635cm"/>
        <style:text-properties style:font-name="Verdana2"/>
      </text:list-level-style-bullet>
      <text:list-level-style-bullet text:level="9" text:style-name="List1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2"/>
      </text:list-level-style-bullet>
      <text:list-level-style-bullet text:level="2" text:style-name="List12Level1" text:bullet-char="○">
        <style:list-level-properties text:space-before="1.905cm" text:min-label-width="0.635cm"/>
        <style:text-properties style:font-name="Verdana2"/>
      </text:list-level-style-bullet>
      <text:list-level-style-bullet text:level="3" text:style-name="List12Level2" text:bullet-char="■">
        <style:list-level-properties text:min-label-width="3.81cm" text:min-label-distance="0.318cm" fo:text-align="end"/>
        <style:text-properties style:font-name="Verdana2"/>
      </text:list-level-style-bullet>
      <text:list-level-style-bullet text:level="4" text:style-name="List12Level3" text:bullet-char="●">
        <style:list-level-properties text:space-before="4.445cm" text:min-label-width="0.635cm"/>
        <style:text-properties style:font-name="Verdana2"/>
      </text:list-level-style-bullet>
      <text:list-level-style-bullet text:level="5" text:style-name="List12Level4" text:bullet-char="○">
        <style:list-level-properties text:space-before="5.715cm" text:min-label-width="0.635cm"/>
        <style:text-properties style:font-name="Verdana2"/>
      </text:list-level-style-bullet>
      <text:list-level-style-bullet text:level="6" text:style-name="List12Level5" text:bullet-char="■">
        <style:list-level-properties text:min-label-width="7.62cm" text:min-label-distance="0.318cm" fo:text-align="end"/>
        <style:text-properties style:font-name="Verdana2"/>
      </text:list-level-style-bullet>
      <text:list-level-style-bullet text:level="7" text:style-name="List12Level6" text:bullet-char="●">
        <style:list-level-properties text:space-before="8.255cm" text:min-label-width="0.635cm"/>
        <style:text-properties style:font-name="Verdana2"/>
      </text:list-level-style-bullet>
      <text:list-level-style-bullet text:level="8" text:style-name="List12Level7" text:bullet-char="○">
        <style:list-level-properties text:space-before="9.525cm" text:min-label-width="0.635cm"/>
        <style:text-properties style:font-name="Verdana2"/>
      </text:list-level-style-bullet>
      <text:list-level-style-bullet text:level="9" text:style-name="List1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2"/>
      </text:list-level-style-bullet>
      <text:list-level-style-bullet text:level="2" text:style-name="List13Level1" text:bullet-char="○">
        <style:list-level-properties text:space-before="1.905cm" text:min-label-width="0.635cm"/>
        <style:text-properties style:font-name="Verdana2"/>
      </text:list-level-style-bullet>
      <text:list-level-style-bullet text:level="3" text:style-name="List13Level2" text:bullet-char="■">
        <style:list-level-properties text:min-label-width="3.81cm" text:min-label-distance="0.318cm" fo:text-align="end"/>
        <style:text-properties style:font-name="Verdana2"/>
      </text:list-level-style-bullet>
      <text:list-level-style-bullet text:level="4" text:style-name="List13Level3" text:bullet-char="●">
        <style:list-level-properties text:space-before="4.445cm" text:min-label-width="0.635cm"/>
        <style:text-properties style:font-name="Verdana2"/>
      </text:list-level-style-bullet>
      <text:list-level-style-bullet text:level="5" text:style-name="List13Level4" text:bullet-char="○">
        <style:list-level-properties text:space-before="5.715cm" text:min-label-width="0.635cm"/>
        <style:text-properties style:font-name="Verdana2"/>
      </text:list-level-style-bullet>
      <text:list-level-style-bullet text:level="6" text:style-name="List13Level5" text:bullet-char="■">
        <style:list-level-properties text:min-label-width="7.62cm" text:min-label-distance="0.318cm" fo:text-align="end"/>
        <style:text-properties style:font-name="Verdana2"/>
      </text:list-level-style-bullet>
      <text:list-level-style-bullet text:level="7" text:style-name="List13Level6" text:bullet-char="●">
        <style:list-level-properties text:space-before="8.255cm" text:min-label-width="0.635cm"/>
        <style:text-properties style:font-name="Verdana2"/>
      </text:list-level-style-bullet>
      <text:list-level-style-bullet text:level="8" text:style-name="List13Level7" text:bullet-char="○">
        <style:list-level-properties text:space-before="9.525cm" text:min-label-width="0.635cm"/>
        <style:text-properties style:font-name="Verdana2"/>
      </text:list-level-style-bullet>
      <text:list-level-style-bullet text:level="9" text:style-name="List1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2"/>
      </text:list-level-style-bullet>
      <text:list-level-style-bullet text:level="2" text:style-name="List14Level1" text:bullet-char="○">
        <style:list-level-properties text:space-before="1.905cm" text:min-label-width="0.635cm"/>
        <style:text-properties style:font-name="Verdana2"/>
      </text:list-level-style-bullet>
      <text:list-level-style-bullet text:level="3" text:style-name="List14Level2" text:bullet-char="■">
        <style:list-level-properties text:min-label-width="3.81cm" text:min-label-distance="0.318cm" fo:text-align="end"/>
        <style:text-properties style:font-name="Verdana2"/>
      </text:list-level-style-bullet>
      <text:list-level-style-bullet text:level="4" text:style-name="List14Level3" text:bullet-char="●">
        <style:list-level-properties text:space-before="4.445cm" text:min-label-width="0.635cm"/>
        <style:text-properties style:font-name="Verdana2"/>
      </text:list-level-style-bullet>
      <text:list-level-style-bullet text:level="5" text:style-name="List14Level4" text:bullet-char="○">
        <style:list-level-properties text:space-before="5.715cm" text:min-label-width="0.635cm"/>
        <style:text-properties style:font-name="Verdana2"/>
      </text:list-level-style-bullet>
      <text:list-level-style-bullet text:level="6" text:style-name="List14Level5" text:bullet-char="■">
        <style:list-level-properties text:min-label-width="7.62cm" text:min-label-distance="0.318cm" fo:text-align="end"/>
        <style:text-properties style:font-name="Verdana2"/>
      </text:list-level-style-bullet>
      <text:list-level-style-bullet text:level="7" text:style-name="List14Level6" text:bullet-char="●">
        <style:list-level-properties text:space-before="8.255cm" text:min-label-width="0.635cm"/>
        <style:text-properties style:font-name="Verdana2"/>
      </text:list-level-style-bullet>
      <text:list-level-style-bullet text:level="8" text:style-name="List14Level7" text:bullet-char="○">
        <style:list-level-properties text:space-before="9.525cm" text:min-label-width="0.635cm"/>
        <style:text-properties style:font-name="Verdana2"/>
      </text:list-level-style-bullet>
      <text:list-level-style-bullet text:level="9" text:style-name="List1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2"/>
      </text:list-level-style-bullet>
      <text:list-level-style-bullet text:level="2" text:style-name="List18Level1" text:bullet-char="○">
        <style:list-level-properties text:space-before="1.905cm" text:min-label-width="0.635cm"/>
        <style:text-properties style:font-name="Verdana2"/>
      </text:list-level-style-bullet>
      <text:list-level-style-bullet text:level="3" text:style-name="List18Level2" text:bullet-char="■">
        <style:list-level-properties text:min-label-width="3.81cm" text:min-label-distance="0.318cm" fo:text-align="end"/>
        <style:text-properties style:font-name="Verdana2"/>
      </text:list-level-style-bullet>
      <text:list-level-style-bullet text:level="4" text:style-name="List18Level3" text:bullet-char="●">
        <style:list-level-properties text:space-before="4.445cm" text:min-label-width="0.635cm"/>
        <style:text-properties style:font-name="Verdana2"/>
      </text:list-level-style-bullet>
      <text:list-level-style-bullet text:level="5" text:style-name="List18Level4" text:bullet-char="○">
        <style:list-level-properties text:space-before="5.715cm" text:min-label-width="0.635cm"/>
        <style:text-properties style:font-name="Verdana2"/>
      </text:list-level-style-bullet>
      <text:list-level-style-bullet text:level="6" text:style-name="List18Level5" text:bullet-char="■">
        <style:list-level-properties text:min-label-width="7.62cm" text:min-label-distance="0.318cm" fo:text-align="end"/>
        <style:text-properties style:font-name="Verdana2"/>
      </text:list-level-style-bullet>
      <text:list-level-style-bullet text:level="7" text:style-name="List18Level6" text:bullet-char="●">
        <style:list-level-properties text:space-before="8.255cm" text:min-label-width="0.635cm"/>
        <style:text-properties style:font-name="Verdana2"/>
      </text:list-level-style-bullet>
      <text:list-level-style-bullet text:level="8" text:style-name="List18Level7" text:bullet-char="○">
        <style:list-level-properties text:space-before="9.525cm" text:min-label-width="0.635cm"/>
        <style:text-properties style:font-name="Verdana2"/>
      </text:list-level-style-bullet>
      <text:list-level-style-bullet text:level="9" text:style-name="List1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2"/>
      </text:list-level-style-bullet>
      <text:list-level-style-bullet text:level="2" text:style-name="List19Level1" text:bullet-char="○">
        <style:list-level-properties text:space-before="1.905cm" text:min-label-width="0.635cm"/>
        <style:text-properties style:font-name="Verdana2"/>
      </text:list-level-style-bullet>
      <text:list-level-style-bullet text:level="3" text:style-name="List19Level2" text:bullet-char="■">
        <style:list-level-properties text:min-label-width="3.81cm" text:min-label-distance="0.318cm" fo:text-align="end"/>
        <style:text-properties style:font-name="Verdana2"/>
      </text:list-level-style-bullet>
      <text:list-level-style-bullet text:level="4" text:style-name="List19Level3" text:bullet-char="●">
        <style:list-level-properties text:space-before="4.445cm" text:min-label-width="0.635cm"/>
        <style:text-properties style:font-name="Verdana2"/>
      </text:list-level-style-bullet>
      <text:list-level-style-bullet text:level="5" text:style-name="List19Level4" text:bullet-char="○">
        <style:list-level-properties text:space-before="5.715cm" text:min-label-width="0.635cm"/>
        <style:text-properties style:font-name="Verdana2"/>
      </text:list-level-style-bullet>
      <text:list-level-style-bullet text:level="6" text:style-name="List19Level5" text:bullet-char="■">
        <style:list-level-properties text:min-label-width="7.62cm" text:min-label-distance="0.318cm" fo:text-align="end"/>
        <style:text-properties style:font-name="Verdana2"/>
      </text:list-level-style-bullet>
      <text:list-level-style-bullet text:level="7" text:style-name="List19Level6" text:bullet-char="●">
        <style:list-level-properties text:space-before="8.255cm" text:min-label-width="0.635cm"/>
        <style:text-properties style:font-name="Verdana2"/>
      </text:list-level-style-bullet>
      <text:list-level-style-bullet text:level="8" text:style-name="List19Level7" text:bullet-char="○">
        <style:list-level-properties text:space-before="9.525cm" text:min-label-width="0.635cm"/>
        <style:text-properties style:font-name="Verdana2"/>
      </text:list-level-style-bullet>
      <text:list-level-style-bullet text:level="9" text:style-name="List1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2"/>
      </text:list-level-style-bullet>
      <text:list-level-style-bullet text:level="2" text:style-name="List20Level1" text:bullet-char="○">
        <style:list-level-properties text:space-before="1.905cm" text:min-label-width="0.635cm"/>
        <style:text-properties style:font-name="Verdana2"/>
      </text:list-level-style-bullet>
      <text:list-level-style-bullet text:level="3" text:style-name="List20Level2" text:bullet-char="■">
        <style:list-level-properties text:min-label-width="3.81cm" text:min-label-distance="0.318cm" fo:text-align="end"/>
        <style:text-properties style:font-name="Verdana2"/>
      </text:list-level-style-bullet>
      <text:list-level-style-bullet text:level="4" text:style-name="List20Level3" text:bullet-char="●">
        <style:list-level-properties text:space-before="4.445cm" text:min-label-width="0.635cm"/>
        <style:text-properties style:font-name="Verdana2"/>
      </text:list-level-style-bullet>
      <text:list-level-style-bullet text:level="5" text:style-name="List20Level4" text:bullet-char="○">
        <style:list-level-properties text:space-before="5.715cm" text:min-label-width="0.635cm"/>
        <style:text-properties style:font-name="Verdana2"/>
      </text:list-level-style-bullet>
      <text:list-level-style-bullet text:level="6" text:style-name="List20Level5" text:bullet-char="■">
        <style:list-level-properties text:min-label-width="7.62cm" text:min-label-distance="0.318cm" fo:text-align="end"/>
        <style:text-properties style:font-name="Verdana2"/>
      </text:list-level-style-bullet>
      <text:list-level-style-bullet text:level="7" text:style-name="List20Level6" text:bullet-char="●">
        <style:list-level-properties text:space-before="8.255cm" text:min-label-width="0.635cm"/>
        <style:text-properties style:font-name="Verdana2"/>
      </text:list-level-style-bullet>
      <text:list-level-style-bullet text:level="8" text:style-name="List20Level7" text:bullet-char="○">
        <style:list-level-properties text:space-before="9.525cm" text:min-label-width="0.635cm"/>
        <style:text-properties style:font-name="Verdana2"/>
      </text:list-level-style-bullet>
      <text:list-level-style-bullet text:level="9" text:style-name="List2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2"/>
      </text:list-level-style-bullet>
      <text:list-level-style-bullet text:level="2" text:style-name="List21Level1" text:bullet-char="○">
        <style:list-level-properties text:space-before="1.905cm" text:min-label-width="0.635cm"/>
        <style:text-properties style:font-name="Verdana2"/>
      </text:list-level-style-bullet>
      <text:list-level-style-bullet text:level="3" text:style-name="List21Level2" text:bullet-char="■">
        <style:list-level-properties text:min-label-width="3.81cm" text:min-label-distance="0.318cm" fo:text-align="end"/>
        <style:text-properties style:font-name="Verdana2"/>
      </text:list-level-style-bullet>
      <text:list-level-style-bullet text:level="4" text:style-name="List21Level3" text:bullet-char="●">
        <style:list-level-properties text:space-before="4.445cm" text:min-label-width="0.635cm"/>
        <style:text-properties style:font-name="Verdana2"/>
      </text:list-level-style-bullet>
      <text:list-level-style-bullet text:level="5" text:style-name="List21Level4" text:bullet-char="○">
        <style:list-level-properties text:space-before="5.715cm" text:min-label-width="0.635cm"/>
        <style:text-properties style:font-name="Verdana2"/>
      </text:list-level-style-bullet>
      <text:list-level-style-bullet text:level="6" text:style-name="List21Level5" text:bullet-char="■">
        <style:list-level-properties text:min-label-width="7.62cm" text:min-label-distance="0.318cm" fo:text-align="end"/>
        <style:text-properties style:font-name="Verdana2"/>
      </text:list-level-style-bullet>
      <text:list-level-style-bullet text:level="7" text:style-name="List21Level6" text:bullet-char="●">
        <style:list-level-properties text:space-before="8.255cm" text:min-label-width="0.635cm"/>
        <style:text-properties style:font-name="Verdana2"/>
      </text:list-level-style-bullet>
      <text:list-level-style-bullet text:level="8" text:style-name="List21Level7" text:bullet-char="○">
        <style:list-level-properties text:space-before="9.525cm" text:min-label-width="0.635cm"/>
        <style:text-properties style:font-name="Verdana2"/>
      </text:list-level-style-bullet>
      <text:list-level-style-bullet text:level="9" text:style-name="List2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2"/>
      </text:list-level-style-bullet>
      <text:list-level-style-bullet text:level="2" text:style-name="List22Level1" text:bullet-char="○">
        <style:list-level-properties text:space-before="1.905cm" text:min-label-width="0.635cm"/>
        <style:text-properties style:font-name="Verdana2"/>
      </text:list-level-style-bullet>
      <text:list-level-style-bullet text:level="3" text:style-name="List22Level2" text:bullet-char="■">
        <style:list-level-properties text:min-label-width="3.81cm" text:min-label-distance="0.318cm" fo:text-align="end"/>
        <style:text-properties style:font-name="Verdana2"/>
      </text:list-level-style-bullet>
      <text:list-level-style-bullet text:level="4" text:style-name="List22Level3" text:bullet-char="●">
        <style:list-level-properties text:space-before="4.445cm" text:min-label-width="0.635cm"/>
        <style:text-properties style:font-name="Verdana2"/>
      </text:list-level-style-bullet>
      <text:list-level-style-bullet text:level="5" text:style-name="List22Level4" text:bullet-char="○">
        <style:list-level-properties text:space-before="5.715cm" text:min-label-width="0.635cm"/>
        <style:text-properties style:font-name="Verdana2"/>
      </text:list-level-style-bullet>
      <text:list-level-style-bullet text:level="6" text:style-name="List22Level5" text:bullet-char="■">
        <style:list-level-properties text:min-label-width="7.62cm" text:min-label-distance="0.318cm" fo:text-align="end"/>
        <style:text-properties style:font-name="Verdana2"/>
      </text:list-level-style-bullet>
      <text:list-level-style-bullet text:level="7" text:style-name="List22Level6" text:bullet-char="●">
        <style:list-level-properties text:space-before="8.255cm" text:min-label-width="0.635cm"/>
        <style:text-properties style:font-name="Verdana2"/>
      </text:list-level-style-bullet>
      <text:list-level-style-bullet text:level="8" text:style-name="List22Level7" text:bullet-char="○">
        <style:list-level-properties text:space-before="9.525cm" text:min-label-width="0.635cm"/>
        <style:text-properties style:font-name="Verdana2"/>
      </text:list-level-style-bullet>
      <text:list-level-style-bullet text:level="9" text:style-name="List2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2"/>
      </text:list-level-style-bullet>
      <text:list-level-style-bullet text:level="2" text:style-name="List23Level1" text:bullet-char="○">
        <style:list-level-properties text:space-before="1.905cm" text:min-label-width="0.635cm"/>
        <style:text-properties style:font-name="Verdana2"/>
      </text:list-level-style-bullet>
      <text:list-level-style-bullet text:level="3" text:style-name="List23Level2" text:bullet-char="■">
        <style:list-level-properties text:min-label-width="3.81cm" text:min-label-distance="0.318cm" fo:text-align="end"/>
        <style:text-properties style:font-name="Verdana2"/>
      </text:list-level-style-bullet>
      <text:list-level-style-bullet text:level="4" text:style-name="List23Level3" text:bullet-char="●">
        <style:list-level-properties text:space-before="4.445cm" text:min-label-width="0.635cm"/>
        <style:text-properties style:font-name="Verdana2"/>
      </text:list-level-style-bullet>
      <text:list-level-style-bullet text:level="5" text:style-name="List23Level4" text:bullet-char="○">
        <style:list-level-properties text:space-before="5.715cm" text:min-label-width="0.635cm"/>
        <style:text-properties style:font-name="Verdana2"/>
      </text:list-level-style-bullet>
      <text:list-level-style-bullet text:level="6" text:style-name="List23Level5" text:bullet-char="■">
        <style:list-level-properties text:min-label-width="7.62cm" text:min-label-distance="0.318cm" fo:text-align="end"/>
        <style:text-properties style:font-name="Verdana2"/>
      </text:list-level-style-bullet>
      <text:list-level-style-bullet text:level="7" text:style-name="List23Level6" text:bullet-char="●">
        <style:list-level-properties text:space-before="8.255cm" text:min-label-width="0.635cm"/>
        <style:text-properties style:font-name="Verdana2"/>
      </text:list-level-style-bullet>
      <text:list-level-style-bullet text:level="8" text:style-name="List23Level7" text:bullet-char="○">
        <style:list-level-properties text:space-before="9.525cm" text:min-label-width="0.635cm"/>
        <style:text-properties style:font-name="Verdana2"/>
      </text:list-level-style-bullet>
      <text:list-level-style-bullet text:level="9" text:style-name="List2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2"/>
      </text:list-level-style-bullet>
      <text:list-level-style-bullet text:level="2" text:style-name="List24Level1" text:bullet-char="○">
        <style:list-level-properties text:space-before="1.905cm" text:min-label-width="0.635cm"/>
        <style:text-properties style:font-name="Verdana2"/>
      </text:list-level-style-bullet>
      <text:list-level-style-bullet text:level="3" text:style-name="List24Level2" text:bullet-char="■">
        <style:list-level-properties text:min-label-width="3.81cm" text:min-label-distance="0.318cm" fo:text-align="end"/>
        <style:text-properties style:font-name="Verdana2"/>
      </text:list-level-style-bullet>
      <text:list-level-style-bullet text:level="4" text:style-name="List24Level3" text:bullet-char="●">
        <style:list-level-properties text:space-before="4.445cm" text:min-label-width="0.635cm"/>
        <style:text-properties style:font-name="Verdana2"/>
      </text:list-level-style-bullet>
      <text:list-level-style-bullet text:level="5" text:style-name="List24Level4" text:bullet-char="○">
        <style:list-level-properties text:space-before="5.715cm" text:min-label-width="0.635cm"/>
        <style:text-properties style:font-name="Verdana2"/>
      </text:list-level-style-bullet>
      <text:list-level-style-bullet text:level="6" text:style-name="List24Level5" text:bullet-char="■">
        <style:list-level-properties text:min-label-width="7.62cm" text:min-label-distance="0.318cm" fo:text-align="end"/>
        <style:text-properties style:font-name="Verdana2"/>
      </text:list-level-style-bullet>
      <text:list-level-style-bullet text:level="7" text:style-name="List24Level6" text:bullet-char="●">
        <style:list-level-properties text:space-before="8.255cm" text:min-label-width="0.635cm"/>
        <style:text-properties style:font-name="Verdana2"/>
      </text:list-level-style-bullet>
      <text:list-level-style-bullet text:level="8" text:style-name="List24Level7" text:bullet-char="○">
        <style:list-level-properties text:space-before="9.525cm" text:min-label-width="0.635cm"/>
        <style:text-properties style:font-name="Verdana2"/>
      </text:list-level-style-bullet>
      <text:list-level-style-bullet text:level="9" text:style-name="List2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2"/>
      </text:list-level-style-bullet>
      <text:list-level-style-bullet text:level="2" text:style-name="List25Level1" text:bullet-char="○">
        <style:list-level-properties text:space-before="1.905cm" text:min-label-width="0.635cm"/>
        <style:text-properties style:font-name="Verdana2"/>
      </text:list-level-style-bullet>
      <text:list-level-style-bullet text:level="3" text:style-name="List25Level2" text:bullet-char="■">
        <style:list-level-properties text:min-label-width="3.81cm" text:min-label-distance="0.318cm" fo:text-align="end"/>
        <style:text-properties style:font-name="Verdana2"/>
      </text:list-level-style-bullet>
      <text:list-level-style-bullet text:level="4" text:style-name="List25Level3" text:bullet-char="●">
        <style:list-level-properties text:space-before="4.445cm" text:min-label-width="0.635cm"/>
        <style:text-properties style:font-name="Verdana2"/>
      </text:list-level-style-bullet>
      <text:list-level-style-bullet text:level="5" text:style-name="List25Level4" text:bullet-char="○">
        <style:list-level-properties text:space-before="5.715cm" text:min-label-width="0.635cm"/>
        <style:text-properties style:font-name="Verdana2"/>
      </text:list-level-style-bullet>
      <text:list-level-style-bullet text:level="6" text:style-name="List25Level5" text:bullet-char="■">
        <style:list-level-properties text:min-label-width="7.62cm" text:min-label-distance="0.318cm" fo:text-align="end"/>
        <style:text-properties style:font-name="Verdana2"/>
      </text:list-level-style-bullet>
      <text:list-level-style-bullet text:level="7" text:style-name="List25Level6" text:bullet-char="●">
        <style:list-level-properties text:space-before="8.255cm" text:min-label-width="0.635cm"/>
        <style:text-properties style:font-name="Verdana2"/>
      </text:list-level-style-bullet>
      <text:list-level-style-bullet text:level="8" text:style-name="List25Level7" text:bullet-char="○">
        <style:list-level-properties text:space-before="9.525cm" text:min-label-width="0.635cm"/>
        <style:text-properties style:font-name="Verdana2"/>
      </text:list-level-style-bullet>
      <text:list-level-style-bullet text:level="9" text:style-name="List2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2"/>
      </text:list-level-style-bullet>
      <text:list-level-style-bullet text:level="2" text:style-name="List26Level1" text:bullet-char="○">
        <style:list-level-properties text:space-before="1.905cm" text:min-label-width="0.635cm"/>
        <style:text-properties style:font-name="Verdana2"/>
      </text:list-level-style-bullet>
      <text:list-level-style-bullet text:level="3" text:style-name="List26Level2" text:bullet-char="■">
        <style:list-level-properties text:min-label-width="3.81cm" text:min-label-distance="0.318cm" fo:text-align="end"/>
        <style:text-properties style:font-name="Verdana2"/>
      </text:list-level-style-bullet>
      <text:list-level-style-bullet text:level="4" text:style-name="List26Level3" text:bullet-char="●">
        <style:list-level-properties text:space-before="4.445cm" text:min-label-width="0.635cm"/>
        <style:text-properties style:font-name="Verdana2"/>
      </text:list-level-style-bullet>
      <text:list-level-style-bullet text:level="5" text:style-name="List26Level4" text:bullet-char="○">
        <style:list-level-properties text:space-before="5.715cm" text:min-label-width="0.635cm"/>
        <style:text-properties style:font-name="Verdana2"/>
      </text:list-level-style-bullet>
      <text:list-level-style-bullet text:level="6" text:style-name="List26Level5" text:bullet-char="■">
        <style:list-level-properties text:min-label-width="7.62cm" text:min-label-distance="0.318cm" fo:text-align="end"/>
        <style:text-properties style:font-name="Verdana2"/>
      </text:list-level-style-bullet>
      <text:list-level-style-bullet text:level="7" text:style-name="List26Level6" text:bullet-char="●">
        <style:list-level-properties text:space-before="8.255cm" text:min-label-width="0.635cm"/>
        <style:text-properties style:font-name="Verdana2"/>
      </text:list-level-style-bullet>
      <text:list-level-style-bullet text:level="8" text:style-name="List26Level7" text:bullet-char="○">
        <style:list-level-properties text:space-before="9.525cm" text:min-label-width="0.635cm"/>
        <style:text-properties style:font-name="Verdana2"/>
      </text:list-level-style-bullet>
      <text:list-level-style-bullet text:level="9" text:style-name="List2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2"/>
      </text:list-level-style-bullet>
      <text:list-level-style-bullet text:level="2" text:style-name="List27Level1" text:bullet-char="○">
        <style:list-level-properties text:space-before="1.905cm" text:min-label-width="0.635cm"/>
        <style:text-properties style:font-name="Verdana2"/>
      </text:list-level-style-bullet>
      <text:list-level-style-bullet text:level="3" text:style-name="List27Level2" text:bullet-char="■">
        <style:list-level-properties text:min-label-width="3.81cm" text:min-label-distance="0.318cm" fo:text-align="end"/>
        <style:text-properties style:font-name="Verdana2"/>
      </text:list-level-style-bullet>
      <text:list-level-style-bullet text:level="4" text:style-name="List27Level3" text:bullet-char="●">
        <style:list-level-properties text:space-before="4.445cm" text:min-label-width="0.635cm"/>
        <style:text-properties style:font-name="Verdana2"/>
      </text:list-level-style-bullet>
      <text:list-level-style-bullet text:level="5" text:style-name="List27Level4" text:bullet-char="○">
        <style:list-level-properties text:space-before="5.715cm" text:min-label-width="0.635cm"/>
        <style:text-properties style:font-name="Verdana2"/>
      </text:list-level-style-bullet>
      <text:list-level-style-bullet text:level="6" text:style-name="List27Level5" text:bullet-char="■">
        <style:list-level-properties text:min-label-width="7.62cm" text:min-label-distance="0.318cm" fo:text-align="end"/>
        <style:text-properties style:font-name="Verdana2"/>
      </text:list-level-style-bullet>
      <text:list-level-style-bullet text:level="7" text:style-name="List27Level6" text:bullet-char="●">
        <style:list-level-properties text:space-before="8.255cm" text:min-label-width="0.635cm"/>
        <style:text-properties style:font-name="Verdana2"/>
      </text:list-level-style-bullet>
      <text:list-level-style-bullet text:level="8" text:style-name="List27Level7" text:bullet-char="○">
        <style:list-level-properties text:space-before="9.525cm" text:min-label-width="0.635cm"/>
        <style:text-properties style:font-name="Verdana2"/>
      </text:list-level-style-bullet>
      <text:list-level-style-bullet text:level="9" text:style-name="List2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2"/>
      </text:list-level-style-bullet>
      <text:list-level-style-bullet text:level="2" text:style-name="List28Level1" text:bullet-char="○">
        <style:list-level-properties text:space-before="1.905cm" text:min-label-width="0.635cm"/>
        <style:text-properties style:font-name="Verdana2"/>
      </text:list-level-style-bullet>
      <text:list-level-style-bullet text:level="3" text:style-name="List28Level2" text:bullet-char="■">
        <style:list-level-properties text:min-label-width="3.81cm" text:min-label-distance="0.318cm" fo:text-align="end"/>
        <style:text-properties style:font-name="Verdana2"/>
      </text:list-level-style-bullet>
      <text:list-level-style-bullet text:level="4" text:style-name="List28Level3" text:bullet-char="●">
        <style:list-level-properties text:space-before="4.445cm" text:min-label-width="0.635cm"/>
        <style:text-properties style:font-name="Verdana2"/>
      </text:list-level-style-bullet>
      <text:list-level-style-bullet text:level="5" text:style-name="List28Level4" text:bullet-char="○">
        <style:list-level-properties text:space-before="5.715cm" text:min-label-width="0.635cm"/>
        <style:text-properties style:font-name="Verdana2"/>
      </text:list-level-style-bullet>
      <text:list-level-style-bullet text:level="6" text:style-name="List28Level5" text:bullet-char="■">
        <style:list-level-properties text:min-label-width="7.62cm" text:min-label-distance="0.318cm" fo:text-align="end"/>
        <style:text-properties style:font-name="Verdana2"/>
      </text:list-level-style-bullet>
      <text:list-level-style-bullet text:level="7" text:style-name="List28Level6" text:bullet-char="●">
        <style:list-level-properties text:space-before="8.255cm" text:min-label-width="0.635cm"/>
        <style:text-properties style:font-name="Verdana2"/>
      </text:list-level-style-bullet>
      <text:list-level-style-bullet text:level="8" text:style-name="List28Level7" text:bullet-char="○">
        <style:list-level-properties text:space-before="9.525cm" text:min-label-width="0.635cm"/>
        <style:text-properties style:font-name="Verdana2"/>
      </text:list-level-style-bullet>
      <text:list-level-style-bullet text:level="9" text:style-name="List2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2"/>
      </text:list-level-style-bullet>
      <text:list-level-style-bullet text:level="2" text:style-name="List29Level1" text:bullet-char="○">
        <style:list-level-properties text:space-before="1.905cm" text:min-label-width="0.635cm"/>
        <style:text-properties style:font-name="Verdana2"/>
      </text:list-level-style-bullet>
      <text:list-level-style-bullet text:level="3" text:style-name="List29Level2" text:bullet-char="■">
        <style:list-level-properties text:min-label-width="3.81cm" text:min-label-distance="0.318cm" fo:text-align="end"/>
        <style:text-properties style:font-name="Verdana2"/>
      </text:list-level-style-bullet>
      <text:list-level-style-bullet text:level="4" text:style-name="List29Level3" text:bullet-char="●">
        <style:list-level-properties text:space-before="4.445cm" text:min-label-width="0.635cm"/>
        <style:text-properties style:font-name="Verdana2"/>
      </text:list-level-style-bullet>
      <text:list-level-style-bullet text:level="5" text:style-name="List29Level4" text:bullet-char="○">
        <style:list-level-properties text:space-before="5.715cm" text:min-label-width="0.635cm"/>
        <style:text-properties style:font-name="Verdana2"/>
      </text:list-level-style-bullet>
      <text:list-level-style-bullet text:level="6" text:style-name="List29Level5" text:bullet-char="■">
        <style:list-level-properties text:min-label-width="7.62cm" text:min-label-distance="0.318cm" fo:text-align="end"/>
        <style:text-properties style:font-name="Verdana2"/>
      </text:list-level-style-bullet>
      <text:list-level-style-bullet text:level="7" text:style-name="List29Level6" text:bullet-char="●">
        <style:list-level-properties text:space-before="8.255cm" text:min-label-width="0.635cm"/>
        <style:text-properties style:font-name="Verdana2"/>
      </text:list-level-style-bullet>
      <text:list-level-style-bullet text:level="8" text:style-name="List29Level7" text:bullet-char="○">
        <style:list-level-properties text:space-before="9.525cm" text:min-label-width="0.635cm"/>
        <style:text-properties style:font-name="Verdana2"/>
      </text:list-level-style-bullet>
      <text:list-level-style-bullet text:level="9" text:style-name="List2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2"/>
      </text:list-level-style-bullet>
      <text:list-level-style-bullet text:level="2" text:style-name="List30Level1" text:bullet-char="○">
        <style:list-level-properties text:space-before="1.905cm" text:min-label-width="0.635cm"/>
        <style:text-properties style:font-name="Verdana2"/>
      </text:list-level-style-bullet>
      <text:list-level-style-bullet text:level="3" text:style-name="List30Level2" text:bullet-char="■">
        <style:list-level-properties text:min-label-width="3.81cm" text:min-label-distance="0.318cm" fo:text-align="end"/>
        <style:text-properties style:font-name="Verdana2"/>
      </text:list-level-style-bullet>
      <text:list-level-style-bullet text:level="4" text:style-name="List30Level3" text:bullet-char="●">
        <style:list-level-properties text:space-before="4.445cm" text:min-label-width="0.635cm"/>
        <style:text-properties style:font-name="Verdana2"/>
      </text:list-level-style-bullet>
      <text:list-level-style-bullet text:level="5" text:style-name="List30Level4" text:bullet-char="○">
        <style:list-level-properties text:space-before="5.715cm" text:min-label-width="0.635cm"/>
        <style:text-properties style:font-name="Verdana2"/>
      </text:list-level-style-bullet>
      <text:list-level-style-bullet text:level="6" text:style-name="List30Level5" text:bullet-char="■">
        <style:list-level-properties text:min-label-width="7.62cm" text:min-label-distance="0.318cm" fo:text-align="end"/>
        <style:text-properties style:font-name="Verdana2"/>
      </text:list-level-style-bullet>
      <text:list-level-style-bullet text:level="7" text:style-name="List30Level6" text:bullet-char="●">
        <style:list-level-properties text:space-before="8.255cm" text:min-label-width="0.635cm"/>
        <style:text-properties style:font-name="Verdana2"/>
      </text:list-level-style-bullet>
      <text:list-level-style-bullet text:level="8" text:style-name="List30Level7" text:bullet-char="○">
        <style:list-level-properties text:space-before="9.525cm" text:min-label-width="0.635cm"/>
        <style:text-properties style:font-name="Verdana2"/>
      </text:list-level-style-bullet>
      <text:list-level-style-bullet text:level="9" text:style-name="List3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2"/>
      </text:list-level-style-bullet>
      <text:list-level-style-bullet text:level="2" text:style-name="List31Level1" text:bullet-char="○">
        <style:list-level-properties text:space-before="1.905cm" text:min-label-width="0.635cm"/>
        <style:text-properties style:font-name="Verdana2"/>
      </text:list-level-style-bullet>
      <text:list-level-style-bullet text:level="3" text:style-name="List31Level2" text:bullet-char="■">
        <style:list-level-properties text:min-label-width="3.81cm" text:min-label-distance="0.318cm" fo:text-align="end"/>
        <style:text-properties style:font-name="Verdana2"/>
      </text:list-level-style-bullet>
      <text:list-level-style-bullet text:level="4" text:style-name="List31Level3" text:bullet-char="●">
        <style:list-level-properties text:space-before="4.445cm" text:min-label-width="0.635cm"/>
        <style:text-properties style:font-name="Verdana2"/>
      </text:list-level-style-bullet>
      <text:list-level-style-bullet text:level="5" text:style-name="List31Level4" text:bullet-char="○">
        <style:list-level-properties text:space-before="5.715cm" text:min-label-width="0.635cm"/>
        <style:text-properties style:font-name="Verdana2"/>
      </text:list-level-style-bullet>
      <text:list-level-style-bullet text:level="6" text:style-name="List31Level5" text:bullet-char="■">
        <style:list-level-properties text:min-label-width="7.62cm" text:min-label-distance="0.318cm" fo:text-align="end"/>
        <style:text-properties style:font-name="Verdana2"/>
      </text:list-level-style-bullet>
      <text:list-level-style-bullet text:level="7" text:style-name="List31Level6" text:bullet-char="●">
        <style:list-level-properties text:space-before="8.255cm" text:min-label-width="0.635cm"/>
        <style:text-properties style:font-name="Verdana2"/>
      </text:list-level-style-bullet>
      <text:list-level-style-bullet text:level="8" text:style-name="List31Level7" text:bullet-char="○">
        <style:list-level-properties text:space-before="9.525cm" text:min-label-width="0.635cm"/>
        <style:text-properties style:font-name="Verdana2"/>
      </text:list-level-style-bullet>
      <text:list-level-style-bullet text:level="9" text:style-name="List3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2"/>
      </text:list-level-style-bullet>
      <text:list-level-style-bullet text:level="2" text:style-name="List32Level1" text:bullet-char="○">
        <style:list-level-properties text:space-before="1.905cm" text:min-label-width="0.635cm"/>
        <style:text-properties style:font-name="Verdana2"/>
      </text:list-level-style-bullet>
      <text:list-level-style-bullet text:level="3" text:style-name="List32Level2" text:bullet-char="■">
        <style:list-level-properties text:min-label-width="3.81cm" text:min-label-distance="0.318cm" fo:text-align="end"/>
        <style:text-properties style:font-name="Verdana2"/>
      </text:list-level-style-bullet>
      <text:list-level-style-bullet text:level="4" text:style-name="List32Level3" text:bullet-char="●">
        <style:list-level-properties text:space-before="4.445cm" text:min-label-width="0.635cm"/>
        <style:text-properties style:font-name="Verdana2"/>
      </text:list-level-style-bullet>
      <text:list-level-style-bullet text:level="5" text:style-name="List32Level4" text:bullet-char="○">
        <style:list-level-properties text:space-before="5.715cm" text:min-label-width="0.635cm"/>
        <style:text-properties style:font-name="Verdana2"/>
      </text:list-level-style-bullet>
      <text:list-level-style-bullet text:level="6" text:style-name="List32Level5" text:bullet-char="■">
        <style:list-level-properties text:min-label-width="7.62cm" text:min-label-distance="0.318cm" fo:text-align="end"/>
        <style:text-properties style:font-name="Verdana2"/>
      </text:list-level-style-bullet>
      <text:list-level-style-bullet text:level="7" text:style-name="List32Level6" text:bullet-char="●">
        <style:list-level-properties text:space-before="8.255cm" text:min-label-width="0.635cm"/>
        <style:text-properties style:font-name="Verdana2"/>
      </text:list-level-style-bullet>
      <text:list-level-style-bullet text:level="8" text:style-name="List32Level7" text:bullet-char="○">
        <style:list-level-properties text:space-before="9.525cm" text:min-label-width="0.635cm"/>
        <style:text-properties style:font-name="Verdana2"/>
      </text:list-level-style-bullet>
      <text:list-level-style-bullet text:level="9" text:style-name="List3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2"/>
      </text:list-level-style-bullet>
      <text:list-level-style-bullet text:level="2" text:style-name="List33Level1" text:bullet-char="○">
        <style:list-level-properties text:space-before="1.905cm" text:min-label-width="0.635cm"/>
        <style:text-properties style:font-name="Verdana2"/>
      </text:list-level-style-bullet>
      <text:list-level-style-bullet text:level="3" text:style-name="List33Level2" text:bullet-char="■">
        <style:list-level-properties text:min-label-width="3.81cm" text:min-label-distance="0.318cm" fo:text-align="end"/>
        <style:text-properties style:font-name="Verdana2"/>
      </text:list-level-style-bullet>
      <text:list-level-style-bullet text:level="4" text:style-name="List33Level3" text:bullet-char="●">
        <style:list-level-properties text:space-before="4.445cm" text:min-label-width="0.635cm"/>
        <style:text-properties style:font-name="Verdana2"/>
      </text:list-level-style-bullet>
      <text:list-level-style-bullet text:level="5" text:style-name="List33Level4" text:bullet-char="○">
        <style:list-level-properties text:space-before="5.715cm" text:min-label-width="0.635cm"/>
        <style:text-properties style:font-name="Verdana2"/>
      </text:list-level-style-bullet>
      <text:list-level-style-bullet text:level="6" text:style-name="List33Level5" text:bullet-char="■">
        <style:list-level-properties text:min-label-width="7.62cm" text:min-label-distance="0.318cm" fo:text-align="end"/>
        <style:text-properties style:font-name="Verdana2"/>
      </text:list-level-style-bullet>
      <text:list-level-style-bullet text:level="7" text:style-name="List33Level6" text:bullet-char="●">
        <style:list-level-properties text:space-before="8.255cm" text:min-label-width="0.635cm"/>
        <style:text-properties style:font-name="Verdana2"/>
      </text:list-level-style-bullet>
      <text:list-level-style-bullet text:level="8" text:style-name="List33Level7" text:bullet-char="○">
        <style:list-level-properties text:space-before="9.525cm" text:min-label-width="0.635cm"/>
        <style:text-properties style:font-name="Verdana2"/>
      </text:list-level-style-bullet>
      <text:list-level-style-bullet text:level="9" text:style-name="List3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2"/>
      </text:list-level-style-bullet>
      <text:list-level-style-bullet text:level="2" text:style-name="List34Level1" text:bullet-char="○">
        <style:list-level-properties text:space-before="1.905cm" text:min-label-width="0.635cm"/>
        <style:text-properties style:font-name="Verdana2"/>
      </text:list-level-style-bullet>
      <text:list-level-style-bullet text:level="3" text:style-name="List34Level2" text:bullet-char="■">
        <style:list-level-properties text:min-label-width="3.81cm" text:min-label-distance="0.318cm" fo:text-align="end"/>
        <style:text-properties style:font-name="Verdana2"/>
      </text:list-level-style-bullet>
      <text:list-level-style-bullet text:level="4" text:style-name="List34Level3" text:bullet-char="●">
        <style:list-level-properties text:space-before="4.445cm" text:min-label-width="0.635cm"/>
        <style:text-properties style:font-name="Verdana2"/>
      </text:list-level-style-bullet>
      <text:list-level-style-bullet text:level="5" text:style-name="List34Level4" text:bullet-char="○">
        <style:list-level-properties text:space-before="5.715cm" text:min-label-width="0.635cm"/>
        <style:text-properties style:font-name="Verdana2"/>
      </text:list-level-style-bullet>
      <text:list-level-style-bullet text:level="6" text:style-name="List34Level5" text:bullet-char="■">
        <style:list-level-properties text:min-label-width="7.62cm" text:min-label-distance="0.318cm" fo:text-align="end"/>
        <style:text-properties style:font-name="Verdana2"/>
      </text:list-level-style-bullet>
      <text:list-level-style-bullet text:level="7" text:style-name="List34Level6" text:bullet-char="●">
        <style:list-level-properties text:space-before="8.255cm" text:min-label-width="0.635cm"/>
        <style:text-properties style:font-name="Verdana2"/>
      </text:list-level-style-bullet>
      <text:list-level-style-bullet text:level="8" text:style-name="List34Level7" text:bullet-char="○">
        <style:list-level-properties text:space-before="9.525cm" text:min-label-width="0.635cm"/>
        <style:text-properties style:font-name="Verdana2"/>
      </text:list-level-style-bullet>
      <text:list-level-style-bullet text:level="9" text:style-name="List3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2"/>
      </text:list-level-style-bullet>
      <text:list-level-style-bullet text:level="2" text:style-name="List35Level1" text:bullet-char="○">
        <style:list-level-properties text:space-before="1.905cm" text:min-label-width="0.635cm"/>
        <style:text-properties style:font-name="Verdana2"/>
      </text:list-level-style-bullet>
      <text:list-level-style-bullet text:level="3" text:style-name="List35Level2" text:bullet-char="■">
        <style:list-level-properties text:min-label-width="3.81cm" text:min-label-distance="0.318cm" fo:text-align="end"/>
        <style:text-properties style:font-name="Verdana2"/>
      </text:list-level-style-bullet>
      <text:list-level-style-bullet text:level="4" text:style-name="List35Level3" text:bullet-char="●">
        <style:list-level-properties text:space-before="4.445cm" text:min-label-width="0.635cm"/>
        <style:text-properties style:font-name="Verdana2"/>
      </text:list-level-style-bullet>
      <text:list-level-style-bullet text:level="5" text:style-name="List35Level4" text:bullet-char="○">
        <style:list-level-properties text:space-before="5.715cm" text:min-label-width="0.635cm"/>
        <style:text-properties style:font-name="Verdana2"/>
      </text:list-level-style-bullet>
      <text:list-level-style-bullet text:level="6" text:style-name="List35Level5" text:bullet-char="■">
        <style:list-level-properties text:min-label-width="7.62cm" text:min-label-distance="0.318cm" fo:text-align="end"/>
        <style:text-properties style:font-name="Verdana2"/>
      </text:list-level-style-bullet>
      <text:list-level-style-bullet text:level="7" text:style-name="List35Level6" text:bullet-char="●">
        <style:list-level-properties text:space-before="8.255cm" text:min-label-width="0.635cm"/>
        <style:text-properties style:font-name="Verdana2"/>
      </text:list-level-style-bullet>
      <text:list-level-style-bullet text:level="8" text:style-name="List35Level7" text:bullet-char="○">
        <style:list-level-properties text:space-before="9.525cm" text:min-label-width="0.635cm"/>
        <style:text-properties style:font-name="Verdana2"/>
      </text:list-level-style-bullet>
      <text:list-level-style-bullet text:level="9" text:style-name="List3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2"/>
      </text:list-level-style-bullet>
      <text:list-level-style-bullet text:level="2" text:style-name="List36Level1" text:bullet-char="○">
        <style:list-level-properties text:space-before="1.905cm" text:min-label-width="0.635cm"/>
        <style:text-properties style:font-name="Verdana2"/>
      </text:list-level-style-bullet>
      <text:list-level-style-bullet text:level="3" text:style-name="List36Level2" text:bullet-char="■">
        <style:list-level-properties text:min-label-width="3.81cm" text:min-label-distance="0.318cm" fo:text-align="end"/>
        <style:text-properties style:font-name="Verdana2"/>
      </text:list-level-style-bullet>
      <text:list-level-style-bullet text:level="4" text:style-name="List36Level3" text:bullet-char="●">
        <style:list-level-properties text:space-before="4.445cm" text:min-label-width="0.635cm"/>
        <style:text-properties style:font-name="Verdana2"/>
      </text:list-level-style-bullet>
      <text:list-level-style-bullet text:level="5" text:style-name="List36Level4" text:bullet-char="○">
        <style:list-level-properties text:space-before="5.715cm" text:min-label-width="0.635cm"/>
        <style:text-properties style:font-name="Verdana2"/>
      </text:list-level-style-bullet>
      <text:list-level-style-bullet text:level="6" text:style-name="List36Level5" text:bullet-char="■">
        <style:list-level-properties text:min-label-width="7.62cm" text:min-label-distance="0.318cm" fo:text-align="end"/>
        <style:text-properties style:font-name="Verdana2"/>
      </text:list-level-style-bullet>
      <text:list-level-style-bullet text:level="7" text:style-name="List36Level6" text:bullet-char="●">
        <style:list-level-properties text:space-before="8.255cm" text:min-label-width="0.635cm"/>
        <style:text-properties style:font-name="Verdana2"/>
      </text:list-level-style-bullet>
      <text:list-level-style-bullet text:level="8" text:style-name="List36Level7" text:bullet-char="○">
        <style:list-level-properties text:space-before="9.525cm" text:min-label-width="0.635cm"/>
        <style:text-properties style:font-name="Verdana2"/>
      </text:list-level-style-bullet>
      <text:list-level-style-bullet text:level="9" text:style-name="List3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2"/>
      </text:list-level-style-bullet>
      <text:list-level-style-bullet text:level="2" text:style-name="List37Level1" text:bullet-char="○">
        <style:list-level-properties text:space-before="1.905cm" text:min-label-width="0.635cm"/>
        <style:text-properties style:font-name="Verdana2"/>
      </text:list-level-style-bullet>
      <text:list-level-style-bullet text:level="3" text:style-name="List37Level2" text:bullet-char="■">
        <style:list-level-properties text:min-label-width="3.81cm" text:min-label-distance="0.318cm" fo:text-align="end"/>
        <style:text-properties style:font-name="Verdana2"/>
      </text:list-level-style-bullet>
      <text:list-level-style-bullet text:level="4" text:style-name="List37Level3" text:bullet-char="●">
        <style:list-level-properties text:space-before="4.445cm" text:min-label-width="0.635cm"/>
        <style:text-properties style:font-name="Verdana2"/>
      </text:list-level-style-bullet>
      <text:list-level-style-bullet text:level="5" text:style-name="List37Level4" text:bullet-char="○">
        <style:list-level-properties text:space-before="5.715cm" text:min-label-width="0.635cm"/>
        <style:text-properties style:font-name="Verdana2"/>
      </text:list-level-style-bullet>
      <text:list-level-style-bullet text:level="6" text:style-name="List37Level5" text:bullet-char="■">
        <style:list-level-properties text:min-label-width="7.62cm" text:min-label-distance="0.318cm" fo:text-align="end"/>
        <style:text-properties style:font-name="Verdana2"/>
      </text:list-level-style-bullet>
      <text:list-level-style-bullet text:level="7" text:style-name="List37Level6" text:bullet-char="●">
        <style:list-level-properties text:space-before="8.255cm" text:min-label-width="0.635cm"/>
        <style:text-properties style:font-name="Verdana2"/>
      </text:list-level-style-bullet>
      <text:list-level-style-bullet text:level="8" text:style-name="List37Level7" text:bullet-char="○">
        <style:list-level-properties text:space-before="9.525cm" text:min-label-width="0.635cm"/>
        <style:text-properties style:font-name="Verdana2"/>
      </text:list-level-style-bullet>
      <text:list-level-style-bullet text:level="9" text:style-name="List3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2"/>
      </text:list-level-style-bullet>
      <text:list-level-style-bullet text:level="2" text:style-name="List38Level1" text:bullet-char="○">
        <style:list-level-properties text:space-before="1.905cm" text:min-label-width="0.635cm"/>
        <style:text-properties style:font-name="Verdana2"/>
      </text:list-level-style-bullet>
      <text:list-level-style-bullet text:level="3" text:style-name="List38Level2" text:bullet-char="■">
        <style:list-level-properties text:min-label-width="3.81cm" text:min-label-distance="0.318cm" fo:text-align="end"/>
        <style:text-properties style:font-name="Verdana2"/>
      </text:list-level-style-bullet>
      <text:list-level-style-bullet text:level="4" text:style-name="List38Level3" text:bullet-char="●">
        <style:list-level-properties text:space-before="4.445cm" text:min-label-width="0.635cm"/>
        <style:text-properties style:font-name="Verdana2"/>
      </text:list-level-style-bullet>
      <text:list-level-style-bullet text:level="5" text:style-name="List38Level4" text:bullet-char="○">
        <style:list-level-properties text:space-before="5.715cm" text:min-label-width="0.635cm"/>
        <style:text-properties style:font-name="Verdana2"/>
      </text:list-level-style-bullet>
      <text:list-level-style-bullet text:level="6" text:style-name="List38Level5" text:bullet-char="■">
        <style:list-level-properties text:min-label-width="7.62cm" text:min-label-distance="0.318cm" fo:text-align="end"/>
        <style:text-properties style:font-name="Verdana2"/>
      </text:list-level-style-bullet>
      <text:list-level-style-bullet text:level="7" text:style-name="List38Level6" text:bullet-char="●">
        <style:list-level-properties text:space-before="8.255cm" text:min-label-width="0.635cm"/>
        <style:text-properties style:font-name="Verdana2"/>
      </text:list-level-style-bullet>
      <text:list-level-style-bullet text:level="8" text:style-name="List38Level7" text:bullet-char="○">
        <style:list-level-properties text:space-before="9.525cm" text:min-label-width="0.635cm"/>
        <style:text-properties style:font-name="Verdana2"/>
      </text:list-level-style-bullet>
      <text:list-level-style-bullet text:level="9" text:style-name="List3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2"/>
      </text:list-level-style-bullet>
      <text:list-level-style-bullet text:level="2" text:style-name="List39Level1" text:bullet-char="○">
        <style:list-level-properties text:space-before="1.905cm" text:min-label-width="0.635cm"/>
        <style:text-properties style:font-name="Verdana2"/>
      </text:list-level-style-bullet>
      <text:list-level-style-bullet text:level="3" text:style-name="List39Level2" text:bullet-char="■">
        <style:list-level-properties text:min-label-width="3.81cm" text:min-label-distance="0.318cm" fo:text-align="end"/>
        <style:text-properties style:font-name="Verdana2"/>
      </text:list-level-style-bullet>
      <text:list-level-style-bullet text:level="4" text:style-name="List39Level3" text:bullet-char="●">
        <style:list-level-properties text:space-before="4.445cm" text:min-label-width="0.635cm"/>
        <style:text-properties style:font-name="Verdana2"/>
      </text:list-level-style-bullet>
      <text:list-level-style-bullet text:level="5" text:style-name="List39Level4" text:bullet-char="○">
        <style:list-level-properties text:space-before="5.715cm" text:min-label-width="0.635cm"/>
        <style:text-properties style:font-name="Verdana2"/>
      </text:list-level-style-bullet>
      <text:list-level-style-bullet text:level="6" text:style-name="List39Level5" text:bullet-char="■">
        <style:list-level-properties text:min-label-width="7.62cm" text:min-label-distance="0.318cm" fo:text-align="end"/>
        <style:text-properties style:font-name="Verdana2"/>
      </text:list-level-style-bullet>
      <text:list-level-style-bullet text:level="7" text:style-name="List39Level6" text:bullet-char="●">
        <style:list-level-properties text:space-before="8.255cm" text:min-label-width="0.635cm"/>
        <style:text-properties style:font-name="Verdana2"/>
      </text:list-level-style-bullet>
      <text:list-level-style-bullet text:level="8" text:style-name="List39Level7" text:bullet-char="○">
        <style:list-level-properties text:space-before="9.525cm" text:min-label-width="0.635cm"/>
        <style:text-properties style:font-name="Verdana2"/>
      </text:list-level-style-bullet>
      <text:list-level-style-bullet text:level="9" text:style-name="List3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2"/>
      </text:list-level-style-bullet>
      <text:list-level-style-bullet text:level="2" text:style-name="List40Level1" text:bullet-char="○">
        <style:list-level-properties text:space-before="1.905cm" text:min-label-width="0.635cm"/>
        <style:text-properties style:font-name="Verdana2"/>
      </text:list-level-style-bullet>
      <text:list-level-style-bullet text:level="3" text:style-name="List40Level2" text:bullet-char="■">
        <style:list-level-properties text:min-label-width="3.81cm" text:min-label-distance="0.318cm" fo:text-align="end"/>
        <style:text-properties style:font-name="Verdana2"/>
      </text:list-level-style-bullet>
      <text:list-level-style-bullet text:level="4" text:style-name="List40Level3" text:bullet-char="●">
        <style:list-level-properties text:space-before="4.445cm" text:min-label-width="0.635cm"/>
        <style:text-properties style:font-name="Verdana2"/>
      </text:list-level-style-bullet>
      <text:list-level-style-bullet text:level="5" text:style-name="List40Level4" text:bullet-char="○">
        <style:list-level-properties text:space-before="5.715cm" text:min-label-width="0.635cm"/>
        <style:text-properties style:font-name="Verdana2"/>
      </text:list-level-style-bullet>
      <text:list-level-style-bullet text:level="6" text:style-name="List40Level5" text:bullet-char="■">
        <style:list-level-properties text:min-label-width="7.62cm" text:min-label-distance="0.318cm" fo:text-align="end"/>
        <style:text-properties style:font-name="Verdana2"/>
      </text:list-level-style-bullet>
      <text:list-level-style-bullet text:level="7" text:style-name="List40Level6" text:bullet-char="●">
        <style:list-level-properties text:space-before="8.255cm" text:min-label-width="0.635cm"/>
        <style:text-properties style:font-name="Verdana2"/>
      </text:list-level-style-bullet>
      <text:list-level-style-bullet text:level="8" text:style-name="List40Level7" text:bullet-char="○">
        <style:list-level-properties text:space-before="9.525cm" text:min-label-width="0.635cm"/>
        <style:text-properties style:font-name="Verdana2"/>
      </text:list-level-style-bullet>
      <text:list-level-style-bullet text:level="9" text:style-name="List4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2"/>
      </text:list-level-style-bullet>
      <text:list-level-style-bullet text:level="2" text:style-name="List41Level1" text:bullet-char="○">
        <style:list-level-properties text:space-before="1.905cm" text:min-label-width="0.635cm"/>
        <style:text-properties style:font-name="Verdana2"/>
      </text:list-level-style-bullet>
      <text:list-level-style-bullet text:level="3" text:style-name="List41Level2" text:bullet-char="■">
        <style:list-level-properties text:min-label-width="3.81cm" text:min-label-distance="0.318cm" fo:text-align="end"/>
        <style:text-properties style:font-name="Verdana2"/>
      </text:list-level-style-bullet>
      <text:list-level-style-bullet text:level="4" text:style-name="List41Level3" text:bullet-char="●">
        <style:list-level-properties text:space-before="4.445cm" text:min-label-width="0.635cm"/>
        <style:text-properties style:font-name="Verdana2"/>
      </text:list-level-style-bullet>
      <text:list-level-style-bullet text:level="5" text:style-name="List41Level4" text:bullet-char="○">
        <style:list-level-properties text:space-before="5.715cm" text:min-label-width="0.635cm"/>
        <style:text-properties style:font-name="Verdana2"/>
      </text:list-level-style-bullet>
      <text:list-level-style-bullet text:level="6" text:style-name="List41Level5" text:bullet-char="■">
        <style:list-level-properties text:min-label-width="7.62cm" text:min-label-distance="0.318cm" fo:text-align="end"/>
        <style:text-properties style:font-name="Verdana2"/>
      </text:list-level-style-bullet>
      <text:list-level-style-bullet text:level="7" text:style-name="List41Level6" text:bullet-char="●">
        <style:list-level-properties text:space-before="8.255cm" text:min-label-width="0.635cm"/>
        <style:text-properties style:font-name="Verdana2"/>
      </text:list-level-style-bullet>
      <text:list-level-style-bullet text:level="8" text:style-name="List41Level7" text:bullet-char="○">
        <style:list-level-properties text:space-before="9.525cm" text:min-label-width="0.635cm"/>
        <style:text-properties style:font-name="Verdana2"/>
      </text:list-level-style-bullet>
      <text:list-level-style-bullet text:level="9" text:style-name="List4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2"/>
      </text:list-level-style-bullet>
      <text:list-level-style-bullet text:level="2" text:style-name="List42Level1" text:bullet-char="○">
        <style:list-level-properties text:space-before="1.905cm" text:min-label-width="0.635cm"/>
        <style:text-properties style:font-name="Verdana2"/>
      </text:list-level-style-bullet>
      <text:list-level-style-bullet text:level="3" text:style-name="List42Level2" text:bullet-char="■">
        <style:list-level-properties text:min-label-width="3.81cm" text:min-label-distance="0.318cm" fo:text-align="end"/>
        <style:text-properties style:font-name="Verdana2"/>
      </text:list-level-style-bullet>
      <text:list-level-style-bullet text:level="4" text:style-name="List42Level3" text:bullet-char="●">
        <style:list-level-properties text:space-before="4.445cm" text:min-label-width="0.635cm"/>
        <style:text-properties style:font-name="Verdana2"/>
      </text:list-level-style-bullet>
      <text:list-level-style-bullet text:level="5" text:style-name="List42Level4" text:bullet-char="○">
        <style:list-level-properties text:space-before="5.715cm" text:min-label-width="0.635cm"/>
        <style:text-properties style:font-name="Verdana2"/>
      </text:list-level-style-bullet>
      <text:list-level-style-bullet text:level="6" text:style-name="List42Level5" text:bullet-char="■">
        <style:list-level-properties text:min-label-width="7.62cm" text:min-label-distance="0.318cm" fo:text-align="end"/>
        <style:text-properties style:font-name="Verdana2"/>
      </text:list-level-style-bullet>
      <text:list-level-style-bullet text:level="7" text:style-name="List42Level6" text:bullet-char="●">
        <style:list-level-properties text:space-before="8.255cm" text:min-label-width="0.635cm"/>
        <style:text-properties style:font-name="Verdana2"/>
      </text:list-level-style-bullet>
      <text:list-level-style-bullet text:level="8" text:style-name="List42Level7" text:bullet-char="○">
        <style:list-level-properties text:space-before="9.525cm" text:min-label-width="0.635cm"/>
        <style:text-properties style:font-name="Verdana2"/>
      </text:list-level-style-bullet>
      <text:list-level-style-bullet text:level="9" text:style-name="List4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2"/>
      </text:list-level-style-bullet>
      <text:list-level-style-bullet text:level="2" text:style-name="List43Level1" text:bullet-char="○">
        <style:list-level-properties text:space-before="1.905cm" text:min-label-width="0.635cm"/>
        <style:text-properties style:font-name="Verdana2"/>
      </text:list-level-style-bullet>
      <text:list-level-style-bullet text:level="3" text:style-name="List43Level2" text:bullet-char="■">
        <style:list-level-properties text:min-label-width="3.81cm" text:min-label-distance="0.318cm" fo:text-align="end"/>
        <style:text-properties style:font-name="Verdana2"/>
      </text:list-level-style-bullet>
      <text:list-level-style-bullet text:level="4" text:style-name="List43Level3" text:bullet-char="●">
        <style:list-level-properties text:space-before="4.445cm" text:min-label-width="0.635cm"/>
        <style:text-properties style:font-name="Verdana2"/>
      </text:list-level-style-bullet>
      <text:list-level-style-bullet text:level="5" text:style-name="List43Level4" text:bullet-char="○">
        <style:list-level-properties text:space-before="5.715cm" text:min-label-width="0.635cm"/>
        <style:text-properties style:font-name="Verdana2"/>
      </text:list-level-style-bullet>
      <text:list-level-style-bullet text:level="6" text:style-name="List43Level5" text:bullet-char="■">
        <style:list-level-properties text:min-label-width="7.62cm" text:min-label-distance="0.318cm" fo:text-align="end"/>
        <style:text-properties style:font-name="Verdana2"/>
      </text:list-level-style-bullet>
      <text:list-level-style-bullet text:level="7" text:style-name="List43Level6" text:bullet-char="●">
        <style:list-level-properties text:space-before="8.255cm" text:min-label-width="0.635cm"/>
        <style:text-properties style:font-name="Verdana2"/>
      </text:list-level-style-bullet>
      <text:list-level-style-bullet text:level="8" text:style-name="List43Level7" text:bullet-char="○">
        <style:list-level-properties text:space-before="9.525cm" text:min-label-width="0.635cm"/>
        <style:text-properties style:font-name="Verdana2"/>
      </text:list-level-style-bullet>
      <text:list-level-style-bullet text:level="9" text:style-name="List4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2"/>
      </text:list-level-style-bullet>
      <text:list-level-style-bullet text:level="2" text:style-name="List44Level1" text:bullet-char="○">
        <style:list-level-properties text:space-before="1.905cm" text:min-label-width="0.635cm"/>
        <style:text-properties style:font-name="Verdana2"/>
      </text:list-level-style-bullet>
      <text:list-level-style-bullet text:level="3" text:style-name="List44Level2" text:bullet-char="■">
        <style:list-level-properties text:min-label-width="3.81cm" text:min-label-distance="0.318cm" fo:text-align="end"/>
        <style:text-properties style:font-name="Verdana2"/>
      </text:list-level-style-bullet>
      <text:list-level-style-bullet text:level="4" text:style-name="List44Level3" text:bullet-char="●">
        <style:list-level-properties text:space-before="4.445cm" text:min-label-width="0.635cm"/>
        <style:text-properties style:font-name="Verdana2"/>
      </text:list-level-style-bullet>
      <text:list-level-style-bullet text:level="5" text:style-name="List44Level4" text:bullet-char="○">
        <style:list-level-properties text:space-before="5.715cm" text:min-label-width="0.635cm"/>
        <style:text-properties style:font-name="Verdana2"/>
      </text:list-level-style-bullet>
      <text:list-level-style-bullet text:level="6" text:style-name="List44Level5" text:bullet-char="■">
        <style:list-level-properties text:min-label-width="7.62cm" text:min-label-distance="0.318cm" fo:text-align="end"/>
        <style:text-properties style:font-name="Verdana2"/>
      </text:list-level-style-bullet>
      <text:list-level-style-bullet text:level="7" text:style-name="List44Level6" text:bullet-char="●">
        <style:list-level-properties text:space-before="8.255cm" text:min-label-width="0.635cm"/>
        <style:text-properties style:font-name="Verdana2"/>
      </text:list-level-style-bullet>
      <text:list-level-style-bullet text:level="8" text:style-name="List44Level7" text:bullet-char="○">
        <style:list-level-properties text:space-before="9.525cm" text:min-label-width="0.635cm"/>
        <style:text-properties style:font-name="Verdana2"/>
      </text:list-level-style-bullet>
      <text:list-level-style-bullet text:level="9" text:style-name="List4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2"/>
      </text:list-level-style-bullet>
      <text:list-level-style-bullet text:level="2" text:style-name="List45Level1" text:bullet-char="○">
        <style:list-level-properties text:space-before="1.905cm" text:min-label-width="0.635cm"/>
        <style:text-properties style:font-name="Verdana2"/>
      </text:list-level-style-bullet>
      <text:list-level-style-bullet text:level="3" text:style-name="List45Level2" text:bullet-char="■">
        <style:list-level-properties text:min-label-width="3.81cm" text:min-label-distance="0.318cm" fo:text-align="end"/>
        <style:text-properties style:font-name="Verdana2"/>
      </text:list-level-style-bullet>
      <text:list-level-style-bullet text:level="4" text:style-name="List45Level3" text:bullet-char="●">
        <style:list-level-properties text:space-before="4.445cm" text:min-label-width="0.635cm"/>
        <style:text-properties style:font-name="Verdana2"/>
      </text:list-level-style-bullet>
      <text:list-level-style-bullet text:level="5" text:style-name="List45Level4" text:bullet-char="○">
        <style:list-level-properties text:space-before="5.715cm" text:min-label-width="0.635cm"/>
        <style:text-properties style:font-name="Verdana2"/>
      </text:list-level-style-bullet>
      <text:list-level-style-bullet text:level="6" text:style-name="List45Level5" text:bullet-char="■">
        <style:list-level-properties text:min-label-width="7.62cm" text:min-label-distance="0.318cm" fo:text-align="end"/>
        <style:text-properties style:font-name="Verdana2"/>
      </text:list-level-style-bullet>
      <text:list-level-style-bullet text:level="7" text:style-name="List45Level6" text:bullet-char="●">
        <style:list-level-properties text:space-before="8.255cm" text:min-label-width="0.635cm"/>
        <style:text-properties style:font-name="Verdana2"/>
      </text:list-level-style-bullet>
      <text:list-level-style-bullet text:level="8" text:style-name="List45Level7" text:bullet-char="○">
        <style:list-level-properties text:space-before="9.525cm" text:min-label-width="0.635cm"/>
        <style:text-properties style:font-name="Verdana2"/>
      </text:list-level-style-bullet>
      <text:list-level-style-bullet text:level="9" text:style-name="List4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2"/>
      </text:list-level-style-bullet>
      <text:list-level-style-bullet text:level="2" text:style-name="List46Level1" text:bullet-char="○">
        <style:list-level-properties text:space-before="1.905cm" text:min-label-width="0.635cm"/>
        <style:text-properties style:font-name="Verdana2"/>
      </text:list-level-style-bullet>
      <text:list-level-style-bullet text:level="3" text:style-name="List46Level2" text:bullet-char="■">
        <style:list-level-properties text:min-label-width="3.81cm" text:min-label-distance="0.318cm" fo:text-align="end"/>
        <style:text-properties style:font-name="Verdana2"/>
      </text:list-level-style-bullet>
      <text:list-level-style-bullet text:level="4" text:style-name="List46Level3" text:bullet-char="●">
        <style:list-level-properties text:space-before="4.445cm" text:min-label-width="0.635cm"/>
        <style:text-properties style:font-name="Verdana2"/>
      </text:list-level-style-bullet>
      <text:list-level-style-bullet text:level="5" text:style-name="List46Level4" text:bullet-char="○">
        <style:list-level-properties text:space-before="5.715cm" text:min-label-width="0.635cm"/>
        <style:text-properties style:font-name="Verdana2"/>
      </text:list-level-style-bullet>
      <text:list-level-style-bullet text:level="6" text:style-name="List46Level5" text:bullet-char="■">
        <style:list-level-properties text:min-label-width="7.62cm" text:min-label-distance="0.318cm" fo:text-align="end"/>
        <style:text-properties style:font-name="Verdana2"/>
      </text:list-level-style-bullet>
      <text:list-level-style-bullet text:level="7" text:style-name="List46Level6" text:bullet-char="●">
        <style:list-level-properties text:space-before="8.255cm" text:min-label-width="0.635cm"/>
        <style:text-properties style:font-name="Verdana2"/>
      </text:list-level-style-bullet>
      <text:list-level-style-bullet text:level="8" text:style-name="List46Level7" text:bullet-char="○">
        <style:list-level-properties text:space-before="9.525cm" text:min-label-width="0.635cm"/>
        <style:text-properties style:font-name="Verdana2"/>
      </text:list-level-style-bullet>
      <text:list-level-style-bullet text:level="9" text:style-name="List4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2"/>
      </text:list-level-style-bullet>
      <text:list-level-style-bullet text:level="2" text:style-name="List47Level1" text:bullet-char="○">
        <style:list-level-properties text:space-before="1.905cm" text:min-label-width="0.635cm"/>
        <style:text-properties style:font-name="Verdana2"/>
      </text:list-level-style-bullet>
      <text:list-level-style-bullet text:level="3" text:style-name="List47Level2" text:bullet-char="■">
        <style:list-level-properties text:min-label-width="3.81cm" text:min-label-distance="0.318cm" fo:text-align="end"/>
        <style:text-properties style:font-name="Verdana2"/>
      </text:list-level-style-bullet>
      <text:list-level-style-bullet text:level="4" text:style-name="List47Level3" text:bullet-char="●">
        <style:list-level-properties text:space-before="4.445cm" text:min-label-width="0.635cm"/>
        <style:text-properties style:font-name="Verdana2"/>
      </text:list-level-style-bullet>
      <text:list-level-style-bullet text:level="5" text:style-name="List47Level4" text:bullet-char="○">
        <style:list-level-properties text:space-before="5.715cm" text:min-label-width="0.635cm"/>
        <style:text-properties style:font-name="Verdana2"/>
      </text:list-level-style-bullet>
      <text:list-level-style-bullet text:level="6" text:style-name="List47Level5" text:bullet-char="■">
        <style:list-level-properties text:min-label-width="7.62cm" text:min-label-distance="0.318cm" fo:text-align="end"/>
        <style:text-properties style:font-name="Verdana2"/>
      </text:list-level-style-bullet>
      <text:list-level-style-bullet text:level="7" text:style-name="List47Level6" text:bullet-char="●">
        <style:list-level-properties text:space-before="8.255cm" text:min-label-width="0.635cm"/>
        <style:text-properties style:font-name="Verdana2"/>
      </text:list-level-style-bullet>
      <text:list-level-style-bullet text:level="8" text:style-name="List47Level7" text:bullet-char="○">
        <style:list-level-properties text:space-before="9.525cm" text:min-label-width="0.635cm"/>
        <style:text-properties style:font-name="Verdana2"/>
      </text:list-level-style-bullet>
      <text:list-level-style-bullet text:level="9" text:style-name="List4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2"/>
      </text:list-level-style-bullet>
      <text:list-level-style-bullet text:level="2" text:style-name="List48Level1" text:bullet-char="○">
        <style:list-level-properties text:space-before="1.905cm" text:min-label-width="0.635cm"/>
        <style:text-properties style:font-name="Verdana2"/>
      </text:list-level-style-bullet>
      <text:list-level-style-bullet text:level="3" text:style-name="List48Level2" text:bullet-char="■">
        <style:list-level-properties text:min-label-width="3.81cm" text:min-label-distance="0.318cm" fo:text-align="end"/>
        <style:text-properties style:font-name="Verdana2"/>
      </text:list-level-style-bullet>
      <text:list-level-style-bullet text:level="4" text:style-name="List48Level3" text:bullet-char="●">
        <style:list-level-properties text:space-before="4.445cm" text:min-label-width="0.635cm"/>
        <style:text-properties style:font-name="Verdana2"/>
      </text:list-level-style-bullet>
      <text:list-level-style-bullet text:level="5" text:style-name="List48Level4" text:bullet-char="○">
        <style:list-level-properties text:space-before="5.715cm" text:min-label-width="0.635cm"/>
        <style:text-properties style:font-name="Verdana2"/>
      </text:list-level-style-bullet>
      <text:list-level-style-bullet text:level="6" text:style-name="List48Level5" text:bullet-char="■">
        <style:list-level-properties text:min-label-width="7.62cm" text:min-label-distance="0.318cm" fo:text-align="end"/>
        <style:text-properties style:font-name="Verdana2"/>
      </text:list-level-style-bullet>
      <text:list-level-style-bullet text:level="7" text:style-name="List48Level6" text:bullet-char="●">
        <style:list-level-properties text:space-before="8.255cm" text:min-label-width="0.635cm"/>
        <style:text-properties style:font-name="Verdana2"/>
      </text:list-level-style-bullet>
      <text:list-level-style-bullet text:level="8" text:style-name="List48Level7" text:bullet-char="○">
        <style:list-level-properties text:space-before="9.525cm" text:min-label-width="0.635cm"/>
        <style:text-properties style:font-name="Verdana2"/>
      </text:list-level-style-bullet>
      <text:list-level-style-bullet text:level="9" text:style-name="List4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2"/>
      </text:list-level-style-bullet>
      <text:list-level-style-bullet text:level="2" text:style-name="List49Level1" text:bullet-char="○">
        <style:list-level-properties text:space-before="1.905cm" text:min-label-width="0.635cm"/>
        <style:text-properties style:font-name="Verdana2"/>
      </text:list-level-style-bullet>
      <text:list-level-style-bullet text:level="3" text:style-name="List49Level2" text:bullet-char="■">
        <style:list-level-properties text:min-label-width="3.81cm" text:min-label-distance="0.318cm" fo:text-align="end"/>
        <style:text-properties style:font-name="Verdana2"/>
      </text:list-level-style-bullet>
      <text:list-level-style-bullet text:level="4" text:style-name="List49Level3" text:bullet-char="●">
        <style:list-level-properties text:space-before="4.445cm" text:min-label-width="0.635cm"/>
        <style:text-properties style:font-name="Verdana2"/>
      </text:list-level-style-bullet>
      <text:list-level-style-bullet text:level="5" text:style-name="List49Level4" text:bullet-char="○">
        <style:list-level-properties text:space-before="5.715cm" text:min-label-width="0.635cm"/>
        <style:text-properties style:font-name="Verdana2"/>
      </text:list-level-style-bullet>
      <text:list-level-style-bullet text:level="6" text:style-name="List49Level5" text:bullet-char="■">
        <style:list-level-properties text:min-label-width="7.62cm" text:min-label-distance="0.318cm" fo:text-align="end"/>
        <style:text-properties style:font-name="Verdana2"/>
      </text:list-level-style-bullet>
      <text:list-level-style-bullet text:level="7" text:style-name="List49Level6" text:bullet-char="●">
        <style:list-level-properties text:space-before="8.255cm" text:min-label-width="0.635cm"/>
        <style:text-properties style:font-name="Verdana2"/>
      </text:list-level-style-bullet>
      <text:list-level-style-bullet text:level="8" text:style-name="List49Level7" text:bullet-char="○">
        <style:list-level-properties text:space-before="9.525cm" text:min-label-width="0.635cm"/>
        <style:text-properties style:font-name="Verdana2"/>
      </text:list-level-style-bullet>
      <text:list-level-style-bullet text:level="9" text:style-name="List4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2"/>
      </text:list-level-style-bullet>
      <text:list-level-style-bullet text:level="2" text:style-name="List50Level1" text:bullet-char="○">
        <style:list-level-properties text:space-before="1.905cm" text:min-label-width="0.635cm"/>
        <style:text-properties style:font-name="Verdana2"/>
      </text:list-level-style-bullet>
      <text:list-level-style-bullet text:level="3" text:style-name="List50Level2" text:bullet-char="■">
        <style:list-level-properties text:min-label-width="3.81cm" text:min-label-distance="0.318cm" fo:text-align="end"/>
        <style:text-properties style:font-name="Verdana2"/>
      </text:list-level-style-bullet>
      <text:list-level-style-bullet text:level="4" text:style-name="List50Level3" text:bullet-char="●">
        <style:list-level-properties text:space-before="4.445cm" text:min-label-width="0.635cm"/>
        <style:text-properties style:font-name="Verdana2"/>
      </text:list-level-style-bullet>
      <text:list-level-style-bullet text:level="5" text:style-name="List50Level4" text:bullet-char="○">
        <style:list-level-properties text:space-before="5.715cm" text:min-label-width="0.635cm"/>
        <style:text-properties style:font-name="Verdana2"/>
      </text:list-level-style-bullet>
      <text:list-level-style-bullet text:level="6" text:style-name="List50Level5" text:bullet-char="■">
        <style:list-level-properties text:min-label-width="7.62cm" text:min-label-distance="0.318cm" fo:text-align="end"/>
        <style:text-properties style:font-name="Verdana2"/>
      </text:list-level-style-bullet>
      <text:list-level-style-bullet text:level="7" text:style-name="List50Level6" text:bullet-char="●">
        <style:list-level-properties text:space-before="8.255cm" text:min-label-width="0.635cm"/>
        <style:text-properties style:font-name="Verdana2"/>
      </text:list-level-style-bullet>
      <text:list-level-style-bullet text:level="8" text:style-name="List50Level7" text:bullet-char="○">
        <style:list-level-properties text:space-before="9.525cm" text:min-label-width="0.635cm"/>
        <style:text-properties style:font-name="Verdana2"/>
      </text:list-level-style-bullet>
      <text:list-level-style-bullet text:level="9" text:style-name="List5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2"/>
      </text:list-level-style-bullet>
      <text:list-level-style-bullet text:level="2" text:style-name="List51Level1" text:bullet-char="○">
        <style:list-level-properties text:space-before="1.905cm" text:min-label-width="0.635cm"/>
        <style:text-properties style:font-name="Verdana2"/>
      </text:list-level-style-bullet>
      <text:list-level-style-bullet text:level="3" text:style-name="List51Level2" text:bullet-char="■">
        <style:list-level-properties text:min-label-width="3.81cm" text:min-label-distance="0.318cm" fo:text-align="end"/>
        <style:text-properties style:font-name="Verdana2"/>
      </text:list-level-style-bullet>
      <text:list-level-style-bullet text:level="4" text:style-name="List51Level3" text:bullet-char="●">
        <style:list-level-properties text:space-before="4.445cm" text:min-label-width="0.635cm"/>
        <style:text-properties style:font-name="Verdana2"/>
      </text:list-level-style-bullet>
      <text:list-level-style-bullet text:level="5" text:style-name="List51Level4" text:bullet-char="○">
        <style:list-level-properties text:space-before="5.715cm" text:min-label-width="0.635cm"/>
        <style:text-properties style:font-name="Verdana2"/>
      </text:list-level-style-bullet>
      <text:list-level-style-bullet text:level="6" text:style-name="List51Level5" text:bullet-char="■">
        <style:list-level-properties text:min-label-width="7.62cm" text:min-label-distance="0.318cm" fo:text-align="end"/>
        <style:text-properties style:font-name="Verdana2"/>
      </text:list-level-style-bullet>
      <text:list-level-style-bullet text:level="7" text:style-name="List51Level6" text:bullet-char="●">
        <style:list-level-properties text:space-before="8.255cm" text:min-label-width="0.635cm"/>
        <style:text-properties style:font-name="Verdana2"/>
      </text:list-level-style-bullet>
      <text:list-level-style-bullet text:level="8" text:style-name="List51Level7" text:bullet-char="○">
        <style:list-level-properties text:space-before="9.525cm" text:min-label-width="0.635cm"/>
        <style:text-properties style:font-name="Verdana2"/>
      </text:list-level-style-bullet>
      <text:list-level-style-bullet text:level="9" text:style-name="List5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2"/>
      </text:list-level-style-bullet>
      <text:list-level-style-bullet text:level="2" text:style-name="List52Level1" text:bullet-char="○">
        <style:list-level-properties text:space-before="1.905cm" text:min-label-width="0.635cm"/>
        <style:text-properties style:font-name="Verdana2"/>
      </text:list-level-style-bullet>
      <text:list-level-style-bullet text:level="3" text:style-name="List52Level2" text:bullet-char="■">
        <style:list-level-properties text:min-label-width="3.81cm" text:min-label-distance="0.318cm" fo:text-align="end"/>
        <style:text-properties style:font-name="Verdana2"/>
      </text:list-level-style-bullet>
      <text:list-level-style-bullet text:level="4" text:style-name="List52Level3" text:bullet-char="●">
        <style:list-level-properties text:space-before="4.445cm" text:min-label-width="0.635cm"/>
        <style:text-properties style:font-name="Verdana2"/>
      </text:list-level-style-bullet>
      <text:list-level-style-bullet text:level="5" text:style-name="List52Level4" text:bullet-char="○">
        <style:list-level-properties text:space-before="5.715cm" text:min-label-width="0.635cm"/>
        <style:text-properties style:font-name="Verdana2"/>
      </text:list-level-style-bullet>
      <text:list-level-style-bullet text:level="6" text:style-name="List52Level5" text:bullet-char="■">
        <style:list-level-properties text:min-label-width="7.62cm" text:min-label-distance="0.318cm" fo:text-align="end"/>
        <style:text-properties style:font-name="Verdana2"/>
      </text:list-level-style-bullet>
      <text:list-level-style-bullet text:level="7" text:style-name="List52Level6" text:bullet-char="●">
        <style:list-level-properties text:space-before="8.255cm" text:min-label-width="0.635cm"/>
        <style:text-properties style:font-name="Verdana2"/>
      </text:list-level-style-bullet>
      <text:list-level-style-bullet text:level="8" text:style-name="List52Level7" text:bullet-char="○">
        <style:list-level-properties text:space-before="9.525cm" text:min-label-width="0.635cm"/>
        <style:text-properties style:font-name="Verdana2"/>
      </text:list-level-style-bullet>
      <text:list-level-style-bullet text:level="9" text:style-name="List5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2"/>
      </text:list-level-style-bullet>
      <text:list-level-style-bullet text:level="2" text:style-name="List53Level1" text:bullet-char="○">
        <style:list-level-properties text:space-before="1.905cm" text:min-label-width="0.635cm"/>
        <style:text-properties style:font-name="Verdana2"/>
      </text:list-level-style-bullet>
      <text:list-level-style-bullet text:level="3" text:style-name="List53Level2" text:bullet-char="■">
        <style:list-level-properties text:min-label-width="3.81cm" text:min-label-distance="0.318cm" fo:text-align="end"/>
        <style:text-properties style:font-name="Verdana2"/>
      </text:list-level-style-bullet>
      <text:list-level-style-bullet text:level="4" text:style-name="List53Level3" text:bullet-char="●">
        <style:list-level-properties text:space-before="4.445cm" text:min-label-width="0.635cm"/>
        <style:text-properties style:font-name="Verdana2"/>
      </text:list-level-style-bullet>
      <text:list-level-style-bullet text:level="5" text:style-name="List53Level4" text:bullet-char="○">
        <style:list-level-properties text:space-before="5.715cm" text:min-label-width="0.635cm"/>
        <style:text-properties style:font-name="Verdana2"/>
      </text:list-level-style-bullet>
      <text:list-level-style-bullet text:level="6" text:style-name="List53Level5" text:bullet-char="■">
        <style:list-level-properties text:min-label-width="7.62cm" text:min-label-distance="0.318cm" fo:text-align="end"/>
        <style:text-properties style:font-name="Verdana2"/>
      </text:list-level-style-bullet>
      <text:list-level-style-bullet text:level="7" text:style-name="List53Level6" text:bullet-char="●">
        <style:list-level-properties text:space-before="8.255cm" text:min-label-width="0.635cm"/>
        <style:text-properties style:font-name="Verdana2"/>
      </text:list-level-style-bullet>
      <text:list-level-style-bullet text:level="8" text:style-name="List53Level7" text:bullet-char="○">
        <style:list-level-properties text:space-before="9.525cm" text:min-label-width="0.635cm"/>
        <style:text-properties style:font-name="Verdana2"/>
      </text:list-level-style-bullet>
      <text:list-level-style-bullet text:level="9" text:style-name="List5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2"/>
      </text:list-level-style-bullet>
      <text:list-level-style-bullet text:level="2" text:style-name="List54Level1" text:bullet-char="○">
        <style:list-level-properties text:space-before="1.905cm" text:min-label-width="0.635cm"/>
        <style:text-properties style:font-name="Verdana2"/>
      </text:list-level-style-bullet>
      <text:list-level-style-bullet text:level="3" text:style-name="List54Level2" text:bullet-char="■">
        <style:list-level-properties text:min-label-width="3.81cm" text:min-label-distance="0.318cm" fo:text-align="end"/>
        <style:text-properties style:font-name="Verdana2"/>
      </text:list-level-style-bullet>
      <text:list-level-style-bullet text:level="4" text:style-name="List54Level3" text:bullet-char="●">
        <style:list-level-properties text:space-before="4.445cm" text:min-label-width="0.635cm"/>
        <style:text-properties style:font-name="Verdana2"/>
      </text:list-level-style-bullet>
      <text:list-level-style-bullet text:level="5" text:style-name="List54Level4" text:bullet-char="○">
        <style:list-level-properties text:space-before="5.715cm" text:min-label-width="0.635cm"/>
        <style:text-properties style:font-name="Verdana2"/>
      </text:list-level-style-bullet>
      <text:list-level-style-bullet text:level="6" text:style-name="List54Level5" text:bullet-char="■">
        <style:list-level-properties text:min-label-width="7.62cm" text:min-label-distance="0.318cm" fo:text-align="end"/>
        <style:text-properties style:font-name="Verdana2"/>
      </text:list-level-style-bullet>
      <text:list-level-style-bullet text:level="7" text:style-name="List54Level6" text:bullet-char="●">
        <style:list-level-properties text:space-before="8.255cm" text:min-label-width="0.635cm"/>
        <style:text-properties style:font-name="Verdana2"/>
      </text:list-level-style-bullet>
      <text:list-level-style-bullet text:level="8" text:style-name="List54Level7" text:bullet-char="○">
        <style:list-level-properties text:space-before="9.525cm" text:min-label-width="0.635cm"/>
        <style:text-properties style:font-name="Verdana2"/>
      </text:list-level-style-bullet>
      <text:list-level-style-bullet text:level="9" text:style-name="List5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2"/>
      </text:list-level-style-bullet>
      <text:list-level-style-bullet text:level="2" text:style-name="List55Level1" text:bullet-char="○">
        <style:list-level-properties text:space-before="1.905cm" text:min-label-width="0.635cm"/>
        <style:text-properties style:font-name="Verdana2"/>
      </text:list-level-style-bullet>
      <text:list-level-style-bullet text:level="3" text:style-name="List55Level2" text:bullet-char="■">
        <style:list-level-properties text:min-label-width="3.81cm" text:min-label-distance="0.318cm" fo:text-align="end"/>
        <style:text-properties style:font-name="Verdana2"/>
      </text:list-level-style-bullet>
      <text:list-level-style-bullet text:level="4" text:style-name="List55Level3" text:bullet-char="●">
        <style:list-level-properties text:space-before="4.445cm" text:min-label-width="0.635cm"/>
        <style:text-properties style:font-name="Verdana2"/>
      </text:list-level-style-bullet>
      <text:list-level-style-bullet text:level="5" text:style-name="List55Level4" text:bullet-char="○">
        <style:list-level-properties text:space-before="5.715cm" text:min-label-width="0.635cm"/>
        <style:text-properties style:font-name="Verdana2"/>
      </text:list-level-style-bullet>
      <text:list-level-style-bullet text:level="6" text:style-name="List55Level5" text:bullet-char="■">
        <style:list-level-properties text:min-label-width="7.62cm" text:min-label-distance="0.318cm" fo:text-align="end"/>
        <style:text-properties style:font-name="Verdana2"/>
      </text:list-level-style-bullet>
      <text:list-level-style-bullet text:level="7" text:style-name="List55Level6" text:bullet-char="●">
        <style:list-level-properties text:space-before="8.255cm" text:min-label-width="0.635cm"/>
        <style:text-properties style:font-name="Verdana2"/>
      </text:list-level-style-bullet>
      <text:list-level-style-bullet text:level="8" text:style-name="List55Level7" text:bullet-char="○">
        <style:list-level-properties text:space-before="9.525cm" text:min-label-width="0.635cm"/>
        <style:text-properties style:font-name="Verdana2"/>
      </text:list-level-style-bullet>
      <text:list-level-style-bullet text:level="9" text:style-name="List5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81</meta:editing-cycles>
    <dc:date>2012-10-23T21:52:11</dc:date>
    <meta:editing-duration>PT4H20M43S</meta:editing-duration>
    <dc:creator>diego </dc:creator>
    <meta:document-statistic meta:table-count="17" meta:image-count="71" meta:object-count="0" meta:page-count="154" meta:paragraph-count="2176" meta:word-count="24240" meta:character-count="174341" meta:non-whitespace-character-count="150696"/>
  </office:meta>
</office:document-meta>
</file>